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Ek Mukta" svg:font-family="'Ek Mukta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81"/>
    <style:style style:name="ce2" style:family="table-cell" style:parent-style-name="Default" style:data-style-name="N122">
      <style:map style:condition="cell-content()&gt;0.3%" style:apply-style-name="Bad" style:base-cell-address="Sheet1.O3"/>
    </style:style>
    <style:style style:name="ce3" style:family="table-cell" style:parent-style-name="Default" style:data-style-name="N11"/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map style:condition="cell-content()=b" style:apply-style-name="Good" style:base-cell-address="Sheet1.T3"/>
      <style:map style:condition="cell-content()=w" style:apply-style-name="Bad" style:base-cell-address="Sheet1.T3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4" table:default-cell-style-name="Default"/>
        <table:table-column table:style-name="co1" table:number-columns-repeated="3" table:default-cell-style-name="ce2"/>
        <table:table-column table:style-name="co1" table:default-cell-style-name="ce3"/>
        <table:table-column table:style-name="co1" table:default-cell-style-name="Default"/>
        <table:table-column table:style-name="co1" table:number-columns-repeated="3" table:default-cell-style-name="ce4"/>
        <table:table-row table:style-name="ro1">
          <table:table-cell office:value-type="string" calcext:value-type="string">
            <text:p>lat</text:p>
          </table:table-cell>
          <table:table-cell office:value-type="string" calcext:value-type="string">
            <text:p>long</text:p>
          </table:table-cell>
          <table:table-cell table:number-columns-repeated="12"/>
          <table:table-cell table:style-name="Default" table:number-columns-repeated="4"/>
          <table:table-cell/>
          <table:table-cell table:style-name="Default"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" office:value-type="float" office:value="0.0000001" calcext:value-type="float">
            <text:p>1.00E-07</text:p>
          </table:table-cell>
          <table:table-cell table:number-columns-repeated="3" office:value-type="float" office:value="0.0157253373327816" calcext:value-type="float">
            <text:p>0.0157253373327816</text:p>
          </table:table-cell>
          <table:table-cell office:value-type="float" office:value="0.0156903250719545" calcext:value-type="float">
            <text:p>0.0156903250719545</text:p>
          </table:table-cell>
          <table:table-cell table:number-columns-repeated="2"/>
          <table:table-cell table:formula="of:=[.C2]*1000" office:value-type="float" office:value="15.7253373327816" calcext:value-type="float">
            <text:p>15.7253373327816</text:p>
          </table:table-cell>
          <table:table-cell table:formula="of:=[.D2]*1000" office:value-type="float" office:value="15.7253373327816" calcext:value-type="float">
            <text:p>15.7253373327816</text:p>
          </table:table-cell>
          <table:table-cell table:formula="of:=[.E2]*1000" office:value-type="float" office:value="15.7253373327816" calcext:value-type="float">
            <text:p>15.7253373327816</text:p>
          </table:table-cell>
          <table:table-cell table:formula="of:=[.F2]*1000" office:value-type="float" office:value="15.6903250719545" calcext:value-type="float">
            <text:p>15.6903250719545</text:p>
          </table:table-cell>
          <table:table-cell table:number-columns-repeated="2"/>
          <table:table-cell table:style-name="Default" table:number-columns-repeated="3"/>
          <table:table-cell table:style-name="Default" table:formula="of:=[.L2]" office:value-type="float" office:value="15.6903250719545" calcext:value-type="float">
            <text:p>15.6903250719545</text:p>
          </table:table-cell>
          <table:table-cell/>
          <table:table-cell table:style-name="Default"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" office:value-type="float" office:value="1" calcext:value-type="float">
            <text:p>1.00E+00</text:p>
          </table:table-cell>
          <table:table-cell office:value-type="float" office:value="157247.385829206" calcext:value-type="float">
            <text:p>157247.385829206</text:p>
          </table:table-cell>
          <table:table-cell office:value-type="float" office:value="157250.379493014" calcext:value-type="float">
            <text:p>157250.379493014</text:p>
          </table:table-cell>
          <table:table-cell office:value-type="float" office:value="157249.381271944" calcext:value-type="float">
            <text:p>157249.381271944</text:p>
          </table:table-cell>
          <table:table-cell office:value-type="float" office:value="156899.3470857" calcext:value-type="float">
            <text:p>156899.3470857</text:p>
          </table:table-cell>
          <table:table-cell table:number-columns-repeated="2"/>
          <table:table-cell table:formula="of:=[.C3]*1000" office:value-type="float" office:value="157247385.829206" calcext:value-type="float">
            <text:p>157247385.829206</text:p>
          </table:table-cell>
          <table:table-cell table:formula="of:=[.D3]*1000" office:value-type="float" office:value="157250379.493014" calcext:value-type="float">
            <text:p>157250379.493014</text:p>
          </table:table-cell>
          <table:table-cell table:formula="of:=[.E3]*1000" office:value-type="float" office:value="157249381.271944" calcext:value-type="float">
            <text:p>157249381.271944</text:p>
          </table:table-cell>
          <table:table-cell table:formula="of:=[.F3]*1000" office:value-type="float" office:value="156899347.0857" calcext:value-type="float">
            <text:p>156899347.0857</text:p>
          </table:table-cell>
          <table:table-cell table:number-columns-repeated="2"/>
          <table:table-cell table:formula="of:=ABS([.I3]/[.$L3]-1)" office:value-type="percentage" office:value="0.00221822939337057" calcext:value-type="percentage">
            <text:p>0.2218%</text:p>
          </table:table-cell>
          <table:table-cell table:formula="of:=ABS([.J3]/[.$L3]-1)" office:value-type="percentage" office:value="0.00223730954802792" calcext:value-type="percentage">
            <text:p>0.2237%</text:p>
          </table:table-cell>
          <table:table-cell table:formula="of:=ABS([.K3]/[.$L3]-1)" office:value-type="percentage" office:value="0.00223094737324359" calcext:value-type="percentage">
            <text:p>0.2231%</text:p>
          </table:table-cell>
          <table:table-cell table:formula="of:=[.L3]/[.$L3]-1" office:value-type="percentage" office:value="0" calcext:value-type="percentage">
            <text:p>0.00%</text:p>
          </table:table-cell>
          <table:table-cell/>
          <table:table-cell table:formula="of:=IF([.O3]=MAX([.$O3:.$Q3]) ; &quot;W&quot; ; IF([.O3]=MIN([.$O3:.$Q3]); &quot;B&quot;; &quot;&quot;))" office:value-type="string" office:string-value="B" calcext:value-type="string">
            <text:p>B</text:p>
          </table:table-cell>
          <table:table-cell table:formula="of:=IF([.P3]=MAX([.$O3:.$Q3]) ; &quot;W&quot; ; IF([.P3]=MIN([.$O3:.$Q3]); &quot;B&quot;; &quot;&quot;))" office:value-type="string" office:string-value="W" calcext:value-type="string">
            <text:p>W</text:p>
          </table:table-cell>
          <table:table-cell table:formula="of:=IF([.Q3]=MAX([.$O3:.$Q3]) ; &quot;W&quot; ; IF([.Q3]=MIN([.$O3:.$Q3]); &quot;B&quot;; &quot;&quot;))">
            <text:p/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566572.53837516" calcext:value-type="float">
            <text:p>1566572.53837516</text:p>
          </table:table-cell>
          <table:table-cell office:value-type="float" office:value="1569544.60224296" calcext:value-type="float">
            <text:p>1569544.60224296</text:p>
          </table:table-cell>
          <table:table-cell office:value-type="float" office:value="1568520.55679858" calcext:value-type="float">
            <text:p>1568520.55679858</text:p>
          </table:table-cell>
          <table:table-cell office:value-type="float" office:value="1565106.8942251" calcext:value-type="float">
            <text:p>1565106.8942251</text:p>
          </table:table-cell>
          <table:table-cell table:number-columns-repeated="2"/>
          <table:table-cell table:formula="of:=[.C4]*1000" office:value-type="float" office:value="1566572538.37516" calcext:value-type="float">
            <text:p>1566572538.37516</text:p>
          </table:table-cell>
          <table:table-cell table:formula="of:=[.D4]*1000" office:value-type="float" office:value="1569544602.24296" calcext:value-type="float">
            <text:p>1569544602.24296</text:p>
          </table:table-cell>
          <table:table-cell table:formula="of:=[.E4]*1000" office:value-type="float" office:value="1568520556.79858" calcext:value-type="float">
            <text:p>1568520556.79858</text:p>
          </table:table-cell>
          <table:table-cell table:formula="of:=[.F4]*1000" office:value-type="float" office:value="1565106894.2251" calcext:value-type="float">
            <text:p>1565106894.2251</text:p>
          </table:table-cell>
          <table:table-cell table:number-columns-repeated="2"/>
          <table:table-cell table:formula="of:=ABS([.I4]/[.$L4]-1)" office:value-type="percentage" office:value="0.000936449871550726" calcext:value-type="percentage">
            <text:p>0.0936%</text:p>
          </table:table-cell>
          <table:table-cell table:formula="of:=ABS([.J4]/[.$L4]-1)" office:value-type="percentage" office:value="0.00283540251099534" calcext:value-type="percentage">
            <text:p>0.2835%</text:p>
          </table:table-cell>
          <table:table-cell table:formula="of:=ABS([.K4]/[.$L4]-1)" office:value-type="percentage" office:value="0.0021811050645002" calcext:value-type="percentage">
            <text:p>0.2181%</text:p>
          </table:table-cell>
          <table:table-cell table:formula="of:=[.L4]/[.$L4]-1" office:value-type="percentage" office:value="0" calcext:value-type="percentage">
            <text:p>0.00%</text:p>
          </table:table-cell>
          <table:table-cell/>
          <table:table-cell table:formula="of:=IF([.O4]=MAX([.$O4:.$Q4]) ; &quot;W&quot; ; IF([.O4]=MIN([.$O4:.$Q4]); &quot;B&quot;; &quot;&quot;))" office:value-type="string" office:string-value="B" calcext:value-type="string">
            <text:p>B</text:p>
          </table:table-cell>
          <table:table-cell table:formula="of:=IF([.P4]=MAX([.$O4:.$Q4]) ; &quot;W&quot; ; IF([.P4]=MIN([.$O4:.$Q4]); &quot;B&quot;; &quot;&quot;))" office:value-type="string" office:string-value="W" calcext:value-type="string">
            <text:p>W</text:p>
          </table:table-cell>
          <table:table-cell table:formula="of:=IF([.Q4]=MAX([.$O4:.$Q4]) ; &quot;W&quot; ; IF([.Q4]=MIN([.$O4:.$Q4]); &quot;B&quot;; &quot;&quot;))">
            <text:p/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0000001" calcext:value-type="float">
            <text:p>2.0000001</text:p>
          </table:table-cell>
          <table:table-cell office:value-type="float" office:value="0.0157205483114094" calcext:value-type="float">
            <text:p>0.0157205483114094</text:p>
          </table:table-cell>
          <table:table-cell table:number-columns-repeated="2" office:value-type="float" office:value="0.01572054831117" calcext:value-type="float">
            <text:p>0.01572054831117</text:p>
          </table:table-cell>
          <table:table-cell office:value-type="float" office:value="0.0156856420808856" calcext:value-type="float">
            <text:p>0.0156856420808856</text:p>
          </table:table-cell>
          <table:table-cell table:number-columns-repeated="2"/>
          <table:table-cell table:formula="of:=[.C5]*1000" office:value-type="float" office:value="15.7205483114094" calcext:value-type="float">
            <text:p>15.7205483114094</text:p>
          </table:table-cell>
          <table:table-cell table:formula="of:=[.D5]*1000" office:value-type="float" office:value="15.72054831117" calcext:value-type="float">
            <text:p>15.72054831117</text:p>
          </table:table-cell>
          <table:table-cell table:formula="of:=[.E5]*1000" office:value-type="float" office:value="15.72054831117" calcext:value-type="float">
            <text:p>15.72054831117</text:p>
          </table:table-cell>
          <table:table-cell table:formula="of:=[.F5]*1000" office:value-type="float" office:value="15.6856420808856" calcext:value-type="float">
            <text:p>15.6856420808856</text:p>
          </table:table-cell>
          <table:table-cell table:number-columns-repeated="2"/>
          <table:table-cell table:formula="of:=ABS([.I5]/[.$L5]-1)" office:value-type="percentage" office:value="0.00222536191657508" calcext:value-type="percentage">
            <text:p>0.2225%</text:p>
          </table:table-cell>
          <table:table-cell table:formula="of:=ABS([.J5]/[.$L5]-1)" office:value-type="percentage" office:value="0.00222536190131351" calcext:value-type="percentage">
            <text:p>0.2225%</text:p>
          </table:table-cell>
          <table:table-cell table:formula="of:=ABS([.K5]/[.$L5]-1)" office:value-type="percentage" office:value="0.00222536190131351" calcext:value-type="percentage">
            <text:p>0.2225%</text:p>
          </table:table-cell>
          <table:table-cell table:formula="of:=[.L5]/[.$L5]-1" office:value-type="percentage" office:value="0" calcext:value-type="percentage">
            <text:p>0.00%</text:p>
          </table:table-cell>
          <table:table-cell/>
          <table:table-cell table:formula="of:=IF([.O5]=MAX([.$O5:.$Q5]) ; &quot;W&quot; ; IF([.O5]=MIN([.$O5:.$Q5]); &quot;B&quot;; &quot;&quot;))" office:value-type="string" office:string-value="W" calcext:value-type="string">
            <text:p>W</text:p>
          </table:table-cell>
          <table:table-cell table:formula="of:=IF([.P5]=MAX([.$O5:.$Q5]) ; &quot;W&quot; ; IF([.P5]=MIN([.$O5:.$Q5]); &quot;B&quot;; &quot;&quot;))" office:value-type="string" office:string-value="B" calcext:value-type="string">
            <text:p>B</text:p>
          </table:table-cell>
          <table:table-cell table:formula="of:=IF([.Q5]=MAX([.$O5:.$Q5]) ; &quot;W&quot; ; IF([.Q5]=MIN([.$O5:.$Q5]); &quot;B&quot;; &quot;&quot;))" office:value-type="string" office:string-value="B" calcext:value-type="string">
            <text:p>B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57175.566398551" calcext:value-type="float">
            <text:p>157175.566398551</text:p>
          </table:table-cell>
          <table:table-cell office:value-type="float" office:value="157178.555959465" calcext:value-type="float">
            <text:p>157178.555959465</text:p>
          </table:table-cell>
          <table:table-cell office:value-type="float" office:value="157177.551814641" calcext:value-type="float">
            <text:p>157177.551814641</text:p>
          </table:table-cell>
          <table:table-cell office:value-type="float" office:value="156829.10801196" calcext:value-type="float">
            <text:p>156829.10801196</text:p>
          </table:table-cell>
          <table:table-cell table:number-columns-repeated="2"/>
          <table:table-cell table:formula="of:=[.C6]*1000" office:value-type="float" office:value="157175566.398551" calcext:value-type="float">
            <text:p>157175566.398551</text:p>
          </table:table-cell>
          <table:table-cell table:formula="of:=[.D6]*1000" office:value-type="float" office:value="157178555.959465" calcext:value-type="float">
            <text:p>157178555.959465</text:p>
          </table:table-cell>
          <table:table-cell table:formula="of:=[.E6]*1000" office:value-type="float" office:value="157177551.814641" calcext:value-type="float">
            <text:p>157177551.814641</text:p>
          </table:table-cell>
          <table:table-cell table:formula="of:=[.F6]*1000" office:value-type="float" office:value="156829108.01196" calcext:value-type="float">
            <text:p>156829108.01196</text:p>
          </table:table-cell>
          <table:table-cell table:number-columns-repeated="2"/>
          <table:table-cell table:formula="of:=ABS([.I6]/[.$L6]-1)" office:value-type="percentage" office:value="0.00220914593586752" calcext:value-type="percentage">
            <text:p>0.2209%</text:p>
          </table:table-cell>
          <table:table-cell table:formula="of:=ABS([.J6]/[.$L6]-1)" office:value-type="percentage" office:value="0.00222820847439742" calcext:value-type="percentage">
            <text:p>0.2228%</text:p>
          </table:table-cell>
          <table:table-cell table:formula="of:=ABS([.K6]/[.$L6]-1)" office:value-type="percentage" office:value="0.00222180567815111" calcext:value-type="percentage">
            <text:p>0.2222%</text:p>
          </table:table-cell>
          <table:table-cell table:formula="of:=[.L6]/[.$L6]-1" office:value-type="percentage" office:value="0" calcext:value-type="percentage">
            <text:p>0.00%</text:p>
          </table:table-cell>
          <table:table-cell/>
          <table:table-cell table:formula="of:=IF([.O6]=MAX([.$O6:.$Q6]) ; &quot;W&quot; ; IF([.O6]=MIN([.$O6:.$Q6]); &quot;B&quot;; &quot;&quot;))" office:value-type="string" office:string-value="B" calcext:value-type="string">
            <text:p>B</text:p>
          </table:table-cell>
          <table:table-cell table:formula="of:=IF([.P6]=MAX([.$O6:.$Q6]) ; &quot;W&quot; ; IF([.P6]=MIN([.$O6:.$Q6]); &quot;B&quot;; &quot;&quot;))" office:value-type="string" office:string-value="W" calcext:value-type="string">
            <text:p>W</text:p>
          </table:table-cell>
          <table:table-cell table:formula="of:=IF([.Q6]=MAX([.$O6:.$Q6]) ; &quot;W&quot; ; IF([.Q6]=MIN([.$O6:.$Q6]); &quot;B&quot;; &quot;&quot;))">
            <text:p/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563728.27114262" calcext:value-type="float">
            <text:p>1563728.27114262</text:p>
          </table:table-cell>
          <table:table-cell office:value-type="float" office:value="1566683.98131959" calcext:value-type="float">
            <text:p>1566683.98131959</text:p>
          </table:table-cell>
          <table:table-cell office:value-type="float" office:value="1565636.30827902" calcext:value-type="float">
            <text:p>1565636.30827902</text:p>
          </table:table-cell>
          <table:table-cell office:value-type="float" office:value="1562285.17257809" calcext:value-type="float">
            <text:p>1562285.17257809</text:p>
          </table:table-cell>
          <table:table-cell table:number-columns-repeated="2"/>
          <table:table-cell table:formula="of:=[.C7]*1000" office:value-type="float" office:value="1563728271.14262" calcext:value-type="float">
            <text:p>1563728271.14262</text:p>
          </table:table-cell>
          <table:table-cell table:formula="of:=[.D7]*1000" office:value-type="float" office:value="1566683981.31959" calcext:value-type="float">
            <text:p>1566683981.31959</text:p>
          </table:table-cell>
          <table:table-cell table:formula="of:=[.E7]*1000" office:value-type="float" office:value="1565636308.27902" calcext:value-type="float">
            <text:p>1565636308.27902</text:p>
          </table:table-cell>
          <table:table-cell table:formula="of:=[.F7]*1000" office:value-type="float" office:value="1562285172.57809" calcext:value-type="float">
            <text:p>1562285172.57809</text:p>
          </table:table-cell>
          <table:table-cell table:number-columns-repeated="2"/>
          <table:table-cell table:formula="of:=ABS([.I7]/[.$L7]-1)" office:value-type="percentage" office:value="0.000923710081782936" calcext:value-type="percentage">
            <text:p>0.0924%</text:p>
          </table:table-cell>
          <table:table-cell table:formula="of:=ABS([.J7]/[.$L7]-1)" office:value-type="percentage" office:value="0.00281562471353736" calcext:value-type="percentage">
            <text:p>0.2816%</text:p>
          </table:table-cell>
          <table:table-cell table:formula="of:=ABS([.K7]/[.$L7]-1)" office:value-type="percentage" office:value="0.00214502176667608" calcext:value-type="percentage">
            <text:p>0.2145%</text:p>
          </table:table-cell>
          <table:table-cell table:formula="of:=[.L7]/[.$L7]-1" office:value-type="percentage" office:value="0" calcext:value-type="percentage">
            <text:p>0.00%</text:p>
          </table:table-cell>
          <table:table-cell/>
          <table:table-cell table:formula="of:=IF([.O7]=MAX([.$O7:.$Q7]) ; &quot;W&quot; ; IF([.O7]=MIN([.$O7:.$Q7]); &quot;B&quot;; &quot;&quot;))" office:value-type="string" office:string-value="B" calcext:value-type="string">
            <text:p>B</text:p>
          </table:table-cell>
          <table:table-cell table:formula="of:=IF([.P7]=MAX([.$O7:.$Q7]) ; &quot;W&quot; ; IF([.P7]=MIN([.$O7:.$Q7]); &quot;B&quot;; &quot;&quot;))" office:value-type="string" office:string-value="W" calcext:value-type="string">
            <text:p>W</text:p>
          </table:table-cell>
          <table:table-cell table:formula="of:=IF([.Q7]=MAX([.$O7:.$Q7]) ; &quot;W&quot; ; IF([.Q7]=MIN([.$O7:.$Q7]); &quot;B&quot;; &quot;&quot;))">
            <text:p/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.0000001" calcext:value-type="float">
            <text:p>4.0000001</text:p>
          </table:table-cell>
          <table:table-cell office:value-type="float" office:value="0.0157061959893275" calcext:value-type="float">
            <text:p>0.0157061959893275</text:p>
          </table:table-cell>
          <table:table-cell table:number-columns-repeated="2" office:value-type="float" office:value="0.0157061959888495" calcext:value-type="float">
            <text:p>0.0157061959888495</text:p>
          </table:table-cell>
          <table:table-cell office:value-type="float" office:value="0.0156716074309761" calcext:value-type="float">
            <text:p>0.0156716074309761</text:p>
          </table:table-cell>
          <table:table-cell table:number-columns-repeated="2"/>
          <table:table-cell table:formula="of:=[.C8]*1000" office:value-type="float" office:value="15.7061959893275" calcext:value-type="float">
            <text:p>15.7061959893275</text:p>
          </table:table-cell>
          <table:table-cell table:formula="of:=[.D8]*1000" office:value-type="float" office:value="15.7061959888495" calcext:value-type="float">
            <text:p>15.7061959888495</text:p>
          </table:table-cell>
          <table:table-cell table:formula="of:=[.E8]*1000" office:value-type="float" office:value="15.7061959888495" calcext:value-type="float">
            <text:p>15.7061959888495</text:p>
          </table:table-cell>
          <table:table-cell table:formula="of:=[.F8]*1000" office:value-type="float" office:value="15.6716074309761" calcext:value-type="float">
            <text:p>15.6716074309761</text:p>
          </table:table-cell>
          <table:table-cell table:number-columns-repeated="2"/>
          <table:table-cell table:formula="of:=ABS([.I8]/[.$L8]-1)" office:value-type="percentage" office:value="0.00220708427669569" calcext:value-type="percentage">
            <text:p>0.2207%</text:p>
          </table:table-cell>
          <table:table-cell table:formula="of:=ABS([.J8]/[.$L8]-1)" office:value-type="percentage" office:value="0.00220708424619187" calcext:value-type="percentage">
            <text:p>0.2207%</text:p>
          </table:table-cell>
          <table:table-cell table:formula="of:=ABS([.K8]/[.$L8]-1)" office:value-type="percentage" office:value="0.00220708424619187" calcext:value-type="percentage">
            <text:p>0.2207%</text:p>
          </table:table-cell>
          <table:table-cell table:formula="of:=[.L8]/[.$L8]-1" office:value-type="percentage" office:value="0" calcext:value-type="percentage">
            <text:p>0.00%</text:p>
          </table:table-cell>
          <table:table-cell/>
          <table:table-cell table:formula="of:=IF([.O8]=MAX([.$O8:.$Q8]) ; &quot;W&quot; ; IF([.O8]=MIN([.$O8:.$Q8]); &quot;B&quot;; &quot;&quot;))" office:value-type="string" office:string-value="W" calcext:value-type="string">
            <text:p>W</text:p>
          </table:table-cell>
          <table:table-cell table:formula="of:=IF([.P8]=MAX([.$O8:.$Q8]) ; &quot;W&quot; ; IF([.P8]=MIN([.$O8:.$Q8]); &quot;B&quot;; &quot;&quot;))" office:value-type="string" office:string-value="B" calcext:value-type="string">
            <text:p>B</text:p>
          </table:table-cell>
          <table:table-cell table:formula="of:=IF([.Q8]=MAX([.$O8:.$Q8]) ; &quot;W&quot; ; IF([.Q8]=MIN([.$O8:.$Q8]); &quot;B&quot;; &quot;&quot;))" office:value-type="string" office:string-value="B" calcext:value-type="string">
            <text:p>B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57008.200580644" calcext:value-type="float">
            <text:p>157008.200580644</text:p>
          </table:table-cell>
          <table:table-cell office:value-type="float" office:value="157011.180575441" calcext:value-type="float">
            <text:p>157011.180575441</text:p>
          </table:table-cell>
          <table:table-cell office:value-type="float" office:value="157010.162640602" calcext:value-type="float">
            <text:p>157010.162640602</text:p>
          </table:table-cell>
          <table:table-cell office:value-type="float" office:value="156665.420981375" calcext:value-type="float">
            <text:p>156665.420981375</text:p>
          </table:table-cell>
          <table:table-cell table:number-columns-repeated="2"/>
          <table:table-cell table:formula="of:=[.C9]*1000" office:value-type="float" office:value="157008200.580644" calcext:value-type="float">
            <text:p>157008200.580644</text:p>
          </table:table-cell>
          <table:table-cell table:formula="of:=[.D9]*1000" office:value-type="float" office:value="157011180.575441" calcext:value-type="float">
            <text:p>157011180.575441</text:p>
          </table:table-cell>
          <table:table-cell table:formula="of:=[.E9]*1000" office:value-type="float" office:value="157010162.640602" calcext:value-type="float">
            <text:p>157010162.640602</text:p>
          </table:table-cell>
          <table:table-cell table:formula="of:=[.F9]*1000" office:value-type="float" office:value="156665420.981375" calcext:value-type="float">
            <text:p>156665420.981375</text:p>
          </table:table-cell>
          <table:table-cell table:number-columns-repeated="2"/>
          <table:table-cell table:formula="of:=ABS([.I9]/[.$L9]-1)" office:value-type="percentage" office:value="0.00218797228591949" calcext:value-type="percentage">
            <text:p>0.2188%</text:p>
          </table:table-cell>
          <table:table-cell table:formula="of:=ABS([.J9]/[.$L9]-1)" office:value-type="percentage" office:value="0.00220699368055022" calcext:value-type="percentage">
            <text:p>0.2207%</text:p>
          </table:table-cell>
          <table:table-cell table:formula="of:=ABS([.K9]/[.$L9]-1)" office:value-type="percentage" office:value="0.00220049617246443" calcext:value-type="percentage">
            <text:p>0.2200%</text:p>
          </table:table-cell>
          <table:table-cell table:formula="of:=[.L9]/[.$L9]-1" office:value-type="percentage" office:value="0" calcext:value-type="percentage">
            <text:p>0.00%</text:p>
          </table:table-cell>
          <table:table-cell/>
          <table:table-cell table:formula="of:=IF([.O9]=MAX([.$O9:.$Q9]) ; &quot;W&quot; ; IF([.O9]=MIN([.$O9:.$Q9]); &quot;B&quot;; &quot;&quot;))" office:value-type="string" office:string-value="B" calcext:value-type="string">
            <text:p>B</text:p>
          </table:table-cell>
          <table:table-cell table:formula="of:=IF([.P9]=MAX([.$O9:.$Q9]) ; &quot;W&quot; ; IF([.P9]=MIN([.$O9:.$Q9]); &quot;B&quot;; &quot;&quot;))" office:value-type="string" office:string-value="W" calcext:value-type="string">
            <text:p>W</text:p>
          </table:table-cell>
          <table:table-cell table:formula="of:=IF([.Q9]=MAX([.$O9:.$Q9]) ; &quot;W&quot; ; IF([.Q9]=MIN([.$O9:.$Q9]); &quot;B&quot;; &quot;&quot;))">
            <text:p/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559949.51028655" calcext:value-type="float">
            <text:p>1559949.51028655</text:p>
          </table:table-cell>
          <table:table-cell office:value-type="float" office:value="1562883.46266096" calcext:value-type="float">
            <text:p>1562883.46266096</text:p>
          </table:table-cell>
          <table:table-cell office:value-type="float" office:value="1561804.49221708" calcext:value-type="float">
            <text:p>1561804.49221708</text:p>
          </table:table-cell>
          <table:table-cell office:value-type="float" office:value="1558536.17609794" calcext:value-type="float">
            <text:p>1558536.17609794</text:p>
          </table:table-cell>
          <table:table-cell table:number-columns-repeated="2"/>
          <table:table-cell table:formula="of:=[.C10]*1000" office:value-type="float" office:value="1559949510.28655" calcext:value-type="float">
            <text:p>1559949510.28655</text:p>
          </table:table-cell>
          <table:table-cell table:formula="of:=[.D10]*1000" office:value-type="float" office:value="1562883462.66096" calcext:value-type="float">
            <text:p>1562883462.66096</text:p>
          </table:table-cell>
          <table:table-cell table:formula="of:=[.E10]*1000" office:value-type="float" office:value="1561804492.21708" calcext:value-type="float">
            <text:p>1561804492.21708</text:p>
          </table:table-cell>
          <table:table-cell table:formula="of:=[.F10]*1000" office:value-type="float" office:value="1558536176.09794" calcext:value-type="float">
            <text:p>1558536176.09794</text:p>
          </table:table-cell>
          <table:table-cell table:number-columns-repeated="2"/>
          <table:table-cell table:formula="of:=ABS([.I10]/[.$L10]-1)" office:value-type="percentage" office:value="0.000906834381054322" calcext:value-type="percentage">
            <text:p>0.0907%</text:p>
          </table:table-cell>
          <table:table-cell table:formula="of:=ABS([.J10]/[.$L10]-1)" office:value-type="percentage" office:value="0.00278933952877636" calcext:value-type="percentage">
            <text:p>0.2789%</text:p>
          </table:table-cell>
          <table:table-cell table:formula="of:=ABS([.K10]/[.$L10]-1)" office:value-type="percentage" office:value="0.00209704219206786" calcext:value-type="percentage">
            <text:p>0.2097%</text:p>
          </table:table-cell>
          <table:table-cell table:formula="of:=[.L10]/[.$L10]-1" office:value-type="percentage" office:value="0" calcext:value-type="percentage">
            <text:p>0.00%</text:p>
          </table:table-cell>
          <table:table-cell/>
          <table:table-cell table:formula="of:=IF([.O10]=MAX([.$O10:.$Q10]) ; &quot;W&quot; ; IF([.O10]=MIN([.$O10:.$Q10]); &quot;B&quot;; &quot;&quot;))" office:value-type="string" office:string-value="B" calcext:value-type="string">
            <text:p>B</text:p>
          </table:table-cell>
          <table:table-cell table:formula="of:=IF([.P10]=MAX([.$O10:.$Q10]) ; &quot;W&quot; ; IF([.P10]=MIN([.$O10:.$Q10]); &quot;B&quot;; &quot;&quot;))" office:value-type="string" office:string-value="W" calcext:value-type="string">
            <text:p>W</text:p>
          </table:table-cell>
          <table:table-cell table:formula="of:=IF([.Q10]=MAX([.$O10:.$Q10]) ; &quot;W&quot; ; IF([.Q10]=MIN([.$O10:.$Q10]); &quot;B&quot;; &quot;&quot;))">
            <text:p/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.0000001" calcext:value-type="float">
            <text:p>6.0000001</text:p>
          </table:table-cell>
          <table:table-cell office:value-type="float" office:value="0.0156823240059718" calcext:value-type="float">
            <text:p>0.0156823240059718</text:p>
          </table:table-cell>
          <table:table-cell office:value-type="float" office:value="0.0156823240052566" calcext:value-type="float">
            <text:p>0.0156823240052566</text:p>
          </table:table-cell>
          <table:table-cell office:value-type="float" office:value="0.0156823240052566" calcext:value-type="float">
            <text:p>0.0156823240052566</text:p>
          </table:table-cell>
          <table:table-cell office:value-type="float" office:value="0.0156482627222994" calcext:value-type="float">
            <text:p>0.0156482627222994</text:p>
          </table:table-cell>
          <table:table-cell table:number-columns-repeated="2"/>
          <table:table-cell table:formula="of:=[.C11]*1000" office:value-type="float" office:value="15.6823240059718" calcext:value-type="float">
            <text:p>15.6823240059718</text:p>
          </table:table-cell>
          <table:table-cell table:formula="of:=[.D11]*1000" office:value-type="float" office:value="15.6823240052566" calcext:value-type="float">
            <text:p>15.6823240052566</text:p>
          </table:table-cell>
          <table:table-cell table:formula="of:=[.E11]*1000" office:value-type="float" office:value="15.6823240052566" calcext:value-type="float">
            <text:p>15.6823240052566</text:p>
          </table:table-cell>
          <table:table-cell table:formula="of:=[.F11]*1000" office:value-type="float" office:value="15.6482627222994" calcext:value-type="float">
            <text:p>15.6482627222994</text:p>
          </table:table-cell>
          <table:table-cell table:number-columns-repeated="2"/>
          <table:table-cell table:formula="of:=ABS([.I11]/[.$L11]-1)" office:value-type="percentage" office:value="0.00217668148067474" calcext:value-type="percentage">
            <text:p>0.2177%</text:p>
          </table:table-cell>
          <table:table-cell table:formula="of:=ABS([.J11]/[.$L11]-1)" office:value-type="percentage" office:value="0.00217668143496708" calcext:value-type="percentage">
            <text:p>0.2177%</text:p>
          </table:table-cell>
          <table:table-cell table:formula="of:=ABS([.K11]/[.$L11]-1)" office:value-type="percentage" office:value="0.0021766814349673" calcext:value-type="percentage">
            <text:p>0.2177%</text:p>
          </table:table-cell>
          <table:table-cell table:formula="of:=[.L11]/[.$L11]-1" office:value-type="percentage" office:value="0" calcext:value-type="percentage">
            <text:p>0.00%</text:p>
          </table:table-cell>
          <table:table-cell/>
          <table:table-cell table:formula="of:=IF([.O11]=MAX([.$O11:.$Q11]) ; &quot;W&quot; ; IF([.O11]=MIN([.$O11:.$Q11]); &quot;B&quot;; &quot;&quot;))" office:value-type="string" office:string-value="W" calcext:value-type="string">
            <text:p>W</text:p>
          </table:table-cell>
          <table:table-cell table:formula="of:=IF([.P11]=MAX([.$O11:.$Q11]) ; &quot;W&quot; ; IF([.P11]=MIN([.$O11:.$Q11]); &quot;B&quot;; &quot;&quot;))" office:value-type="string" office:string-value="B" calcext:value-type="string">
            <text:p>B</text:p>
          </table:table-cell>
          <table:table-cell table:formula="of:=IF([.Q11]=MAX([.$O11:.$Q11]) ; &quot;W&quot; ; IF([.Q11]=MIN([.$O11:.$Q11]); &quot;B&quot;; &quot;&quot;))">
            <text:p/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56745.799506222" calcext:value-type="float">
            <text:p>156745.799506222</text:p>
          </table:table-cell>
          <table:table-cell office:value-type="float" office:value="156748.764489253" calcext:value-type="float">
            <text:p>156748.764489253</text:p>
          </table:table-cell>
          <table:table-cell office:value-type="float" office:value="156747.724974826" calcext:value-type="float">
            <text:p>156747.724974826</text:p>
          </table:table-cell>
          <table:table-cell office:value-type="float" office:value="156408.776291617" calcext:value-type="float">
            <text:p>156408.776291617</text:p>
          </table:table-cell>
          <table:table-cell table:number-columns-repeated="2"/>
          <table:table-cell table:formula="of:=[.C12]*1000" office:value-type="float" office:value="156745799.506222" calcext:value-type="float">
            <text:p>156745799.506222</text:p>
          </table:table-cell>
          <table:table-cell table:formula="of:=[.D12]*1000" office:value-type="float" office:value="156748764.489253" calcext:value-type="float">
            <text:p>156748764.489253</text:p>
          </table:table-cell>
          <table:table-cell table:formula="of:=[.E12]*1000" office:value-type="float" office:value="156747724.974826" calcext:value-type="float">
            <text:p>156747724.974826</text:p>
          </table:table-cell>
          <table:table-cell table:formula="of:=[.F12]*1000" office:value-type="float" office:value="156408776.291617" calcext:value-type="float">
            <text:p>156408776.291617</text:p>
          </table:table-cell>
          <table:table-cell table:number-columns-repeated="2"/>
          <table:table-cell table:formula="of:=ABS([.I12]/[.$L12]-1)" office:value-type="percentage" office:value="0.00215475897578066" calcext:value-type="percentage">
            <text:p>0.2155%</text:p>
          </table:table-cell>
          <table:table-cell table:formula="of:=ABS([.J12]/[.$L12]-1)" office:value-type="percentage" office:value="0.00217371560405399" calcext:value-type="percentage">
            <text:p>0.2174%</text:p>
          </table:table-cell>
          <table:table-cell table:formula="of:=ABS([.K12]/[.$L12]-1)" office:value-type="percentage" office:value="0.00216706946531597" calcext:value-type="percentage">
            <text:p>0.2167%</text:p>
          </table:table-cell>
          <table:table-cell table:formula="of:=[.L12]/[.$L12]-1" office:value-type="percentage" office:value="0" calcext:value-type="percentage">
            <text:p>0.00%</text:p>
          </table:table-cell>
          <table:table-cell/>
          <table:table-cell table:formula="of:=IF([.O12]=MAX([.$O12:.$Q12]) ; &quot;W&quot; ; IF([.O12]=MIN([.$O12:.$Q12]); &quot;B&quot;; &quot;&quot;))" office:value-type="string" office:string-value="B" calcext:value-type="string">
            <text:p>B</text:p>
          </table:table-cell>
          <table:table-cell table:formula="of:=IF([.P12]=MAX([.$O12:.$Q12]) ; &quot;W&quot; ; IF([.P12]=MIN([.$O12:.$Q12]); &quot;B&quot;; &quot;&quot;))" office:value-type="string" office:string-value="W" calcext:value-type="string">
            <text:p>W</text:p>
          </table:table-cell>
          <table:table-cell table:formula="of:=IF([.Q12]=MAX([.$O12:.$Q12]) ; &quot;W&quot; ; IF([.Q12]=MIN([.$O12:.$Q12]); &quot;B&quot;; &quot;&quot;))">
            <text:p/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555247.93203983" calcext:value-type="float">
            <text:p>1555247.93203983</text:p>
          </table:table-cell>
          <table:table-cell office:value-type="float" office:value="1558154.76327273" calcext:value-type="float">
            <text:p>1558154.76327273</text:p>
          </table:table-cell>
          <table:table-cell office:value-type="float" office:value="1557036.99972214" calcext:value-type="float">
            <text:p>1557036.99972214</text:p>
          </table:table-cell>
          <table:table-cell office:value-type="float" office:value="1553871.33106729" calcext:value-type="float">
            <text:p>1553871.33106729</text:p>
          </table:table-cell>
          <table:table-cell table:number-columns-repeated="2"/>
          <table:table-cell table:formula="of:=[.C13]*1000" office:value-type="float" office:value="1555247932.03983" calcext:value-type="float">
            <text:p>1555247932.03983</text:p>
          </table:table-cell>
          <table:table-cell table:formula="of:=[.D13]*1000" office:value-type="float" office:value="1558154763.27273" calcext:value-type="float">
            <text:p>1558154763.27273</text:p>
          </table:table-cell>
          <table:table-cell table:formula="of:=[.E13]*1000" office:value-type="float" office:value="1557036999.72214" calcext:value-type="float">
            <text:p>1557036999.72214</text:p>
          </table:table-cell>
          <table:table-cell table:formula="of:=[.F13]*1000" office:value-type="float" office:value="1553871331.06729" calcext:value-type="float">
            <text:p>1553871331.06729</text:p>
          </table:table-cell>
          <table:table-cell table:number-columns-repeated="2"/>
          <table:table-cell table:formula="of:=ABS([.I13]/[.$L13]-1)" office:value-type="percentage" office:value="0.000885916964301403" calcext:value-type="percentage">
            <text:p>0.0886%</text:p>
          </table:table-cell>
          <table:table-cell table:formula="of:=ABS([.J13]/[.$L13]-1)" office:value-type="percentage" office:value="0.00275661962467177" calcext:value-type="percentage">
            <text:p>0.2757%</text:p>
          </table:table-cell>
          <table:table-cell table:formula="of:=ABS([.K13]/[.$L13]-1)" office:value-type="percentage" office:value="0.00203727850019386" calcext:value-type="percentage">
            <text:p>0.2037%</text:p>
          </table:table-cell>
          <table:table-cell table:formula="of:=[.L13]/[.$L13]-1" office:value-type="percentage" office:value="0" calcext:value-type="percentage">
            <text:p>0.00%</text:p>
          </table:table-cell>
          <table:table-cell/>
          <table:table-cell table:formula="of:=IF([.O13]=MAX([.$O13:.$Q13]) ; &quot;W&quot; ; IF([.O13]=MIN([.$O13:.$Q13]); &quot;B&quot;; &quot;&quot;))" office:value-type="string" office:string-value="B" calcext:value-type="string">
            <text:p>B</text:p>
          </table:table-cell>
          <table:table-cell table:formula="of:=IF([.P13]=MAX([.$O13:.$Q13]) ; &quot;W&quot; ; IF([.P13]=MIN([.$O13:.$Q13]); &quot;B&quot;; &quot;&quot;))" office:value-type="string" office:string-value="W" calcext:value-type="string">
            <text:p>W</text:p>
          </table:table-cell>
          <table:table-cell table:formula="of:=IF([.Q13]=MAX([.$O13:.$Q13]) ; &quot;W&quot; ; IF([.Q13]=MIN([.$O13:.$Q13]); &quot;B&quot;; &quot;&quot;))">
            <text:p/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.0000001" calcext:value-type="float">
            <text:p>8.0000001</text:p>
          </table:table-cell>
          <table:table-cell office:value-type="float" office:value="0.0156490053652036" calcext:value-type="float">
            <text:p>0.0156490053652036</text:p>
          </table:table-cell>
          <table:table-cell table:number-columns-repeated="2" office:value-type="float" office:value="0.0156490053642533" calcext:value-type="float">
            <text:p>0.0156490053642533</text:p>
          </table:table-cell>
          <table:table-cell office:value-type="float" office:value="0.0156156780697232" calcext:value-type="float">
            <text:p>0.0156156780697232</text:p>
          </table:table-cell>
          <table:table-cell table:number-columns-repeated="2"/>
          <table:table-cell table:formula="of:=[.C14]*1000" office:value-type="float" office:value="15.6490053652036" calcext:value-type="float">
            <text:p>15.6490053652036</text:p>
          </table:table-cell>
          <table:table-cell table:formula="of:=[.D14]*1000" office:value-type="float" office:value="15.6490053642533" calcext:value-type="float">
            <text:p>15.6490053642533</text:p>
          </table:table-cell>
          <table:table-cell table:formula="of:=[.E14]*1000" office:value-type="float" office:value="15.6490053642533" calcext:value-type="float">
            <text:p>15.6490053642533</text:p>
          </table:table-cell>
          <table:table-cell table:formula="of:=[.F14]*1000" office:value-type="float" office:value="15.6156780697232" calcext:value-type="float">
            <text:p>15.6156780697232</text:p>
          </table:table-cell>
          <table:table-cell table:number-columns-repeated="2"/>
          <table:table-cell table:formula="of:=ABS([.I14]/[.$L14]-1)" office:value-type="percentage" office:value="0.00213422019405995" calcext:value-type="percentage">
            <text:p>0.2134%</text:p>
          </table:table-cell>
          <table:table-cell table:formula="of:=ABS([.J14]/[.$L14]-1)" office:value-type="percentage" office:value="0.00213422013320774" calcext:value-type="percentage">
            <text:p>0.2134%</text:p>
          </table:table-cell>
          <table:table-cell table:formula="of:=ABS([.K14]/[.$L14]-1)" office:value-type="percentage" office:value="0.00213422013320774" calcext:value-type="percentage">
            <text:p>0.2134%</text:p>
          </table:table-cell>
          <table:table-cell table:formula="of:=[.L14]/[.$L14]-1" office:value-type="percentage" office:value="0" calcext:value-type="percentage">
            <text:p>0.00%</text:p>
          </table:table-cell>
          <table:table-cell/>
          <table:table-cell table:formula="of:=IF([.O14]=MAX([.$O14:.$Q14]) ; &quot;W&quot; ; IF([.O14]=MIN([.$O14:.$Q14]); &quot;B&quot;; &quot;&quot;))" office:value-type="string" office:string-value="W" calcext:value-type="string">
            <text:p>W</text:p>
          </table:table-cell>
          <table:table-cell table:formula="of:=IF([.P14]=MAX([.$O14:.$Q14]) ; &quot;W&quot; ; IF([.P14]=MIN([.$O14:.$Q14]); &quot;B&quot;; &quot;&quot;))" office:value-type="string" office:string-value="B" calcext:value-type="string">
            <text:p>B</text:p>
          </table:table-cell>
          <table:table-cell table:formula="of:=IF([.Q14]=MAX([.$O14:.$Q14]) ; &quot;W&quot; ; IF([.Q14]=MIN([.$O14:.$Q14]); &quot;B&quot;; &quot;&quot;))" office:value-type="string" office:string-value="B" calcext:value-type="string">
            <text:p>B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56389.167185649" calcext:value-type="float">
            <text:p>156389.167185649</text:p>
          </table:table-cell>
          <table:table-cell office:value-type="float" office:value="156392.111739008" calcext:value-type="float">
            <text:p>156392.111739008</text:p>
          </table:table-cell>
          <table:table-cell office:value-type="float" office:value="156391.042975086" calcext:value-type="float">
            <text:p>156391.042975086</text:p>
          </table:table-cell>
          <table:table-cell office:value-type="float" office:value="156059.945431762" calcext:value-type="float">
            <text:p>156059.945431762</text:p>
          </table:table-cell>
          <table:table-cell table:number-columns-repeated="2"/>
          <table:table-cell table:formula="of:=[.C15]*1000" office:value-type="float" office:value="156389167.185649" calcext:value-type="float">
            <text:p>156389167.185649</text:p>
          </table:table-cell>
          <table:table-cell table:formula="of:=[.D15]*1000" office:value-type="float" office:value="156392111.739008" calcext:value-type="float">
            <text:p>156392111.739008</text:p>
          </table:table-cell>
          <table:table-cell table:formula="of:=[.E15]*1000" office:value-type="float" office:value="156391042.975086" calcext:value-type="float">
            <text:p>156391042.975086</text:p>
          </table:table-cell>
          <table:table-cell table:formula="of:=[.F15]*1000" office:value-type="float" office:value="156059945.431762" calcext:value-type="float">
            <text:p>156059945.431762</text:p>
          </table:table-cell>
          <table:table-cell table:number-columns-repeated="2"/>
          <table:table-cell table:formula="of:=ABS([.I15]/[.$L15]-1)" office:value-type="percentage" office:value="0.00210958521724569" calcext:value-type="percentage">
            <text:p>0.2110%</text:p>
          </table:table-cell>
          <table:table-cell table:formula="of:=ABS([.J15]/[.$L15]-1)" office:value-type="percentage" office:value="0.00212845330893208" calcext:value-type="percentage">
            <text:p>0.2128%</text:p>
          </table:table-cell>
          <table:table-cell table:formula="of:=ABS([.K15]/[.$L15]-1)" office:value-type="percentage" office:value="0.00212160488976609" calcext:value-type="percentage">
            <text:p>0.2122%</text:p>
          </table:table-cell>
          <table:table-cell table:formula="of:=[.L15]/[.$L15]-1" office:value-type="percentage" office:value="0" calcext:value-type="percentage">
            <text:p>0.00%</text:p>
          </table:table-cell>
          <table:table-cell/>
          <table:table-cell table:formula="of:=IF([.O15]=MAX([.$O15:.$Q15]) ; &quot;W&quot; ; IF([.O15]=MIN([.$O15:.$Q15]); &quot;B&quot;; &quot;&quot;))" office:value-type="string" office:string-value="B" calcext:value-type="string">
            <text:p>B</text:p>
          </table:table-cell>
          <table:table-cell table:formula="of:=IF([.P15]=MAX([.$O15:.$Q15]) ; &quot;W&quot; ; IF([.P15]=MIN([.$O15:.$Q15]); &quot;B&quot;; &quot;&quot;))" office:value-type="string" office:string-value="W" calcext:value-type="string">
            <text:p>W</text:p>
          </table:table-cell>
          <table:table-cell table:formula="of:=IF([.Q15]=MAX([.$O15:.$Q15]) ; &quot;W&quot; ; IF([.Q15]=MIN([.$O15:.$Q15]); &quot;B&quot;; &quot;&quot;))">
            <text:p/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1549638.16031413" calcext:value-type="float">
            <text:p>1549638.16031413</text:p>
          </table:table-cell>
          <table:table-cell office:value-type="float" office:value="1552512.5585215" calcext:value-type="float">
            <text:p>1552512.5585215</text:p>
          </table:table-cell>
          <table:table-cell office:value-type="float" office:value="1551348.72068992" calcext:value-type="float">
            <text:p>1551348.72068992</text:p>
          </table:table-cell>
          <table:table-cell office:value-type="float" office:value="1548304.95404986" calcext:value-type="float">
            <text:p>1548304.95404986</text:p>
          </table:table-cell>
          <table:table-cell table:number-columns-repeated="2"/>
          <table:table-cell table:formula="of:=[.C16]*1000" office:value-type="float" office:value="1549638160.31413" calcext:value-type="float">
            <text:p>1549638160.31413</text:p>
          </table:table-cell>
          <table:table-cell table:formula="of:=[.D16]*1000" office:value-type="float" office:value="1552512558.5215" calcext:value-type="float">
            <text:p>1552512558.5215</text:p>
          </table:table-cell>
          <table:table-cell table:formula="of:=[.E16]*1000" office:value-type="float" office:value="1551348720.68992" calcext:value-type="float">
            <text:p>1551348720.68992</text:p>
          </table:table-cell>
          <table:table-cell table:formula="of:=[.F16]*1000" office:value-type="float" office:value="1548304954.04986" calcext:value-type="float">
            <text:p>1548304954.04986</text:p>
          </table:table-cell>
          <table:table-cell table:number-columns-repeated="2"/>
          <table:table-cell table:formula="of:=ABS([.I16]/[.$L16]-1)" office:value-type="percentage" office:value="0.000861074726126399" calcext:value-type="percentage">
            <text:p>0.0861%</text:p>
          </table:table-cell>
          <table:table-cell table:formula="of:=ABS([.J16]/[.$L16]-1)" office:value-type="percentage" office:value="0.00271755538896445" calcext:value-type="percentage">
            <text:p>0.2718%</text:p>
          </table:table-cell>
          <table:table-cell table:formula="of:=ABS([.K16]/[.$L16]-1)" office:value-type="percentage" office:value="0.00196587024545392" calcext:value-type="percentage">
            <text:p>0.1966%</text:p>
          </table:table-cell>
          <table:table-cell table:formula="of:=[.L16]/[.$L16]-1" office:value-type="percentage" office:value="0" calcext:value-type="percentage">
            <text:p>0.00%</text:p>
          </table:table-cell>
          <table:table-cell/>
          <table:table-cell table:formula="of:=IF([.O16]=MAX([.$O16:.$Q16]) ; &quot;W&quot; ; IF([.O16]=MIN([.$O16:.$Q16]); &quot;B&quot;; &quot;&quot;))" office:value-type="string" office:string-value="B" calcext:value-type="string">
            <text:p>B</text:p>
          </table:table-cell>
          <table:table-cell table:formula="of:=IF([.P16]=MAX([.$O16:.$Q16]) ; &quot;W&quot; ; IF([.P16]=MIN([.$O16:.$Q16]); &quot;B&quot;; &quot;&quot;))" office:value-type="string" office:string-value="W" calcext:value-type="string">
            <text:p>W</text:p>
          </table:table-cell>
          <table:table-cell table:formula="of:=IF([.Q16]=MAX([.$O16:.$Q16]) ; &quot;W&quot; ; IF([.Q16]=MIN([.$O16:.$Q16]); &quot;B&quot;; &quot;&quot;))">
            <text:p/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.0000001" calcext:value-type="float">
            <text:p>10.0000001</text:p>
          </table:table-cell>
          <table:table-cell office:value-type="float" office:value="0.0156063427840674" calcext:value-type="float">
            <text:p>0.0156063427840674</text:p>
          </table:table-cell>
          <table:table-cell table:number-columns-repeated="2" office:value-type="float" office:value="0.0156063427828851" calcext:value-type="float">
            <text:p>0.0156063427828851</text:p>
          </table:table-cell>
          <table:table-cell office:value-type="float" office:value="0.0155739522900477" calcext:value-type="float">
            <text:p>0.0155739522900477</text:p>
          </table:table-cell>
          <table:table-cell table:number-columns-repeated="2"/>
          <table:table-cell table:formula="of:=[.C17]*1000" office:value-type="float" office:value="15.6063427840674" calcext:value-type="float">
            <text:p>15.6063427840674</text:p>
          </table:table-cell>
          <table:table-cell table:formula="of:=[.D17]*1000" office:value-type="float" office:value="15.6063427828851" calcext:value-type="float">
            <text:p>15.6063427828851</text:p>
          </table:table-cell>
          <table:table-cell table:formula="of:=[.E17]*1000" office:value-type="float" office:value="15.6063427828851" calcext:value-type="float">
            <text:p>15.6063427828851</text:p>
          </table:table-cell>
          <table:table-cell table:formula="of:=[.F17]*1000" office:value-type="float" office:value="15.5739522900477" calcext:value-type="float">
            <text:p>15.5739522900477</text:p>
          </table:table-cell>
          <table:table-cell table:number-columns-repeated="2"/>
          <table:table-cell table:formula="of:=ABS([.I17]/[.$L17]-1)" office:value-type="percentage" office:value="0.00207978639053663" calcext:value-type="percentage">
            <text:p>0.2080%</text:p>
          </table:table-cell>
          <table:table-cell table:formula="of:=ABS([.J17]/[.$L17]-1)" office:value-type="percentage" office:value="0.00207978631461936" calcext:value-type="percentage">
            <text:p>0.2080%</text:p>
          </table:table-cell>
          <table:table-cell table:formula="of:=ABS([.K17]/[.$L17]-1)" office:value-type="percentage" office:value="0.00207978631461936" calcext:value-type="percentage">
            <text:p>0.2080%</text:p>
          </table:table-cell>
          <table:table-cell table:formula="of:=[.L17]/[.$L17]-1" office:value-type="percentage" office:value="0" calcext:value-type="percentage">
            <text:p>0.00%</text:p>
          </table:table-cell>
          <table:table-cell/>
          <table:table-cell table:formula="of:=IF([.O17]=MAX([.$O17:.$Q17]) ; &quot;W&quot; ; IF([.O17]=MIN([.$O17:.$Q17]); &quot;B&quot;; &quot;&quot;))" office:value-type="string" office:string-value="W" calcext:value-type="string">
            <text:p>W</text:p>
          </table:table-cell>
          <table:table-cell table:formula="of:=IF([.P17]=MAX([.$O17:.$Q17]) ; &quot;W&quot; ; IF([.P17]=MIN([.$O17:.$Q17]); &quot;B&quot;; &quot;&quot;))" office:value-type="string" office:string-value="B" calcext:value-type="string">
            <text:p>B</text:p>
          </table:table-cell>
          <table:table-cell table:formula="of:=IF([.Q17]=MAX([.$O17:.$Q17]) ; &quot;W&quot; ; IF([.Q17]=MIN([.$O17:.$Q17]); &quot;B&quot;; &quot;&quot;))" office:value-type="string" office:string-value="B" calcext:value-type="string">
            <text:p>B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55939.401579091" calcext:value-type="float">
            <text:p>155939.401579091</text:p>
          </table:table-cell>
          <table:table-cell office:value-type="float" office:value="155942.320322968" calcext:value-type="float">
            <text:p>155942.320322968</text:p>
          </table:table-cell>
          <table:table-cell office:value-type="float" office:value="155941.214801171" calcext:value-type="float">
            <text:p>155941.214801171</text:p>
          </table:table-cell>
          <table:table-cell office:value-type="float" office:value="155619.982437768" calcext:value-type="float">
            <text:p>155619.982437768</text:p>
          </table:table-cell>
          <table:table-cell table:number-columns-repeated="2"/>
          <table:table-cell table:formula="of:=[.C18]*1000" office:value-type="float" office:value="155939401.579091" calcext:value-type="float">
            <text:p>155939401.579091</text:p>
          </table:table-cell>
          <table:table-cell table:formula="of:=[.D18]*1000" office:value-type="float" office:value="155942320.322968" calcext:value-type="float">
            <text:p>155942320.322968</text:p>
          </table:table-cell>
          <table:table-cell table:formula="of:=[.E18]*1000" office:value-type="float" office:value="155941214.801171" calcext:value-type="float">
            <text:p>155941214.801171</text:p>
          </table:table-cell>
          <table:table-cell table:formula="of:=[.F18]*1000" office:value-type="float" office:value="155619982.437768" calcext:value-type="float">
            <text:p>155619982.437768</text:p>
          </table:table-cell>
          <table:table-cell table:number-columns-repeated="2"/>
          <table:table-cell table:formula="of:=ABS([.I18]/[.$L18]-1)" office:value-type="percentage" office:value="0.00205255865165399" calcext:value-type="percentage">
            <text:p>0.2053%</text:p>
          </table:table-cell>
          <table:table-cell table:formula="of:=ABS([.J18]/[.$L18]-1)" office:value-type="percentage" office:value="0.00207131423709472" calcext:value-type="percentage">
            <text:p>0.2071%</text:p>
          </table:table-cell>
          <table:table-cell table:formula="of:=ABS([.K18]/[.$L18]-1)" office:value-type="percentage" office:value="0.00206421025353531" calcext:value-type="percentage">
            <text:p>0.2064%</text:p>
          </table:table-cell>
          <table:table-cell table:formula="of:=[.L18]/[.$L18]-1" office:value-type="percentage" office:value="0" calcext:value-type="percentage">
            <text:p>0.00%</text:p>
          </table:table-cell>
          <table:table-cell/>
          <table:table-cell table:formula="of:=IF([.O18]=MAX([.$O18:.$Q18]) ; &quot;W&quot; ; IF([.O18]=MIN([.$O18:.$Q18]); &quot;B&quot;; &quot;&quot;))" office:value-type="string" office:string-value="B" calcext:value-type="string">
            <text:p>B</text:p>
          </table:table-cell>
          <table:table-cell table:formula="of:=IF([.P18]=MAX([.$O18:.$Q18]) ; &quot;W&quot; ; IF([.P18]=MIN([.$O18:.$Q18]); &quot;B&quot;; &quot;&quot;))" office:value-type="string" office:string-value="W" calcext:value-type="string">
            <text:p>W</text:p>
          </table:table-cell>
          <table:table-cell table:formula="of:=IF([.Q18]=MAX([.$O18:.$Q18]) ; &quot;W&quot; ; IF([.Q18]=MIN([.$O18:.$Q18]); &quot;B&quot;; &quot;&quot;))">
            <text:p/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543137.78558508" calcext:value-type="float">
            <text:p>1543137.78558508</text:p>
          </table:table-cell>
          <table:table-cell office:value-type="float" office:value="1545974.50135708" calcext:value-type="float">
            <text:p>1545974.50135708</text:p>
          </table:table-cell>
          <table:table-cell office:value-type="float" office:value="1544757.56102961" calcext:value-type="float">
            <text:p>1544757.56102961</text:p>
          </table:table-cell>
          <table:table-cell office:value-type="float" office:value="1541854.27409332" calcext:value-type="float">
            <text:p>1541854.27409332</text:p>
          </table:table-cell>
          <table:table-cell table:number-columns-repeated="2"/>
          <table:table-cell table:formula="of:=[.C19]*1000" office:value-type="float" office:value="1543137785.58508" calcext:value-type="float">
            <text:p>1543137785.58508</text:p>
          </table:table-cell>
          <table:table-cell table:formula="of:=[.D19]*1000" office:value-type="float" office:value="1545974501.35708" calcext:value-type="float">
            <text:p>1545974501.35708</text:p>
          </table:table-cell>
          <table:table-cell table:formula="of:=[.E19]*1000" office:value-type="float" office:value="1544757561.02961" calcext:value-type="float">
            <text:p>1544757561.02961</text:p>
          </table:table-cell>
          <table:table-cell table:formula="of:=[.F19]*1000" office:value-type="float" office:value="1541854274.09332" calcext:value-type="float">
            <text:p>1541854274.09332</text:p>
          </table:table-cell>
          <table:table-cell table:number-columns-repeated="2"/>
          <table:table-cell table:formula="of:=ABS([.I19]/[.$L19]-1)" office:value-type="percentage" office:value="0.000832446693130873" calcext:value-type="percentage">
            <text:p>0.0832%</text:p>
          </table:table-cell>
          <table:table-cell table:formula="of:=ABS([.J19]/[.$L19]-1)" office:value-type="percentage" office:value="0.00267225465660914" calcext:value-type="percentage">
            <text:p>0.2672%</text:p>
          </table:table-cell>
          <table:table-cell table:formula="of:=ABS([.K19]/[.$L19]-1)" office:value-type="percentage" office:value="0.00188298400508735" calcext:value-type="percentage">
            <text:p>0.1883%</text:p>
          </table:table-cell>
          <table:table-cell table:formula="of:=[.L19]/[.$L19]-1" office:value-type="percentage" office:value="0" calcext:value-type="percentage">
            <text:p>0.00%</text:p>
          </table:table-cell>
          <table:table-cell/>
          <table:table-cell table:formula="of:=IF([.O19]=MAX([.$O19:.$Q19]) ; &quot;W&quot; ; IF([.O19]=MIN([.$O19:.$Q19]); &quot;B&quot;; &quot;&quot;))" office:value-type="string" office:string-value="B" calcext:value-type="string">
            <text:p>B</text:p>
          </table:table-cell>
          <table:table-cell table:formula="of:=IF([.P19]=MAX([.$O19:.$Q19]) ; &quot;W&quot; ; IF([.P19]=MIN([.$O19:.$Q19]); &quot;B&quot;; &quot;&quot;))" office:value-type="string" office:string-value="W" calcext:value-type="string">
            <text:p>W</text:p>
          </table:table-cell>
          <table:table-cell table:formula="of:=IF([.Q19]=MAX([.$O19:.$Q19]) ; &quot;W&quot; ; IF([.Q19]=MIN([.$O19:.$Q19]); &quot;B&quot;; &quot;&quot;))">
            <text:p/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.0000001" calcext:value-type="float">
            <text:p>12.0000001</text:p>
          </table:table-cell>
          <table:table-cell office:value-type="float" office:value="0.0155544680634243" calcext:value-type="float">
            <text:p>0.0155544680634243</text:p>
          </table:table-cell>
          <table:table-cell table:number-columns-repeated="2" office:value-type="float" office:value="0.0155544680620136" calcext:value-type="float">
            <text:p>0.0155544680620136</text:p>
          </table:table-cell>
          <table:table-cell office:value-type="float" office:value="0.015523211989969" calcext:value-type="float">
            <text:p>0.015523211989969</text:p>
          </table:table-cell>
          <table:table-cell table:number-columns-repeated="2"/>
          <table:table-cell table:formula="of:=[.C20]*1000" office:value-type="float" office:value="15.5544680634243" calcext:value-type="float">
            <text:p>15.5544680634243</text:p>
          </table:table-cell>
          <table:table-cell table:formula="of:=[.D20]*1000" office:value-type="float" office:value="15.5544680620136" calcext:value-type="float">
            <text:p>15.5544680620136</text:p>
          </table:table-cell>
          <table:table-cell table:formula="of:=[.E20]*1000" office:value-type="float" office:value="15.5544680620136" calcext:value-type="float">
            <text:p>15.5544680620136</text:p>
          </table:table-cell>
          <table:table-cell table:formula="of:=[.F20]*1000" office:value-type="float" office:value="15.523211989969" calcext:value-type="float">
            <text:p>15.523211989969</text:p>
          </table:table-cell>
          <table:table-cell table:number-columns-repeated="2"/>
          <table:table-cell table:formula="of:=ABS([.I20]/[.$L20]-1)" office:value-type="percentage" office:value="0.00201350554740221" calcext:value-type="percentage">
            <text:p>0.2014%</text:p>
          </table:table-cell>
          <table:table-cell table:formula="of:=ABS([.J20]/[.$L20]-1)" office:value-type="percentage" office:value="0.00201350545652312" calcext:value-type="percentage">
            <text:p>0.2014%</text:p>
          </table:table-cell>
          <table:table-cell table:formula="of:=ABS([.K20]/[.$L20]-1)" office:value-type="percentage" office:value="0.00201350545652312" calcext:value-type="percentage">
            <text:p>0.2014%</text:p>
          </table:table-cell>
          <table:table-cell table:formula="of:=[.L20]/[.$L20]-1" office:value-type="percentage" office:value="0" calcext:value-type="percentage">
            <text:p>0.00%</text:p>
          </table:table-cell>
          <table:table-cell/>
          <table:table-cell table:formula="of:=IF([.O20]=MAX([.$O20:.$Q20]) ; &quot;W&quot; ; IF([.O20]=MIN([.$O20:.$Q20]); &quot;B&quot;; &quot;&quot;))" office:value-type="string" office:string-value="W" calcext:value-type="string">
            <text:p>W</text:p>
          </table:table-cell>
          <table:table-cell table:formula="of:=IF([.P20]=MAX([.$O20:.$Q20]) ; &quot;W&quot; ; IF([.P20]=MIN([.$O20:.$Q20]); &quot;B&quot;; &quot;&quot;))" office:value-type="string" office:string-value="B" calcext:value-type="string">
            <text:p>B</text:p>
          </table:table-cell>
          <table:table-cell table:formula="of:=IF([.Q20]=MAX([.$O20:.$Q20]) ; &quot;W&quot; ; IF([.Q20]=MIN([.$O20:.$Q20]); &quot;B&quot;; &quot;&quot;))" office:value-type="string" office:string-value="B" calcext:value-type="string">
            <text:p>B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55397.896049731" calcext:value-type="float">
            <text:p>155397.896049731</text:p>
          </table:table-cell>
          <table:table-cell office:value-type="float" office:value="155400.783653007" calcext:value-type="float">
            <text:p>155400.783653007</text:p>
          </table:table-cell>
          <table:table-cell office:value-type="float" office:value="155399.634066845" calcext:value-type="float">
            <text:p>155399.634066845</text:p>
          </table:table-cell>
          <table:table-cell office:value-type="float" office:value="155090.225728936" calcext:value-type="float">
            <text:p>155090.225728936</text:p>
          </table:table-cell>
          <table:table-cell table:number-columns-repeated="2"/>
          <table:table-cell table:formula="of:=[.C21]*1000" office:value-type="float" office:value="155397896.049731" calcext:value-type="float">
            <text:p>155397896.049731</text:p>
          </table:table-cell>
          <table:table-cell table:formula="of:=[.D21]*1000" office:value-type="float" office:value="155400783.653007" calcext:value-type="float">
            <text:p>155400783.653007</text:p>
          </table:table-cell>
          <table:table-cell table:formula="of:=[.E21]*1000" office:value-type="float" office:value="155399634.066845" calcext:value-type="float">
            <text:p>155399634.066845</text:p>
          </table:table-cell>
          <table:table-cell table:formula="of:=[.F21]*1000" office:value-type="float" office:value="155090225.728936" calcext:value-type="float">
            <text:p>155090225.728936</text:p>
          </table:table-cell>
          <table:table-cell table:number-columns-repeated="2"/>
          <table:table-cell table:formula="of:=ABS([.I21]/[.$L21]-1)" office:value-type="percentage" office:value="0.00198381502992095" calcext:value-type="percentage">
            <text:p>0.1984%</text:p>
          </table:table-cell>
          <table:table-cell table:formula="of:=ABS([.J21]/[.$L21]-1)" office:value-type="percentage" office:value="0.00200243389040478" calcext:value-type="percentage">
            <text:p>0.2002%</text:p>
          </table:table-cell>
          <table:table-cell table:formula="of:=ABS([.K21]/[.$L21]-1)" office:value-type="percentage" office:value="0.001995021520244" calcext:value-type="percentage">
            <text:p>0.1995%</text:p>
          </table:table-cell>
          <table:table-cell table:formula="of:=[.L21]/[.$L21]-1" office:value-type="percentage" office:value="0" calcext:value-type="percentage">
            <text:p>0.00%</text:p>
          </table:table-cell>
          <table:table-cell/>
          <table:table-cell table:formula="of:=IF([.O21]=MAX([.$O21:.$Q21]) ; &quot;W&quot; ; IF([.O21]=MIN([.$O21:.$Q21]); &quot;B&quot;; &quot;&quot;))" office:value-type="string" office:string-value="B" calcext:value-type="string">
            <text:p>B</text:p>
          </table:table-cell>
          <table:table-cell table:formula="of:=IF([.P21]=MAX([.$O21:.$Q21]) ; &quot;W&quot; ; IF([.P21]=MIN([.$O21:.$Q21]); &quot;B&quot;; &quot;&quot;))" office:value-type="string" office:string-value="W" calcext:value-type="string">
            <text:p>W</text:p>
          </table:table-cell>
          <table:table-cell table:formula="of:=IF([.Q21]=MAX([.$O21:.$Q21]) ; &quot;W&quot; ; IF([.Q21]=MIN([.$O21:.$Q21]); &quot;B&quot;; &quot;&quot;))">
            <text:p/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1535767.3873228" calcext:value-type="float">
            <text:p>1535767.3873228</text:p>
          </table:table-cell>
          <table:table-cell office:value-type="float" office:value="1538561.24515849" calcext:value-type="float">
            <text:p>1538561.24515849</text:p>
          </table:table-cell>
          <table:table-cell office:value-type="float" office:value="1537284.463187" calcext:value-type="float">
            <text:p>1537284.463187</text:p>
          </table:table-cell>
          <table:table-cell office:value-type="float" office:value="1534539.45906614" calcext:value-type="float">
            <text:p>1534539.45906614</text:p>
          </table:table-cell>
          <table:table-cell table:number-columns-repeated="2"/>
          <table:table-cell table:formula="of:=[.C22]*1000" office:value-type="float" office:value="1535767387.3228" calcext:value-type="float">
            <text:p>1535767387.3228</text:p>
          </table:table-cell>
          <table:table-cell table:formula="of:=[.D22]*1000" office:value-type="float" office:value="1538561245.15849" calcext:value-type="float">
            <text:p>1538561245.15849</text:p>
          </table:table-cell>
          <table:table-cell table:formula="of:=[.E22]*1000" office:value-type="float" office:value="1537284463.187" calcext:value-type="float">
            <text:p>1537284463.187</text:p>
          </table:table-cell>
          <table:table-cell table:formula="of:=[.F22]*1000" office:value-type="float" office:value="1534539459.06614" calcext:value-type="float">
            <text:p>1534539459.06614</text:p>
          </table:table-cell>
          <table:table-cell table:number-columns-repeated="2"/>
          <table:table-cell table:formula="of:=ABS([.I22]/[.$L22]-1)" office:value-type="percentage" office:value="0.000800193341008004" calcext:value-type="percentage">
            <text:p>0.0800%</text:p>
          </table:table-cell>
          <table:table-cell table:formula="of:=ABS([.J22]/[.$L22]-1)" office:value-type="percentage" office:value="0.00262084240883476" calcext:value-type="percentage">
            <text:p>0.2621%</text:p>
          </table:table-cell>
          <table:table-cell table:formula="of:=ABS([.K22]/[.$L22]-1)" office:value-type="percentage" office:value="0.00178881299183553" calcext:value-type="percentage">
            <text:p>0.1789%</text:p>
          </table:table-cell>
          <table:table-cell table:formula="of:=[.L22]/[.$L22]-1" office:value-type="percentage" office:value="0" calcext:value-type="percentage">
            <text:p>0.00%</text:p>
          </table:table-cell>
          <table:table-cell/>
          <table:table-cell table:formula="of:=IF([.O22]=MAX([.$O22:.$Q22]) ; &quot;W&quot; ; IF([.O22]=MIN([.$O22:.$Q22]); &quot;B&quot;; &quot;&quot;))" office:value-type="string" office:string-value="B" calcext:value-type="string">
            <text:p>B</text:p>
          </table:table-cell>
          <table:table-cell table:formula="of:=IF([.P22]=MAX([.$O22:.$Q22]) ; &quot;W&quot; ; IF([.P22]=MIN([.$O22:.$Q22]); &quot;B&quot;; &quot;&quot;))" office:value-type="string" office:string-value="W" calcext:value-type="string">
            <text:p>W</text:p>
          </table:table-cell>
          <table:table-cell table:formula="of:=IF([.Q22]=MAX([.$O22:.$Q22]) ; &quot;W&quot; ; IF([.Q22]=MIN([.$O22:.$Q22]); &quot;B&quot;; &quot;&quot;))">
            <text:p/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4.0000001" calcext:value-type="float">
            <text:p>14.0000001</text:p>
          </table:table-cell>
          <table:table-cell office:value-type="float" office:value="0.01549354281853" calcext:value-type="float">
            <text:p>0.01549354281853</text:p>
          </table:table-cell>
          <table:table-cell table:number-columns-repeated="2" office:value-type="float" office:value="0.0154935428168953" calcext:value-type="float">
            <text:p>0.0154935428168953</text:p>
          </table:table-cell>
          <table:table-cell office:value-type="float" office:value="0.0154636117633566" calcext:value-type="float">
            <text:p>0.0154636117633566</text:p>
          </table:table-cell>
          <table:table-cell table:number-columns-repeated="2"/>
          <table:table-cell table:formula="of:=[.C23]*1000" office:value-type="float" office:value="15.49354281853" calcext:value-type="float">
            <text:p>15.49354281853</text:p>
          </table:table-cell>
          <table:table-cell table:formula="of:=[.D23]*1000" office:value-type="float" office:value="15.4935428168953" calcext:value-type="float">
            <text:p>15.4935428168953</text:p>
          </table:table-cell>
          <table:table-cell table:formula="of:=[.E23]*1000" office:value-type="float" office:value="15.4935428168953" calcext:value-type="float">
            <text:p>15.4935428168953</text:p>
          </table:table-cell>
          <table:table-cell table:formula="of:=[.F23]*1000" office:value-type="float" office:value="15.4636117633566" calcext:value-type="float">
            <text:p>15.4636117633566</text:p>
          </table:table-cell>
          <table:table-cell table:number-columns-repeated="2"/>
          <table:table-cell table:formula="of:=ABS([.I23]/[.$L23]-1)" office:value-type="percentage" office:value="0.00193557983939718" calcext:value-type="percentage">
            <text:p>0.1936%</text:p>
          </table:table-cell>
          <table:table-cell table:formula="of:=ABS([.J23]/[.$L23]-1)" office:value-type="percentage" office:value="0.00193557973368241" calcext:value-type="percentage">
            <text:p>0.1936%</text:p>
          </table:table-cell>
          <table:table-cell table:formula="of:=ABS([.K23]/[.$L23]-1)" office:value-type="percentage" office:value="0.00193557973368241" calcext:value-type="percentage">
            <text:p>0.1936%</text:p>
          </table:table-cell>
          <table:table-cell table:formula="of:=[.L23]/[.$L23]-1" office:value-type="percentage" office:value="0" calcext:value-type="percentage">
            <text:p>0.00%</text:p>
          </table:table-cell>
          <table:table-cell/>
          <table:table-cell table:formula="of:=IF([.O23]=MAX([.$O23:.$Q23]) ; &quot;W&quot; ; IF([.O23]=MIN([.$O23:.$Q23]); &quot;B&quot;; &quot;&quot;))" office:value-type="string" office:string-value="W" calcext:value-type="string">
            <text:p>W</text:p>
          </table:table-cell>
          <table:table-cell table:formula="of:=IF([.P23]=MAX([.$O23:.$Q23]) ; &quot;W&quot; ; IF([.P23]=MIN([.$O23:.$Q23]); &quot;B&quot;; &quot;&quot;))" office:value-type="string" office:string-value="B" calcext:value-type="string">
            <text:p>B</text:p>
          </table:table-cell>
          <table:table-cell table:formula="of:=IF([.Q23]=MAX([.$O23:.$Q23]) ; &quot;W&quot; ; IF([.Q23]=MIN([.$O23:.$Q23]); &quot;B&quot;; &quot;&quot;))" office:value-type="string" office:string-value="B" calcext:value-type="string">
            <text:p>B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54766.341193096" calcext:value-type="float">
            <text:p>154766.341193096</text:p>
          </table:table-cell>
          <table:table-cell office:value-type="float" office:value="154769.192384255" calcext:value-type="float">
            <text:p>154769.192384255</text:p>
          </table:table-cell>
          <table:table-cell office:value-type="float" office:value="154767.991667646" calcext:value-type="float">
            <text:p>154767.991667646</text:p>
          </table:table-cell>
          <table:table-cell office:value-type="float" office:value="154472.300413127" calcext:value-type="float">
            <text:p>154472.300413127</text:p>
          </table:table-cell>
          <table:table-cell table:number-columns-repeated="2"/>
          <table:table-cell table:formula="of:=[.C24]*1000" office:value-type="float" office:value="154766341.193096" calcext:value-type="float">
            <text:p>154766341.193096</text:p>
          </table:table-cell>
          <table:table-cell table:formula="of:=[.D24]*1000" office:value-type="float" office:value="154769192.384255" calcext:value-type="float">
            <text:p>154769192.384255</text:p>
          </table:table-cell>
          <table:table-cell table:formula="of:=[.E24]*1000" office:value-type="float" office:value="154767991.667646" calcext:value-type="float">
            <text:p>154767991.667646</text:p>
          </table:table-cell>
          <table:table-cell table:formula="of:=[.F24]*1000" office:value-type="float" office:value="154472300.413127" calcext:value-type="float">
            <text:p>154472300.413127</text:p>
          </table:table-cell>
          <table:table-cell table:number-columns-repeated="2"/>
          <table:table-cell table:formula="of:=ABS([.I24]/[.$L24]-1)" office:value-type="percentage" office:value="0.00190351784224374" calcext:value-type="percentage">
            <text:p>0.1904%</text:p>
          </table:table-cell>
          <table:table-cell table:formula="of:=ABS([.J24]/[.$L24]-1)" office:value-type="percentage" office:value="0.00192197546313122" calcext:value-type="percentage">
            <text:p>0.1922%</text:p>
          </table:table-cell>
          <table:table-cell table:formula="of:=ABS([.K24]/[.$L24]-1)" office:value-type="percentage" office:value="0.00191420244100438" calcext:value-type="percentage">
            <text:p>0.1914%</text:p>
          </table:table-cell>
          <table:table-cell table:formula="of:=[.L24]/[.$L24]-1" office:value-type="percentage" office:value="0" calcext:value-type="percentage">
            <text:p>0.00%</text:p>
          </table:table-cell>
          <table:table-cell/>
          <table:table-cell table:formula="of:=IF([.O24]=MAX([.$O24:.$Q24]) ; &quot;W&quot; ; IF([.O24]=MIN([.$O24:.$Q24]); &quot;B&quot;; &quot;&quot;))" office:value-type="string" office:string-value="B" calcext:value-type="string">
            <text:p>B</text:p>
          </table:table-cell>
          <table:table-cell table:formula="of:=IF([.P24]=MAX([.$O24:.$Q24]) ; &quot;W&quot; ; IF([.P24]=MIN([.$O24:.$Q24]); &quot;B&quot;; &quot;&quot;))" office:value-type="string" office:string-value="W" calcext:value-type="string">
            <text:p>W</text:p>
          </table:table-cell>
          <table:table-cell table:formula="of:=IF([.Q24]=MAX([.$O24:.$Q24]) ; &quot;W&quot; ; IF([.Q24]=MIN([.$O24:.$Q24]); &quot;B&quot;; &quot;&quot;))">
            <text:p/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1527550.55979372" calcext:value-type="float">
            <text:p>1527550.55979372</text:p>
          </table:table-cell>
          <table:table-cell office:value-type="float" office:value="1530296.47003555" calcext:value-type="float">
            <text:p>1530296.47003555</text:p>
          </table:table-cell>
          <table:table-cell office:value-type="float" office:value="1528953.42983292" calcext:value-type="float">
            <text:p>1528953.42983292</text:p>
          </table:table-cell>
          <table:table-cell office:value-type="float" office:value="1526383.64591442" calcext:value-type="float">
            <text:p>1526383.64591442</text:p>
          </table:table-cell>
          <table:table-cell table:number-columns-repeated="2"/>
          <table:table-cell table:formula="of:=[.C25]*1000" office:value-type="float" office:value="1527550559.79372" calcext:value-type="float">
            <text:p>1527550559.79372</text:p>
          </table:table-cell>
          <table:table-cell table:formula="of:=[.D25]*1000" office:value-type="float" office:value="1530296470.03555" calcext:value-type="float">
            <text:p>1530296470.03555</text:p>
          </table:table-cell>
          <table:table-cell table:formula="of:=[.E25]*1000" office:value-type="float" office:value="1528953429.83292" calcext:value-type="float">
            <text:p>1528953429.83292</text:p>
          </table:table-cell>
          <table:table-cell table:formula="of:=[.F25]*1000" office:value-type="float" office:value="1526383645.91442" calcext:value-type="float">
            <text:p>1526383645.91442</text:p>
          </table:table-cell>
          <table:table-cell table:number-columns-repeated="2"/>
          <table:table-cell table:formula="of:=ABS([.I25]/[.$L25]-1)" office:value-type="percentage" office:value="0.000764495795285702" calcext:value-type="percentage">
            <text:p>0.0764%</text:p>
          </table:table-cell>
          <table:table-cell table:formula="of:=ABS([.J25]/[.$L25]-1)" office:value-type="percentage" office:value="0.00256346045871059" calcext:value-type="percentage">
            <text:p>0.2563%</text:p>
          </table:table-cell>
          <table:table-cell table:formula="of:=ABS([.K25]/[.$L25]-1)" office:value-type="percentage" office:value="0.00168357668491392" calcext:value-type="percentage">
            <text:p>0.1684%</text:p>
          </table:table-cell>
          <table:table-cell table:formula="of:=[.L25]/[.$L25]-1" office:value-type="percentage" office:value="0" calcext:value-type="percentage">
            <text:p>0.00%</text:p>
          </table:table-cell>
          <table:table-cell/>
          <table:table-cell table:formula="of:=IF([.O25]=MAX([.$O25:.$Q25]) ; &quot;W&quot; ; IF([.O25]=MIN([.$O25:.$Q25]); &quot;B&quot;; &quot;&quot;))" office:value-type="string" office:string-value="B" calcext:value-type="string">
            <text:p>B</text:p>
          </table:table-cell>
          <table:table-cell table:formula="of:=IF([.P25]=MAX([.$O25:.$Q25]) ; &quot;W&quot; ; IF([.P25]=MIN([.$O25:.$Q25]); &quot;B&quot;; &quot;&quot;))" office:value-type="string" office:string-value="W" calcext:value-type="string">
            <text:p>W</text:p>
          </table:table-cell>
          <table:table-cell table:formula="of:=IF([.Q25]=MAX([.$O25:.$Q25]) ; &quot;W&quot; ; IF([.Q25]=MIN([.$O25:.$Q25]); &quot;B&quot;; &quot;&quot;))">
            <text:p/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6.0000001" calcext:value-type="float">
            <text:p>16.0000001</text:p>
          </table:table-cell>
          <table:table-cell office:value-type="float" office:value="0.0154237588242445" calcext:value-type="float">
            <text:p>0.0154237588242445</text:p>
          </table:table-cell>
          <table:table-cell table:number-columns-repeated="2" office:value-type="float" office:value="0.015423758822391" calcext:value-type="float">
            <text:p>0.015423758822391</text:p>
          </table:table-cell>
          <table:table-cell office:value-type="float" office:value="0.0153953366775527" calcext:value-type="float">
            <text:p>0.0153953366775527</text:p>
          </table:table-cell>
          <table:table-cell table:number-columns-repeated="2"/>
          <table:table-cell table:formula="of:=[.C26]*1000" office:value-type="float" office:value="15.4237588242445" calcext:value-type="float">
            <text:p>15.4237588242445</text:p>
          </table:table-cell>
          <table:table-cell table:formula="of:=[.D26]*1000" office:value-type="float" office:value="15.423758822391" calcext:value-type="float">
            <text:p>15.423758822391</text:p>
          </table:table-cell>
          <table:table-cell table:formula="of:=[.E26]*1000" office:value-type="float" office:value="15.423758822391" calcext:value-type="float">
            <text:p>15.423758822391</text:p>
          </table:table-cell>
          <table:table-cell table:formula="of:=[.F26]*1000" office:value-type="float" office:value="15.3953366775527" calcext:value-type="float">
            <text:p>15.3953366775527</text:p>
          </table:table-cell>
          <table:table-cell table:number-columns-repeated="2"/>
          <table:table-cell table:formula="of:=ABS([.I26]/[.$L26]-1)" office:value-type="percentage" office:value="0.00184615298042257" calcext:value-type="percentage">
            <text:p>0.1846%</text:p>
          </table:table-cell>
          <table:table-cell table:formula="of:=ABS([.J26]/[.$L26]-1)" office:value-type="percentage" office:value="0.0018461528600251" calcext:value-type="percentage">
            <text:p>0.1846%</text:p>
          </table:table-cell>
          <table:table-cell table:formula="of:=ABS([.K26]/[.$L26]-1)" office:value-type="percentage" office:value="0.0018461528600251" calcext:value-type="percentage">
            <text:p>0.1846%</text:p>
          </table:table-cell>
          <table:table-cell table:formula="of:=[.L26]/[.$L26]-1" office:value-type="percentage" office:value="0" calcext:value-type="percentage">
            <text:p>0.00%</text:p>
          </table:table-cell>
          <table:table-cell/>
          <table:table-cell table:formula="of:=IF([.O26]=MAX([.$O26:.$Q26]) ; &quot;W&quot; ; IF([.O26]=MIN([.$O26:.$Q26]); &quot;B&quot;; &quot;&quot;))" office:value-type="string" office:string-value="W" calcext:value-type="string">
            <text:p>W</text:p>
          </table:table-cell>
          <table:table-cell table:formula="of:=IF([.P26]=MAX([.$O26:.$Q26]) ; &quot;W&quot; ; IF([.P26]=MIN([.$O26:.$Q26]); &quot;B&quot;; &quot;&quot;))" office:value-type="string" office:string-value="B" calcext:value-type="string">
            <text:p>B</text:p>
          </table:table-cell>
          <table:table-cell table:formula="of:=IF([.Q26]=MAX([.$O26:.$Q26]) ; &quot;W&quot; ; IF([.Q26]=MIN([.$O26:.$Q26]); &quot;B&quot;; &quot;&quot;))" office:value-type="string" office:string-value="B" calcext:value-type="string">
            <text:p>B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54046.727032019" calcext:value-type="float">
            <text:p>154046.727032019</text:p>
          </table:table-cell>
          <table:table-cell office:value-type="float" office:value="154049.53661046" calcext:value-type="float">
            <text:p>154049.53661046</text:p>
          </table:table-cell>
          <table:table-cell office:value-type="float" office:value="154048.277974062" calcext:value-type="float">
            <text:p>154048.277974062</text:p>
          </table:table-cell>
          <table:table-cell office:value-type="float" office:value="153768.121043606" calcext:value-type="float">
            <text:p>153768.121043606</text:p>
          </table:table-cell>
          <table:table-cell table:number-columns-repeated="2"/>
          <table:table-cell table:formula="of:=[.C27]*1000" office:value-type="float" office:value="154046727.032019" calcext:value-type="float">
            <text:p>154046727.032019</text:p>
          </table:table-cell>
          <table:table-cell table:formula="of:=[.D27]*1000" office:value-type="float" office:value="154049536.61046" calcext:value-type="float">
            <text:p>154049536.61046</text:p>
          </table:table-cell>
          <table:table-cell table:formula="of:=[.E27]*1000" office:value-type="float" office:value="154048277.974062" calcext:value-type="float">
            <text:p>154048277.974062</text:p>
          </table:table-cell>
          <table:table-cell table:formula="of:=[.F27]*1000" office:value-type="float" office:value="153768121.043606" calcext:value-type="float">
            <text:p>153768121.043606</text:p>
          </table:table-cell>
          <table:table-cell table:number-columns-repeated="2"/>
          <table:table-cell table:formula="of:=ABS([.I27]/[.$L27]-1)" office:value-type="percentage" office:value="0.00181185792296668" calcext:value-type="percentage">
            <text:p>0.1812%</text:p>
          </table:table-cell>
          <table:table-cell table:formula="of:=ABS([.J27]/[.$L27]-1)" office:value-type="percentage" office:value="0.0018301294503944" calcext:value-type="percentage">
            <text:p>0.1830%</text:p>
          </table:table-cell>
          <table:table-cell table:formula="of:=ABS([.K27]/[.$L27]-1)" office:value-type="percentage" office:value="0.00182194416212211" calcext:value-type="percentage">
            <text:p>0.1822%</text:p>
          </table:table-cell>
          <table:table-cell table:formula="of:=[.L27]/[.$L27]-1" office:value-type="percentage" office:value="0" calcext:value-type="percentage">
            <text:p>0.00%</text:p>
          </table:table-cell>
          <table:table-cell/>
          <table:table-cell table:formula="of:=IF([.O27]=MAX([.$O27:.$Q27]) ; &quot;W&quot; ; IF([.O27]=MIN([.$O27:.$Q27]); &quot;B&quot;; &quot;&quot;))" office:value-type="string" office:string-value="B" calcext:value-type="string">
            <text:p>B</text:p>
          </table:table-cell>
          <table:table-cell table:formula="of:=IF([.P27]=MAX([.$O27:.$Q27]) ; &quot;W&quot; ; IF([.P27]=MIN([.$O27:.$Q27]); &quot;B&quot;; &quot;&quot;))" office:value-type="string" office:string-value="W" calcext:value-type="string">
            <text:p>W</text:p>
          </table:table-cell>
          <table:table-cell table:formula="of:=IF([.Q27]=MAX([.$O27:.$Q27]) ; &quot;W&quot; ; IF([.Q27]=MIN([.$O27:.$Q27]); &quot;B&quot;; &quot;&quot;))">
            <text:p/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1518513.94098809" calcext:value-type="float">
            <text:p>1518513.94098809</text:p>
          </table:table-cell>
          <table:table-cell office:value-type="float" office:value="1521206.91234705" calcext:value-type="float">
            <text:p>1521206.91234705</text:p>
          </table:table-cell>
          <table:table-cell office:value-type="float" office:value="1519791.55052157" calcext:value-type="float">
            <text:p>1519791.55052157</text:p>
          </table:table-cell>
          <table:table-cell office:value-type="float" office:value="1517412.97454725" calcext:value-type="float">
            <text:p>1517412.97454725</text:p>
          </table:table-cell>
          <table:table-cell table:number-columns-repeated="2"/>
          <table:table-cell table:formula="of:=[.C28]*1000" office:value-type="float" office:value="1518513940.98809" calcext:value-type="float">
            <text:p>1518513940.98809</text:p>
          </table:table-cell>
          <table:table-cell table:formula="of:=[.D28]*1000" office:value-type="float" office:value="1521206912.34705" calcext:value-type="float">
            <text:p>1521206912.34705</text:p>
          </table:table-cell>
          <table:table-cell table:formula="of:=[.E28]*1000" office:value-type="float" office:value="1519791550.52157" calcext:value-type="float">
            <text:p>1519791550.52157</text:p>
          </table:table-cell>
          <table:table-cell table:formula="of:=[.F28]*1000" office:value-type="float" office:value="1517412974.54725" calcext:value-type="float">
            <text:p>1517412974.54725</text:p>
          </table:table-cell>
          <table:table-cell table:number-columns-repeated="2"/>
          <table:table-cell table:formula="of:=ABS([.I28]/[.$L28]-1)" office:value-type="percentage" office:value="0.000725554914392079" calcext:value-type="percentage">
            <text:p>0.0726%</text:p>
          </table:table-cell>
          <table:table-cell table:formula="of:=ABS([.J28]/[.$L28]-1)" office:value-type="percentage" office:value="0.00250026714114182" calcext:value-type="percentage">
            <text:p>0.2500%</text:p>
          </table:table-cell>
          <table:table-cell table:formula="of:=ABS([.K28]/[.$L28]-1)" office:value-type="percentage" office:value="0.00156752051960596" calcext:value-type="percentage">
            <text:p>0.1568%</text:p>
          </table:table-cell>
          <table:table-cell table:formula="of:=[.L28]/[.$L28]-1" office:value-type="percentage" office:value="0" calcext:value-type="percentage">
            <text:p>0.00%</text:p>
          </table:table-cell>
          <table:table-cell/>
          <table:table-cell table:formula="of:=IF([.O28]=MAX([.$O28:.$Q28]) ; &quot;W&quot; ; IF([.O28]=MIN([.$O28:.$Q28]); &quot;B&quot;; &quot;&quot;))" office:value-type="string" office:string-value="B" calcext:value-type="string">
            <text:p>B</text:p>
          </table:table-cell>
          <table:table-cell table:formula="of:=IF([.P28]=MAX([.$O28:.$Q28]) ; &quot;W&quot; ; IF([.P28]=MIN([.$O28:.$Q28]); &quot;B&quot;; &quot;&quot;))" office:value-type="string" office:string-value="W" calcext:value-type="string">
            <text:p>W</text:p>
          </table:table-cell>
          <table:table-cell table:formula="of:=IF([.Q28]=MAX([.$O28:.$Q28]) ; &quot;W&quot; ; IF([.Q28]=MIN([.$O28:.$Q28]); &quot;B&quot;; &quot;&quot;))">
            <text:p/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8.0000001" calcext:value-type="float">
            <text:p>18.0000001</text:p>
          </table:table-cell>
          <table:table-cell office:value-type="float" office:value="0.0153453371637028" calcext:value-type="float">
            <text:p>0.0153453371637028</text:p>
          </table:table-cell>
          <table:table-cell table:number-columns-repeated="2" office:value-type="float" office:value="0.0153453371616364" calcext:value-type="float">
            <text:p>0.0153453371616364</text:p>
          </table:table-cell>
          <table:table-cell office:value-type="float" office:value="0.0153185994443007" calcext:value-type="float">
            <text:p>0.0153185994443007</text:p>
          </table:table-cell>
          <table:table-cell table:number-columns-repeated="2"/>
          <table:table-cell table:formula="of:=[.C29]*1000" office:value-type="float" office:value="15.3453371637028" calcext:value-type="float">
            <text:p>15.3453371637028</text:p>
          </table:table-cell>
          <table:table-cell table:formula="of:=[.D29]*1000" office:value-type="float" office:value="15.3453371616364" calcext:value-type="float">
            <text:p>15.3453371616364</text:p>
          </table:table-cell>
          <table:table-cell table:formula="of:=[.E29]*1000" office:value-type="float" office:value="15.3453371616364" calcext:value-type="float">
            <text:p>15.3453371616364</text:p>
          </table:table-cell>
          <table:table-cell table:formula="of:=[.F29]*1000" office:value-type="float" office:value="15.3185994443007" calcext:value-type="float">
            <text:p>15.3185994443007</text:p>
          </table:table-cell>
          <table:table-cell table:number-columns-repeated="2"/>
          <table:table-cell table:formula="of:=ABS([.I29]/[.$L29]-1)" office:value-type="percentage" office:value="0.00174544151371991" calcext:value-type="percentage">
            <text:p>0.1745%</text:p>
          </table:table-cell>
          <table:table-cell table:formula="of:=ABS([.J29]/[.$L29]-1)" office:value-type="percentage" office:value="0.00174544137882027" calcext:value-type="percentage">
            <text:p>0.1745%</text:p>
          </table:table-cell>
          <table:table-cell table:formula="of:=ABS([.K29]/[.$L29]-1)" office:value-type="percentage" office:value="0.00174544137882027" calcext:value-type="percentage">
            <text:p>0.1745%</text:p>
          </table:table-cell>
          <table:table-cell table:formula="of:=[.L29]/[.$L29]-1" office:value-type="percentage" office:value="0" calcext:value-type="percentage">
            <text:p>0.00%</text:p>
          </table:table-cell>
          <table:table-cell/>
          <table:table-cell table:formula="of:=IF([.O29]=MAX([.$O29:.$Q29]) ; &quot;W&quot; ; IF([.O29]=MIN([.$O29:.$Q29]); &quot;B&quot;; &quot;&quot;))" office:value-type="string" office:string-value="W" calcext:value-type="string">
            <text:p>W</text:p>
          </table:table-cell>
          <table:table-cell table:formula="of:=IF([.P29]=MAX([.$O29:.$Q29]) ; &quot;W&quot; ; IF([.P29]=MIN([.$O29:.$Q29]); &quot;B&quot;; &quot;&quot;))" office:value-type="string" office:string-value="B" calcext:value-type="string">
            <text:p>B</text:p>
          </table:table-cell>
          <table:table-cell table:formula="of:=IF([.Q29]=MAX([.$O29:.$Q29]) ; &quot;W&quot; ; IF([.Q29]=MIN([.$O29:.$Q29]); &quot;B&quot;; &quot;&quot;))" office:value-type="string" office:string-value="B" calcext:value-type="string">
            <text:p>B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53241.345561855" calcext:value-type="float">
            <text:p>153241.345561855</text:p>
          </table:table-cell>
          <table:table-cell office:value-type="float" office:value="153244.108409679" calcext:value-type="float">
            <text:p>153244.108409679</text:p>
          </table:table-cell>
          <table:table-cell office:value-type="float" office:value="153242.785374757" calcext:value-type="float">
            <text:p>153242.785374757</text:p>
          </table:table-cell>
          <table:table-cell office:value-type="float" office:value="152979.894804188" calcext:value-type="float">
            <text:p>152979.894804188</text:p>
          </table:table-cell>
          <table:table-cell table:number-columns-repeated="2"/>
          <table:table-cell table:formula="of:=[.C30]*1000" office:value-type="float" office:value="153241345.561855" calcext:value-type="float">
            <text:p>153241345.561855</text:p>
          </table:table-cell>
          <table:table-cell table:formula="of:=[.D30]*1000" office:value-type="float" office:value="153244108.409679" calcext:value-type="float">
            <text:p>153244108.409679</text:p>
          </table:table-cell>
          <table:table-cell table:formula="of:=[.E30]*1000" office:value-type="float" office:value="153242785.374757" calcext:value-type="float">
            <text:p>153242785.374757</text:p>
          </table:table-cell>
          <table:table-cell table:formula="of:=[.F30]*1000" office:value-type="float" office:value="152979894.804188" calcext:value-type="float">
            <text:p>152979894.804188</text:p>
          </table:table-cell>
          <table:table-cell table:number-columns-repeated="2"/>
          <table:table-cell table:formula="of:=ABS([.I30]/[.$L30]-1)" office:value-type="percentage" office:value="0.00170905306217883" calcext:value-type="percentage">
            <text:p>0.1709%</text:p>
          </table:table-cell>
          <table:table-cell table:formula="of:=ABS([.J30]/[.$L30]-1)" office:value-type="percentage" office:value="0.00172711326432506" calcext:value-type="percentage">
            <text:p>0.1727%</text:p>
          </table:table-cell>
          <table:table-cell table:formula="of:=ABS([.K30]/[.$L30]-1)" office:value-type="percentage" office:value="0.00171846484079441" calcext:value-type="percentage">
            <text:p>0.1718%</text:p>
          </table:table-cell>
          <table:table-cell table:formula="of:=[.L30]/[.$L30]-1" office:value-type="percentage" office:value="0" calcext:value-type="percentage">
            <text:p>0.00%</text:p>
          </table:table-cell>
          <table:table-cell/>
          <table:table-cell table:formula="of:=IF([.O30]=MAX([.$O30:.$Q30]) ; &quot;W&quot; ; IF([.O30]=MIN([.$O30:.$Q30]); &quot;B&quot;; &quot;&quot;))" office:value-type="string" office:string-value="B" calcext:value-type="string">
            <text:p>B</text:p>
          </table:table-cell>
          <table:table-cell table:formula="of:=IF([.P30]=MAX([.$O30:.$Q30]) ; &quot;W&quot; ; IF([.P30]=MIN([.$O30:.$Q30]); &quot;B&quot;; &quot;&quot;))" office:value-type="string" office:string-value="W" calcext:value-type="string">
            <text:p>W</text:p>
          </table:table-cell>
          <table:table-cell table:formula="of:=IF([.Q30]=MAX([.$O30:.$Q30]) ; &quot;W&quot; ; IF([.Q30]=MIN([.$O30:.$Q30]); &quot;B&quot;; &quot;&quot;))">
            <text:p/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1508687.24433514" calcext:value-type="float">
            <text:p>1508687.24433514</text:p>
          </table:table-cell>
          <table:table-cell office:value-type="float" office:value="1511322.39710487" calcext:value-type="float">
            <text:p>1511322.39710487</text:p>
          </table:table-cell>
          <table:table-cell office:value-type="float" office:value="1509829.03103605" calcext:value-type="float">
            <text:p>1509829.03103605</text:p>
          </table:table-cell>
          <table:table-cell office:value-type="float" office:value="1507656.62496091" calcext:value-type="float">
            <text:p>1507656.62496091</text:p>
          </table:table-cell>
          <table:table-cell table:number-columns-repeated="2"/>
          <table:table-cell table:formula="of:=[.C31]*1000" office:value-type="float" office:value="1508687244.33514" calcext:value-type="float">
            <text:p>1508687244.33514</text:p>
          </table:table-cell>
          <table:table-cell table:formula="of:=[.D31]*1000" office:value-type="float" office:value="1511322397.10487" calcext:value-type="float">
            <text:p>1511322397.10487</text:p>
          </table:table-cell>
          <table:table-cell table:formula="of:=[.E31]*1000" office:value-type="float" office:value="1509829031.03605" calcext:value-type="float">
            <text:p>1509829031.03605</text:p>
          </table:table-cell>
          <table:table-cell table:formula="of:=[.F31]*1000" office:value-type="float" office:value="1507656624.96091" calcext:value-type="float">
            <text:p>1507656624.96091</text:p>
          </table:table-cell>
          <table:table-cell table:number-columns-repeated="2"/>
          <table:table-cell table:formula="of:=ABS([.I31]/[.$L31]-1)" office:value-type="percentage" office:value="0.000683590253355737" calcext:value-type="percentage">
            <text:p>0.0684%</text:p>
          </table:table-cell>
          <table:table-cell table:formula="of:=ABS([.J31]/[.$L31]-1)" office:value-type="percentage" office:value="0.00243143702834869" calcext:value-type="percentage">
            <text:p>0.2431%</text:p>
          </table:table-cell>
          <table:table-cell table:formula="of:=ABS([.K31]/[.$L31]-1)" office:value-type="percentage" office:value="0.00144091568277638" calcext:value-type="percentage">
            <text:p>0.1441%</text:p>
          </table:table-cell>
          <table:table-cell table:formula="of:=[.L31]/[.$L31]-1" office:value-type="percentage" office:value="0" calcext:value-type="percentage">
            <text:p>0.00%</text:p>
          </table:table-cell>
          <table:table-cell/>
          <table:table-cell table:formula="of:=IF([.O31]=MAX([.$O31:.$Q31]) ; &quot;W&quot; ; IF([.O31]=MIN([.$O31:.$Q31]); &quot;B&quot;; &quot;&quot;))" office:value-type="string" office:string-value="B" calcext:value-type="string">
            <text:p>B</text:p>
          </table:table-cell>
          <table:table-cell table:formula="of:=IF([.P31]=MAX([.$O31:.$Q31]) ; &quot;W&quot; ; IF([.P31]=MIN([.$O31:.$Q31]); &quot;B&quot;; &quot;&quot;))" office:value-type="string" office:string-value="W" calcext:value-type="string">
            <text:p>W</text:p>
          </table:table-cell>
          <table:table-cell table:formula="of:=IF([.Q31]=MAX([.$O31:.$Q31]) ; &quot;W&quot; ; IF([.Q31]=MIN([.$O31:.$Q31]); &quot;B&quot;; &quot;&quot;))">
            <text:p/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0.0000001" calcext:value-type="float">
            <text:p>20.0000001</text:p>
          </table:table-cell>
          <table:table-cell office:value-type="float" office:value="0.01525853015568" calcext:value-type="float">
            <text:p>0.01525853015568</text:p>
          </table:table-cell>
          <table:table-cell table:number-columns-repeated="2" office:value-type="float" office:value="0.0152585301534073" calcext:value-type="float">
            <text:p>0.0152585301534073</text:p>
          </table:table-cell>
          <table:table-cell office:value-type="float" office:value="0.0152336427930142" calcext:value-type="float">
            <text:p>0.0152336427930142</text:p>
          </table:table-cell>
          <table:table-cell table:number-columns-repeated="2"/>
          <table:table-cell table:formula="of:=[.C32]*1000" office:value-type="float" office:value="15.25853015568" calcext:value-type="float">
            <text:p>15.25853015568</text:p>
          </table:table-cell>
          <table:table-cell table:formula="of:=[.D32]*1000" office:value-type="float" office:value="15.2585301534073" calcext:value-type="float">
            <text:p>15.2585301534073</text:p>
          </table:table-cell>
          <table:table-cell table:formula="of:=[.E32]*1000" office:value-type="float" office:value="15.2585301534073" calcext:value-type="float">
            <text:p>15.2585301534073</text:p>
          </table:table-cell>
          <table:table-cell table:formula="of:=[.F32]*1000" office:value-type="float" office:value="15.2336427930142" calcext:value-type="float">
            <text:p>15.2336427930142</text:p>
          </table:table-cell>
          <table:table-cell table:number-columns-repeated="2"/>
          <table:table-cell table:formula="of:=ABS([.I32]/[.$L32]-1)" office:value-type="percentage" office:value="0.00163371053161399" calcext:value-type="percentage">
            <text:p>0.1634%</text:p>
          </table:table-cell>
          <table:table-cell table:formula="of:=ABS([.J32]/[.$L32]-1)" office:value-type="percentage" office:value="0.00163371038242444" calcext:value-type="percentage">
            <text:p>0.1634%</text:p>
          </table:table-cell>
          <table:table-cell table:formula="of:=ABS([.K32]/[.$L32]-1)" office:value-type="percentage" office:value="0.00163371038242444" calcext:value-type="percentage">
            <text:p>0.1634%</text:p>
          </table:table-cell>
          <table:table-cell table:formula="of:=[.L32]/[.$L32]-1" office:value-type="percentage" office:value="0" calcext:value-type="percentage">
            <text:p>0.00%</text:p>
          </table:table-cell>
          <table:table-cell/>
          <table:table-cell table:formula="of:=IF([.O32]=MAX([.$O32:.$Q32]) ; &quot;W&quot; ; IF([.O32]=MIN([.$O32:.$Q32]); &quot;B&quot;; &quot;&quot;))" office:value-type="string" office:string-value="W" calcext:value-type="string">
            <text:p>W</text:p>
          </table:table-cell>
          <table:table-cell table:formula="of:=IF([.P32]=MAX([.$O32:.$Q32]) ; &quot;W&quot; ; IF([.P32]=MIN([.$O32:.$Q32]); &quot;B&quot;; &quot;&quot;))" office:value-type="string" office:string-value="B" calcext:value-type="string">
            <text:p>B</text:p>
          </table:table-cell>
          <table:table-cell table:formula="of:=IF([.Q32]=MAX([.$O32:.$Q32]) ; &quot;W&quot; ; IF([.Q32]=MIN([.$O32:.$Q32]); &quot;B&quot;; &quot;&quot;))" office:value-type="string" office:string-value="B" calcext:value-type="string">
            <text:p>B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152352.793624019" calcext:value-type="float">
            <text:p>152352.793624019</text:p>
          </table:table-cell>
          <table:table-cell office:value-type="float" office:value="152355.504718385" calcext:value-type="float">
            <text:p>152355.504718385</text:p>
          </table:table-cell>
          <table:table-cell office:value-type="float" office:value="152354.111147949" calcext:value-type="float">
            <text:p>152354.111147949</text:p>
          </table:table-cell>
          <table:table-cell office:value-type="float" office:value="152110.125091591" calcext:value-type="float">
            <text:p>152110.125091591</text:p>
          </table:table-cell>
          <table:table-cell table:number-columns-repeated="2"/>
          <table:table-cell table:formula="of:=[.C33]*1000" office:value-type="float" office:value="152352793.624019" calcext:value-type="float">
            <text:p>152352793.624019</text:p>
          </table:table-cell>
          <table:table-cell table:formula="of:=[.D33]*1000" office:value-type="float" office:value="152355504.718385" calcext:value-type="float">
            <text:p>152355504.718385</text:p>
          </table:table-cell>
          <table:table-cell table:formula="of:=[.E33]*1000" office:value-type="float" office:value="152354111.147949" calcext:value-type="float">
            <text:p>152354111.147949</text:p>
          </table:table-cell>
          <table:table-cell table:formula="of:=[.F33]*1000" office:value-type="float" office:value="152110125.091591" calcext:value-type="float">
            <text:p>152110125.091591</text:p>
          </table:table-cell>
          <table:table-cell table:number-columns-repeated="2"/>
          <table:table-cell table:formula="of:=ABS([.I33]/[.$L33]-1)" office:value-type="percentage" office:value="0.00159534766197833" calcext:value-type="percentage">
            <text:p>0.1595%</text:p>
          </table:table-cell>
          <table:table-cell table:formula="of:=ABS([.J33]/[.$L33]-1)" office:value-type="percentage" office:value="0.00161317089605917" calcext:value-type="percentage">
            <text:p>0.1613%</text:p>
          </table:table-cell>
          <table:table-cell table:formula="of:=ABS([.K33]/[.$L33]-1)" office:value-type="percentage" office:value="0.00160400930714388" calcext:value-type="percentage">
            <text:p>0.1604%</text:p>
          </table:table-cell>
          <table:table-cell table:formula="of:=[.L33]/[.$L33]-1" office:value-type="percentage" office:value="0" calcext:value-type="percentage">
            <text:p>0.00%</text:p>
          </table:table-cell>
          <table:table-cell/>
          <table:table-cell table:formula="of:=IF([.O33]=MAX([.$O33:.$Q33]) ; &quot;W&quot; ; IF([.O33]=MIN([.$O33:.$Q33]); &quot;B&quot;; &quot;&quot;))" office:value-type="string" office:string-value="B" calcext:value-type="string">
            <text:p>B</text:p>
          </table:table-cell>
          <table:table-cell table:formula="of:=IF([.P33]=MAX([.$O33:.$Q33]) ; &quot;W&quot; ; IF([.P33]=MIN([.$O33:.$Q33]); &quot;B&quot;; &quot;&quot;))" office:value-type="string" office:string-value="W" calcext:value-type="string">
            <text:p>W</text:p>
          </table:table-cell>
          <table:table-cell table:formula="of:=IF([.Q33]=MAX([.$O33:.$Q33]) ; &quot;W&quot; ; IF([.Q33]=MIN([.$O33:.$Q33]); &quot;B&quot;; &quot;&quot;))">
            <text:p/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498103.29274791" calcext:value-type="float">
            <text:p>1498103.29274791</text:p>
          </table:table-cell>
          <table:table-cell office:value-type="float" office:value="1500675.87281387" calcext:value-type="float">
            <text:p>1500675.87281387</text:p>
          </table:table-cell>
          <table:table-cell office:value-type="float" office:value="1499099.22502391" calcext:value-type="float">
            <text:p>1499099.22502391</text:p>
          </table:table-cell>
          <table:table-cell office:value-type="float" office:value="1497146.85708742" calcext:value-type="float">
            <text:p>1497146.85708742</text:p>
          </table:table-cell>
          <table:table-cell table:number-columns-repeated="2"/>
          <table:table-cell table:formula="of:=[.C34]*1000" office:value-type="float" office:value="1498103292.74791" calcext:value-type="float">
            <text:p>1498103292.74791</text:p>
          </table:table-cell>
          <table:table-cell table:formula="of:=[.D34]*1000" office:value-type="float" office:value="1500675872.81387" calcext:value-type="float">
            <text:p>1500675872.81387</text:p>
          </table:table-cell>
          <table:table-cell table:formula="of:=[.E34]*1000" office:value-type="float" office:value="1499099225.02391" calcext:value-type="float">
            <text:p>1499099225.02391</text:p>
          </table:table-cell>
          <table:table-cell table:formula="of:=[.F34]*1000" office:value-type="float" office:value="1497146857.08742" calcext:value-type="float">
            <text:p>1497146857.08742</text:p>
          </table:table-cell>
          <table:table-cell table:number-columns-repeated="2"/>
          <table:table-cell table:formula="of:=ABS([.I34]/[.$L34]-1)" office:value-type="percentage" office:value="0.000638838906127814" calcext:value-type="percentage">
            <text:p>0.0639%</text:p>
          </table:table-cell>
          <table:table-cell table:formula="of:=ABS([.J34]/[.$L34]-1)" office:value-type="percentage" office:value="0.00235716069518999" calcext:value-type="percentage">
            <text:p>0.2357%</text:p>
          </table:table-cell>
          <table:table-cell table:formula="of:=ABS([.K34]/[.$L34]-1)" office:value-type="percentage" office:value="0.00130405906892417" calcext:value-type="percentage">
            <text:p>0.1304%</text:p>
          </table:table-cell>
          <table:table-cell table:formula="of:=[.L34]/[.$L34]-1" office:value-type="percentage" office:value="0" calcext:value-type="percentage">
            <text:p>0.00%</text:p>
          </table:table-cell>
          <table:table-cell/>
          <table:table-cell table:formula="of:=IF([.O34]=MAX([.$O34:.$Q34]) ; &quot;W&quot; ; IF([.O34]=MIN([.$O34:.$Q34]); &quot;B&quot;; &quot;&quot;))" office:value-type="string" office:string-value="B" calcext:value-type="string">
            <text:p>B</text:p>
          </table:table-cell>
          <table:table-cell table:formula="of:=IF([.P34]=MAX([.$O34:.$Q34]) ; &quot;W&quot; ; IF([.P34]=MIN([.$O34:.$Q34]); &quot;B&quot;; &quot;&quot;))" office:value-type="string" office:string-value="W" calcext:value-type="string">
            <text:p>W</text:p>
          </table:table-cell>
          <table:table-cell table:formula="of:=IF([.Q34]=MAX([.$O34:.$Q34]) ; &quot;W&quot; ; IF([.Q34]=MIN([.$O34:.$Q34]); &quot;B&quot;; &quot;&quot;))">
            <text:p/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2.0000001" calcext:value-type="float">
            <text:p>22.0000001</text:p>
          </table:table-cell>
          <table:table-cell office:value-type="float" office:value="0.0151636205648837" calcext:value-type="float">
            <text:p>0.0151636205648837</text:p>
          </table:table-cell>
          <table:table-cell table:number-columns-repeated="2" office:value-type="float" office:value="0.0151636205624122" calcext:value-type="float">
            <text:p>0.0151636205624122</text:p>
          </table:table-cell>
          <table:table-cell office:value-type="float" office:value="0.0151407406127406" calcext:value-type="float">
            <text:p>0.0151407406127406</text:p>
          </table:table-cell>
          <table:table-cell table:number-columns-repeated="2"/>
          <table:table-cell table:formula="of:=[.C35]*1000" office:value-type="float" office:value="15.1636205648837" calcext:value-type="float">
            <text:p>15.1636205648837</text:p>
          </table:table-cell>
          <table:table-cell table:formula="of:=[.D35]*1000" office:value-type="float" office:value="15.1636205624122" calcext:value-type="float">
            <text:p>15.1636205624122</text:p>
          </table:table-cell>
          <table:table-cell table:formula="of:=[.E35]*1000" office:value-type="float" office:value="15.1636205624122" calcext:value-type="float">
            <text:p>15.1636205624122</text:p>
          </table:table-cell>
          <table:table-cell table:formula="of:=[.F35]*1000" office:value-type="float" office:value="15.1407406127406" calcext:value-type="float">
            <text:p>15.1407406127406</text:p>
          </table:table-cell>
          <table:table-cell table:number-columns-repeated="2"/>
          <table:table-cell table:formula="of:=ABS([.I35]/[.$L35]-1)" office:value-type="percentage" office:value="0.00151115145079639" calcext:value-type="percentage">
            <text:p>0.1511%</text:p>
          </table:table-cell>
          <table:table-cell table:formula="of:=ABS([.J35]/[.$L35]-1)" office:value-type="percentage" office:value="0.00151115128756318" calcext:value-type="percentage">
            <text:p>0.1511%</text:p>
          </table:table-cell>
          <table:table-cell table:formula="of:=ABS([.K35]/[.$L35]-1)" office:value-type="percentage" office:value="0.00151115128756318" calcext:value-type="percentage">
            <text:p>0.1511%</text:p>
          </table:table-cell>
          <table:table-cell table:formula="of:=[.L35]/[.$L35]-1" office:value-type="percentage" office:value="0" calcext:value-type="percentage">
            <text:p>0.00%</text:p>
          </table:table-cell>
          <table:table-cell/>
          <table:table-cell table:formula="of:=IF([.O35]=MAX([.$O35:.$Q35]) ; &quot;W&quot; ; IF([.O35]=MIN([.$O35:.$Q35]); &quot;B&quot;; &quot;&quot;))" office:value-type="string" office:string-value="W" calcext:value-type="string">
            <text:p>W</text:p>
          </table:table-cell>
          <table:table-cell table:formula="of:=IF([.P35]=MAX([.$O35:.$Q35]) ; &quot;W&quot; ; IF([.P35]=MIN([.$O35:.$Q35]); &quot;B&quot;; &quot;&quot;))" office:value-type="string" office:string-value="B" calcext:value-type="string">
            <text:p>B</text:p>
          </table:table-cell>
          <table:table-cell table:formula="of:=IF([.Q35]=MAX([.$O35:.$Q35]) ; &quot;W&quot; ; IF([.Q35]=MIN([.$O35:.$Q35]); &quot;B&quot;; &quot;&quot;))" office:value-type="string" office:string-value="B" calcext:value-type="string">
            <text:p>B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151383.97607729" calcext:value-type="float">
            <text:p>151383.97607729</text:p>
          </table:table-cell>
          <table:table-cell office:value-type="float" office:value="151386.63050343" calcext:value-type="float">
            <text:p>151386.63050343</text:p>
          </table:table-cell>
          <table:table-cell office:value-type="float" office:value="151385.160630445" calcext:value-type="float">
            <text:p>151385.160630445</text:p>
          </table:table-cell>
          <table:table-cell office:value-type="float" office:value="151161.615454121" calcext:value-type="float">
            <text:p>151161.615454121</text:p>
          </table:table-cell>
          <table:table-cell table:number-columns-repeated="2"/>
          <table:table-cell table:formula="of:=[.C36]*1000" office:value-type="float" office:value="151383976.07729" calcext:value-type="float">
            <text:p>151383976.07729</text:p>
          </table:table-cell>
          <table:table-cell table:formula="of:=[.D36]*1000" office:value-type="float" office:value="151386630.50343" calcext:value-type="float">
            <text:p>151386630.50343</text:p>
          </table:table-cell>
          <table:table-cell table:formula="of:=[.E36]*1000" office:value-type="float" office:value="151385160.630445" calcext:value-type="float">
            <text:p>151385160.630445</text:p>
          </table:table-cell>
          <table:table-cell table:formula="of:=[.F36]*1000" office:value-type="float" office:value="151161615.454121" calcext:value-type="float">
            <text:p>151161615.454121</text:p>
          </table:table-cell>
          <table:table-cell table:number-columns-repeated="2"/>
          <table:table-cell table:formula="of:=ABS([.I36]/[.$L36]-1)" office:value-type="percentage" office:value="0.00147101248224257" calcext:value-type="percentage">
            <text:p>0.1471%</text:p>
          </table:table-cell>
          <table:table-cell table:formula="of:=ABS([.J36]/[.$L36]-1)" office:value-type="percentage" office:value="0.00148857266862135" calcext:value-type="percentage">
            <text:p>0.1489%</text:p>
          </table:table-cell>
          <table:table-cell table:formula="of:=ABS([.K36]/[.$L36]-1)" office:value-type="percentage" office:value="0.00147884881788385" calcext:value-type="percentage">
            <text:p>0.1479%</text:p>
          </table:table-cell>
          <table:table-cell table:formula="of:=[.L36]/[.$L36]-1" office:value-type="percentage" office:value="0" calcext:value-type="percentage">
            <text:p>0.00%</text:p>
          </table:table-cell>
          <table:table-cell/>
          <table:table-cell table:formula="of:=IF([.O36]=MAX([.$O36:.$Q36]) ; &quot;W&quot; ; IF([.O36]=MIN([.$O36:.$Q36]); &quot;B&quot;; &quot;&quot;))" office:value-type="string" office:string-value="B" calcext:value-type="string">
            <text:p>B</text:p>
          </table:table-cell>
          <table:table-cell table:formula="of:=IF([.P36]=MAX([.$O36:.$Q36]) ; &quot;W&quot; ; IF([.P36]=MIN([.$O36:.$Q36]); &quot;B&quot;; &quot;&quot;))" office:value-type="string" office:string-value="W" calcext:value-type="string">
            <text:p>W</text:p>
          </table:table-cell>
          <table:table-cell table:formula="of:=IF([.Q36]=MAX([.$O36:.$Q36]) ; &quot;W&quot; ; IF([.Q36]=MIN([.$O36:.$Q36]); &quot;B&quot;; &quot;&quot;))">
            <text:p/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float" office:value="1486798.05438889" calcext:value-type="float">
            <text:p>1486798.05438889</text:p>
          </table:table-cell>
          <table:table-cell office:value-type="float" office:value="1489303.44814659" calcext:value-type="float">
            <text:p>1489303.44814659</text:p>
          </table:table-cell>
          <table:table-cell office:value-type="float" office:value="1487638.66737821" calcext:value-type="float">
            <text:p>1487638.66737821</text:p>
          </table:table-cell>
          <table:table-cell office:value-type="float" office:value="1485919.05269649" calcext:value-type="float">
            <text:p>1485919.05269649</text:p>
          </table:table-cell>
          <table:table-cell table:number-columns-repeated="2"/>
          <table:table-cell table:formula="of:=[.C37]*1000" office:value-type="float" office:value="1486798054.38889" calcext:value-type="float">
            <text:p>1486798054.38889</text:p>
          </table:table-cell>
          <table:table-cell table:formula="of:=[.D37]*1000" office:value-type="float" office:value="1489303448.14659" calcext:value-type="float">
            <text:p>1489303448.14659</text:p>
          </table:table-cell>
          <table:table-cell table:formula="of:=[.E37]*1000" office:value-type="float" office:value="1487638667.37821" calcext:value-type="float">
            <text:p>1487638667.37821</text:p>
          </table:table-cell>
          <table:table-cell table:formula="of:=[.F37]*1000" office:value-type="float" office:value="1485919052.69649" calcext:value-type="float">
            <text:p>1485919052.69649</text:p>
          </table:table-cell>
          <table:table-cell table:number-columns-repeated="2"/>
          <table:table-cell table:formula="of:=ABS([.I37]/[.$L37]-1)" office:value-type="percentage" office:value="0.000591554224169011" calcext:value-type="percentage">
            <text:p>0.0592%</text:p>
          </table:table-cell>
          <table:table-cell table:formula="of:=ABS([.J37]/[.$L37]-1)" office:value-type="percentage" office:value="0.00227764456210489" calcext:value-type="percentage">
            <text:p>0.2278%</text:p>
          </table:table-cell>
          <table:table-cell table:formula="of:=ABS([.K37]/[.$L37]-1)" office:value-type="percentage" office:value="0.00115727345887273" calcext:value-type="percentage">
            <text:p>0.1157%</text:p>
          </table:table-cell>
          <table:table-cell table:formula="of:=[.L37]/[.$L37]-1" office:value-type="percentage" office:value="0" calcext:value-type="percentage">
            <text:p>0.00%</text:p>
          </table:table-cell>
          <table:table-cell/>
          <table:table-cell table:formula="of:=IF([.O37]=MAX([.$O37:.$Q37]) ; &quot;W&quot; ; IF([.O37]=MIN([.$O37:.$Q37]); &quot;B&quot;; &quot;&quot;))" office:value-type="string" office:string-value="B" calcext:value-type="string">
            <text:p>B</text:p>
          </table:table-cell>
          <table:table-cell table:formula="of:=IF([.P37]=MAX([.$O37:.$Q37]) ; &quot;W&quot; ; IF([.P37]=MIN([.$O37:.$Q37]); &quot;B&quot;; &quot;&quot;))" office:value-type="string" office:string-value="W" calcext:value-type="string">
            <text:p>W</text:p>
          </table:table-cell>
          <table:table-cell table:formula="of:=IF([.Q37]=MAX([.$O37:.$Q37]) ; &quot;W&quot; ; IF([.Q37]=MIN([.$O37:.$Q37]); &quot;B&quot;; &quot;&quot;))">
            <text:p/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4.0000001" calcext:value-type="float">
            <text:p>24.0000001</text:p>
          </table:table-cell>
          <table:table-cell office:value-type="float" office:value="0.0150609222140436" calcext:value-type="float">
            <text:p>0.0150609222140436</text:p>
          </table:table-cell>
          <table:table-cell table:number-columns-repeated="2" office:value-type="float" office:value="0.0150609222113816" calcext:value-type="float">
            <text:p>0.0150609222113816</text:p>
          </table:table-cell>
          <table:table-cell office:value-type="float" office:value="0.0150401943041222" calcext:value-type="float">
            <text:p>0.0150401943041222</text:p>
          </table:table-cell>
          <table:table-cell table:number-columns-repeated="2"/>
          <table:table-cell table:formula="of:=[.C38]*1000" office:value-type="float" office:value="15.0609222140436" calcext:value-type="float">
            <text:p>15.0609222140436</text:p>
          </table:table-cell>
          <table:table-cell table:formula="of:=[.D38]*1000" office:value-type="float" office:value="15.0609222113816" calcext:value-type="float">
            <text:p>15.0609222113816</text:p>
          </table:table-cell>
          <table:table-cell table:formula="of:=[.E38]*1000" office:value-type="float" office:value="15.0609222113816" calcext:value-type="float">
            <text:p>15.0609222113816</text:p>
          </table:table-cell>
          <table:table-cell table:formula="of:=[.F38]*1000" office:value-type="float" office:value="15.0401943041222" calcext:value-type="float">
            <text:p>15.0401943041222</text:p>
          </table:table-cell>
          <table:table-cell table:number-columns-repeated="2"/>
          <table:table-cell table:formula="of:=ABS([.I38]/[.$L38]-1)" office:value-type="percentage" office:value="0.00137816769532439" calcext:value-type="percentage">
            <text:p>0.1378%</text:p>
          </table:table-cell>
          <table:table-cell table:formula="of:=ABS([.J38]/[.$L38]-1)" office:value-type="percentage" office:value="0.00137816751833153" calcext:value-type="percentage">
            <text:p>0.1378%</text:p>
          </table:table-cell>
          <table:table-cell table:formula="of:=ABS([.K38]/[.$L38]-1)" office:value-type="percentage" office:value="0.00137816751833153" calcext:value-type="percentage">
            <text:p>0.1378%</text:p>
          </table:table-cell>
          <table:table-cell table:formula="of:=[.L38]/[.$L38]-1" office:value-type="percentage" office:value="0" calcext:value-type="percentage">
            <text:p>0.00%</text:p>
          </table:table-cell>
          <table:table-cell/>
          <table:table-cell table:formula="of:=IF([.O38]=MAX([.$O38:.$Q38]) ; &quot;W&quot; ; IF([.O38]=MIN([.$O38:.$Q38]); &quot;B&quot;; &quot;&quot;))" office:value-type="string" office:string-value="W" calcext:value-type="string">
            <text:p>W</text:p>
          </table:table-cell>
          <table:table-cell table:formula="of:=IF([.P38]=MAX([.$O38:.$Q38]) ; &quot;W&quot; ; IF([.P38]=MIN([.$O38:.$Q38]); &quot;B&quot;; &quot;&quot;))" office:value-type="string" office:string-value="B" calcext:value-type="string">
            <text:p>B</text:p>
          </table:table-cell>
          <table:table-cell table:formula="of:=IF([.Q38]=MAX([.$O38:.$Q38]) ; &quot;W&quot; ; IF([.Q38]=MIN([.$O38:.$Q38]); &quot;B&quot;; &quot;&quot;))" office:value-type="string" office:string-value="B" calcext:value-type="string">
            <text:p>B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150338.109225114" calcext:value-type="float">
            <text:p>150338.109225114</text:p>
          </table:table-cell>
          <table:table-cell office:value-type="float" office:value="150340.702190128" calcext:value-type="float">
            <text:p>150340.702190128</text:p>
          </table:table-cell>
          <table:table-cell office:value-type="float" office:value="150339.15064263" calcext:value-type="float">
            <text:p>150339.15064263</text:p>
          </table:table-cell>
          <table:table-cell office:value-type="float" office:value="150137.473833548" calcext:value-type="float">
            <text:p>150137.473833548</text:p>
          </table:table-cell>
          <table:table-cell table:number-columns-repeated="2"/>
          <table:table-cell table:formula="of:=[.C39]*1000" office:value-type="float" office:value="150338109.225114" calcext:value-type="float">
            <text:p>150338109.225114</text:p>
          </table:table-cell>
          <table:table-cell table:formula="of:=[.D39]*1000" office:value-type="float" office:value="150340702.190128" calcext:value-type="float">
            <text:p>150340702.190128</text:p>
          </table:table-cell>
          <table:table-cell table:formula="of:=[.E39]*1000" office:value-type="float" office:value="150339150.64263" calcext:value-type="float">
            <text:p>150339150.64263</text:p>
          </table:table-cell>
          <table:table-cell table:formula="of:=[.F39]*1000" office:value-type="float" office:value="150137473.833548" calcext:value-type="float">
            <text:p>150137473.833548</text:p>
          </table:table-cell>
          <table:table-cell table:number-columns-repeated="2"/>
          <table:table-cell table:formula="of:=ABS([.I39]/[.$L39]-1)" office:value-type="percentage" office:value="0.00133634452773879" calcext:value-type="percentage">
            <text:p>0.1336%</text:p>
          </table:table-cell>
          <table:table-cell table:formula="of:=ABS([.J39]/[.$L39]-1)" office:value-type="percentage" office:value="0.00135361513279153" calcext:value-type="percentage">
            <text:p>0.1354%</text:p>
          </table:table-cell>
          <table:table-cell table:formula="of:=ABS([.K39]/[.$L39]-1)" office:value-type="percentage" office:value="0.00134328095399483" calcext:value-type="percentage">
            <text:p>0.1343%</text:p>
          </table:table-cell>
          <table:table-cell table:formula="of:=[.L39]/[.$L39]-1" office:value-type="percentage" office:value="0" calcext:value-type="percentage">
            <text:p>0.00%</text:p>
          </table:table-cell>
          <table:table-cell/>
          <table:table-cell table:formula="of:=IF([.O39]=MAX([.$O39:.$Q39]) ; &quot;W&quot; ; IF([.O39]=MIN([.$O39:.$Q39]); &quot;B&quot;; &quot;&quot;))" office:value-type="string" office:string-value="B" calcext:value-type="string">
            <text:p>B</text:p>
          </table:table-cell>
          <table:table-cell table:formula="of:=IF([.P39]=MAX([.$O39:.$Q39]) ; &quot;W&quot; ; IF([.P39]=MIN([.$O39:.$Q39]); &quot;B&quot;; &quot;&quot;))" office:value-type="string" office:string-value="W" calcext:value-type="string">
            <text:p>W</text:p>
          </table:table-cell>
          <table:table-cell table:formula="of:=IF([.Q39]=MAX([.$O39:.$Q39]) ; &quot;W&quot; ; IF([.Q39]=MIN([.$O39:.$Q39]); &quot;B&quot;; &quot;&quot;))">
            <text:p/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float" office:value="1474810.67935791" calcext:value-type="float">
            <text:p>1474810.67935791</text:p>
          </table:table-cell>
          <table:table-cell office:value-type="float" office:value="1477244.42966235" calcext:value-type="float">
            <text:p>1477244.42966235</text:p>
          </table:table-cell>
          <table:table-cell office:value-type="float" office:value="1475487.10863377" calcext:value-type="float">
            <text:p>1475487.10863377</text:p>
          </table:table-cell>
          <table:table-cell office:value-type="float" office:value="1474011.75848651" calcext:value-type="float">
            <text:p>1474011.75848651</text:p>
          </table:table-cell>
          <table:table-cell table:number-columns-repeated="2"/>
          <table:table-cell table:formula="of:=[.C40]*1000" office:value-type="float" office:value="1474810679.35791" calcext:value-type="float">
            <text:p>1474810679.35791</text:p>
          </table:table-cell>
          <table:table-cell table:formula="of:=[.D40]*1000" office:value-type="float" office:value="1477244429.66235" calcext:value-type="float">
            <text:p>1477244429.66235</text:p>
          </table:table-cell>
          <table:table-cell table:formula="of:=[.E40]*1000" office:value-type="float" office:value="1475487108.63377" calcext:value-type="float">
            <text:p>1475487108.63377</text:p>
          </table:table-cell>
          <table:table-cell table:formula="of:=[.F40]*1000" office:value-type="float" office:value="1474011758.48651" calcext:value-type="float">
            <text:p>1474011758.48651</text:p>
          </table:table-cell>
          <table:table-cell table:number-columns-repeated="2"/>
          <table:table-cell table:formula="of:=ABS([.I40]/[.$L40]-1)" office:value-type="percentage" office:value="0.000542004408583319" calcext:value-type="percentage">
            <text:p>0.0542%</text:p>
          </table:table-cell>
          <table:table-cell table:formula="of:=ABS([.J40]/[.$L40]-1)" office:value-type="percentage" office:value="0.00219311084679275" calcext:value-type="percentage">
            <text:p>0.2193%</text:p>
          </table:table-cell>
          <table:table-cell table:formula="of:=ABS([.K40]/[.$L40]-1)" office:value-type="percentage" office:value="0.00100090799056707" calcext:value-type="percentage">
            <text:p>0.1001%</text:p>
          </table:table-cell>
          <table:table-cell table:formula="of:=[.L40]/[.$L40]-1" office:value-type="percentage" office:value="0" calcext:value-type="percentage">
            <text:p>0.00%</text:p>
          </table:table-cell>
          <table:table-cell/>
          <table:table-cell table:formula="of:=IF([.O40]=MAX([.$O40:.$Q40]) ; &quot;W&quot; ; IF([.O40]=MIN([.$O40:.$Q40]); &quot;B&quot;; &quot;&quot;))" office:value-type="string" office:string-value="B" calcext:value-type="string">
            <text:p>B</text:p>
          </table:table-cell>
          <table:table-cell table:formula="of:=IF([.P40]=MAX([.$O40:.$Q40]) ; &quot;W&quot; ; IF([.P40]=MIN([.$O40:.$Q40]); &quot;B&quot;; &quot;&quot;))" office:value-type="string" office:string-value="W" calcext:value-type="string">
            <text:p>W</text:p>
          </table:table-cell>
          <table:table-cell table:formula="of:=IF([.Q40]=MAX([.$O40:.$Q40]) ; &quot;W&quot; ; IF([.Q40]=MIN([.$O40:.$Q40]); &quot;B&quot;; &quot;&quot;))">
            <text:p/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6.0000001" calcext:value-type="float">
            <text:p>26.0000001</text:p>
          </table:table-cell>
          <table:table-cell office:value-type="float" office:value="0.0149507803423443" calcext:value-type="float">
            <text:p>0.0149507803423443</text:p>
          </table:table-cell>
          <table:table-cell office:value-type="float" office:value="0.0149507803395008" calcext:value-type="float">
            <text:p>0.0149507803395008</text:p>
          </table:table-cell>
          <table:table-cell office:value-type="float" office:value="0.0149507803395008" calcext:value-type="float">
            <text:p>0.0149507803395008</text:p>
          </table:table-cell>
          <table:table-cell office:value-type="float" office:value="0.0149323393862712" calcext:value-type="float">
            <text:p>0.0149323393862712</text:p>
          </table:table-cell>
          <table:table-cell table:number-columns-repeated="2"/>
          <table:table-cell table:formula="of:=[.C41]*1000" office:value-type="float" office:value="14.9507803423443" calcext:value-type="float">
            <text:p>14.9507803423443</text:p>
          </table:table-cell>
          <table:table-cell table:formula="of:=[.D41]*1000" office:value-type="float" office:value="14.9507803395008" calcext:value-type="float">
            <text:p>14.9507803395008</text:p>
          </table:table-cell>
          <table:table-cell table:formula="of:=[.E41]*1000" office:value-type="float" office:value="14.9507803395008" calcext:value-type="float">
            <text:p>14.9507803395008</text:p>
          </table:table-cell>
          <table:table-cell table:formula="of:=[.F41]*1000" office:value-type="float" office:value="14.9323393862712" calcext:value-type="float">
            <text:p>14.9323393862712</text:p>
          </table:table-cell>
          <table:table-cell table:number-columns-repeated="2"/>
          <table:table-cell table:formula="of:=ABS([.I41]/[.$L41]-1)" office:value-type="percentage" office:value="0.00123496764947806" calcext:value-type="percentage">
            <text:p>0.1235%</text:p>
          </table:table-cell>
          <table:table-cell table:formula="of:=ABS([.J41]/[.$L41]-1)" office:value-type="percentage" office:value="0.00123496745905127" calcext:value-type="percentage">
            <text:p>0.1235%</text:p>
          </table:table-cell>
          <table:table-cell table:formula="of:=ABS([.K41]/[.$L41]-1)" office:value-type="percentage" office:value="0.00123496745905149" calcext:value-type="percentage">
            <text:p>0.1235%</text:p>
          </table:table-cell>
          <table:table-cell table:formula="of:=[.L41]/[.$L41]-1" office:value-type="percentage" office:value="0" calcext:value-type="percentage">
            <text:p>0.00%</text:p>
          </table:table-cell>
          <table:table-cell/>
          <table:table-cell table:formula="of:=IF([.O41]=MAX([.$O41:.$Q41]) ; &quot;W&quot; ; IF([.O41]=MIN([.$O41:.$Q41]); &quot;B&quot;; &quot;&quot;))" office:value-type="string" office:string-value="W" calcext:value-type="string">
            <text:p>W</text:p>
          </table:table-cell>
          <table:table-cell table:formula="of:=IF([.P41]=MAX([.$O41:.$Q41]) ; &quot;W&quot; ; IF([.P41]=MIN([.$O41:.$Q41]); &quot;B&quot;; &quot;&quot;))" office:value-type="string" office:string-value="B" calcext:value-type="string">
            <text:p>B</text:p>
          </table:table-cell>
          <table:table-cell table:formula="of:=IF([.Q41]=MAX([.$O41:.$Q41]) ; &quot;W&quot; ; IF([.Q41]=MIN([.$O41:.$Q41]); &quot;B&quot;; &quot;&quot;))">
            <text:p/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149218.72444293" calcext:value-type="float">
            <text:p>149218.72444293</text:p>
          </table:table-cell>
          <table:table-cell office:value-type="float" office:value="149221.25129045" calcext:value-type="float">
            <text:p>149221.25129045</text:p>
          </table:table-cell>
          <table:table-cell office:value-type="float" office:value="149219.613113476" calcext:value-type="float">
            <text:p>149219.613113476</text:p>
          </table:table-cell>
          <table:table-cell office:value-type="float" office:value="149041.117041891" calcext:value-type="float">
            <text:p>149041.117041891</text:p>
          </table:table-cell>
          <table:table-cell table:number-columns-repeated="2"/>
          <table:table-cell table:formula="of:=[.C42]*1000" office:value-type="float" office:value="149218724.442931" calcext:value-type="float">
            <text:p>149218724.442931</text:p>
          </table:table-cell>
          <table:table-cell table:formula="of:=[.D42]*1000" office:value-type="float" office:value="149221251.29045" calcext:value-type="float">
            <text:p>149221251.29045</text:p>
          </table:table-cell>
          <table:table-cell table:formula="of:=[.E42]*1000" office:value-type="float" office:value="149219613.113476" calcext:value-type="float">
            <text:p>149219613.113476</text:p>
          </table:table-cell>
          <table:table-cell table:formula="of:=[.F42]*1000" office:value-type="float" office:value="149041117.041891" calcext:value-type="float">
            <text:p>149041117.041891</text:p>
          </table:table-cell>
          <table:table-cell table:number-columns-repeated="2"/>
          <table:table-cell table:formula="of:=ABS([.I42]/[.$L42]-1)" office:value-type="percentage" office:value="0.00119166713565022" calcext:value-type="percentage">
            <text:p>0.1192%</text:p>
          </table:table-cell>
          <table:table-cell table:formula="of:=ABS([.J42]/[.$L42]-1)" office:value-type="percentage" office:value="0.00120862116531351" calcext:value-type="percentage">
            <text:p>0.1209%</text:p>
          </table:table-cell>
          <table:table-cell table:formula="of:=ABS([.K42]/[.$L42]-1)" office:value-type="percentage" office:value="0.00119762972210191" calcext:value-type="percentage">
            <text:p>0.1198%</text:p>
          </table:table-cell>
          <table:table-cell table:formula="of:=[.L42]/[.$L42]-1" office:value-type="percentage" office:value="0" calcext:value-type="percentage">
            <text:p>0.00%</text:p>
          </table:table-cell>
          <table:table-cell/>
          <table:table-cell table:formula="of:=IF([.O42]=MAX([.$O42:.$Q42]) ; &quot;W&quot; ; IF([.O42]=MIN([.$O42:.$Q42]); &quot;B&quot;; &quot;&quot;))" office:value-type="string" office:string-value="B" calcext:value-type="string">
            <text:p>B</text:p>
          </table:table-cell>
          <table:table-cell table:formula="of:=IF([.P42]=MAX([.$O42:.$Q42]) ; &quot;W&quot; ; IF([.P42]=MIN([.$O42:.$Q42]); &quot;B&quot;; &quot;&quot;))" office:value-type="string" office:string-value="W" calcext:value-type="string">
            <text:p>W</text:p>
          </table:table-cell>
          <table:table-cell table:formula="of:=IF([.Q42]=MAX([.$O42:.$Q42]) ; &quot;W&quot; ; IF([.Q42]=MIN([.$O42:.$Q42]); &quot;B&quot;; &quot;&quot;))">
            <text:p/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6" calcext:value-type="float">
            <text:p>36</text:p>
          </table:table-cell>
          <table:table-cell office:value-type="float" office:value="1462183.53627103" calcext:value-type="float">
            <text:p>1462183.53627103</text:p>
          </table:table-cell>
          <table:table-cell office:value-type="float" office:value="1464541.35954624" calcext:value-type="float">
            <text:p>1464541.35954624</text:p>
          </table:table-cell>
          <table:table-cell office:value-type="float" office:value="1462687.54941639" calcext:value-type="float">
            <text:p>1462687.54941639</text:p>
          </table:table-cell>
          <table:table-cell office:value-type="float" office:value="1461466.72926258" calcext:value-type="float">
            <text:p>1461466.72926258</text:p>
          </table:table-cell>
          <table:table-cell table:number-columns-repeated="2"/>
          <table:table-cell table:formula="of:=[.C43]*1000" office:value-type="float" office:value="1462183536.27103" calcext:value-type="float">
            <text:p>1462183536.27103</text:p>
          </table:table-cell>
          <table:table-cell table:formula="of:=[.D43]*1000" office:value-type="float" office:value="1464541359.54624" calcext:value-type="float">
            <text:p>1464541359.54624</text:p>
          </table:table-cell>
          <table:table-cell table:formula="of:=[.E43]*1000" office:value-type="float" office:value="1462687549.41639" calcext:value-type="float">
            <text:p>1462687549.41639</text:p>
          </table:table-cell>
          <table:table-cell table:formula="of:=[.F43]*1000" office:value-type="float" office:value="1461466729.26258" calcext:value-type="float">
            <text:p>1461466729.26258</text:p>
          </table:table-cell>
          <table:table-cell table:number-columns-repeated="2"/>
          <table:table-cell table:formula="of:=ABS([.I43]/[.$L43]-1)" office:value-type="percentage" office:value="0.000490470972828394" calcext:value-type="percentage">
            <text:p>0.0490%</text:p>
          </table:table-cell>
          <table:table-cell table:formula="of:=ABS([.J43]/[.$L43]-1)" office:value-type="percentage" office:value="0.00210379765895463" calcext:value-type="percentage">
            <text:p>0.2104%</text:p>
          </table:table-cell>
          <table:table-cell table:formula="of:=ABS([.K43]/[.$L43]-1)" office:value-type="percentage" office:value="0.000835338998395496" calcext:value-type="percentage">
            <text:p>0.0835%</text:p>
          </table:table-cell>
          <table:table-cell table:formula="of:=[.L43]/[.$L43]-1" office:value-type="percentage" office:value="0" calcext:value-type="percentage">
            <text:p>0.00%</text:p>
          </table:table-cell>
          <table:table-cell/>
          <table:table-cell table:formula="of:=IF([.O43]=MAX([.$O43:.$Q43]) ; &quot;W&quot; ; IF([.O43]=MIN([.$O43:.$Q43]); &quot;B&quot;; &quot;&quot;))" office:value-type="string" office:string-value="B" calcext:value-type="string">
            <text:p>B</text:p>
          </table:table-cell>
          <table:table-cell table:formula="of:=IF([.P43]=MAX([.$O43:.$Q43]) ; &quot;W&quot; ; IF([.P43]=MIN([.$O43:.$Q43]); &quot;B&quot;; &quot;&quot;))" office:value-type="string" office:string-value="W" calcext:value-type="string">
            <text:p>W</text:p>
          </table:table-cell>
          <table:table-cell table:formula="of:=IF([.Q43]=MAX([.$O43:.$Q43]) ; &quot;W&quot; ; IF([.Q43]=MIN([.$O43:.$Q43]); &quot;B&quot;; &quot;&quot;))">
            <text:p/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8.0000001" calcext:value-type="float">
            <text:p>28.0000001</text:p>
          </table:table-cell>
          <table:table-cell office:value-type="float" office:value="0.0148335719785173" calcext:value-type="float">
            <text:p>0.0148335719785173</text:p>
          </table:table-cell>
          <table:table-cell table:number-columns-repeated="2" office:value-type="float" office:value="0.0148335719755021" calcext:value-type="float">
            <text:p>0.0148335719755021</text:p>
          </table:table-cell>
          <table:table-cell office:value-type="float" office:value="0.0148175392705068" calcext:value-type="float">
            <text:p>0.0148175392705068</text:p>
          </table:table-cell>
          <table:table-cell table:number-columns-repeated="2"/>
          <table:table-cell table:formula="of:=[.C44]*1000" office:value-type="float" office:value="14.8335719785173" calcext:value-type="float">
            <text:p>14.8335719785173</text:p>
          </table:table-cell>
          <table:table-cell table:formula="of:=[.D44]*1000" office:value-type="float" office:value="14.8335719755021" calcext:value-type="float">
            <text:p>14.8335719755021</text:p>
          </table:table-cell>
          <table:table-cell table:formula="of:=[.E44]*1000" office:value-type="float" office:value="14.8335719755021" calcext:value-type="float">
            <text:p>14.8335719755021</text:p>
          </table:table-cell>
          <table:table-cell table:formula="of:=[.F44]*1000" office:value-type="float" office:value="14.8175392705068" calcext:value-type="float">
            <text:p>14.8175392705068</text:p>
          </table:table-cell>
          <table:table-cell table:number-columns-repeated="2"/>
          <table:table-cell table:formula="of:=ABS([.I44]/[.$L44]-1)" office:value-type="percentage" office:value="0.0010820088084651" calcext:value-type="percentage">
            <text:p>0.1082%</text:p>
          </table:table-cell>
          <table:table-cell table:formula="of:=ABS([.J44]/[.$L44]-1)" office:value-type="percentage" office:value="0.00108200860497676" calcext:value-type="percentage">
            <text:p>0.1082%</text:p>
          </table:table-cell>
          <table:table-cell table:formula="of:=ABS([.K44]/[.$L44]-1)" office:value-type="percentage" office:value="0.00108200860497676" calcext:value-type="percentage">
            <text:p>0.1082%</text:p>
          </table:table-cell>
          <table:table-cell table:formula="of:=[.L44]/[.$L44]-1" office:value-type="percentage" office:value="0" calcext:value-type="percentage">
            <text:p>0.00%</text:p>
          </table:table-cell>
          <table:table-cell/>
          <table:table-cell table:formula="of:=IF([.O44]=MAX([.$O44:.$Q44]) ; &quot;W&quot; ; IF([.O44]=MIN([.$O44:.$Q44]); &quot;B&quot;; &quot;&quot;))" office:value-type="string" office:string-value="W" calcext:value-type="string">
            <text:p>W</text:p>
          </table:table-cell>
          <table:table-cell table:formula="of:=IF([.P44]=MAX([.$O44:.$Q44]) ; &quot;W&quot; ; IF([.P44]=MIN([.$O44:.$Q44]); &quot;B&quot;; &quot;&quot;))" office:value-type="string" office:string-value="B" calcext:value-type="string">
            <text:p>B</text:p>
          </table:table-cell>
          <table:table-cell table:formula="of:=IF([.Q44]=MAX([.$O44:.$Q44]) ; &quot;W&quot; ; IF([.Q44]=MIN([.$O44:.$Q44]); &quot;B&quot;; &quot;&quot;))" office:value-type="string" office:string-value="B" calcext:value-type="string">
            <text:p>B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148029.671931572" calcext:value-type="float">
            <text:p>148029.671931572</text:p>
          </table:table-cell>
          <table:table-cell office:value-type="float" office:value="148032.128157432" calcext:value-type="float">
            <text:p>148032.128157432</text:p>
          </table:table-cell>
          <table:table-cell office:value-type="float" office:value="148030.398831707" calcext:value-type="float">
            <text:p>148030.398831707</text:p>
          </table:table-cell>
          <table:table-cell office:value-type="float" office:value="147876.275386045" calcext:value-type="float">
            <text:p>147876.275386045</text:p>
          </table:table-cell>
          <table:table-cell table:number-columns-repeated="2"/>
          <table:table-cell table:formula="of:=[.C45]*1000" office:value-type="float" office:value="148029671.931572" calcext:value-type="float">
            <text:p>148029671.931572</text:p>
          </table:table-cell>
          <table:table-cell table:formula="of:=[.D45]*1000" office:value-type="float" office:value="148032128.157432" calcext:value-type="float">
            <text:p>148032128.157432</text:p>
          </table:table-cell>
          <table:table-cell table:formula="of:=[.E45]*1000" office:value-type="float" office:value="148030398.831707" calcext:value-type="float">
            <text:p>148030398.831707</text:p>
          </table:table-cell>
          <table:table-cell table:formula="of:=[.F45]*1000" office:value-type="float" office:value="147876275.386045" calcext:value-type="float">
            <text:p>147876275.386045</text:p>
          </table:table-cell>
          <table:table-cell table:number-columns-repeated="2"/>
          <table:table-cell table:formula="of:=ABS([.I45]/[.$L45]-1)" office:value-type="percentage" office:value="0.00103733032987141" calcext:value-type="percentage">
            <text:p>0.1037%</text:p>
          </table:table-cell>
          <table:table-cell table:formula="of:=ABS([.J45]/[.$L45]-1)" office:value-type="percentage" office:value="0.00105394033613337" calcext:value-type="percentage">
            <text:p>0.1054%</text:p>
          </table:table-cell>
          <table:table-cell table:formula="of:=ABS([.K45]/[.$L45]-1)" office:value-type="percentage" office:value="0.00104224592659952" calcext:value-type="percentage">
            <text:p>0.1042%</text:p>
          </table:table-cell>
          <table:table-cell table:formula="of:=[.L45]/[.$L45]-1" office:value-type="percentage" office:value="0" calcext:value-type="percentage">
            <text:p>0.00%</text:p>
          </table:table-cell>
          <table:table-cell/>
          <table:table-cell table:formula="of:=IF([.O45]=MAX([.$O45:.$Q45]) ; &quot;W&quot; ; IF([.O45]=MIN([.$O45:.$Q45]); &quot;B&quot;; &quot;&quot;))" office:value-type="string" office:string-value="B" calcext:value-type="string">
            <text:p>B</text:p>
          </table:table-cell>
          <table:table-cell table:formula="of:=IF([.P45]=MAX([.$O45:.$Q45]) ; &quot;W&quot; ; IF([.P45]=MIN([.$O45:.$Q45]); &quot;B&quot;; &quot;&quot;))" office:value-type="string" office:string-value="W" calcext:value-type="string">
            <text:p>W</text:p>
          </table:table-cell>
          <table:table-cell table:formula="of:=IF([.Q45]=MAX([.$O45:.$Q45]) ; &quot;W&quot; ; IF([.Q45]=MIN([.$O45:.$Q45]); &quot;B&quot;; &quot;&quot;))">
            <text:p/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office:value-type="float" office:value="1448962.24741406" calcext:value-type="float">
            <text:p>1448962.24741406</text:p>
          </table:table-cell>
          <table:table-cell office:value-type="float" office:value="1451240.0520579" calcext:value-type="float">
            <text:p>1451240.0520579</text:p>
          </table:table-cell>
          <table:table-cell office:value-type="float" office:value="1449286.27369847" calcext:value-type="float">
            <text:p>1449286.27369847</text:p>
          </table:table-cell>
          <table:table-cell office:value-type="float" office:value="1448328.96981152" calcext:value-type="float">
            <text:p>1448328.96981152</text:p>
          </table:table-cell>
          <table:table-cell table:number-columns-repeated="2"/>
          <table:table-cell table:formula="of:=[.C46]*1000" office:value-type="float" office:value="1448962247.41406" calcext:value-type="float">
            <text:p>1448962247.41406</text:p>
          </table:table-cell>
          <table:table-cell table:formula="of:=[.D46]*1000" office:value-type="float" office:value="1451240052.0579" calcext:value-type="float">
            <text:p>1451240052.0579</text:p>
          </table:table-cell>
          <table:table-cell table:formula="of:=[.E46]*1000" office:value-type="float" office:value="1449286273.69847" calcext:value-type="float">
            <text:p>1449286273.69847</text:p>
          </table:table-cell>
          <table:table-cell table:formula="of:=[.F46]*1000" office:value-type="float" office:value="1448328969.81152" calcext:value-type="float">
            <text:p>1448328969.81152</text:p>
          </table:table-cell>
          <table:table-cell table:number-columns-repeated="2"/>
          <table:table-cell table:formula="of:=ABS([.I46]/[.$L46]-1)" office:value-type="percentage" office:value="0.000437247072828662" calcext:value-type="percentage">
            <text:p>0.0437%</text:p>
          </table:table-cell>
          <table:table-cell table:formula="of:=ABS([.J46]/[.$L46]-1)" office:value-type="percentage" office:value="0.00200995927517633" calcext:value-type="percentage">
            <text:p>0.2010%</text:p>
          </table:table-cell>
          <table:table-cell table:formula="of:=ABS([.K46]/[.$L46]-1)" office:value-type="percentage" office:value="0.000660971303417357" calcext:value-type="percentage">
            <text:p>0.0661%</text:p>
          </table:table-cell>
          <table:table-cell table:formula="of:=[.L46]/[.$L46]-1" office:value-type="percentage" office:value="0" calcext:value-type="percentage">
            <text:p>0.00%</text:p>
          </table:table-cell>
          <table:table-cell/>
          <table:table-cell table:formula="of:=IF([.O46]=MAX([.$O46:.$Q46]) ; &quot;W&quot; ; IF([.O46]=MIN([.$O46:.$Q46]); &quot;B&quot;; &quot;&quot;))" office:value-type="string" office:string-value="B" calcext:value-type="string">
            <text:p>B</text:p>
          </table:table-cell>
          <table:table-cell table:formula="of:=IF([.P46]=MAX([.$O46:.$Q46]) ; &quot;W&quot; ; IF([.P46]=MIN([.$O46:.$Q46]); &quot;B&quot;; &quot;&quot;))" office:value-type="string" office:string-value="W" calcext:value-type="string">
            <text:p>W</text:p>
          </table:table-cell>
          <table:table-cell table:formula="of:=IF([.Q46]=MAX([.$O46:.$Q46]) ; &quot;W&quot; ; IF([.Q46]=MIN([.$O46:.$Q46]); &quot;B&quot;; &quot;&quot;))">
            <text:p/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0.0000001" calcext:value-type="float">
            <text:p>30.0000001</text:p>
          </table:table-cell>
          <table:table-cell office:value-type="float" office:value="0.0147097063195777" calcext:value-type="float">
            <text:p>0.0147097063195777</text:p>
          </table:table-cell>
          <table:table-cell table:number-columns-repeated="2" office:value-type="float" office:value="0.0147097063164014" calcext:value-type="float">
            <text:p>0.0147097063164014</text:p>
          </table:table-cell>
          <table:table-cell office:value-type="float" office:value="0.0146961918091693" calcext:value-type="float">
            <text:p>0.0146961918091693</text:p>
          </table:table-cell>
          <table:table-cell table:number-columns-repeated="2"/>
          <table:table-cell table:formula="of:=[.C47]*1000" office:value-type="float" office:value="14.7097063195777" calcext:value-type="float">
            <text:p>14.7097063195777</text:p>
          </table:table-cell>
          <table:table-cell table:formula="of:=[.D47]*1000" office:value-type="float" office:value="14.7097063164014" calcext:value-type="float">
            <text:p>14.7097063164014</text:p>
          </table:table-cell>
          <table:table-cell table:formula="of:=[.E47]*1000" office:value-type="float" office:value="14.7097063164014" calcext:value-type="float">
            <text:p>14.7097063164014</text:p>
          </table:table-cell>
          <table:table-cell table:formula="of:=[.F47]*1000" office:value-type="float" office:value="14.6961918091693" calcext:value-type="float">
            <text:p>14.6961918091693</text:p>
          </table:table-cell>
          <table:table-cell table:number-columns-repeated="2"/>
          <table:table-cell table:formula="of:=ABS([.I47]/[.$L47]-1)" office:value-type="percentage" office:value="0.000919592679780479" calcext:value-type="percentage">
            <text:p>0.0920%</text:p>
          </table:table-cell>
          <table:table-cell table:formula="of:=ABS([.J47]/[.$L47]-1)" office:value-type="percentage" office:value="0.000919592463653585" calcext:value-type="percentage">
            <text:p>0.0920%</text:p>
          </table:table-cell>
          <table:table-cell table:formula="of:=ABS([.K47]/[.$L47]-1)" office:value-type="percentage" office:value="0.000919592463653585" calcext:value-type="percentage">
            <text:p>0.0920%</text:p>
          </table:table-cell>
          <table:table-cell table:formula="of:=[.L47]/[.$L47]-1" office:value-type="percentage" office:value="0" calcext:value-type="percentage">
            <text:p>0.00%</text:p>
          </table:table-cell>
          <table:table-cell/>
          <table:table-cell table:formula="of:=IF([.O47]=MAX([.$O47:.$Q47]) ; &quot;W&quot; ; IF([.O47]=MIN([.$O47:.$Q47]); &quot;B&quot;; &quot;&quot;))" office:value-type="string" office:string-value="W" calcext:value-type="string">
            <text:p>W</text:p>
          </table:table-cell>
          <table:table-cell table:formula="of:=IF([.P47]=MAX([.$O47:.$Q47]) ; &quot;W&quot; ; IF([.P47]=MIN([.$O47:.$Q47]); &quot;B&quot;; &quot;&quot;))" office:value-type="string" office:string-value="B" calcext:value-type="string">
            <text:p>B</text:p>
          </table:table-cell>
          <table:table-cell table:formula="of:=IF([.Q47]=MAX([.$O47:.$Q47]) ; &quot;W&quot; ; IF([.Q47]=MIN([.$O47:.$Q47]); &quot;B&quot;; &quot;&quot;))" office:value-type="string" office:string-value="B" calcext:value-type="string">
            <text:p>B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146775.124500611" calcext:value-type="float">
            <text:p>146775.124500611</text:p>
          </table:table-cell>
          <table:table-cell office:value-type="float" office:value="146777.505769652" calcext:value-type="float">
            <text:p>146777.505769652</text:p>
          </table:table-cell>
          <table:table-cell office:value-type="float" office:value="146775.681227052" calcext:value-type="float">
            <text:p>146775.681227052</text:p>
          </table:table-cell>
          <table:table-cell office:value-type="float" office:value="146646.997330374" calcext:value-type="float">
            <text:p>146646.997330374</text:p>
          </table:table-cell>
          <table:table-cell table:number-columns-repeated="2"/>
          <table:table-cell table:formula="of:=[.C48]*1000" office:value-type="float" office:value="146775124.500611" calcext:value-type="float">
            <text:p>146775124.500611</text:p>
          </table:table-cell>
          <table:table-cell table:formula="of:=[.D48]*1000" office:value-type="float" office:value="146777505.769652" calcext:value-type="float">
            <text:p>146777505.769652</text:p>
          </table:table-cell>
          <table:table-cell table:formula="of:=[.E48]*1000" office:value-type="float" office:value="146775681.227052" calcext:value-type="float">
            <text:p>146775681.227052</text:p>
          </table:table-cell>
          <table:table-cell table:formula="of:=[.F48]*1000" office:value-type="float" office:value="146646997.330374" calcext:value-type="float">
            <text:p>146646997.330374</text:p>
          </table:table-cell>
          <table:table-cell table:number-columns-repeated="2"/>
          <table:table-cell table:formula="of:=ABS([.I48]/[.$L48]-1)" office:value-type="percentage" office:value="0.000873711515201547" calcext:value-type="percentage">
            <text:p>0.0874%</text:p>
          </table:table-cell>
          <table:table-cell table:formula="of:=ABS([.J48]/[.$L48]-1)" office:value-type="percentage" office:value="0.000889949618157582" calcext:value-type="percentage">
            <text:p>0.0890%</text:p>
          </table:table-cell>
          <table:table-cell table:formula="of:=ABS([.K48]/[.$L48]-1)" office:value-type="percentage" office:value="0.000877507886421158" calcext:value-type="percentage">
            <text:p>0.0878%</text:p>
          </table:table-cell>
          <table:table-cell table:formula="of:=[.L48]/[.$L48]-1" office:value-type="percentage" office:value="0" calcext:value-type="percentage">
            <text:p>0.00%</text:p>
          </table:table-cell>
          <table:table-cell/>
          <table:table-cell table:formula="of:=IF([.O48]=MAX([.$O48:.$Q48]) ; &quot;W&quot; ; IF([.O48]=MIN([.$O48:.$Q48]); &quot;B&quot;; &quot;&quot;))" office:value-type="string" office:string-value="B" calcext:value-type="string">
            <text:p>B</text:p>
          </table:table-cell>
          <table:table-cell table:formula="of:=IF([.P48]=MAX([.$O48:.$Q48]) ; &quot;W&quot; ; IF([.P48]=MIN([.$O48:.$Q48]); &quot;B&quot;; &quot;&quot;))" office:value-type="string" office:string-value="W" calcext:value-type="string">
            <text:p>W</text:p>
          </table:table-cell>
          <table:table-cell table:formula="of:=IF([.Q48]=MAX([.$O48:.$Q48]) ; &quot;W&quot; ; IF([.Q48]=MIN([.$O48:.$Q48]); &quot;B&quot;; &quot;&quot;))">
            <text:p/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435195.72081249" calcext:value-type="float">
            <text:p>1435195.72081249</text:p>
          </table:table-cell>
          <table:table-cell office:value-type="float" office:value="1437389.62703494" calcext:value-type="float">
            <text:p>1437389.62703494</text:p>
          </table:table-cell>
          <table:table-cell office:value-type="float" office:value="1435332.8792701" calcext:value-type="float">
            <text:p>1435332.8792701</text:p>
          </table:table-cell>
          <table:table-cell office:value-type="float" office:value="1434646.773738" calcext:value-type="float">
            <text:p>1434646.773738</text:p>
          </table:table-cell>
          <table:table-cell table:number-columns-repeated="2"/>
          <table:table-cell table:formula="of:=[.C49]*1000" office:value-type="float" office:value="1435195720.81249" calcext:value-type="float">
            <text:p>1435195720.81249</text:p>
          </table:table-cell>
          <table:table-cell table:formula="of:=[.D49]*1000" office:value-type="float" office:value="1437389627.03494" calcext:value-type="float">
            <text:p>1437389627.03494</text:p>
          </table:table-cell>
          <table:table-cell table:formula="of:=[.E49]*1000" office:value-type="float" office:value="1435332879.2701" calcext:value-type="float">
            <text:p>1435332879.2701</text:p>
          </table:table-cell>
          <table:table-cell table:formula="of:=[.F49]*1000" office:value-type="float" office:value="1434646773.738" calcext:value-type="float">
            <text:p>1434646773.738</text:p>
          </table:table-cell>
          <table:table-cell table:number-columns-repeated="2"/>
          <table:table-cell table:formula="of:=ABS([.I49]/[.$L49]-1)" office:value-type="percentage" office:value="0.00038263570137409" calcext:value-type="percentage">
            <text:p>0.0383%</text:p>
          </table:table-cell>
          <table:table-cell table:formula="of:=ABS([.J49]/[.$L49]-1)" office:value-type="percentage" office:value="0.00191186663306464" calcext:value-type="percentage">
            <text:p>0.1912%</text:p>
          </table:table-cell>
          <table:table-cell table:formula="of:=ABS([.K49]/[.$L49]-1)" office:value-type="percentage" office:value="0.000478240041142053" calcext:value-type="percentage">
            <text:p>0.0478%</text:p>
          </table:table-cell>
          <table:table-cell table:formula="of:=[.L49]/[.$L49]-1" office:value-type="percentage" office:value="0" calcext:value-type="percentage">
            <text:p>0.00%</text:p>
          </table:table-cell>
          <table:table-cell/>
          <table:table-cell table:formula="of:=IF([.O49]=MAX([.$O49:.$Q49]) ; &quot;W&quot; ; IF([.O49]=MIN([.$O49:.$Q49]); &quot;B&quot;; &quot;&quot;))" office:value-type="string" office:string-value="B" calcext:value-type="string">
            <text:p>B</text:p>
          </table:table-cell>
          <table:table-cell table:formula="of:=IF([.P49]=MAX([.$O49:.$Q49]) ; &quot;W&quot; ; IF([.P49]=MIN([.$O49:.$Q49]); &quot;B&quot;; &quot;&quot;))" office:value-type="string" office:string-value="W" calcext:value-type="string">
            <text:p>W</text:p>
          </table:table-cell>
          <table:table-cell table:formula="of:=IF([.Q49]=MAX([.$O49:.$Q49]) ; &quot;W&quot; ; IF([.Q49]=MIN([.$O49:.$Q49]); &quot;B&quot;; &quot;&quot;))">
            <text:p/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2.0000001" calcext:value-type="float">
            <text:p>32.0000001</text:p>
          </table:table-cell>
          <table:table-cell office:value-type="float" office:value="0.0145796251036015" calcext:value-type="float">
            <text:p>0.0145796251036015</text:p>
          </table:table-cell>
          <table:table-cell table:number-columns-repeated="2" office:value-type="float" office:value="0.0145796251002757" calcext:value-type="float">
            <text:p>0.0145796251002757</text:p>
          </table:table-cell>
          <table:table-cell office:value-type="float" office:value="0.0145687268244086" calcext:value-type="float">
            <text:p>0.0145687268244086</text:p>
          </table:table-cell>
          <table:table-cell table:number-columns-repeated="2"/>
          <table:table-cell table:formula="of:=[.C50]*1000" office:value-type="float" office:value="14.5796251036015" calcext:value-type="float">
            <text:p>14.5796251036015</text:p>
          </table:table-cell>
          <table:table-cell table:formula="of:=[.D50]*1000" office:value-type="float" office:value="14.5796251002757" calcext:value-type="float">
            <text:p>14.5796251002757</text:p>
          </table:table-cell>
          <table:table-cell table:formula="of:=[.E50]*1000" office:value-type="float" office:value="14.5796251002757" calcext:value-type="float">
            <text:p>14.5796251002757</text:p>
          </table:table-cell>
          <table:table-cell table:formula="of:=[.F50]*1000" office:value-type="float" office:value="14.5687268244086" calcext:value-type="float">
            <text:p>14.5687268244086</text:p>
          </table:table-cell>
          <table:table-cell table:number-columns-repeated="2"/>
          <table:table-cell table:formula="of:=ABS([.I50]/[.$L50]-1)" office:value-type="percentage" office:value="0.000748059821854996" calcext:value-type="percentage">
            <text:p>0.0748%</text:p>
          </table:table-cell>
          <table:table-cell table:formula="of:=ABS([.J50]/[.$L50]-1)" office:value-type="percentage" office:value="0.000748059593568717" calcext:value-type="percentage">
            <text:p>0.0748%</text:p>
          </table:table-cell>
          <table:table-cell table:formula="of:=ABS([.K50]/[.$L50]-1)" office:value-type="percentage" office:value="0.000748059593568717" calcext:value-type="percentage">
            <text:p>0.0748%</text:p>
          </table:table-cell>
          <table:table-cell table:formula="of:=[.L50]/[.$L50]-1" office:value-type="percentage" office:value="0" calcext:value-type="percentage">
            <text:p>0.00%</text:p>
          </table:table-cell>
          <table:table-cell/>
          <table:table-cell table:formula="of:=IF([.O50]=MAX([.$O50:.$Q50]) ; &quot;W&quot; ; IF([.O50]=MIN([.$O50:.$Q50]); &quot;B&quot;; &quot;&quot;))" office:value-type="string" office:string-value="W" calcext:value-type="string">
            <text:p>W</text:p>
          </table:table-cell>
          <table:table-cell table:formula="of:=IF([.P50]=MAX([.$O50:.$Q50]) ; &quot;W&quot; ; IF([.P50]=MIN([.$O50:.$Q50]); &quot;B&quot;; &quot;&quot;))" office:value-type="string" office:string-value="B" calcext:value-type="string">
            <text:p>B</text:p>
          </table:table-cell>
          <table:table-cell table:formula="of:=IF([.Q50]=MAX([.$O50:.$Q50]) ; &quot;W&quot; ; IF([.Q50]=MIN([.$O50:.$Q50]); &quot;B&quot;; &quot;&quot;))" office:value-type="string" office:string-value="B" calcext:value-type="string">
            <text:p>B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145459.581258291" calcext:value-type="float">
            <text:p>145459.581258291</text:p>
          </table:table-cell>
          <table:table-cell office:value-type="float" office:value="145461.883422421" calcext:value-type="float">
            <text:p>145461.883422421</text:p>
          </table:table-cell>
          <table:table-cell office:value-type="float" office:value="145459.96005828" calcext:value-type="float">
            <text:p>145459.96005828</text:p>
          </table:table-cell>
          <table:table-cell office:value-type="float" office:value="145357.654059702" calcext:value-type="float">
            <text:p>145357.654059702</text:p>
          </table:table-cell>
          <table:table-cell table:number-columns-repeated="2"/>
          <table:table-cell table:formula="of:=[.C51]*1000" office:value-type="float" office:value="145459581.258291" calcext:value-type="float">
            <text:p>145459581.258291</text:p>
          </table:table-cell>
          <table:table-cell table:formula="of:=[.D51]*1000" office:value-type="float" office:value="145461883.422421" calcext:value-type="float">
            <text:p>145461883.422421</text:p>
          </table:table-cell>
          <table:table-cell table:formula="of:=[.E51]*1000" office:value-type="float" office:value="145459960.05828" calcext:value-type="float">
            <text:p>145459960.05828</text:p>
          </table:table-cell>
          <table:table-cell table:formula="of:=[.F51]*1000" office:value-type="float" office:value="145357654.059702" calcext:value-type="float">
            <text:p>145357654.059702</text:p>
          </table:table-cell>
          <table:table-cell table:number-columns-repeated="2"/>
          <table:table-cell table:formula="of:=ABS([.I51]/[.$L51]-1)" office:value-type="percentage" office:value="0.000701216590541787" calcext:value-type="percentage">
            <text:p>0.0701%</text:p>
          </table:table-cell>
          <table:table-cell table:formula="of:=ABS([.J51]/[.$L51]-1)" office:value-type="percentage" office:value="0.000717054519030036" calcext:value-type="percentage">
            <text:p>0.0717%</text:p>
          </table:table-cell>
          <table:table-cell table:formula="of:=ABS([.K51]/[.$L51]-1)" office:value-type="percentage" office:value="0.000703822576389124" calcext:value-type="percentage">
            <text:p>0.0704%</text:p>
          </table:table-cell>
          <table:table-cell table:formula="of:=[.L51]/[.$L51]-1" office:value-type="percentage" office:value="0" calcext:value-type="percentage">
            <text:p>0.00%</text:p>
          </table:table-cell>
          <table:table-cell/>
          <table:table-cell table:formula="of:=IF([.O51]=MAX([.$O51:.$Q51]) ; &quot;W&quot; ; IF([.O51]=MIN([.$O51:.$Q51]); &quot;B&quot;; &quot;&quot;))" office:value-type="string" office:string-value="B" calcext:value-type="string">
            <text:p>B</text:p>
          </table:table-cell>
          <table:table-cell table:formula="of:=IF([.P51]=MAX([.$O51:.$Q51]) ; &quot;W&quot; ; IF([.P51]=MIN([.$O51:.$Q51]); &quot;B&quot;; &quot;&quot;))" office:value-type="string" office:string-value="W" calcext:value-type="string">
            <text:p>W</text:p>
          </table:table-cell>
          <table:table-cell table:formula="of:=IF([.Q51]=MAX([.$O51:.$Q51]) ; &quot;W&quot; ; IF([.Q51]=MIN([.$O51:.$Q51]); &quot;B&quot;; &quot;&quot;))">
            <text:p/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2" calcext:value-type="float">
            <text:p>42</text:p>
          </table:table-cell>
          <table:table-cell office:value-type="float" office:value="1420936.17715244" calcext:value-type="float">
            <text:p>1420936.17715244</text:p>
          </table:table-cell>
          <table:table-cell office:value-type="float" office:value="1423042.53838595" calcext:value-type="float">
            <text:p>1423042.53838595</text:p>
          </table:table-cell>
          <table:table-cell office:value-type="float" office:value="1420880.30342289" calcext:value-type="float">
            <text:p>1420880.30342289</text:p>
          </table:table-cell>
          <table:table-cell office:value-type="float" office:value="1420471.75711606" calcext:value-type="float">
            <text:p>1420471.75711606</text:p>
          </table:table-cell>
          <table:table-cell table:number-columns-repeated="2"/>
          <table:table-cell table:formula="of:=[.C52]*1000" office:value-type="float" office:value="1420936177.15244" calcext:value-type="float">
            <text:p>1420936177.15244</text:p>
          </table:table-cell>
          <table:table-cell table:formula="of:=[.D52]*1000" office:value-type="float" office:value="1423042538.38595" calcext:value-type="float">
            <text:p>1423042538.38595</text:p>
          </table:table-cell>
          <table:table-cell table:formula="of:=[.E52]*1000" office:value-type="float" office:value="1420880303.42289" calcext:value-type="float">
            <text:p>1420880303.42289</text:p>
          </table:table-cell>
          <table:table-cell table:formula="of:=[.F52]*1000" office:value-type="float" office:value="1420471757.11606" calcext:value-type="float">
            <text:p>1420471757.11606</text:p>
          </table:table-cell>
          <table:table-cell table:number-columns-repeated="2"/>
          <table:table-cell table:formula="of:=ABS([.I52]/[.$L52]-1)" office:value-type="percentage" office:value="0.000326947743983341" calcext:value-type="percentage">
            <text:p>0.0327%</text:p>
          </table:table-cell>
          <table:table-cell table:formula="of:=ABS([.J52]/[.$L52]-1)" office:value-type="percentage" office:value="0.00180980808454012" calcext:value-type="percentage">
            <text:p>0.1810%</text:p>
          </table:table-cell>
          <table:table-cell table:formula="of:=ABS([.K52]/[.$L52]-1)" office:value-type="percentage" office:value="0.00028761311500114" calcext:value-type="percentage">
            <text:p>0.0288%</text:p>
          </table:table-cell>
          <table:table-cell table:formula="of:=[.L52]/[.$L52]-1" office:value-type="percentage" office:value="0" calcext:value-type="percentage">
            <text:p>0.00%</text:p>
          </table:table-cell>
          <table:table-cell/>
          <table:table-cell table:formula="of:=IF([.O52]=MAX([.$O52:.$Q52]) ; &quot;W&quot; ; IF([.O52]=MIN([.$O52:.$Q52]); &quot;B&quot;; &quot;&quot;))">
            <text:p/>
          </table:table-cell>
          <table:table-cell table:formula="of:=IF([.P52]=MAX([.$O52:.$Q52]) ; &quot;W&quot; ; IF([.P52]=MIN([.$O52:.$Q52]); &quot;B&quot;; &quot;&quot;))" office:value-type="string" office:string-value="W" calcext:value-type="string">
            <text:p>W</text:p>
          </table:table-cell>
          <table:table-cell table:formula="of:=IF([.Q52]=MAX([.$O52:.$Q52]) ; &quot;W&quot; ; IF([.Q52]=MIN([.$O52:.$Q52]); &quot;B&quot;; &quot;&quot;))" office:value-type="string" office:string-value="B" calcext:value-type="string">
            <text:p>B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4.0000001" calcext:value-type="float">
            <text:p>34.0000001</text:p>
          </table:table-cell>
          <table:table-cell office:value-type="float" office:value="0.014443802961796" calcext:value-type="float">
            <text:p>0.014443802961796</text:p>
          </table:table-cell>
          <table:table-cell table:number-columns-repeated="2" office:value-type="float" office:value="0.0144438029583328" calcext:value-type="float">
            <text:p>0.0144438029583328</text:p>
          </table:table-cell>
          <table:table-cell office:value-type="float" office:value="0.0144356040949109" calcext:value-type="float">
            <text:p>0.0144356040949109</text:p>
          </table:table-cell>
          <table:table-cell table:number-columns-repeated="2"/>
          <table:table-cell table:formula="of:=[.C53]*1000" office:value-type="float" office:value="14.443802961796" calcext:value-type="float">
            <text:p>14.443802961796</text:p>
          </table:table-cell>
          <table:table-cell table:formula="of:=[.D53]*1000" office:value-type="float" office:value="14.4438029583328" calcext:value-type="float">
            <text:p>14.4438029583328</text:p>
          </table:table-cell>
          <table:table-cell table:formula="of:=[.E53]*1000" office:value-type="float" office:value="14.4438029583328" calcext:value-type="float">
            <text:p>14.4438029583328</text:p>
          </table:table-cell>
          <table:table-cell table:formula="of:=[.F53]*1000" office:value-type="float" office:value="14.4356040949109" calcext:value-type="float">
            <text:p>14.4356040949109</text:p>
          </table:table-cell>
          <table:table-cell table:number-columns-repeated="2"/>
          <table:table-cell table:formula="of:=ABS([.I53]/[.$L53]-1)" office:value-type="percentage" office:value="0.000567961467437428" calcext:value-type="percentage">
            <text:p>0.0568%</text:p>
          </table:table-cell>
          <table:table-cell table:formula="of:=ABS([.J53]/[.$L53]-1)" office:value-type="percentage" office:value="0.000567961227533775" calcext:value-type="percentage">
            <text:p>0.0568%</text:p>
          </table:table-cell>
          <table:table-cell table:formula="of:=ABS([.K53]/[.$L53]-1)" office:value-type="percentage" office:value="0.000567961227533775" calcext:value-type="percentage">
            <text:p>0.0568%</text:p>
          </table:table-cell>
          <table:table-cell table:formula="of:=[.L53]/[.$L53]-1" office:value-type="percentage" office:value="0" calcext:value-type="percentage">
            <text:p>0.00%</text:p>
          </table:table-cell>
          <table:table-cell/>
          <table:table-cell table:formula="of:=IF([.O53]=MAX([.$O53:.$Q53]) ; &quot;W&quot; ; IF([.O53]=MIN([.$O53:.$Q53]); &quot;B&quot;; &quot;&quot;))" office:value-type="string" office:string-value="W" calcext:value-type="string">
            <text:p>W</text:p>
          </table:table-cell>
          <table:table-cell table:formula="of:=IF([.P53]=MAX([.$O53:.$Q53]) ; &quot;W&quot; ; IF([.P53]=MIN([.$O53:.$Q53]); &quot;B&quot;; &quot;&quot;))" office:value-type="string" office:string-value="B" calcext:value-type="string">
            <text:p>B</text:p>
          </table:table-cell>
          <table:table-cell table:formula="of:=IF([.Q53]=MAX([.$O53:.$Q53]) ; &quot;W&quot; ; IF([.Q53]=MIN([.$O53:.$Q53]); &quot;B&quot;; &quot;&quot;))" office:value-type="string" office:string-value="B" calcext:value-type="string">
            <text:p>B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144087.871051736" calcext:value-type="float">
            <text:p>144087.871051736</text:p>
          </table:table-cell>
          <table:table-cell office:value-type="float" office:value="144090.0901694" calcext:value-type="float">
            <text:p>144090.0901694</text:p>
          </table:table-cell>
          <table:table-cell office:value-type="float" office:value="144088.064851814" calcext:value-type="float">
            <text:p>144088.064851814</text:p>
          </table:table-cell>
          <table:table-cell office:value-type="float" office:value="144012.943772007" calcext:value-type="float">
            <text:p>144012.943772007</text:p>
          </table:table-cell>
          <table:table-cell table:number-columns-repeated="2"/>
          <table:table-cell table:formula="of:=[.C54]*1000" office:value-type="float" office:value="144087871.051736" calcext:value-type="float">
            <text:p>144087871.051736</text:p>
          </table:table-cell>
          <table:table-cell table:formula="of:=[.D54]*1000" office:value-type="float" office:value="144090090.1694" calcext:value-type="float">
            <text:p>144090090.1694</text:p>
          </table:table-cell>
          <table:table-cell table:formula="of:=[.E54]*1000" office:value-type="float" office:value="144088064.851814" calcext:value-type="float">
            <text:p>144088064.851814</text:p>
          </table:table-cell>
          <table:table-cell table:formula="of:=[.F54]*1000" office:value-type="float" office:value="144012943.772007" calcext:value-type="float">
            <text:p>144012943.772007</text:p>
          </table:table-cell>
          <table:table-cell table:number-columns-repeated="2"/>
          <table:table-cell table:formula="of:=ABS([.I54]/[.$L54]-1)" office:value-type="percentage" office:value="0.000520281564742708" calcext:value-type="percentage">
            <text:p>0.0520%</text:p>
          </table:table-cell>
          <table:table-cell table:formula="of:=ABS([.J54]/[.$L54]-1)" office:value-type="percentage" office:value="0.000535690718990622" calcext:value-type="percentage">
            <text:p>0.0536%</text:p>
          </table:table-cell>
          <table:table-cell table:formula="of:=ABS([.K54]/[.$L54]-1)" office:value-type="percentage" office:value="0.000521627277660031" calcext:value-type="percentage">
            <text:p>0.0522%</text:p>
          </table:table-cell>
          <table:table-cell table:formula="of:=[.L54]/[.$L54]-1" office:value-type="percentage" office:value="0" calcext:value-type="percentage">
            <text:p>0.00%</text:p>
          </table:table-cell>
          <table:table-cell/>
          <table:table-cell table:formula="of:=IF([.O54]=MAX([.$O54:.$Q54]) ; &quot;W&quot; ; IF([.O54]=MIN([.$O54:.$Q54]); &quot;B&quot;; &quot;&quot;))" office:value-type="string" office:string-value="B" calcext:value-type="string">
            <text:p>B</text:p>
          </table:table-cell>
          <table:table-cell table:formula="of:=IF([.P54]=MAX([.$O54:.$Q54]) ; &quot;W&quot; ; IF([.P54]=MIN([.$O54:.$Q54]); &quot;B&quot;; &quot;&quot;))" office:value-type="string" office:string-value="W" calcext:value-type="string">
            <text:p>W</text:p>
          </table:table-cell>
          <table:table-cell table:formula="of:=IF([.Q54]=MAX([.$O54:.$Q54]) ; &quot;W&quot; ; IF([.Q54]=MIN([.$O54:.$Q54]); &quot;B&quot;; &quot;&quot;))">
            <text:p/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4" calcext:value-type="float">
            <text:p>44</text:p>
          </table:table-cell>
          <table:table-cell office:value-type="float" office:value="1406239.16900984" calcext:value-type="float">
            <text:p>1406239.16900984</text:p>
          </table:table-cell>
          <table:table-cell office:value-type="float" office:value="1408254.59502534" calcext:value-type="float">
            <text:p>1408254.59502534</text:p>
          </table:table-cell>
          <table:table-cell office:value-type="float" office:value="1405984.84135904" calcext:value-type="float">
            <text:p>1405984.84135904</text:p>
          </table:table-cell>
          <table:table-cell office:value-type="float" office:value="1405858.88433037" calcext:value-type="float">
            <text:p>1405858.88433037</text:p>
          </table:table-cell>
          <table:table-cell table:number-columns-repeated="2"/>
          <table:table-cell table:formula="of:=[.C55]*1000" office:value-type="float" office:value="1406239169.00984" calcext:value-type="float">
            <text:p>1406239169.00984</text:p>
          </table:table-cell>
          <table:table-cell table:formula="of:=[.D55]*1000" office:value-type="float" office:value="1408254595.02534" calcext:value-type="float">
            <text:p>1408254595.02534</text:p>
          </table:table-cell>
          <table:table-cell table:formula="of:=[.E55]*1000" office:value-type="float" office:value="1405984841.35904" calcext:value-type="float">
            <text:p>1405984841.35904</text:p>
          </table:table-cell>
          <table:table-cell table:formula="of:=[.F55]*1000" office:value-type="float" office:value="1405858884.33037" calcext:value-type="float">
            <text:p>1405858884.33037</text:p>
          </table:table-cell>
          <table:table-cell table:number-columns-repeated="2"/>
          <table:table-cell table:formula="of:=ABS([.I55]/[.$L55]-1)" office:value-type="percentage" office:value="0.000270499894203136" calcext:value-type="percentage">
            <text:p>0.0270%</text:p>
          </table:table-cell>
          <table:table-cell table:formula="of:=ABS([.J55]/[.$L55]-1)" office:value-type="percentage" office:value="0.00170409044725472" calcext:value-type="percentage">
            <text:p>0.1704%</text:p>
          </table:table-cell>
          <table:table-cell table:formula="of:=ABS([.K55]/[.$L55]-1)" office:value-type="percentage" office:value="0.0000895943611960437" calcext:value-type="percentage">
            <text:p>0.0090%</text:p>
          </table:table-cell>
          <table:table-cell table:formula="of:=[.L55]/[.$L55]-1" office:value-type="percentage" office:value="0" calcext:value-type="percentage">
            <text:p>0.00%</text:p>
          </table:table-cell>
          <table:table-cell/>
          <table:table-cell table:formula="of:=IF([.O55]=MAX([.$O55:.$Q55]) ; &quot;W&quot; ; IF([.O55]=MIN([.$O55:.$Q55]); &quot;B&quot;; &quot;&quot;))">
            <text:p/>
          </table:table-cell>
          <table:table-cell table:formula="of:=IF([.P55]=MAX([.$O55:.$Q55]) ; &quot;W&quot; ; IF([.P55]=MIN([.$O55:.$Q55]); &quot;B&quot;; &quot;&quot;))" office:value-type="string" office:string-value="W" calcext:value-type="string">
            <text:p>W</text:p>
          </table:table-cell>
          <table:table-cell table:formula="of:=IF([.Q55]=MAX([.$O55:.$Q55]) ; &quot;W&quot; ; IF([.Q55]=MIN([.$O55:.$Q55]); &quot;B&quot;; &quot;&quot;))" office:value-type="string" office:string-value="B" calcext:value-type="string">
            <text:p>B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6.0000001" calcext:value-type="float">
            <text:p>36.0000001</text:p>
          </table:table-cell>
          <table:table-cell office:value-type="float" office:value="0.0143027477313468" calcext:value-type="float">
            <text:p>0.0143027477313468</text:p>
          </table:table-cell>
          <table:table-cell table:number-columns-repeated="2" office:value-type="float" office:value="0.0143027477277594" calcext:value-type="float">
            <text:p>0.0143027477277594</text:p>
          </table:table-cell>
          <table:table-cell office:value-type="float" office:value="0.0142973206079584" calcext:value-type="float">
            <text:p>0.0142973206079584</text:p>
          </table:table-cell>
          <table:table-cell table:number-columns-repeated="2"/>
          <table:table-cell table:formula="of:=[.C56]*1000" office:value-type="float" office:value="14.3027477313468" calcext:value-type="float">
            <text:p>14.3027477313468</text:p>
          </table:table-cell>
          <table:table-cell table:formula="of:=[.D56]*1000" office:value-type="float" office:value="14.3027477277594" calcext:value-type="float">
            <text:p>14.3027477277594</text:p>
          </table:table-cell>
          <table:table-cell table:formula="of:=[.E56]*1000" office:value-type="float" office:value="14.3027477277594" calcext:value-type="float">
            <text:p>14.3027477277594</text:p>
          </table:table-cell>
          <table:table-cell table:formula="of:=[.F56]*1000" office:value-type="float" office:value="14.2973206079584" calcext:value-type="float">
            <text:p>14.2973206079584</text:p>
          </table:table-cell>
          <table:table-cell table:number-columns-repeated="2"/>
          <table:table-cell table:formula="of:=ABS([.I56]/[.$L56]-1)" office:value-type="percentage" office:value="0.000379590241921246" calcext:value-type="percentage">
            <text:p>0.0380%</text:p>
          </table:table-cell>
          <table:table-cell table:formula="of:=ABS([.J56]/[.$L56]-1)" office:value-type="percentage" office:value="0.000379589991010398" calcext:value-type="percentage">
            <text:p>0.0380%</text:p>
          </table:table-cell>
          <table:table-cell table:formula="of:=ABS([.K56]/[.$L56]-1)" office:value-type="percentage" office:value="0.000379589991010398" calcext:value-type="percentage">
            <text:p>0.0380%</text:p>
          </table:table-cell>
          <table:table-cell table:formula="of:=[.L56]/[.$L56]-1" office:value-type="percentage" office:value="0" calcext:value-type="percentage">
            <text:p>0.00%</text:p>
          </table:table-cell>
          <table:table-cell/>
          <table:table-cell table:formula="of:=IF([.O56]=MAX([.$O56:.$Q56]) ; &quot;W&quot; ; IF([.O56]=MIN([.$O56:.$Q56]); &quot;B&quot;; &quot;&quot;))" office:value-type="string" office:string-value="W" calcext:value-type="string">
            <text:p>W</text:p>
          </table:table-cell>
          <table:table-cell table:formula="of:=IF([.P56]=MAX([.$O56:.$Q56]) ; &quot;W&quot; ; IF([.P56]=MIN([.$O56:.$Q56]); &quot;B&quot;; &quot;&quot;))" office:value-type="string" office:string-value="B" calcext:value-type="string">
            <text:p>B</text:p>
          </table:table-cell>
          <table:table-cell table:formula="of:=IF([.Q56]=MAX([.$O56:.$Q56]) ; &quot;W&quot; ; IF([.Q56]=MIN([.$O56:.$Q56]); &quot;B&quot;; &quot;&quot;))" office:value-type="string" office:string-value="B" calcext:value-type="string">
            <text:p>B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142665.155461844" calcext:value-type="float">
            <text:p>142665.155461844</text:p>
          </table:table-cell>
          <table:table-cell office:value-type="float" office:value="142667.287819033" calcext:value-type="float">
            <text:p>142667.287819033</text:p>
          </table:table-cell>
          <table:table-cell office:value-type="float" office:value="142665.157895343" calcext:value-type="float">
            <text:p>142665.157895343</text:p>
          </table:table-cell>
          <table:table-cell office:value-type="float" office:value="142617.89549087" calcext:value-type="float">
            <text:p>142617.89549087</text:p>
          </table:table-cell>
          <table:table-cell table:number-columns-repeated="2"/>
          <table:table-cell table:formula="of:=[.C57]*1000" office:value-type="float" office:value="142665155.461844" calcext:value-type="float">
            <text:p>142665155.461844</text:p>
          </table:table-cell>
          <table:table-cell table:formula="of:=[.D57]*1000" office:value-type="float" office:value="142667287.819033" calcext:value-type="float">
            <text:p>142667287.819033</text:p>
          </table:table-cell>
          <table:table-cell table:formula="of:=[.E57]*1000" office:value-type="float" office:value="142665157.895343" calcext:value-type="float">
            <text:p>142665157.895343</text:p>
          </table:table-cell>
          <table:table-cell table:formula="of:=[.F57]*1000" office:value-type="float" office:value="142617895.49087" calcext:value-type="float">
            <text:p>142617895.49087</text:p>
          </table:table-cell>
          <table:table-cell table:number-columns-repeated="2"/>
          <table:table-cell table:formula="of:=ABS([.I57]/[.$L57]-1)" office:value-type="percentage" office:value="0.000331374760587311" calcext:value-type="percentage">
            <text:p>0.0331%</text:p>
          </table:table-cell>
          <table:table-cell table:formula="of:=ABS([.J57]/[.$L57]-1)" office:value-type="percentage" office:value="0.000346326300729727" calcext:value-type="percentage">
            <text:p>0.0346%</text:p>
          </table:table-cell>
          <table:table-cell table:formula="of:=ABS([.K57]/[.$L57]-1)" office:value-type="percentage" office:value="0.000331391823660265" calcext:value-type="percentage">
            <text:p>0.0331%</text:p>
          </table:table-cell>
          <table:table-cell table:formula="of:=[.L57]/[.$L57]-1" office:value-type="percentage" office:value="0" calcext:value-type="percentage">
            <text:p>0.00%</text:p>
          </table:table-cell>
          <table:table-cell/>
          <table:table-cell table:formula="of:=IF([.O57]=MAX([.$O57:.$Q57]) ; &quot;W&quot; ; IF([.O57]=MIN([.$O57:.$Q57]); &quot;B&quot;; &quot;&quot;))" office:value-type="string" office:string-value="B" calcext:value-type="string">
            <text:p>B</text:p>
          </table:table-cell>
          <table:table-cell table:formula="of:=IF([.P57]=MAX([.$O57:.$Q57]) ; &quot;W&quot; ; IF([.P57]=MIN([.$O57:.$Q57]); &quot;B&quot;; &quot;&quot;))" office:value-type="string" office:string-value="W" calcext:value-type="string">
            <text:p>W</text:p>
          </table:table-cell>
          <table:table-cell table:formula="of:=IF([.Q57]=MAX([.$O57:.$Q57]) ; &quot;W&quot; ; IF([.Q57]=MIN([.$O57:.$Q57]); &quot;B&quot;; &quot;&quot;))">
            <text:p/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6" calcext:value-type="float">
            <text:p>46</text:p>
          </table:table-cell>
          <table:table-cell office:value-type="float" office:value="1391163.58929405" calcext:value-type="float">
            <text:p>1391163.58929405</text:p>
          </table:table-cell>
          <table:table-cell office:value-type="float" office:value="1393084.97114482" calcext:value-type="float">
            <text:p>1393084.97114482</text:p>
          </table:table-cell>
          <table:table-cell office:value-type="float" office:value="1390706.15427467" calcext:value-type="float">
            <text:p>1390706.15427467</text:p>
          </table:table-cell>
          <table:table-cell office:value-type="float" office:value="1390866.48292805" calcext:value-type="float">
            <text:p>1390866.48292805</text:p>
          </table:table-cell>
          <table:table-cell table:number-columns-repeated="2"/>
          <table:table-cell table:formula="of:=[.C58]*1000" office:value-type="float" office:value="1391163589.29405" calcext:value-type="float">
            <text:p>1391163589.29405</text:p>
          </table:table-cell>
          <table:table-cell table:formula="of:=[.D58]*1000" office:value-type="float" office:value="1393084971.14482" calcext:value-type="float">
            <text:p>1393084971.14482</text:p>
          </table:table-cell>
          <table:table-cell table:formula="of:=[.E58]*1000" office:value-type="float" office:value="1390706154.27467" calcext:value-type="float">
            <text:p>1390706154.27467</text:p>
          </table:table-cell>
          <table:table-cell table:formula="of:=[.F58]*1000" office:value-type="float" office:value="1390866482.92805" calcext:value-type="float">
            <text:p>1390866482.92805</text:p>
          </table:table-cell>
          <table:table-cell table:number-columns-repeated="2"/>
          <table:table-cell table:formula="of:=ABS([.I58]/[.$L58]-1)" office:value-type="percentage" office:value="0.000213612427685916" calcext:value-type="percentage">
            <text:p>0.0214%</text:p>
          </table:table-cell>
          <table:table-cell table:formula="of:=ABS([.J58]/[.$L58]-1)" office:value-type="percentage" office:value="0.00159504038957148" calcext:value-type="percentage">
            <text:p>0.1595%</text:p>
          </table:table-cell>
          <table:table-cell table:formula="of:=ABS([.K58]/[.$L58]-1)" office:value-type="percentage" office:value="0.000115272497645647" calcext:value-type="percentage">
            <text:p>0.0115%</text:p>
          </table:table-cell>
          <table:table-cell table:formula="of:=[.L58]/[.$L58]-1" office:value-type="percentage" office:value="0" calcext:value-type="percentage">
            <text:p>0.00%</text:p>
          </table:table-cell>
          <table:table-cell/>
          <table:table-cell table:formula="of:=IF([.O58]=MAX([.$O58:.$Q58]) ; &quot;W&quot; ; IF([.O58]=MIN([.$O58:.$Q58]); &quot;B&quot;; &quot;&quot;))">
            <text:p/>
          </table:table-cell>
          <table:table-cell table:formula="of:=IF([.P58]=MAX([.$O58:.$Q58]) ; &quot;W&quot; ; IF([.P58]=MIN([.$O58:.$Q58]); &quot;B&quot;; &quot;&quot;))" office:value-type="string" office:string-value="W" calcext:value-type="string">
            <text:p>W</text:p>
          </table:table-cell>
          <table:table-cell table:formula="of:=IF([.Q58]=MAX([.$O58:.$Q58]) ; &quot;W&quot; ; IF([.Q58]=MIN([.$O58:.$Q58]); &quot;B&quot;; &quot;&quot;))" office:value-type="string" office:string-value="B" calcext:value-type="string">
            <text:p>B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8.0000001" calcext:value-type="float">
            <text:p>38.0000001</text:p>
          </table:table-cell>
          <table:table-cell office:value-type="float" office:value="0.0141570007060728" calcext:value-type="float">
            <text:p>0.0141570007060728</text:p>
          </table:table-cell>
          <table:table-cell table:number-columns-repeated="2" office:value-type="float" office:value="0.0141570007023752" calcext:value-type="float">
            <text:p>0.0141570007023752</text:p>
          </table:table-cell>
          <table:table-cell office:value-type="float" office:value="0.0141544011630215" calcext:value-type="float">
            <text:p>0.0141544011630215</text:p>
          </table:table-cell>
          <table:table-cell table:number-columns-repeated="2"/>
          <table:table-cell table:formula="of:=[.C59]*1000" office:value-type="float" office:value="14.1570007060728" calcext:value-type="float">
            <text:p>14.1570007060728</text:p>
          </table:table-cell>
          <table:table-cell table:formula="of:=[.D59]*1000" office:value-type="float" office:value="14.1570007023752" calcext:value-type="float">
            <text:p>14.1570007023752</text:p>
          </table:table-cell>
          <table:table-cell table:formula="of:=[.E59]*1000" office:value-type="float" office:value="14.1570007023752" calcext:value-type="float">
            <text:p>14.1570007023752</text:p>
          </table:table-cell>
          <table:table-cell table:formula="of:=[.F59]*1000" office:value-type="float" office:value="14.1544011630215" calcext:value-type="float">
            <text:p>14.1544011630215</text:p>
          </table:table-cell>
          <table:table-cell table:number-columns-repeated="2"/>
          <table:table-cell table:formula="of:=ABS([.I59]/[.$L59]-1)" office:value-type="percentage" office:value="0.000183656166117041" calcext:value-type="percentage">
            <text:p>0.0184%</text:p>
          </table:table-cell>
          <table:table-cell table:formula="of:=ABS([.J59]/[.$L59]-1)" office:value-type="percentage" office:value="0.000183655904883562" calcext:value-type="percentage">
            <text:p>0.0184%</text:p>
          </table:table-cell>
          <table:table-cell table:formula="of:=ABS([.K59]/[.$L59]-1)" office:value-type="percentage" office:value="0.000183655904883562" calcext:value-type="percentage">
            <text:p>0.0184%</text:p>
          </table:table-cell>
          <table:table-cell table:formula="of:=[.L59]/[.$L59]-1" office:value-type="percentage" office:value="0" calcext:value-type="percentage">
            <text:p>0.00%</text:p>
          </table:table-cell>
          <table:table-cell/>
          <table:table-cell table:formula="of:=IF([.O59]=MAX([.$O59:.$Q59]) ; &quot;W&quot; ; IF([.O59]=MIN([.$O59:.$Q59]); &quot;B&quot;; &quot;&quot;))" office:value-type="string" office:string-value="W" calcext:value-type="string">
            <text:p>W</text:p>
          </table:table-cell>
          <table:table-cell table:formula="of:=IF([.P59]=MAX([.$O59:.$Q59]) ; &quot;W&quot; ; IF([.P59]=MIN([.$O59:.$Q59]); &quot;B&quot;; &quot;&quot;))" office:value-type="string" office:string-value="B" calcext:value-type="string">
            <text:p>B</text:p>
          </table:table-cell>
          <table:table-cell table:formula="of:=IF([.Q59]=MAX([.$O59:.$Q59]) ; &quot;W&quot; ; IF([.Q59]=MIN([.$O59:.$Q59]); &quot;B&quot;; &quot;&quot;))" office:value-type="string" office:string-value="B" calcext:value-type="string">
            <text:p>B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141196.931110849" calcext:value-type="float">
            <text:p>141196.931110849</text:p>
          </table:table-cell>
          <table:table-cell office:value-type="float" office:value="141198.973243792" calcext:value-type="float">
            <text:p>141198.973243792</text:p>
          </table:table-cell>
          <table:table-cell office:value-type="float" office:value="141196.736544512" calcext:value-type="float">
            <text:p>141196.736544512</text:p>
          </table:table-cell>
          <table:table-cell office:value-type="float" office:value="141177.872141735" calcext:value-type="float">
            <text:p>141177.872141735</text:p>
          </table:table-cell>
          <table:table-cell table:number-columns-repeated="2"/>
          <table:table-cell table:formula="of:=[.C60]*1000" office:value-type="float" office:value="141196931.110849" calcext:value-type="float">
            <text:p>141196931.110849</text:p>
          </table:table-cell>
          <table:table-cell table:formula="of:=[.D60]*1000" office:value-type="float" office:value="141198973.243792" calcext:value-type="float">
            <text:p>141198973.243792</text:p>
          </table:table-cell>
          <table:table-cell table:formula="of:=[.E60]*1000" office:value-type="float" office:value="141196736.544512" calcext:value-type="float">
            <text:p>141196736.544512</text:p>
          </table:table-cell>
          <table:table-cell table:formula="of:=[.F60]*1000" office:value-type="float" office:value="141177872.141735" calcext:value-type="float">
            <text:p>141177872.141735</text:p>
          </table:table-cell>
          <table:table-cell table:number-columns-repeated="2"/>
          <table:table-cell table:formula="of:=ABS([.I60]/[.$L60]-1)" office:value-type="percentage" office:value="0.000134999690992066" calcext:value-type="percentage">
            <text:p>0.0135%</text:p>
          </table:table-cell>
          <table:table-cell table:formula="of:=ABS([.J60]/[.$L60]-1)" office:value-type="percentage" office:value="0.000149464655729847" calcext:value-type="percentage">
            <text:p>0.0149%</text:p>
          </table:table-cell>
          <table:table-cell table:formula="of:=ABS([.K60]/[.$L60]-1)" office:value-type="percentage" office:value="0.000133621526453798" calcext:value-type="percentage">
            <text:p>0.0134%</text:p>
          </table:table-cell>
          <table:table-cell table:formula="of:=[.L60]/[.$L60]-1" office:value-type="percentage" office:value="0" calcext:value-type="percentage">
            <text:p>0.00%</text:p>
          </table:table-cell>
          <table:table-cell/>
          <table:table-cell table:formula="of:=IF([.O60]=MAX([.$O60:.$Q60]) ; &quot;W&quot; ; IF([.O60]=MIN([.$O60:.$Q60]); &quot;B&quot;; &quot;&quot;))">
            <text:p/>
          </table:table-cell>
          <table:table-cell table:formula="of:=IF([.P60]=MAX([.$O60:.$Q60]) ; &quot;W&quot; ; IF([.P60]=MIN([.$O60:.$Q60]); &quot;B&quot;; &quot;&quot;))" office:value-type="string" office:string-value="W" calcext:value-type="string">
            <text:p>W</text:p>
          </table:table-cell>
          <table:table-cell table:formula="of:=IF([.Q60]=MAX([.$O60:.$Q60]) ; &quot;W&quot; ; IF([.Q60]=MIN([.$O60:.$Q60]); &quot;B&quot;; &quot;&quot;))" office:value-type="string" office:string-value="B" calcext:value-type="string">
            <text:p>B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1375771.66518537" calcext:value-type="float">
            <text:p>1375771.66518537</text:p>
          </table:table-cell>
          <table:table-cell office:value-type="float" office:value="1377596.20208051" calcext:value-type="float">
            <text:p>1377596.20208051</text:p>
          </table:table-cell>
          <table:table-cell office:value-type="float" office:value="1375107.26342443" calcext:value-type="float">
            <text:p>1375107.26342443</text:p>
          </table:table-cell>
          <table:table-cell office:value-type="float" office:value="1375556.2436734" calcext:value-type="float">
            <text:p>1375556.2436734</text:p>
          </table:table-cell>
          <table:table-cell table:number-columns-repeated="2"/>
          <table:table-cell table:formula="of:=[.C61]*1000" office:value-type="float" office:value="1375771665.18537" calcext:value-type="float">
            <text:p>1375771665.18537</text:p>
          </table:table-cell>
          <table:table-cell table:formula="of:=[.D61]*1000" office:value-type="float" office:value="1377596202.08051" calcext:value-type="float">
            <text:p>1377596202.08051</text:p>
          </table:table-cell>
          <table:table-cell table:formula="of:=[.E61]*1000" office:value-type="float" office:value="1375107263.42443" calcext:value-type="float">
            <text:p>1375107263.42443</text:p>
          </table:table-cell>
          <table:table-cell table:formula="of:=[.F61]*1000" office:value-type="float" office:value="1375556243.6734" calcext:value-type="float">
            <text:p>1375556243.6734</text:p>
          </table:table-cell>
          <table:table-cell table:number-columns-repeated="2"/>
          <table:table-cell table:formula="of:=ABS([.I61]/[.$L61]-1)" office:value-type="percentage" office:value="0.000156606836659634" calcext:value-type="percentage">
            <text:p>0.0157%</text:p>
          </table:table-cell>
          <table:table-cell table:formula="of:=ABS([.J61]/[.$L61]-1)" office:value-type="percentage" office:value="0.00148300617768071" calcext:value-type="percentage">
            <text:p>0.1483%</text:p>
          </table:table-cell>
          <table:table-cell table:formula="of:=ABS([.K61]/[.$L61]-1)" office:value-type="percentage" office:value="0.000326399048408033" calcext:value-type="percentage">
            <text:p>0.0326%</text:p>
          </table:table-cell>
          <table:table-cell table:formula="of:=[.L61]/[.$L61]-1" office:value-type="percentage" office:value="0" calcext:value-type="percentage">
            <text:p>0.00%</text:p>
          </table:table-cell>
          <table:table-cell/>
          <table:table-cell table:formula="of:=IF([.O61]=MAX([.$O61:.$Q61]) ; &quot;W&quot; ; IF([.O61]=MIN([.$O61:.$Q61]); &quot;B&quot;; &quot;&quot;))" office:value-type="string" office:string-value="B" calcext:value-type="string">
            <text:p>B</text:p>
          </table:table-cell>
          <table:table-cell table:formula="of:=IF([.P61]=MAX([.$O61:.$Q61]) ; &quot;W&quot; ; IF([.P61]=MIN([.$O61:.$Q61]); &quot;B&quot;; &quot;&quot;))" office:value-type="string" office:string-value="W" calcext:value-type="string">
            <text:p>W</text:p>
          </table:table-cell>
          <table:table-cell table:formula="of:=IF([.Q61]=MAX([.$O61:.$Q61]) ; &quot;W&quot; ; IF([.Q61]=MIN([.$O61:.$Q61]); &quot;B&quot;; &quot;&quot;))">
            <text:p/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0.0000001" calcext:value-type="float">
            <text:p>40.0000001</text:p>
          </table:table-cell>
          <table:table-cell office:value-type="float" office:value="0.0140071367967184" calcext:value-type="float">
            <text:p>0.0140071367967184</text:p>
          </table:table-cell>
          <table:table-cell table:number-columns-repeated="2" office:value-type="float" office:value="0.0140071367929254" calcext:value-type="float">
            <text:p>0.0140071367929254</text:p>
          </table:table-cell>
          <table:table-cell office:value-type="float" office:value="0.0140074086059571" calcext:value-type="float">
            <text:p>0.0140074086059571</text:p>
          </table:table-cell>
          <table:table-cell table:number-columns-repeated="2"/>
          <table:table-cell table:formula="of:=[.C62]*1000" office:value-type="float" office:value="14.0071367967184" calcext:value-type="float">
            <text:p>14.0071367967184</text:p>
          </table:table-cell>
          <table:table-cell table:formula="of:=[.D62]*1000" office:value-type="float" office:value="14.0071367929254" calcext:value-type="float">
            <text:p>14.0071367929254</text:p>
          </table:table-cell>
          <table:table-cell table:formula="of:=[.E62]*1000" office:value-type="float" office:value="14.0071367929254" calcext:value-type="float">
            <text:p>14.0071367929254</text:p>
          </table:table-cell>
          <table:table-cell table:formula="of:=[.F62]*1000" office:value-type="float" office:value="14.0074086059571" calcext:value-type="float">
            <text:p>14.0074086059571</text:p>
          </table:table-cell>
          <table:table-cell table:number-columns-repeated="2"/>
          <table:table-cell table:formula="of:=ABS([.I62]/[.$L62]-1)" office:value-type="percentage" office:value="0.0000194046769330658" calcext:value-type="percentage">
            <text:p>0.0019%</text:p>
          </table:table-cell>
          <table:table-cell table:formula="of:=ABS([.J62]/[.$L62]-1)" office:value-type="percentage" office:value="0.0000194049477225677" calcext:value-type="percentage">
            <text:p>0.0019%</text:p>
          </table:table-cell>
          <table:table-cell table:formula="of:=ABS([.K62]/[.$L62]-1)" office:value-type="percentage" office:value="0.0000194049477225677" calcext:value-type="percentage">
            <text:p>0.0019%</text:p>
          </table:table-cell>
          <table:table-cell table:formula="of:=[.L62]/[.$L62]-1" office:value-type="percentage" office:value="0" calcext:value-type="percentage">
            <text:p>0.00%</text:p>
          </table:table-cell>
          <table:table-cell/>
          <table:table-cell table:formula="of:=IF([.O62]=MAX([.$O62:.$Q62]) ; &quot;W&quot; ; IF([.O62]=MIN([.$O62:.$Q62]); &quot;B&quot;; &quot;&quot;))" office:value-type="string" office:string-value="B" calcext:value-type="string">
            <text:p>B</text:p>
          </table:table-cell>
          <table:table-cell table:formula="of:=IF([.P62]=MAX([.$O62:.$Q62]) ; &quot;W&quot; ; IF([.P62]=MIN([.$O62:.$Q62]); &quot;B&quot;; &quot;&quot;))" office:value-type="string" office:string-value="W" calcext:value-type="string">
            <text:p>W</text:p>
          </table:table-cell>
          <table:table-cell table:formula="of:=IF([.Q62]=MAX([.$O62:.$Q62]) ; &quot;W&quot; ; IF([.Q62]=MIN([.$O62:.$Q62]); &quot;B&quot;; &quot;&quot;))" office:value-type="string" office:string-value="W" calcext:value-type="string">
            <text:p>W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139689.030986701" calcext:value-type="float">
            <text:p>139689.030986701</text:p>
          </table:table-cell>
          <table:table-cell office:value-type="float" office:value="139690.979706357" calcext:value-type="float">
            <text:p>139690.979706357</text:p>
          </table:table-cell>
          <table:table-cell office:value-type="float" office:value="139688.634546867" calcext:value-type="float">
            <text:p>139688.634546867</text:p>
          </table:table-cell>
          <table:table-cell office:value-type="float" office:value="139698.572582995" calcext:value-type="float">
            <text:p>139698.572582995</text:p>
          </table:table-cell>
          <table:table-cell table:number-columns-repeated="2"/>
          <table:table-cell table:formula="of:=[.C63]*1000" office:value-type="float" office:value="139689030.986701" calcext:value-type="float">
            <text:p>139689030.986701</text:p>
          </table:table-cell>
          <table:table-cell table:formula="of:=[.D63]*1000" office:value-type="float" office:value="139690979.706357" calcext:value-type="float">
            <text:p>139690979.706357</text:p>
          </table:table-cell>
          <table:table-cell table:formula="of:=[.E63]*1000" office:value-type="float" office:value="139688634.546867" calcext:value-type="float">
            <text:p>139688634.546867</text:p>
          </table:table-cell>
          <table:table-cell table:formula="of:=[.F63]*1000" office:value-type="float" office:value="139698572.582995" calcext:value-type="float">
            <text:p>139698572.582995</text:p>
          </table:table-cell>
          <table:table-cell table:number-columns-repeated="2"/>
          <table:table-cell table:formula="of:=ABS([.I63]/[.$L63]-1)" office:value-type="percentage" office:value="0.0000683013155939882" calcext:value-type="percentage">
            <text:p>0.0068%</text:p>
          </table:table-cell>
          <table:table-cell table:formula="of:=ABS([.J63]/[.$L63]-1)" office:value-type="percentage" office:value="0.000054351855551138" calcext:value-type="percentage">
            <text:p>0.0054%</text:p>
          </table:table-cell>
          <table:table-cell table:formula="of:=ABS([.K63]/[.$L63]-1)" office:value-type="percentage" office:value="0.0000711391386762905" calcext:value-type="percentage">
            <text:p>0.0071%</text:p>
          </table:table-cell>
          <table:table-cell table:formula="of:=[.L63]/[.$L63]-1" office:value-type="percentage" office:value="0" calcext:value-type="percentage">
            <text:p>0.00%</text:p>
          </table:table-cell>
          <table:table-cell/>
          <table:table-cell table:formula="of:=IF([.O63]=MAX([.$O63:.$Q63]) ; &quot;W&quot; ; IF([.O63]=MIN([.$O63:.$Q63]); &quot;B&quot;; &quot;&quot;))">
            <text:p/>
          </table:table-cell>
          <table:table-cell table:formula="of:=IF([.P63]=MAX([.$O63:.$Q63]) ; &quot;W&quot; ; IF([.P63]=MIN([.$O63:.$Q63]); &quot;B&quot;; &quot;&quot;))" office:value-type="string" office:string-value="B" calcext:value-type="string">
            <text:p>B</text:p>
          </table:table-cell>
          <table:table-cell table:formula="of:=IF([.Q63]=MAX([.$O63:.$Q63]) ; &quot;W&quot; ; IF([.Q63]=MIN([.$O63:.$Q63]); &quot;B&quot;; &quot;&quot;))" office:value-type="string" office:string-value="W" calcext:value-type="string">
            <text:p>W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1360128.93314915" calcext:value-type="float">
            <text:p>1360128.93314915</text:p>
          </table:table-cell>
          <table:table-cell office:value-type="float" office:value="1361854.16132687" calcext:value-type="float">
            <text:p>1361854.16132687</text:p>
          </table:table-cell>
          <table:table-cell office:value-type="float" office:value="1359254.52575534" calcext:value-type="float">
            <text:p>1359254.52575534</text:p>
          </table:table-cell>
          <table:table-cell office:value-type="float" office:value="1359993.20129929" calcext:value-type="float">
            <text:p>1359993.20129929</text:p>
          </table:table-cell>
          <table:table-cell table:number-columns-repeated="2"/>
          <table:table-cell table:formula="of:=[.C64]*1000" office:value-type="float" office:value="1360128933.14915" calcext:value-type="float">
            <text:p>1360128933.14915</text:p>
          </table:table-cell>
          <table:table-cell table:formula="of:=[.D64]*1000" office:value-type="float" office:value="1361854161.32687" calcext:value-type="float">
            <text:p>1361854161.32687</text:p>
          </table:table-cell>
          <table:table-cell table:formula="of:=[.E64]*1000" office:value-type="float" office:value="1359254525.75534" calcext:value-type="float">
            <text:p>1359254525.75534</text:p>
          </table:table-cell>
          <table:table-cell table:formula="of:=[.F64]*1000" office:value-type="float" office:value="1359993201.29929" calcext:value-type="float">
            <text:p>1359993201.29929</text:p>
          </table:table-cell>
          <table:table-cell table:number-columns-repeated="2"/>
          <table:table-cell table:formula="of:=ABS([.I64]/[.$L64]-1)" office:value-type="percentage" office:value="0.0000998033296990553" calcext:value-type="percentage">
            <text:p>0.0100%</text:p>
          </table:table-cell>
          <table:table-cell table:formula="of:=ABS([.J64]/[.$L64]-1)" office:value-type="percentage" office:value="0.00136835980194783" calcext:value-type="percentage">
            <text:p>0.1368%</text:p>
          </table:table-cell>
          <table:table-cell table:formula="of:=ABS([.K64]/[.$L64]-1)" office:value-type="percentage" office:value="0.000543146497534952" calcext:value-type="percentage">
            <text:p>0.0543%</text:p>
          </table:table-cell>
          <table:table-cell table:formula="of:=[.L64]/[.$L64]-1" office:value-type="percentage" office:value="0" calcext:value-type="percentage">
            <text:p>0.00%</text:p>
          </table:table-cell>
          <table:table-cell/>
          <table:table-cell table:formula="of:=IF([.O64]=MAX([.$O64:.$Q64]) ; &quot;W&quot; ; IF([.O64]=MIN([.$O64:.$Q64]); &quot;B&quot;; &quot;&quot;))" office:value-type="string" office:string-value="B" calcext:value-type="string">
            <text:p>B</text:p>
          </table:table-cell>
          <table:table-cell table:formula="of:=IF([.P64]=MAX([.$O64:.$Q64]) ; &quot;W&quot; ; IF([.P64]=MIN([.$O64:.$Q64]); &quot;B&quot;; &quot;&quot;))" office:value-type="string" office:string-value="W" calcext:value-type="string">
            <text:p>W</text:p>
          </table:table-cell>
          <table:table-cell table:formula="of:=IF([.Q64]=MAX([.$O64:.$Q64]) ; &quot;W&quot; ; IF([.Q64]=MIN([.$O64:.$Q64]); &quot;B&quot;; &quot;&quot;))">
            <text:p/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2.0000001" calcext:value-type="float">
            <text:p>42.0000001</text:p>
          </table:table-cell>
          <table:table-cell office:value-type="float" office:value="0.0138537645667488" calcext:value-type="float">
            <text:p>0.0138537645667488</text:p>
          </table:table-cell>
          <table:table-cell table:number-columns-repeated="2" office:value-type="float" office:value="0.0138537645628759" calcext:value-type="float">
            <text:p>0.0138537645628759</text:p>
          </table:table-cell>
          <table:table-cell office:value-type="float" office:value="0.0138569371459903" calcext:value-type="float">
            <text:p>0.0138569371459903</text:p>
          </table:table-cell>
          <table:table-cell table:number-columns-repeated="2"/>
          <table:table-cell table:formula="of:=[.C65]*1000" office:value-type="float" office:value="13.8537645667488" calcext:value-type="float">
            <text:p>13.8537645667488</text:p>
          </table:table-cell>
          <table:table-cell table:formula="of:=[.D65]*1000" office:value-type="float" office:value="13.8537645628759" calcext:value-type="float">
            <text:p>13.8537645628759</text:p>
          </table:table-cell>
          <table:table-cell table:formula="of:=[.E65]*1000" office:value-type="float" office:value="13.8537645628759" calcext:value-type="float">
            <text:p>13.8537645628759</text:p>
          </table:table-cell>
          <table:table-cell table:formula="of:=[.F65]*1000" office:value-type="float" office:value="13.8569371459903" calcext:value-type="float">
            <text:p>13.8569371459903</text:p>
          </table:table-cell>
          <table:table-cell table:number-columns-repeated="2"/>
          <table:table-cell table:formula="of:=ABS([.I65]/[.$L65]-1)" office:value-type="percentage" office:value="0.000228952416261197" calcext:value-type="percentage">
            <text:p>0.0229%</text:p>
          </table:table-cell>
          <table:table-cell table:formula="of:=ABS([.J65]/[.$L65]-1)" office:value-type="percentage" office:value="0.000228952695751405" calcext:value-type="percentage">
            <text:p>0.0229%</text:p>
          </table:table-cell>
          <table:table-cell table:formula="of:=ABS([.K65]/[.$L65]-1)" office:value-type="percentage" office:value="0.000228952695751405" calcext:value-type="percentage">
            <text:p>0.0229%</text:p>
          </table:table-cell>
          <table:table-cell table:formula="of:=[.L65]/[.$L65]-1" office:value-type="percentage" office:value="0" calcext:value-type="percentage">
            <text:p>0.00%</text:p>
          </table:table-cell>
          <table:table-cell/>
          <table:table-cell table:formula="of:=IF([.O65]=MAX([.$O65:.$Q65]) ; &quot;W&quot; ; IF([.O65]=MIN([.$O65:.$Q65]); &quot;B&quot;; &quot;&quot;))" office:value-type="string" office:string-value="B" calcext:value-type="string">
            <text:p>B</text:p>
          </table:table-cell>
          <table:table-cell table:formula="of:=IF([.P65]=MAX([.$O65:.$Q65]) ; &quot;W&quot; ; IF([.P65]=MIN([.$O65:.$Q65]); &quot;B&quot;; &quot;&quot;))" office:value-type="string" office:string-value="W" calcext:value-type="string">
            <text:p>W</text:p>
          </table:table-cell>
          <table:table-cell table:formula="of:=IF([.Q65]=MAX([.$O65:.$Q65]) ; &quot;W&quot; ; IF([.Q65]=MIN([.$O65:.$Q65]); &quot;B&quot;; &quot;&quot;))" office:value-type="string" office:string-value="W" calcext:value-type="string">
            <text:p>W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138147.624426793" calcext:value-type="float">
            <text:p>138147.624426793</text:p>
          </table:table-cell>
          <table:table-cell office:value-type="float" office:value="138149.476845272" calcext:value-type="float">
            <text:p>138149.476845272</text:p>
          </table:table-cell>
          <table:table-cell office:value-type="float" office:value="138147.022025623" calcext:value-type="float">
            <text:p>138147.022025623</text:p>
          </table:table-cell>
          <table:table-cell office:value-type="float" office:value="138186.032222556" calcext:value-type="float">
            <text:p>138186.032222556</text:p>
          </table:table-cell>
          <table:table-cell table:number-columns-repeated="2"/>
          <table:table-cell table:formula="of:=[.C66]*1000" office:value-type="float" office:value="138147624.426793" calcext:value-type="float">
            <text:p>138147624.426793</text:p>
          </table:table-cell>
          <table:table-cell table:formula="of:=[.D66]*1000" office:value-type="float" office:value="138149476.845272" calcext:value-type="float">
            <text:p>138149476.845272</text:p>
          </table:table-cell>
          <table:table-cell table:formula="of:=[.E66]*1000" office:value-type="float" office:value="138147022.025623" calcext:value-type="float">
            <text:p>138147022.025623</text:p>
          </table:table-cell>
          <table:table-cell table:formula="of:=[.F66]*1000" office:value-type="float" office:value="138186032.222556" calcext:value-type="float">
            <text:p>138186032.222556</text:p>
          </table:table-cell>
          <table:table-cell table:number-columns-repeated="2"/>
          <table:table-cell table:formula="of:=ABS([.I66]/[.$L66]-1)" office:value-type="percentage" office:value="0.000277942677308407" calcext:value-type="percentage">
            <text:p>0.0278%</text:p>
          </table:table-cell>
          <table:table-cell table:formula="of:=ABS([.J66]/[.$L66]-1)" office:value-type="percentage" office:value="0.000264537426073241" calcext:value-type="percentage">
            <text:p>0.0265%</text:p>
          </table:table-cell>
          <table:table-cell table:formula="of:=ABS([.K66]/[.$L66]-1)" office:value-type="percentage" office:value="0.000282302026513692" calcext:value-type="percentage">
            <text:p>0.0282%</text:p>
          </table:table-cell>
          <table:table-cell table:formula="of:=[.L66]/[.$L66]-1" office:value-type="percentage" office:value="0" calcext:value-type="percentage">
            <text:p>0.00%</text:p>
          </table:table-cell>
          <table:table-cell/>
          <table:table-cell table:formula="of:=IF([.O66]=MAX([.$O66:.$Q66]) ; &quot;W&quot; ; IF([.O66]=MIN([.$O66:.$Q66]); &quot;B&quot;; &quot;&quot;))">
            <text:p/>
          </table:table-cell>
          <table:table-cell table:formula="of:=IF([.P66]=MAX([.$O66:.$Q66]) ; &quot;W&quot; ; IF([.P66]=MIN([.$O66:.$Q66]); &quot;B&quot;; &quot;&quot;))" office:value-type="string" office:string-value="B" calcext:value-type="string">
            <text:p>B</text:p>
          </table:table-cell>
          <table:table-cell table:formula="of:=IF([.Q66]=MAX([.$O66:.$Q66]) ; &quot;W&quot; ; IF([.Q66]=MIN([.$O66:.$Q66]); &quot;B&quot;; &quot;&quot;))" office:value-type="string" office:string-value="W" calcext:value-type="string">
            <text:p>W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2" calcext:value-type="float">
            <text:p>52</text:p>
          </table:table-cell>
          <table:table-cell office:value-type="float" office:value="1344304.18985138" calcext:value-type="float">
            <text:p>1344304.18985138</text:p>
          </table:table-cell>
          <table:table-cell office:value-type="float" office:value="1345928.0134762" calcext:value-type="float">
            <text:p>1345928.0134762</text:p>
          </table:table-cell>
          <table:table-cell office:value-type="float" office:value="1343217.58591264" calcext:value-type="float">
            <text:p>1343217.58591264</text:p>
          </table:table-cell>
          <table:table-cell office:value-type="float" office:value="1344245.69068987" calcext:value-type="float">
            <text:p>1344245.69068987</text:p>
          </table:table-cell>
          <table:table-cell table:number-columns-repeated="2"/>
          <table:table-cell table:formula="of:=[.C67]*1000" office:value-type="float" office:value="1344304189.85138" calcext:value-type="float">
            <text:p>1344304189.85138</text:p>
          </table:table-cell>
          <table:table-cell table:formula="of:=[.D67]*1000" office:value-type="float" office:value="1345928013.4762" calcext:value-type="float">
            <text:p>1345928013.4762</text:p>
          </table:table-cell>
          <table:table-cell table:formula="of:=[.E67]*1000" office:value-type="float" office:value="1343217585.91264" calcext:value-type="float">
            <text:p>1343217585.91264</text:p>
          </table:table-cell>
          <table:table-cell table:formula="of:=[.F67]*1000" office:value-type="float" office:value="1344245690.68987" calcext:value-type="float">
            <text:p>1344245690.68987</text:p>
          </table:table-cell>
          <table:table-cell table:number-columns-repeated="2"/>
          <table:table-cell table:formula="of:=ABS([.I67]/[.$L67]-1)" office:value-type="percentage" office:value="0.0000435182064648654" calcext:value-type="percentage">
            <text:p>0.0044%</text:p>
          </table:table-cell>
          <table:table-cell table:formula="of:=ABS([.J67]/[.$L67]-1)" office:value-type="percentage" office:value="0.00125149948255565" calcext:value-type="percentage">
            <text:p>0.1251%</text:p>
          </table:table-cell>
          <table:table-cell table:formula="of:=ABS([.K67]/[.$L67]-1)" office:value-type="percentage" office:value="0.000764819098436842" calcext:value-type="percentage">
            <text:p>0.0765%</text:p>
          </table:table-cell>
          <table:table-cell table:formula="of:=[.L67]/[.$L67]-1" office:value-type="percentage" office:value="0" calcext:value-type="percentage">
            <text:p>0.00%</text:p>
          </table:table-cell>
          <table:table-cell/>
          <table:table-cell table:formula="of:=IF([.O67]=MAX([.$O67:.$Q67]) ; &quot;W&quot; ; IF([.O67]=MIN([.$O67:.$Q67]); &quot;B&quot;; &quot;&quot;))" office:value-type="string" office:string-value="B" calcext:value-type="string">
            <text:p>B</text:p>
          </table:table-cell>
          <table:table-cell table:formula="of:=IF([.P67]=MAX([.$O67:.$Q67]) ; &quot;W&quot; ; IF([.P67]=MIN([.$O67:.$Q67]); &quot;B&quot;; &quot;&quot;))" office:value-type="string" office:string-value="W" calcext:value-type="string">
            <text:p>W</text:p>
          </table:table-cell>
          <table:table-cell table:formula="of:=IF([.Q67]=MAX([.$O67:.$Q67]) ; &quot;W&quot; ; IF([.Q67]=MIN([.$O67:.$Q67]); &quot;B&quot;; &quot;&quot;))">
            <text:p/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4.0000001" calcext:value-type="float">
            <text:p>44.0000001</text:p>
          </table:table-cell>
          <table:table-cell office:value-type="float" office:value="0.0136975261027856" calcext:value-type="float">
            <text:p>0.0136975261027856</text:p>
          </table:table-cell>
          <table:table-cell table:number-columns-repeated="2" office:value-type="float" office:value="0.0136975260988494" calcext:value-type="float">
            <text:p>0.0136975260988494</text:p>
          </table:table-cell>
          <table:table-cell office:value-type="float" office:value="0.0137036191711991" calcext:value-type="float">
            <text:p>0.0137036191711991</text:p>
          </table:table-cell>
          <table:table-cell table:number-columns-repeated="2"/>
          <table:table-cell table:formula="of:=[.C68]*1000" office:value-type="float" office:value="13.6975261027856" calcext:value-type="float">
            <text:p>13.6975261027856</text:p>
          </table:table-cell>
          <table:table-cell table:formula="of:=[.D68]*1000" office:value-type="float" office:value="13.6975260988494" calcext:value-type="float">
            <text:p>13.6975260988494</text:p>
          </table:table-cell>
          <table:table-cell table:formula="of:=[.E68]*1000" office:value-type="float" office:value="13.6975260988494" calcext:value-type="float">
            <text:p>13.6975260988494</text:p>
          </table:table-cell>
          <table:table-cell table:formula="of:=[.F68]*1000" office:value-type="float" office:value="13.7036191711991" calcext:value-type="float">
            <text:p>13.7036191711991</text:p>
          </table:table-cell>
          <table:table-cell table:number-columns-repeated="2"/>
          <table:table-cell table:formula="of:=ABS([.I68]/[.$L68]-1)" office:value-type="percentage" office:value="0.000444632059408368" calcext:value-type="percentage">
            <text:p>0.0445%</text:p>
          </table:table-cell>
          <table:table-cell table:formula="of:=ABS([.J68]/[.$L68]-1)" office:value-type="percentage" office:value="0.000444632346648599" calcext:value-type="percentage">
            <text:p>0.0445%</text:p>
          </table:table-cell>
          <table:table-cell table:formula="of:=ABS([.K68]/[.$L68]-1)" office:value-type="percentage" office:value="0.000444632346648599" calcext:value-type="percentage">
            <text:p>0.0445%</text:p>
          </table:table-cell>
          <table:table-cell table:formula="of:=[.L68]/[.$L68]-1" office:value-type="percentage" office:value="0" calcext:value-type="percentage">
            <text:p>0.00%</text:p>
          </table:table-cell>
          <table:table-cell/>
          <table:table-cell table:formula="of:=IF([.O68]=MAX([.$O68:.$Q68]) ; &quot;W&quot; ; IF([.O68]=MIN([.$O68:.$Q68]); &quot;B&quot;; &quot;&quot;))" office:value-type="string" office:string-value="B" calcext:value-type="string">
            <text:p>B</text:p>
          </table:table-cell>
          <table:table-cell table:formula="of:=IF([.P68]=MAX([.$O68:.$Q68]) ; &quot;W&quot; ; IF([.P68]=MIN([.$O68:.$Q68]); &quot;B&quot;; &quot;&quot;))" office:value-type="string" office:string-value="W" calcext:value-type="string">
            <text:p>W</text:p>
          </table:table-cell>
          <table:table-cell table:formula="of:=IF([.Q68]=MAX([.$O68:.$Q68]) ; &quot;W&quot; ; IF([.Q68]=MIN([.$O68:.$Q68]); &quot;B&quot;; &quot;&quot;))" office:value-type="string" office:string-value="W" calcext:value-type="string">
            <text:p>W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136579.215334526" calcext:value-type="float">
            <text:p>136579.215334526</text:p>
          </table:table-cell>
          <table:table-cell office:value-type="float" office:value="136580.968893497" calcext:value-type="float">
            <text:p>136580.968893497</text:p>
          </table:table-cell>
          <table:table-cell office:value-type="float" office:value="136578.403696749" calcext:value-type="float">
            <text:p>136578.403696749</text:p>
          </table:table-cell>
          <table:table-cell office:value-type="float" office:value="136646.621783302" calcext:value-type="float">
            <text:p>136646.621783302</text:p>
          </table:table-cell>
          <table:table-cell table:number-columns-repeated="2"/>
          <table:table-cell table:formula="of:=[.C69]*1000" office:value-type="float" office:value="136579215.334526" calcext:value-type="float">
            <text:p>136579215.334526</text:p>
          </table:table-cell>
          <table:table-cell table:formula="of:=[.D69]*1000" office:value-type="float" office:value="136580968.893497" calcext:value-type="float">
            <text:p>136580968.893497</text:p>
          </table:table-cell>
          <table:table-cell table:formula="of:=[.E69]*1000" office:value-type="float" office:value="136578403.696749" calcext:value-type="float">
            <text:p>136578403.696749</text:p>
          </table:table-cell>
          <table:table-cell table:formula="of:=[.F69]*1000" office:value-type="float" office:value="136646621.783302" calcext:value-type="float">
            <text:p>136646621.783302</text:p>
          </table:table-cell>
          <table:table-cell table:number-columns-repeated="2"/>
          <table:table-cell table:formula="of:=ABS([.I69]/[.$L69]-1)" office:value-type="percentage" office:value="0.000493290268694935" calcext:value-type="percentage">
            <text:p>0.0493%</text:p>
          </table:table-cell>
          <table:table-cell table:formula="of:=ABS([.J69]/[.$L69]-1)" office:value-type="percentage" office:value="0.000480457467212592" calcext:value-type="percentage">
            <text:p>0.0480%</text:p>
          </table:table-cell>
          <table:table-cell table:formula="of:=ABS([.K69]/[.$L69]-1)" office:value-type="percentage" office:value="0.00049922995286944" calcext:value-type="percentage">
            <text:p>0.0499%</text:p>
          </table:table-cell>
          <table:table-cell table:formula="of:=[.L69]/[.$L69]-1" office:value-type="percentage" office:value="0" calcext:value-type="percentage">
            <text:p>0.00%</text:p>
          </table:table-cell>
          <table:table-cell/>
          <table:table-cell table:formula="of:=IF([.O69]=MAX([.$O69:.$Q69]) ; &quot;W&quot; ; IF([.O69]=MIN([.$O69:.$Q69]); &quot;B&quot;; &quot;&quot;))">
            <text:p/>
          </table:table-cell>
          <table:table-cell table:formula="of:=IF([.P69]=MAX([.$O69:.$Q69]) ; &quot;W&quot; ; IF([.P69]=MIN([.$O69:.$Q69]); &quot;B&quot;; &quot;&quot;))" office:value-type="string" office:string-value="B" calcext:value-type="string">
            <text:p>B</text:p>
          </table:table-cell>
          <table:table-cell table:formula="of:=IF([.Q69]=MAX([.$O69:.$Q69]) ; &quot;W&quot; ; IF([.Q69]=MIN([.$O69:.$Q69]); &quot;B&quot;; &quot;&quot;))" office:value-type="string" office:string-value="W" calcext:value-type="string">
            <text:p>W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54" calcext:value-type="float">
            <text:p>54</text:p>
          </table:table-cell>
          <table:table-cell office:value-type="float" office:value="1328369.41300279" calcext:value-type="float">
            <text:p>1328369.41300279</text:p>
          </table:table-cell>
          <table:table-cell office:value-type="float" office:value="1329890.13704782" calcext:value-type="float">
            <text:p>1329890.13704782</text:p>
          </table:table-cell>
          <table:table-cell office:value-type="float" office:value="1327069.29858857" calcext:value-type="float">
            <text:p>1327069.29858857</text:p>
          </table:table-cell>
          <table:table-cell office:value-type="float" office:value="1328385.27243058" calcext:value-type="float">
            <text:p>1328385.27243058</text:p>
          </table:table-cell>
          <table:table-cell table:number-columns-repeated="2"/>
          <table:table-cell table:formula="of:=[.C70]*1000" office:value-type="float" office:value="1328369413.00279" calcext:value-type="float">
            <text:p>1328369413.00279</text:p>
          </table:table-cell>
          <table:table-cell table:formula="of:=[.D70]*1000" office:value-type="float" office:value="1329890137.04782" calcext:value-type="float">
            <text:p>1329890137.04782</text:p>
          </table:table-cell>
          <table:table-cell table:formula="of:=[.E70]*1000" office:value-type="float" office:value="1327069298.58857" calcext:value-type="float">
            <text:p>1327069298.58857</text:p>
          </table:table-cell>
          <table:table-cell table:formula="of:=[.F70]*1000" office:value-type="float" office:value="1328385272.43058" calcext:value-type="float">
            <text:p>1328385272.43058</text:p>
          </table:table-cell>
          <table:table-cell table:number-columns-repeated="2"/>
          <table:table-cell table:formula="of:=ABS([.I70]/[.$L70]-1)" office:value-type="percentage" office:value="0.0000119388765547068" calcext:value-type="percentage">
            <text:p>0.0012%</text:p>
          </table:table-cell>
          <table:table-cell table:formula="of:=ABS([.J70]/[.$L70]-1)" office:value-type="percentage" office:value="0.00113285253042128" calcext:value-type="percentage">
            <text:p>0.1133%</text:p>
          </table:table-cell>
          <table:table-cell table:formula="of:=ABS([.K70]/[.$L70]-1)" office:value-type="percentage" office:value="0.000990656753972696" calcext:value-type="percentage">
            <text:p>0.0991%</text:p>
          </table:table-cell>
          <table:table-cell table:formula="of:=[.L70]/[.$L70]-1" office:value-type="percentage" office:value="0" calcext:value-type="percentage">
            <text:p>0.00%</text:p>
          </table:table-cell>
          <table:table-cell/>
          <table:table-cell table:formula="of:=IF([.O70]=MAX([.$O70:.$Q70]) ; &quot;W&quot; ; IF([.O70]=MIN([.$O70:.$Q70]); &quot;B&quot;; &quot;&quot;))" office:value-type="string" office:string-value="B" calcext:value-type="string">
            <text:p>B</text:p>
          </table:table-cell>
          <table:table-cell table:formula="of:=IF([.P70]=MAX([.$O70:.$Q70]) ; &quot;W&quot; ; IF([.P70]=MIN([.$O70:.$Q70]); &quot;B&quot;; &quot;&quot;))" office:value-type="string" office:string-value="W" calcext:value-type="string">
            <text:p>W</text:p>
          </table:table-cell>
          <table:table-cell table:formula="of:=IF([.Q70]=MAX([.$O70:.$Q70]) ; &quot;W&quot; ; IF([.Q70]=MIN([.$O70:.$Q70]); &quot;B&quot;; &quot;&quot;))">
            <text:p/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6.0000001" calcext:value-type="float">
            <text:p>46.0000001</text:p>
          </table:table-cell>
          <table:table-cell office:value-type="float" office:value="0.0135390966714033" calcext:value-type="float">
            <text:p>0.0135390966714033</text:p>
          </table:table-cell>
          <table:table-cell table:number-columns-repeated="2" office:value-type="float" office:value="0.013539096667421" calcext:value-type="float">
            <text:p>0.013539096667421</text:p>
          </table:table-cell>
          <table:table-cell office:value-type="float" office:value="0.0135481115406388" calcext:value-type="float">
            <text:p>0.0135481115406388</text:p>
          </table:table-cell>
          <table:table-cell table:number-columns-repeated="2"/>
          <table:table-cell table:formula="of:=[.C71]*1000" office:value-type="float" office:value="13.5390966714033" calcext:value-type="float">
            <text:p>13.5390966714033</text:p>
          </table:table-cell>
          <table:table-cell table:formula="of:=[.D71]*1000" office:value-type="float" office:value="13.539096667421" calcext:value-type="float">
            <text:p>13.539096667421</text:p>
          </table:table-cell>
          <table:table-cell table:formula="of:=[.E71]*1000" office:value-type="float" office:value="13.539096667421" calcext:value-type="float">
            <text:p>13.539096667421</text:p>
          </table:table-cell>
          <table:table-cell table:formula="of:=[.F71]*1000" office:value-type="float" office:value="13.5481115406388" calcext:value-type="float">
            <text:p>13.5481115406388</text:p>
          </table:table-cell>
          <table:table-cell table:number-columns-repeated="2"/>
          <table:table-cell table:formula="of:=ABS([.I71]/[.$L71]-1)" office:value-type="percentage" office:value="0.000665396738762092" calcext:value-type="percentage">
            <text:p>0.0665%</text:p>
          </table:table-cell>
          <table:table-cell table:formula="of:=ABS([.J71]/[.$L71]-1)" office:value-type="percentage" office:value="0.0006653970326993" calcext:value-type="percentage">
            <text:p>0.0665%</text:p>
          </table:table-cell>
          <table:table-cell table:formula="of:=ABS([.K71]/[.$L71]-1)" office:value-type="percentage" office:value="0.0006653970326993" calcext:value-type="percentage">
            <text:p>0.0665%</text:p>
          </table:table-cell>
          <table:table-cell table:formula="of:=[.L71]/[.$L71]-1" office:value-type="percentage" office:value="0" calcext:value-type="percentage">
            <text:p>0.00%</text:p>
          </table:table-cell>
          <table:table-cell/>
          <table:table-cell table:formula="of:=IF([.O71]=MAX([.$O71:.$Q71]) ; &quot;W&quot; ; IF([.O71]=MIN([.$O71:.$Q71]); &quot;B&quot;; &quot;&quot;))" office:value-type="string" office:string-value="B" calcext:value-type="string">
            <text:p>B</text:p>
          </table:table-cell>
          <table:table-cell table:formula="of:=IF([.P71]=MAX([.$O71:.$Q71]) ; &quot;W&quot; ; IF([.P71]=MIN([.$O71:.$Q71]); &quot;B&quot;; &quot;&quot;))" office:value-type="string" office:string-value="W" calcext:value-type="string">
            <text:p>W</text:p>
          </table:table-cell>
          <table:table-cell table:formula="of:=IF([.Q71]=MAX([.$O71:.$Q71]) ; &quot;W&quot; ; IF([.Q71]=MIN([.$O71:.$Q71]); &quot;B&quot;; &quot;&quot;))" office:value-type="string" office:string-value="W" calcext:value-type="string">
            <text:p>W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134990.638126436" calcext:value-type="float">
            <text:p>134990.638126436</text:p>
          </table:table-cell>
          <table:table-cell office:value-type="float" office:value="134992.290627576" calcext:value-type="float">
            <text:p>134992.290627576</text:p>
          </table:table-cell>
          <table:table-cell office:value-type="float" office:value="134989.614817085" calcext:value-type="float">
            <text:p>134989.614817085</text:p>
          </table:table-cell>
          <table:table-cell office:value-type="float" office:value="135087.043707496" calcext:value-type="float">
            <text:p>135087.043707496</text:p>
          </table:table-cell>
          <table:table-cell table:number-columns-repeated="2"/>
          <table:table-cell table:formula="of:=[.C72]*1000" office:value-type="float" office:value="134990638.126436" calcext:value-type="float">
            <text:p>134990638.126436</text:p>
          </table:table-cell>
          <table:table-cell table:formula="of:=[.D72]*1000" office:value-type="float" office:value="134992290.627576" calcext:value-type="float">
            <text:p>134992290.627576</text:p>
          </table:table-cell>
          <table:table-cell table:formula="of:=[.E72]*1000" office:value-type="float" office:value="134989614.817085" calcext:value-type="float">
            <text:p>134989614.817085</text:p>
          </table:table-cell>
          <table:table-cell table:formula="of:=[.F72]*1000" office:value-type="float" office:value="135087043.707496" calcext:value-type="float">
            <text:p>135087043.707496</text:p>
          </table:table-cell>
          <table:table-cell table:number-columns-repeated="2"/>
          <table:table-cell table:formula="of:=ABS([.I72]/[.$L72]-1)" office:value-type="percentage" office:value="0.000713655273029912" calcext:value-type="percentage">
            <text:p>0.0714%</text:p>
          </table:table-cell>
          <table:table-cell table:formula="of:=ABS([.J72]/[.$L72]-1)" office:value-type="percentage" office:value="0.000701422411205521" calcext:value-type="percentage">
            <text:p>0.0701%</text:p>
          </table:table-cell>
          <table:table-cell table:formula="of:=ABS([.K72]/[.$L72]-1)" office:value-type="percentage" office:value="0.000721230458058497" calcext:value-type="percentage">
            <text:p>0.0721%</text:p>
          </table:table-cell>
          <table:table-cell table:formula="of:=[.L72]/[.$L72]-1" office:value-type="percentage" office:value="0" calcext:value-type="percentage">
            <text:p>0.00%</text:p>
          </table:table-cell>
          <table:table-cell/>
          <table:table-cell table:formula="of:=IF([.O72]=MAX([.$O72:.$Q72]) ; &quot;W&quot; ; IF([.O72]=MIN([.$O72:.$Q72]); &quot;B&quot;; &quot;&quot;))">
            <text:p/>
          </table:table-cell>
          <table:table-cell table:formula="of:=IF([.P72]=MAX([.$O72:.$Q72]) ; &quot;W&quot; ; IF([.P72]=MIN([.$O72:.$Q72]); &quot;B&quot;; &quot;&quot;))" office:value-type="string" office:string-value="B" calcext:value-type="string">
            <text:p>B</text:p>
          </table:table-cell>
          <table:table-cell table:formula="of:=IF([.Q72]=MAX([.$O72:.$Q72]) ; &quot;W&quot; ; IF([.Q72]=MIN([.$O72:.$Q72]); &quot;B&quot;; &quot;&quot;))" office:value-type="string" office:string-value="W" calcext:value-type="string">
            <text:p>W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56" calcext:value-type="float">
            <text:p>56</text:p>
          </table:table-cell>
          <table:table-cell office:value-type="float" office:value="1312399.64535251" calcext:value-type="float">
            <text:p>1312399.64535251</text:p>
          </table:table-cell>
          <table:table-cell office:value-type="float" office:value="1313816.01034416" calcext:value-type="float">
            <text:p>1313816.01034416</text:p>
          </table:table-cell>
          <table:table-cell office:value-type="float" office:value="1310885.61433688" calcext:value-type="float">
            <text:p>1310885.61433688</text:p>
          </table:table-cell>
          <table:table-cell office:value-type="float" office:value="1312486.6208548" calcext:value-type="float">
            <text:p>1312486.6208548</text:p>
          </table:table-cell>
          <table:table-cell table:number-columns-repeated="2"/>
          <table:table-cell table:formula="of:=[.C73]*1000" office:value-type="float" office:value="1312399645.35251" calcext:value-type="float">
            <text:p>1312399645.35251</text:p>
          </table:table-cell>
          <table:table-cell table:formula="of:=[.D73]*1000" office:value-type="float" office:value="1313816010.34416" calcext:value-type="float">
            <text:p>1313816010.34416</text:p>
          </table:table-cell>
          <table:table-cell table:formula="of:=[.E73]*1000" office:value-type="float" office:value="1310885614.33688" calcext:value-type="float">
            <text:p>1310885614.33688</text:p>
          </table:table-cell>
          <table:table-cell table:formula="of:=[.F73]*1000" office:value-type="float" office:value="1312486620.8548" calcext:value-type="float">
            <text:p>1312486620.8548</text:p>
          </table:table-cell>
          <table:table-cell table:number-columns-repeated="2"/>
          <table:table-cell table:formula="of:=ABS([.I73]/[.$L73]-1)" office:value-type="percentage" office:value="0.0000662677248687293" calcext:value-type="percentage">
            <text:p>0.0066%</text:p>
          </table:table-cell>
          <table:table-cell table:formula="of:=ABS([.J73]/[.$L73]-1)" office:value-type="percentage" office:value="0.00101287850728693" calcext:value-type="percentage">
            <text:p>0.1013%</text:p>
          </table:table-cell>
          <table:table-cell table:formula="of:=ABS([.K73]/[.$L73]-1)" office:value-type="percentage" office:value="0.00121982692430844" calcext:value-type="percentage">
            <text:p>0.1220%</text:p>
          </table:table-cell>
          <table:table-cell table:formula="of:=[.L73]/[.$L73]-1" office:value-type="percentage" office:value="0" calcext:value-type="percentage">
            <text:p>0.00%</text:p>
          </table:table-cell>
          <table:table-cell/>
          <table:table-cell table:formula="of:=IF([.O73]=MAX([.$O73:.$Q73]) ; &quot;W&quot; ; IF([.O73]=MIN([.$O73:.$Q73]); &quot;B&quot;; &quot;&quot;))" office:value-type="string" office:string-value="B" calcext:value-type="string">
            <text:p>B</text:p>
          </table:table-cell>
          <table:table-cell table:formula="of:=IF([.P73]=MAX([.$O73:.$Q73]) ; &quot;W&quot; ; IF([.P73]=MIN([.$O73:.$Q73]); &quot;B&quot;; &quot;&quot;))">
            <text:p/>
          </table:table-cell>
          <table:table-cell table:formula="of:=IF([.Q73]=MAX([.$O73:.$Q73]) ; &quot;W&quot; ; IF([.Q73]=MIN([.$O73:.$Q73]); &quot;B&quot;; &quot;&quot;))" office:value-type="string" office:string-value="W" calcext:value-type="string">
            <text:p>W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8.0000001" calcext:value-type="float">
            <text:p>48.0000001</text:p>
          </table:table-cell>
          <table:table-cell office:value-type="float" office:value="0.0133791841060355" calcext:value-type="float">
            <text:p>0.0133791841060355</text:p>
          </table:table-cell>
          <table:table-cell table:number-columns-repeated="2" office:value-type="float" office:value="0.0133791841020253" calcext:value-type="float">
            <text:p>0.0133791841020253</text:p>
          </table:table-cell>
          <table:table-cell office:value-type="float" office:value="0.0133911115117395" calcext:value-type="float">
            <text:p>0.0133911115117395</text:p>
          </table:table-cell>
          <table:table-cell table:number-columns-repeated="2"/>
          <table:table-cell table:formula="of:=[.C74]*1000" office:value-type="float" office:value="13.3791841060355" calcext:value-type="float">
            <text:p>13.3791841060355</text:p>
          </table:table-cell>
          <table:table-cell table:formula="of:=[.D74]*1000" office:value-type="float" office:value="13.3791841020253" calcext:value-type="float">
            <text:p>13.3791841020253</text:p>
          </table:table-cell>
          <table:table-cell table:formula="of:=[.E74]*1000" office:value-type="float" office:value="13.3791841020253" calcext:value-type="float">
            <text:p>13.3791841020253</text:p>
          </table:table-cell>
          <table:table-cell table:formula="of:=[.F74]*1000" office:value-type="float" office:value="13.3911115117395" calcext:value-type="float">
            <text:p>13.3911115117395</text:p>
          </table:table-cell>
          <table:table-cell table:number-columns-repeated="2"/>
          <table:table-cell table:formula="of:=ABS([.I74]/[.$L74]-1)" office:value-type="percentage" office:value="0.000890695719581891" calcext:value-type="percentage">
            <text:p>0.0891%</text:p>
          </table:table-cell>
          <table:table-cell table:formula="of:=ABS([.J74]/[.$L74]-1)" office:value-type="percentage" office:value="0.000890696019053339" calcext:value-type="percentage">
            <text:p>0.0891%</text:p>
          </table:table-cell>
          <table:table-cell table:formula="of:=ABS([.K74]/[.$L74]-1)" office:value-type="percentage" office:value="0.000890696019053339" calcext:value-type="percentage">
            <text:p>0.0891%</text:p>
          </table:table-cell>
          <table:table-cell table:formula="of:=[.L74]/[.$L74]-1" office:value-type="percentage" office:value="0" calcext:value-type="percentage">
            <text:p>0.00%</text:p>
          </table:table-cell>
          <table:table-cell/>
          <table:table-cell table:formula="of:=IF([.O74]=MAX([.$O74:.$Q74]) ; &quot;W&quot; ; IF([.O74]=MIN([.$O74:.$Q74]); &quot;B&quot;; &quot;&quot;))" office:value-type="string" office:string-value="B" calcext:value-type="string">
            <text:p>B</text:p>
          </table:table-cell>
          <table:table-cell table:formula="of:=IF([.P74]=MAX([.$O74:.$Q74]) ; &quot;W&quot; ; IF([.P74]=MIN([.$O74:.$Q74]); &quot;B&quot;; &quot;&quot;))" office:value-type="string" office:string-value="W" calcext:value-type="string">
            <text:p>W</text:p>
          </table:table-cell>
          <table:table-cell table:formula="of:=IF([.Q74]=MAX([.$O74:.$Q74]) ; &quot;W&quot; ; IF([.Q74]=MIN([.$O74:.$Q74]); &quot;B&quot;; &quot;&quot;))" office:value-type="string" office:string-value="W" calcext:value-type="string">
            <text:p>W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133389.05082698" calcext:value-type="float">
            <text:p>133389.05082698</text:p>
          </table:table-cell>
          <table:table-cell office:value-type="float" office:value="133390.600464446" calcext:value-type="float">
            <text:p>133390.600464446</text:p>
          </table:table-cell>
          <table:table-cell office:value-type="float" office:value="133387.814280542" calcext:value-type="float">
            <text:p>133387.814280542</text:p>
          </table:table-cell>
          <table:table-cell office:value-type="float" office:value="133514.325612707" calcext:value-type="float">
            <text:p>133514.325612707</text:p>
          </table:table-cell>
          <table:table-cell table:number-columns-repeated="2"/>
          <table:table-cell table:formula="of:=[.C75]*1000" office:value-type="float" office:value="133389050.82698" calcext:value-type="float">
            <text:p>133389050.82698</text:p>
          </table:table-cell>
          <table:table-cell table:formula="of:=[.D75]*1000" office:value-type="float" office:value="133390600.464446" calcext:value-type="float">
            <text:p>133390600.464446</text:p>
          </table:table-cell>
          <table:table-cell table:formula="of:=[.E75]*1000" office:value-type="float" office:value="133387814.280542" calcext:value-type="float">
            <text:p>133387814.280542</text:p>
          </table:table-cell>
          <table:table-cell table:formula="of:=[.F75]*1000" office:value-type="float" office:value="133514325.612707" calcext:value-type="float">
            <text:p>133514325.612707</text:p>
          </table:table-cell>
          <table:table-cell table:number-columns-repeated="2"/>
          <table:table-cell table:formula="of:=ABS([.I75]/[.$L75]-1)" office:value-type="percentage" office:value="0.000938287222372658" calcext:value-type="percentage">
            <text:p>0.0938%</text:p>
          </table:table-cell>
          <table:table-cell table:formula="of:=ABS([.J75]/[.$L75]-1)" office:value-type="percentage" office:value="0.000926680696570981" calcext:value-type="percentage">
            <text:p>0.0927%</text:p>
          </table:table-cell>
          <table:table-cell table:formula="of:=ABS([.K75]/[.$L75]-1)" office:value-type="percentage" office:value="0.000947548748674199" calcext:value-type="percentage">
            <text:p>0.0948%</text:p>
          </table:table-cell>
          <table:table-cell table:formula="of:=[.L75]/[.$L75]-1" office:value-type="percentage" office:value="0" calcext:value-type="percentage">
            <text:p>0.00%</text:p>
          </table:table-cell>
          <table:table-cell/>
          <table:table-cell table:formula="of:=IF([.O75]=MAX([.$O75:.$Q75]) ; &quot;W&quot; ; IF([.O75]=MIN([.$O75:.$Q75]); &quot;B&quot;; &quot;&quot;))">
            <text:p/>
          </table:table-cell>
          <table:table-cell table:formula="of:=IF([.P75]=MAX([.$O75:.$Q75]) ; &quot;W&quot; ; IF([.P75]=MIN([.$O75:.$Q75]); &quot;B&quot;; &quot;&quot;))" office:value-type="string" office:string-value="B" calcext:value-type="string">
            <text:p>B</text:p>
          </table:table-cell>
          <table:table-cell table:formula="of:=IF([.Q75]=MAX([.$O75:.$Q75]) ; &quot;W&quot; ; IF([.Q75]=MIN([.$O75:.$Q75]); &quot;B&quot;; &quot;&quot;))" office:value-type="string" office:string-value="W" calcext:value-type="string">
            <text:p>W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8" calcext:value-type="float">
            <text:p>58</text:p>
          </table:table-cell>
          <table:table-cell office:value-type="float" office:value="1296472.83428474" calcext:value-type="float">
            <text:p>1296472.83428474</text:p>
          </table:table-cell>
          <table:table-cell office:value-type="float" office:value="1297784.05268008" calcext:value-type="float">
            <text:p>1297784.05268008</text:p>
          </table:table-cell>
          <table:table-cell office:value-type="float" office:value="1294745.42116095" calcext:value-type="float">
            <text:p>1294745.42116095</text:p>
          </table:table-cell>
          <table:table-cell office:value-type="float" office:value="1296627.36694958" calcext:value-type="float">
            <text:p>1296627.36694958</text:p>
          </table:table-cell>
          <table:table-cell table:number-columns-repeated="2"/>
          <table:table-cell table:formula="of:=[.C76]*1000" office:value-type="float" office:value="1296472834.28474" calcext:value-type="float">
            <text:p>1296472834.28474</text:p>
          </table:table-cell>
          <table:table-cell table:formula="of:=[.D76]*1000" office:value-type="float" office:value="1297784052.68008" calcext:value-type="float">
            <text:p>1297784052.68008</text:p>
          </table:table-cell>
          <table:table-cell table:formula="of:=[.E76]*1000" office:value-type="float" office:value="1294745421.16095" calcext:value-type="float">
            <text:p>1294745421.16095</text:p>
          </table:table-cell>
          <table:table-cell table:formula="of:=[.F76]*1000" office:value-type="float" office:value="1296627366.94958" calcext:value-type="float">
            <text:p>1296627366.94958</text:p>
          </table:table-cell>
          <table:table-cell table:number-columns-repeated="2"/>
          <table:table-cell table:formula="of:=ABS([.I76]/[.$L76]-1)" office:value-type="percentage" office:value="0.000119180474498104" calcext:value-type="percentage">
            <text:p>0.0119%</text:p>
          </table:table-cell>
          <table:table-cell table:formula="of:=ABS([.J76]/[.$L76]-1)" office:value-type="percentage" office:value="0.000892072587683535" calcext:value-type="percentage">
            <text:p>0.0892%</text:p>
          </table:table-cell>
          <table:table-cell table:formula="of:=ABS([.K76]/[.$L76]-1)" office:value-type="percentage" office:value="0.00145141606339783" calcext:value-type="percentage">
            <text:p>0.1451%</text:p>
          </table:table-cell>
          <table:table-cell table:formula="of:=[.L76]/[.$L76]-1" office:value-type="percentage" office:value="0" calcext:value-type="percentage">
            <text:p>0.00%</text:p>
          </table:table-cell>
          <table:table-cell/>
          <table:table-cell table:formula="of:=IF([.O76]=MAX([.$O76:.$Q76]) ; &quot;W&quot; ; IF([.O76]=MIN([.$O76:.$Q76]); &quot;B&quot;; &quot;&quot;))" office:value-type="string" office:string-value="B" calcext:value-type="string">
            <text:p>B</text:p>
          </table:table-cell>
          <table:table-cell table:formula="of:=IF([.P76]=MAX([.$O76:.$Q76]) ; &quot;W&quot; ; IF([.P76]=MIN([.$O76:.$Q76]); &quot;B&quot;; &quot;&quot;))">
            <text:p/>
          </table:table-cell>
          <table:table-cell table:formula="of:=IF([.Q76]=MAX([.$O76:.$Q76]) ; &quot;W&quot; ; IF([.Q76]=MIN([.$O76:.$Q76]); &quot;B&quot;; &quot;&quot;))" office:value-type="string" office:string-value="W" calcext:value-type="string">
            <text:p>W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0.0000001" calcext:value-type="float">
            <text:p>50.0000001</text:p>
          </table:table-cell>
          <table:table-cell office:value-type="float" office:value="0.01321852785949" calcext:value-type="float">
            <text:p>0.01321852785949</text:p>
          </table:table-cell>
          <table:table-cell table:number-columns-repeated="2" office:value-type="float" office:value="0.0132185278554707" calcext:value-type="float">
            <text:p>0.0132185278554707</text:p>
          </table:table-cell>
          <table:table-cell office:value-type="float" office:value="0.0132333462564311" calcext:value-type="float">
            <text:p>0.0132333462564311</text:p>
          </table:table-cell>
          <table:table-cell table:number-columns-repeated="2"/>
          <table:table-cell table:formula="of:=[.C77]*1000" office:value-type="float" office:value="13.21852785949" calcext:value-type="float">
            <text:p>13.21852785949</text:p>
          </table:table-cell>
          <table:table-cell table:formula="of:=[.D77]*1000" office:value-type="float" office:value="13.2185278554707" calcext:value-type="float">
            <text:p>13.2185278554707</text:p>
          </table:table-cell>
          <table:table-cell table:formula="of:=[.E77]*1000" office:value-type="float" office:value="13.2185278554707" calcext:value-type="float">
            <text:p>13.2185278554707</text:p>
          </table:table-cell>
          <table:table-cell table:formula="of:=[.F77]*1000" office:value-type="float" office:value="13.2333462564311" calcext:value-type="float">
            <text:p>13.2333462564311</text:p>
          </table:table-cell>
          <table:table-cell table:number-columns-repeated="2"/>
          <table:table-cell table:formula="of:=ABS([.I77]/[.$L77]-1)" office:value-type="percentage" office:value="0.0011197770128536" calcext:value-type="percentage">
            <text:p>0.1120%</text:p>
          </table:table-cell>
          <table:table-cell table:formula="of:=ABS([.J77]/[.$L77]-1)" office:value-type="percentage" office:value="0.00111977731658275" calcext:value-type="percentage">
            <text:p>0.1120%</text:p>
          </table:table-cell>
          <table:table-cell table:formula="of:=ABS([.K77]/[.$L77]-1)" office:value-type="percentage" office:value="0.00111977731658275" calcext:value-type="percentage">
            <text:p>0.1120%</text:p>
          </table:table-cell>
          <table:table-cell table:formula="of:=[.L77]/[.$L77]-1" office:value-type="percentage" office:value="0" calcext:value-type="percentage">
            <text:p>0.00%</text:p>
          </table:table-cell>
          <table:table-cell/>
          <table:table-cell table:formula="of:=IF([.O77]=MAX([.$O77:.$Q77]) ; &quot;W&quot; ; IF([.O77]=MIN([.$O77:.$Q77]); &quot;B&quot;; &quot;&quot;))" office:value-type="string" office:string-value="B" calcext:value-type="string">
            <text:p>B</text:p>
          </table:table-cell>
          <table:table-cell table:formula="of:=IF([.P77]=MAX([.$O77:.$Q77]) ; &quot;W&quot; ; IF([.P77]=MIN([.$O77:.$Q77]); &quot;B&quot;; &quot;&quot;))" office:value-type="string" office:string-value="W" calcext:value-type="string">
            <text:p>W</text:p>
          </table:table-cell>
          <table:table-cell table:formula="of:=IF([.Q77]=MAX([.$O77:.$Q77]) ; &quot;W&quot; ; IF([.Q77]=MIN([.$O77:.$Q77]); &quot;B&quot;; &quot;&quot;))" office:value-type="string" office:string-value="W" calcext:value-type="string">
            <text:p>W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131781.92464533" calcext:value-type="float">
            <text:p>131781.92464533</text:p>
          </table:table-cell>
          <table:table-cell office:value-type="float" office:value="131783.370040143" calcext:value-type="float">
            <text:p>131783.370040143</text:p>
          </table:table-cell>
          <table:table-cell office:value-type="float" office:value="131780.474196642" calcext:value-type="float">
            <text:p>131780.474196642</text:p>
          </table:table-cell>
          <table:table-cell office:value-type="float" office:value="131935.810132814" calcext:value-type="float">
            <text:p>131935.810132814</text:p>
          </table:table-cell>
          <table:table-cell table:number-columns-repeated="2"/>
          <table:table-cell table:formula="of:=[.C78]*1000" office:value-type="float" office:value="131781924.64533" calcext:value-type="float">
            <text:p>131781924.64533</text:p>
          </table:table-cell>
          <table:table-cell table:formula="of:=[.D78]*1000" office:value-type="float" office:value="131783370.040143" calcext:value-type="float">
            <text:p>131783370.040143</text:p>
          </table:table-cell>
          <table:table-cell table:formula="of:=[.E78]*1000" office:value-type="float" office:value="131780474.196642" calcext:value-type="float">
            <text:p>131780474.196642</text:p>
          </table:table-cell>
          <table:table-cell table:formula="of:=[.F78]*1000" office:value-type="float" office:value="131935810.132814" calcext:value-type="float">
            <text:p>131935810.132814</text:p>
          </table:table-cell>
          <table:table-cell table:number-columns-repeated="2"/>
          <table:table-cell table:formula="of:=ABS([.I78]/[.$L78]-1)" office:value-type="percentage" office:value="0.00116636633624501" calcext:value-type="percentage">
            <text:p>0.1166%</text:p>
          </table:table-cell>
          <table:table-cell table:formula="of:=ABS([.J78]/[.$L78]-1)" office:value-type="percentage" office:value="0.00115541104812555" calcext:value-type="percentage">
            <text:p>0.1155%</text:p>
          </table:table-cell>
          <table:table-cell table:formula="of:=ABS([.K78]/[.$L78]-1)" office:value-type="percentage" office:value="0.00117735992992252" calcext:value-type="percentage">
            <text:p>0.1177%</text:p>
          </table:table-cell>
          <table:table-cell table:formula="of:=[.L78]/[.$L78]-1" office:value-type="percentage" office:value="0" calcext:value-type="percentage">
            <text:p>0.00%</text:p>
          </table:table-cell>
          <table:table-cell/>
          <table:table-cell table:formula="of:=IF([.O78]=MAX([.$O78:.$Q78]) ; &quot;W&quot; ; IF([.O78]=MIN([.$O78:.$Q78]); &quot;B&quot;; &quot;&quot;))">
            <text:p/>
          </table:table-cell>
          <table:table-cell table:formula="of:=IF([.P78]=MAX([.$O78:.$Q78]) ; &quot;W&quot; ; IF([.P78]=MIN([.$O78:.$Q78]); &quot;B&quot;; &quot;&quot;))" office:value-type="string" office:string-value="B" calcext:value-type="string">
            <text:p>B</text:p>
          </table:table-cell>
          <table:table-cell table:formula="of:=IF([.Q78]=MAX([.$O78:.$Q78]) ; &quot;W&quot; ; IF([.Q78]=MIN([.$O78:.$Q78]); &quot;B&quot;; &quot;&quot;))" office:value-type="string" office:string-value="W" calcext:value-type="string">
            <text:p>W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1280669.618809" calcext:value-type="float">
            <text:p>1280669.618809</text:p>
          </table:table-cell>
          <table:table-cell office:value-type="float" office:value="1281875.41264313" calcext:value-type="float">
            <text:p>1281875.41264313</text:p>
          </table:table-cell>
          <table:table-cell office:value-type="float" office:value="1278730.33346513" calcext:value-type="float">
            <text:p>1278730.33346513</text:p>
          </table:table-cell>
          <table:table-cell office:value-type="float" office:value="1280887.88782108" calcext:value-type="float">
            <text:p>1280887.88782108</text:p>
          </table:table-cell>
          <table:table-cell table:number-columns-repeated="2"/>
          <table:table-cell table:formula="of:=[.C79]*1000" office:value-type="float" office:value="1280669618.809" calcext:value-type="float">
            <text:p>1280669618.809</text:p>
          </table:table-cell>
          <table:table-cell table:formula="of:=[.D79]*1000" office:value-type="float" office:value="1281875412.64313" calcext:value-type="float">
            <text:p>1281875412.64313</text:p>
          </table:table-cell>
          <table:table-cell table:formula="of:=[.E79]*1000" office:value-type="float" office:value="1278730333.46513" calcext:value-type="float">
            <text:p>1278730333.46513</text:p>
          </table:table-cell>
          <table:table-cell table:formula="of:=[.F79]*1000" office:value-type="float" office:value="1280887887.82108" calcext:value-type="float">
            <text:p>1280887887.82108</text:p>
          </table:table-cell>
          <table:table-cell table:number-columns-repeated="2"/>
          <table:table-cell table:formula="of:=ABS([.I79]/[.$L79]-1)" office:value-type="percentage" office:value="0.000170404462520923" calcext:value-type="percentage">
            <text:p>0.0170%</text:p>
          </table:table-cell>
          <table:table-cell table:formula="of:=ABS([.J79]/[.$L79]-1)" office:value-type="percentage" office:value="0.00077096897506701" calcext:value-type="percentage">
            <text:p>0.0771%</text:p>
          </table:table-cell>
          <table:table-cell table:formula="of:=ABS([.K79]/[.$L79]-1)" office:value-type="percentage" office:value="0.00168442092119048" calcext:value-type="percentage">
            <text:p>0.1684%</text:p>
          </table:table-cell>
          <table:table-cell table:formula="of:=[.L79]/[.$L79]-1" office:value-type="percentage" office:value="0" calcext:value-type="percentage">
            <text:p>0.00%</text:p>
          </table:table-cell>
          <table:table-cell/>
          <table:table-cell table:formula="of:=IF([.O79]=MAX([.$O79:.$Q79]) ; &quot;W&quot; ; IF([.O79]=MIN([.$O79:.$Q79]); &quot;B&quot;; &quot;&quot;))" office:value-type="string" office:string-value="B" calcext:value-type="string">
            <text:p>B</text:p>
          </table:table-cell>
          <table:table-cell table:formula="of:=IF([.P79]=MAX([.$O79:.$Q79]) ; &quot;W&quot; ; IF([.P79]=MIN([.$O79:.$Q79]); &quot;B&quot;; &quot;&quot;))">
            <text:p/>
          </table:table-cell>
          <table:table-cell table:formula="of:=IF([.Q79]=MAX([.$O79:.$Q79]) ; &quot;W&quot; ; IF([.Q79]=MIN([.$O79:.$Q79]); &quot;B&quot;; &quot;&quot;))" office:value-type="string" office:string-value="W" calcext:value-type="string">
            <text:p>W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2.0000001" calcext:value-type="float">
            <text:p>52.0000001</text:p>
          </table:table-cell>
          <table:table-cell office:value-type="float" office:value="0.0130578976494056" calcext:value-type="float">
            <text:p>0.0130578976494056</text:p>
          </table:table-cell>
          <table:table-cell table:number-columns-repeated="2" office:value-type="float" office:value="0.0130578976453967" calcext:value-type="float">
            <text:p>0.0130578976453967</text:p>
          </table:table-cell>
          <table:table-cell office:value-type="float" office:value="0.0130755713668716" calcext:value-type="float">
            <text:p>0.0130755713668716</text:p>
          </table:table-cell>
          <table:table-cell table:number-columns-repeated="2"/>
          <table:table-cell table:formula="of:=[.C80]*1000" office:value-type="float" office:value="13.0578976494056" calcext:value-type="float">
            <text:p>13.0578976494056</text:p>
          </table:table-cell>
          <table:table-cell table:formula="of:=[.D80]*1000" office:value-type="float" office:value="13.0578976453967" calcext:value-type="float">
            <text:p>13.0578976453967</text:p>
          </table:table-cell>
          <table:table-cell table:formula="of:=[.E80]*1000" office:value-type="float" office:value="13.0578976453967" calcext:value-type="float">
            <text:p>13.0578976453967</text:p>
          </table:table-cell>
          <table:table-cell table:formula="of:=[.F80]*1000" office:value-type="float" office:value="13.0755713668716" calcext:value-type="float">
            <text:p>13.0755713668716</text:p>
          </table:table-cell>
          <table:table-cell table:number-columns-repeated="2"/>
          <table:table-cell table:formula="of:=ABS([.I80]/[.$L80]-1)" office:value-type="percentage" office:value="0.00135165928663283" calcext:value-type="percentage">
            <text:p>0.1352%</text:p>
          </table:table-cell>
          <table:table-cell table:formula="of:=ABS([.J80]/[.$L80]-1)" office:value-type="percentage" office:value="0.00135165959322237" calcext:value-type="percentage">
            <text:p>0.1352%</text:p>
          </table:table-cell>
          <table:table-cell table:formula="of:=ABS([.K80]/[.$L80]-1)" office:value-type="percentage" office:value="0.00135165959322237" calcext:value-type="percentage">
            <text:p>0.1352%</text:p>
          </table:table-cell>
          <table:table-cell table:formula="of:=[.L80]/[.$L80]-1" office:value-type="percentage" office:value="0" calcext:value-type="percentage">
            <text:p>0.00%</text:p>
          </table:table-cell>
          <table:table-cell/>
          <table:table-cell table:formula="of:=IF([.O80]=MAX([.$O80:.$Q80]) ; &quot;W&quot; ; IF([.O80]=MIN([.$O80:.$Q80]); &quot;B&quot;; &quot;&quot;))" office:value-type="string" office:string-value="B" calcext:value-type="string">
            <text:p>B</text:p>
          </table:table-cell>
          <table:table-cell table:formula="of:=IF([.P80]=MAX([.$O80:.$Q80]) ; &quot;W&quot; ; IF([.P80]=MIN([.$O80:.$Q80]); &quot;B&quot;; &quot;&quot;))" office:value-type="string" office:string-value="W" calcext:value-type="string">
            <text:p>W</text:p>
          </table:table-cell>
          <table:table-cell table:formula="of:=IF([.Q80]=MAX([.$O80:.$Q80]) ; &quot;W&quot; ; IF([.Q80]=MIN([.$O80:.$Q80]); &quot;B&quot;; &quot;&quot;))" office:value-type="string" office:string-value="W" calcext:value-type="string">
            <text:p>W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130177.029288018" calcext:value-type="float">
            <text:p>130177.029288018</text:p>
          </table:table-cell>
          <table:table-cell office:value-type="float" office:value="130178.369524182" calcext:value-type="float">
            <text:p>130178.369524182</text:p>
          </table:table-cell>
          <table:table-cell office:value-type="float" office:value="130175.365205115" calcext:value-type="float">
            <text:p>130175.365205115</text:p>
          </table:table-cell>
          <table:table-cell office:value-type="float" office:value="130359.140401859" calcext:value-type="float">
            <text:p>130359.140401859</text:p>
          </table:table-cell>
          <table:table-cell table:number-columns-repeated="2"/>
          <table:table-cell table:formula="of:=[.C81]*1000" office:value-type="float" office:value="130177029.288018" calcext:value-type="float">
            <text:p>130177029.288018</text:p>
          </table:table-cell>
          <table:table-cell table:formula="of:=[.D81]*1000" office:value-type="float" office:value="130178369.524182" calcext:value-type="float">
            <text:p>130178369.524182</text:p>
          </table:table-cell>
          <table:table-cell table:formula="of:=[.E81]*1000" office:value-type="float" office:value="130175365.205115" calcext:value-type="float">
            <text:p>130175365.205115</text:p>
          </table:table-cell>
          <table:table-cell table:formula="of:=[.F81]*1000" office:value-type="float" office:value="130359140.401859" calcext:value-type="float">
            <text:p>130359140.401859</text:p>
          </table:table-cell>
          <table:table-cell table:number-columns-repeated="2"/>
          <table:table-cell table:formula="of:=ABS([.I81]/[.$L81]-1)" office:value-type="percentage" office:value="0.0013969953566777" calcext:value-type="percentage">
            <text:p>0.1397%</text:p>
          </table:table-cell>
          <table:table-cell table:formula="of:=ABS([.J81]/[.$L81]-1)" office:value-type="percentage" office:value="0.00138671425049475" calcext:value-type="percentage">
            <text:p>0.1387%</text:p>
          </table:table-cell>
          <table:table-cell table:formula="of:=ABS([.K81]/[.$L81]-1)" office:value-type="percentage" office:value="0.00140976072853916" calcext:value-type="percentage">
            <text:p>0.1410%</text:p>
          </table:table-cell>
          <table:table-cell table:formula="of:=[.L81]/[.$L81]-1" office:value-type="percentage" office:value="0" calcext:value-type="percentage">
            <text:p>0.00%</text:p>
          </table:table-cell>
          <table:table-cell/>
          <table:table-cell table:formula="of:=IF([.O81]=MAX([.$O81:.$Q81]) ; &quot;W&quot; ; IF([.O81]=MIN([.$O81:.$Q81]); &quot;B&quot;; &quot;&quot;))">
            <text:p/>
          </table:table-cell>
          <table:table-cell table:formula="of:=IF([.P81]=MAX([.$O81:.$Q81]) ; &quot;W&quot; ; IF([.P81]=MIN([.$O81:.$Q81]); &quot;B&quot;; &quot;&quot;))" office:value-type="string" office:string-value="B" calcext:value-type="string">
            <text:p>B</text:p>
          </table:table-cell>
          <table:table-cell table:formula="of:=IF([.Q81]=MAX([.$O81:.$Q81]) ; &quot;W&quot; ; IF([.Q81]=MIN([.$O81:.$Q81]); &quot;B&quot;; &quot;&quot;))" office:value-type="string" office:string-value="W" calcext:value-type="string">
            <text:p>W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62" calcext:value-type="float">
            <text:p>62</text:p>
          </table:table-cell>
          <table:table-cell office:value-type="float" office:value="1265073.05526111" calcext:value-type="float">
            <text:p>1265073.05526111</text:p>
          </table:table-cell>
          <table:table-cell office:value-type="float" office:value="1266173.6945418" calcext:value-type="float">
            <text:p>1266173.6945418</text:p>
          </table:table-cell>
          <table:table-cell office:value-type="float" office:value="1262924.41942773" calcext:value-type="float">
            <text:p>1262924.41942773</text:p>
          </table:table-cell>
          <table:table-cell office:value-type="float" office:value="1265351.03395022" calcext:value-type="float">
            <text:p>1265351.03395022</text:p>
          </table:table-cell>
          <table:table-cell table:number-columns-repeated="2"/>
          <table:table-cell table:formula="of:=[.C82]*1000" office:value-type="float" office:value="1265073055.26111" calcext:value-type="float">
            <text:p>1265073055.26111</text:p>
          </table:table-cell>
          <table:table-cell table:formula="of:=[.D82]*1000" office:value-type="float" office:value="1266173694.5418" calcext:value-type="float">
            <text:p>1266173694.5418</text:p>
          </table:table-cell>
          <table:table-cell table:formula="of:=[.E82]*1000" office:value-type="float" office:value="1262924419.42773" calcext:value-type="float">
            <text:p>1262924419.42773</text:p>
          </table:table-cell>
          <table:table-cell table:formula="of:=[.F82]*1000" office:value-type="float" office:value="1265351033.95022" calcext:value-type="float">
            <text:p>1265351033.95022</text:p>
          </table:table-cell>
          <table:table-cell table:number-columns-repeated="2"/>
          <table:table-cell table:formula="of:=ABS([.I82]/[.$L82]-1)" office:value-type="percentage" office:value="0.000219685037316952" calcext:value-type="percentage">
            <text:p>0.0220%</text:p>
          </table:table-cell>
          <table:table-cell table:formula="of:=ABS([.J82]/[.$L82]-1)" office:value-type="percentage" office:value="0.000650144165139199" calcext:value-type="percentage">
            <text:p>0.0650%</text:p>
          </table:table-cell>
          <table:table-cell table:formula="of:=ABS([.K82]/[.$L82]-1)" office:value-type="percentage" office:value="0.00191774018227664" calcext:value-type="percentage">
            <text:p>0.1918%</text:p>
          </table:table-cell>
          <table:table-cell table:formula="of:=[.L82]/[.$L82]-1" office:value-type="percentage" office:value="0" calcext:value-type="percentage">
            <text:p>0.00%</text:p>
          </table:table-cell>
          <table:table-cell/>
          <table:table-cell table:formula="of:=IF([.O82]=MAX([.$O82:.$Q82]) ; &quot;W&quot; ; IF([.O82]=MIN([.$O82:.$Q82]); &quot;B&quot;; &quot;&quot;))" office:value-type="string" office:string-value="B" calcext:value-type="string">
            <text:p>B</text:p>
          </table:table-cell>
          <table:table-cell table:formula="of:=IF([.P82]=MAX([.$O82:.$Q82]) ; &quot;W&quot; ; IF([.P82]=MIN([.$O82:.$Q82]); &quot;B&quot;; &quot;&quot;))">
            <text:p/>
          </table:table-cell>
          <table:table-cell table:formula="of:=IF([.Q82]=MAX([.$O82:.$Q82]) ; &quot;W&quot; ; IF([.Q82]=MIN([.$O82:.$Q82]); &quot;B&quot;; &quot;&quot;))" office:value-type="string" office:string-value="W" calcext:value-type="string">
            <text:p>W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54.0000001" calcext:value-type="float">
            <text:p>54.0000001</text:p>
          </table:table-cell>
          <table:table-cell office:value-type="float" office:value="0.0128980916164971" calcext:value-type="float">
            <text:p>0.0128980916164971</text:p>
          </table:table-cell>
          <table:table-cell table:number-columns-repeated="2" office:value-type="float" office:value="0.012898091612519" calcext:value-type="float">
            <text:p>0.012898091612519</text:p>
          </table:table-cell>
          <table:table-cell office:value-type="float" office:value="0.0129185729204743" calcext:value-type="float">
            <text:p>0.0129185729204743</text:p>
          </table:table-cell>
          <table:table-cell table:number-columns-repeated="2"/>
          <table:table-cell table:formula="of:=[.C83]*1000" office:value-type="float" office:value="12.8980916164971" calcext:value-type="float">
            <text:p>12.8980916164971</text:p>
          </table:table-cell>
          <table:table-cell table:formula="of:=[.D83]*1000" office:value-type="float" office:value="12.898091612519" calcext:value-type="float">
            <text:p>12.898091612519</text:p>
          </table:table-cell>
          <table:table-cell table:formula="of:=[.E83]*1000" office:value-type="float" office:value="12.898091612519" calcext:value-type="float">
            <text:p>12.898091612519</text:p>
          </table:table-cell>
          <table:table-cell table:formula="of:=[.F83]*1000" office:value-type="float" office:value="12.9185729204743" calcext:value-type="float">
            <text:p>12.9185729204743</text:p>
          </table:table-cell>
          <table:table-cell table:number-columns-repeated="2"/>
          <table:table-cell table:formula="of:=ABS([.I83]/[.$L83]-1)" office:value-type="percentage" office:value="0.00158541536308032" calcext:value-type="percentage">
            <text:p>0.1585%</text:p>
          </table:table-cell>
          <table:table-cell table:formula="of:=ABS([.J83]/[.$L83]-1)" office:value-type="percentage" office:value="0.00158541567101156" calcext:value-type="percentage">
            <text:p>0.1585%</text:p>
          </table:table-cell>
          <table:table-cell table:formula="of:=ABS([.K83]/[.$L83]-1)" office:value-type="percentage" office:value="0.00158541567101156" calcext:value-type="percentage">
            <text:p>0.1585%</text:p>
          </table:table-cell>
          <table:table-cell table:formula="of:=[.L83]/[.$L83]-1" office:value-type="percentage" office:value="0" calcext:value-type="percentage">
            <text:p>0.00%</text:p>
          </table:table-cell>
          <table:table-cell/>
          <table:table-cell table:formula="of:=IF([.O83]=MAX([.$O83:.$Q83]) ; &quot;W&quot; ; IF([.O83]=MIN([.$O83:.$Q83]); &quot;B&quot;; &quot;&quot;))" office:value-type="string" office:string-value="B" calcext:value-type="string">
            <text:p>B</text:p>
          </table:table-cell>
          <table:table-cell table:formula="of:=IF([.P83]=MAX([.$O83:.$Q83]) ; &quot;W&quot; ; IF([.P83]=MIN([.$O83:.$Q83]); &quot;B&quot;; &quot;&quot;))" office:value-type="string" office:string-value="W" calcext:value-type="string">
            <text:p>W</text:p>
          </table:table-cell>
          <table:table-cell table:formula="of:=IF([.Q83]=MAX([.$O83:.$Q83]) ; &quot;W&quot; ; IF([.Q83]=MIN([.$O83:.$Q83]); &quot;B&quot;; &quot;&quot;))" office:value-type="string" office:string-value="W" calcext:value-type="string">
            <text:p>W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128582.413189155" calcext:value-type="float">
            <text:p>128582.413189155</text:p>
          </table:table-cell>
          <table:table-cell office:value-type="float" office:value="128583.647851163" calcext:value-type="float">
            <text:p>128583.647851163</text:p>
          </table:table-cell>
          <table:table-cell office:value-type="float" office:value="128580.536708084" calcext:value-type="float">
            <text:p>128580.536708084</text:p>
          </table:table-cell>
          <table:table-cell office:value-type="float" office:value="128792.240371575" calcext:value-type="float">
            <text:p>128792.240371575</text:p>
          </table:table-cell>
          <table:table-cell table:number-columns-repeated="2"/>
          <table:table-cell table:formula="of:=[.C84]*1000" office:value-type="float" office:value="128582413.189155" calcext:value-type="float">
            <text:p>128582413.189155</text:p>
          </table:table-cell>
          <table:table-cell table:formula="of:=[.D84]*1000" office:value-type="float" office:value="128583647.851163" calcext:value-type="float">
            <text:p>128583647.851163</text:p>
          </table:table-cell>
          <table:table-cell table:formula="of:=[.E84]*1000" office:value-type="float" office:value="128580536.708084" calcext:value-type="float">
            <text:p>128580536.708084</text:p>
          </table:table-cell>
          <table:table-cell table:formula="of:=[.F84]*1000" office:value-type="float" office:value="128792240.371575" calcext:value-type="float">
            <text:p>128792240.371575</text:p>
          </table:table-cell>
          <table:table-cell table:number-columns-repeated="2"/>
          <table:table-cell table:formula="of:=ABS([.I84]/[.$L84]-1)" office:value-type="percentage" office:value="0.00162919118275517" calcext:value-type="percentage">
            <text:p>0.1629%</text:p>
          </table:table-cell>
          <table:table-cell table:formula="of:=ABS([.J84]/[.$L84]-1)" office:value-type="percentage" office:value="0.00161960472005207" calcext:value-type="percentage">
            <text:p>0.1620%</text:p>
          </table:table-cell>
          <table:table-cell table:formula="of:=ABS([.K84]/[.$L84]-1)" office:value-type="percentage" office:value="0.00164376101293662" calcext:value-type="percentage">
            <text:p>0.1644%</text:p>
          </table:table-cell>
          <table:table-cell table:formula="of:=[.L84]/[.$L84]-1" office:value-type="percentage" office:value="0" calcext:value-type="percentage">
            <text:p>0.00%</text:p>
          </table:table-cell>
          <table:table-cell/>
          <table:table-cell table:formula="of:=IF([.O84]=MAX([.$O84:.$Q84]) ; &quot;W&quot; ; IF([.O84]=MIN([.$O84:.$Q84]); &quot;B&quot;; &quot;&quot;))">
            <text:p/>
          </table:table-cell>
          <table:table-cell table:formula="of:=IF([.P84]=MAX([.$O84:.$Q84]) ; &quot;W&quot; ; IF([.P84]=MIN([.$O84:.$Q84]); &quot;B&quot;; &quot;&quot;))" office:value-type="string" office:string-value="B" calcext:value-type="string">
            <text:p>B</text:p>
          </table:table-cell>
          <table:table-cell table:formula="of:=IF([.Q84]=MAX([.$O84:.$Q84]) ; &quot;W&quot; ; IF([.Q84]=MIN([.$O84:.$Q84]); &quot;B&quot;; &quot;&quot;))" office:value-type="string" office:string-value="W" calcext:value-type="string">
            <text:p>W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64" calcext:value-type="float">
            <text:p>64</text:p>
          </table:table-cell>
          <table:table-cell office:value-type="float" office:value="1249768.27285574" calcext:value-type="float">
            <text:p>1249768.27285574</text:p>
          </table:table-cell>
          <table:table-cell office:value-type="float" office:value="1250764.61399621" calcext:value-type="float">
            <text:p>1250764.61399621</text:p>
          </table:table-cell>
          <table:table-cell office:value-type="float" office:value="1247413.85761744" calcext:value-type="float">
            <text:p>1247413.85761744</text:p>
          </table:table-cell>
          <table:table-cell office:value-type="float" office:value="1250101.78529817" calcext:value-type="float">
            <text:p>1250101.78529817</text:p>
          </table:table-cell>
          <table:table-cell table:number-columns-repeated="2"/>
          <table:table-cell table:formula="of:=[.C85]*1000" office:value-type="float" office:value="1249768272.85574" calcext:value-type="float">
            <text:p>1249768272.85574</text:p>
          </table:table-cell>
          <table:table-cell table:formula="of:=[.D85]*1000" office:value-type="float" office:value="1250764613.99621" calcext:value-type="float">
            <text:p>1250764613.99621</text:p>
          </table:table-cell>
          <table:table-cell table:formula="of:=[.E85]*1000" office:value-type="float" office:value="1247413857.61744" calcext:value-type="float">
            <text:p>1247413857.61744</text:p>
          </table:table-cell>
          <table:table-cell table:formula="of:=[.F85]*1000" office:value-type="float" office:value="1250101785.29817" calcext:value-type="float">
            <text:p>1250101785.29817</text:p>
          </table:table-cell>
          <table:table-cell table:number-columns-repeated="2"/>
          <table:table-cell table:formula="of:=ABS([.I85]/[.$L85]-1)" office:value-type="percentage" office:value="0.000266788229849713" calcext:value-type="percentage">
            <text:p>0.0267%</text:p>
          </table:table-cell>
          <table:table-cell table:formula="of:=ABS([.J85]/[.$L85]-1)" office:value-type="percentage" office:value="0.000530219783568153" calcext:value-type="percentage">
            <text:p>0.0530%</text:p>
          </table:table-cell>
          <table:table-cell table:formula="of:=ABS([.K85]/[.$L85]-1)" office:value-type="percentage" office:value="0.00215016706027049" calcext:value-type="percentage">
            <text:p>0.2150%</text:p>
          </table:table-cell>
          <table:table-cell table:formula="of:=[.L85]/[.$L85]-1" office:value-type="percentage" office:value="0" calcext:value-type="percentage">
            <text:p>0.00%</text:p>
          </table:table-cell>
          <table:table-cell/>
          <table:table-cell table:formula="of:=IF([.O85]=MAX([.$O85:.$Q85]) ; &quot;W&quot; ; IF([.O85]=MIN([.$O85:.$Q85]); &quot;B&quot;; &quot;&quot;))" office:value-type="string" office:string-value="B" calcext:value-type="string">
            <text:p>B</text:p>
          </table:table-cell>
          <table:table-cell table:formula="of:=IF([.P85]=MAX([.$O85:.$Q85]) ; &quot;W&quot; ; IF([.P85]=MIN([.$O85:.$Q85]); &quot;B&quot;; &quot;&quot;))">
            <text:p/>
          </table:table-cell>
          <table:table-cell table:formula="of:=IF([.Q85]=MAX([.$O85:.$Q85]) ; &quot;W&quot; ; IF([.Q85]=MIN([.$O85:.$Q85]); &quot;B&quot;; &quot;&quot;))" office:value-type="string" office:string-value="W" calcext:value-type="string">
            <text:p>W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6.0000001" calcext:value-type="float">
            <text:p>56.0000001</text:p>
          </table:table-cell>
          <table:table-cell office:value-type="float" office:value="0.012739933909362" calcext:value-type="float">
            <text:p>0.012739933909362</text:p>
          </table:table-cell>
          <table:table-cell office:value-type="float" office:value="0.0127399339054356" calcext:value-type="float">
            <text:p>0.0127399339054356</text:p>
          </table:table-cell>
          <table:table-cell office:value-type="float" office:value="0.0127399339054356" calcext:value-type="float">
            <text:p>0.0127399339054356</text:p>
          </table:table-cell>
          <table:table-cell office:value-type="float" office:value="0.0127631616988334" calcext:value-type="float">
            <text:p>0.0127631616988334</text:p>
          </table:table-cell>
          <table:table-cell table:number-columns-repeated="2"/>
          <table:table-cell table:formula="of:=[.C86]*1000" office:value-type="float" office:value="12.739933909362" calcext:value-type="float">
            <text:p>12.739933909362</text:p>
          </table:table-cell>
          <table:table-cell table:formula="of:=[.D86]*1000" office:value-type="float" office:value="12.7399339054356" calcext:value-type="float">
            <text:p>12.7399339054356</text:p>
          </table:table-cell>
          <table:table-cell table:formula="of:=[.E86]*1000" office:value-type="float" office:value="12.7399339054356" calcext:value-type="float">
            <text:p>12.7399339054356</text:p>
          </table:table-cell>
          <table:table-cell table:formula="of:=[.F86]*1000" office:value-type="float" office:value="12.7631616988334" calcext:value-type="float">
            <text:p>12.7631616988334</text:p>
          </table:table-cell>
          <table:table-cell table:number-columns-repeated="2"/>
          <table:table-cell table:formula="of:=ABS([.I86]/[.$L86]-1)" office:value-type="percentage" office:value="0.00181990873574367" calcext:value-type="percentage">
            <text:p>0.1820%</text:p>
          </table:table-cell>
          <table:table-cell table:formula="of:=ABS([.J86]/[.$L86]-1)" office:value-type="percentage" office:value="0.00181990904337292" calcext:value-type="percentage">
            <text:p>0.1820%</text:p>
          </table:table-cell>
          <table:table-cell table:formula="of:=ABS([.K86]/[.$L86]-1)" office:value-type="percentage" office:value="0.00181990904337315" calcext:value-type="percentage">
            <text:p>0.1820%</text:p>
          </table:table-cell>
          <table:table-cell table:formula="of:=[.L86]/[.$L86]-1" office:value-type="percentage" office:value="0" calcext:value-type="percentage">
            <text:p>0.00%</text:p>
          </table:table-cell>
          <table:table-cell/>
          <table:table-cell table:formula="of:=IF([.O86]=MAX([.$O86:.$Q86]) ; &quot;W&quot; ; IF([.O86]=MIN([.$O86:.$Q86]); &quot;B&quot;; &quot;&quot;))" office:value-type="string" office:string-value="B" calcext:value-type="string">
            <text:p>B</text:p>
          </table:table-cell>
          <table:table-cell table:formula="of:=IF([.P86]=MAX([.$O86:.$Q86]) ; &quot;W&quot; ; IF([.P86]=MIN([.$O86:.$Q86]); &quot;B&quot;; &quot;&quot;))">
            <text:p/>
          </table:table-cell>
          <table:table-cell table:formula="of:=IF([.Q86]=MAX([.$O86:.$Q86]) ; &quot;W&quot; ; IF([.Q86]=MIN([.$O86:.$Q86]); &quot;B&quot;; &quot;&quot;))" office:value-type="string" office:string-value="W" calcext:value-type="string">
            <text:p>W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127006.377784272" calcext:value-type="float">
            <text:p>127006.377784272</text:p>
          </table:table-cell>
          <table:table-cell office:value-type="float" office:value="127007.506995538" calcext:value-type="float">
            <text:p>127007.506995538</text:p>
          </table:table-cell>
          <table:table-cell office:value-type="float" office:value="127004.291145644" calcext:value-type="float">
            <text:p>127004.291145644</text:p>
          </table:table-cell>
          <table:table-cell office:value-type="float" office:value="127243.289103794" calcext:value-type="float">
            <text:p>127243.289103794</text:p>
          </table:table-cell>
          <table:table-cell table:number-columns-repeated="2"/>
          <table:table-cell table:formula="of:=[.C87]*1000" office:value-type="float" office:value="127006377.784272" calcext:value-type="float">
            <text:p>127006377.784272</text:p>
          </table:table-cell>
          <table:table-cell table:formula="of:=[.D87]*1000" office:value-type="float" office:value="127007506.995538" calcext:value-type="float">
            <text:p>127007506.995538</text:p>
          </table:table-cell>
          <table:table-cell table:formula="of:=[.E87]*1000" office:value-type="float" office:value="127004291.145644" calcext:value-type="float">
            <text:p>127004291.145644</text:p>
          </table:table-cell>
          <table:table-cell table:formula="of:=[.F87]*1000" office:value-type="float" office:value="127243289.103794" calcext:value-type="float">
            <text:p>127243289.103794</text:p>
          </table:table-cell>
          <table:table-cell table:number-columns-repeated="2"/>
          <table:table-cell table:formula="of:=ABS([.I87]/[.$L87]-1)" office:value-type="percentage" office:value="0.00186187673385907" calcext:value-type="percentage">
            <text:p>0.1862%</text:p>
          </table:table-cell>
          <table:table-cell table:formula="of:=ABS([.J87]/[.$L87]-1)" office:value-type="percentage" office:value="0.00185300230697016" calcext:value-type="percentage">
            <text:p>0.1853%</text:p>
          </table:table-cell>
          <table:table-cell table:formula="of:=ABS([.K87]/[.$L87]-1)" office:value-type="percentage" office:value="0.00187827554469489" calcext:value-type="percentage">
            <text:p>0.1878%</text:p>
          </table:table-cell>
          <table:table-cell table:formula="of:=[.L87]/[.$L87]-1" office:value-type="percentage" office:value="0" calcext:value-type="percentage">
            <text:p>0.00%</text:p>
          </table:table-cell>
          <table:table-cell/>
          <table:table-cell table:formula="of:=IF([.O87]=MAX([.$O87:.$Q87]) ; &quot;W&quot; ; IF([.O87]=MIN([.$O87:.$Q87]); &quot;B&quot;; &quot;&quot;))">
            <text:p/>
          </table:table-cell>
          <table:table-cell table:formula="of:=IF([.P87]=MAX([.$O87:.$Q87]) ; &quot;W&quot; ; IF([.P87]=MIN([.$O87:.$Q87]); &quot;B&quot;; &quot;&quot;))" office:value-type="string" office:string-value="B" calcext:value-type="string">
            <text:p>B</text:p>
          </table:table-cell>
          <table:table-cell table:formula="of:=IF([.Q87]=MAX([.$O87:.$Q87]) ; &quot;W&quot; ; IF([.Q87]=MIN([.$O87:.$Q87]); &quot;B&quot;; &quot;&quot;))" office:value-type="string" office:string-value="W" calcext:value-type="string">
            <text:p>W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66" calcext:value-type="float">
            <text:p>66</text:p>
          </table:table-cell>
          <table:table-cell office:value-type="float" office:value="1234842.05047882" calcext:value-type="float">
            <text:p>1234842.05047882</text:p>
          </table:table-cell>
          <table:table-cell office:value-type="float" office:value="1235735.57384993" calcext:value-type="float">
            <text:p>1235735.57384993</text:p>
          </table:table-cell>
          <table:table-cell office:value-type="float" office:value="1232286.51386673" calcext:value-type="float">
            <text:p>1232286.51386673</text:p>
          </table:table-cell>
          <table:table-cell office:value-type="float" office:value="1235226.82757685" calcext:value-type="float">
            <text:p>1235226.82757685</text:p>
          </table:table-cell>
          <table:table-cell table:number-columns-repeated="2"/>
          <table:table-cell table:formula="of:=[.C88]*1000" office:value-type="float" office:value="1234842050.47882" calcext:value-type="float">
            <text:p>1234842050.47882</text:p>
          </table:table-cell>
          <table:table-cell table:formula="of:=[.D88]*1000" office:value-type="float" office:value="1235735573.84993" calcext:value-type="float">
            <text:p>1235735573.84993</text:p>
          </table:table-cell>
          <table:table-cell table:formula="of:=[.E88]*1000" office:value-type="float" office:value="1232286513.86673" calcext:value-type="float">
            <text:p>1232286513.86673</text:p>
          </table:table-cell>
          <table:table-cell table:formula="of:=[.F88]*1000" office:value-type="float" office:value="1235226827.57685" calcext:value-type="float">
            <text:p>1235226827.57685</text:p>
          </table:table-cell>
          <table:table-cell table:number-columns-repeated="2"/>
          <table:table-cell table:formula="of:=ABS([.I88]/[.$L88]-1)" office:value-type="percentage" office:value="0.000311503190696172" calcext:value-type="percentage">
            <text:p>0.0312%</text:p>
          </table:table-cell>
          <table:table-cell table:formula="of:=ABS([.J88]/[.$L88]-1)" office:value-type="percentage" office:value="0.000411864656534311" calcext:value-type="percentage">
            <text:p>0.0412%</text:p>
          </table:table-cell>
          <table:table-cell table:formula="of:=ABS([.K88]/[.$L88]-1)" office:value-type="percentage" office:value="0.0023803836222408" calcext:value-type="percentage">
            <text:p>0.2380%</text:p>
          </table:table-cell>
          <table:table-cell table:formula="of:=[.L88]/[.$L88]-1" office:value-type="percentage" office:value="0" calcext:value-type="percentage">
            <text:p>0.00%</text:p>
          </table:table-cell>
          <table:table-cell/>
          <table:table-cell table:formula="of:=IF([.O88]=MAX([.$O88:.$Q88]) ; &quot;W&quot; ; IF([.O88]=MIN([.$O88:.$Q88]); &quot;B&quot;; &quot;&quot;))" office:value-type="string" office:string-value="B" calcext:value-type="string">
            <text:p>B</text:p>
          </table:table-cell>
          <table:table-cell table:formula="of:=IF([.P88]=MAX([.$O88:.$Q88]) ; &quot;W&quot; ; IF([.P88]=MIN([.$O88:.$Q88]); &quot;B&quot;; &quot;&quot;))">
            <text:p/>
          </table:table-cell>
          <table:table-cell table:formula="of:=IF([.Q88]=MAX([.$O88:.$Q88]) ; &quot;W&quot; ; IF([.Q88]=MIN([.$O88:.$Q88]); &quot;B&quot;; &quot;&quot;))" office:value-type="string" office:string-value="W" calcext:value-type="string">
            <text:p>W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58.0000001" calcext:value-type="float">
            <text:p>58.0000001</text:p>
          </table:table-cell>
          <table:table-cell office:value-type="float" office:value="0.0125842716059583" calcext:value-type="float">
            <text:p>0.0125842716059583</text:p>
          </table:table-cell>
          <table:table-cell table:number-columns-repeated="2" office:value-type="float" office:value="0.0125842716021051" calcext:value-type="float">
            <text:p>0.0125842716021051</text:p>
          </table:table-cell>
          <table:table-cell office:value-type="float" office:value="0.012610172035649" calcext:value-type="float">
            <text:p>0.012610172035649</text:p>
          </table:table-cell>
          <table:table-cell table:number-columns-repeated="2"/>
          <table:table-cell table:formula="of:=[.C89]*1000" office:value-type="float" office:value="12.5842716059583" calcext:value-type="float">
            <text:p>12.5842716059583</text:p>
          </table:table-cell>
          <table:table-cell table:formula="of:=[.D89]*1000" office:value-type="float" office:value="12.5842716021051" calcext:value-type="float">
            <text:p>12.5842716021051</text:p>
          </table:table-cell>
          <table:table-cell table:formula="of:=[.E89]*1000" office:value-type="float" office:value="12.5842716021051" calcext:value-type="float">
            <text:p>12.5842716021051</text:p>
          </table:table-cell>
          <table:table-cell table:formula="of:=[.F89]*1000" office:value-type="float" office:value="12.610172035649" calcext:value-type="float">
            <text:p>12.610172035649</text:p>
          </table:table-cell>
          <table:table-cell table:number-columns-repeated="2"/>
          <table:table-cell table:formula="of:=ABS([.I89]/[.$L89]-1)" office:value-type="percentage" office:value="0.00205393151001243" calcext:value-type="percentage">
            <text:p>0.2054%</text:p>
          </table:table-cell>
          <table:table-cell table:formula="of:=ABS([.J89]/[.$L89]-1)" office:value-type="percentage" office:value="0.00205393181557378" calcext:value-type="percentage">
            <text:p>0.2054%</text:p>
          </table:table-cell>
          <table:table-cell table:formula="of:=ABS([.K89]/[.$L89]-1)" office:value-type="percentage" office:value="0.00205393181557378" calcext:value-type="percentage">
            <text:p>0.2054%</text:p>
          </table:table-cell>
          <table:table-cell table:formula="of:=[.L89]/[.$L89]-1" office:value-type="percentage" office:value="0" calcext:value-type="percentage">
            <text:p>0.00%</text:p>
          </table:table-cell>
          <table:table-cell/>
          <table:table-cell table:formula="of:=IF([.O89]=MAX([.$O89:.$Q89]) ; &quot;W&quot; ; IF([.O89]=MIN([.$O89:.$Q89]); &quot;B&quot;; &quot;&quot;))" office:value-type="string" office:string-value="B" calcext:value-type="string">
            <text:p>B</text:p>
          </table:table-cell>
          <table:table-cell table:formula="of:=IF([.P89]=MAX([.$O89:.$Q89]) ; &quot;W&quot; ; IF([.P89]=MIN([.$O89:.$Q89]); &quot;B&quot;; &quot;&quot;))" office:value-type="string" office:string-value="W" calcext:value-type="string">
            <text:p>W</text:p>
          </table:table-cell>
          <table:table-cell table:formula="of:=IF([.Q89]=MAX([.$O89:.$Q89]) ; &quot;W&quot; ; IF([.Q89]=MIN([.$O89:.$Q89]); &quot;B&quot;; &quot;&quot;))" office:value-type="string" office:string-value="W" calcext:value-type="string">
            <text:p>W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125457.444925006" calcext:value-type="float">
            <text:p>125457.444925006</text:p>
          </table:table-cell>
          <table:table-cell office:value-type="float" office:value="125458.469386551" calcext:value-type="float">
            <text:p>125458.469386551</text:p>
          </table:table-cell>
          <table:table-cell office:value-type="float" office:value="125455.151411758" calcext:value-type="float">
            <text:p>125455.151411758</text:p>
          </table:table-cell>
          <table:table-cell office:value-type="float" office:value="125720.688156337" calcext:value-type="float">
            <text:p>125720.688156337</text:p>
          </table:table-cell>
          <table:table-cell table:number-columns-repeated="2"/>
          <table:table-cell table:formula="of:=[.C90]*1000" office:value-type="float" office:value="125457444.925006" calcext:value-type="float">
            <text:p>125457444.925006</text:p>
          </table:table-cell>
          <table:table-cell table:formula="of:=[.D90]*1000" office:value-type="float" office:value="125458469.386551" calcext:value-type="float">
            <text:p>125458469.386551</text:p>
          </table:table-cell>
          <table:table-cell table:formula="of:=[.E90]*1000" office:value-type="float" office:value="125455151.411758" calcext:value-type="float">
            <text:p>125455151.411758</text:p>
          </table:table-cell>
          <table:table-cell table:formula="of:=[.F90]*1000" office:value-type="float" office:value="125720688.156337" calcext:value-type="float">
            <text:p>125720688.156337</text:p>
          </table:table-cell>
          <table:table-cell table:number-columns-repeated="2"/>
          <table:table-cell table:formula="of:=ABS([.I90]/[.$L90]-1)" office:value-type="percentage" office:value="0.0020938736113526" calcext:value-type="percentage">
            <text:p>0.2094%</text:p>
          </table:table-cell>
          <table:table-cell table:formula="of:=ABS([.J90]/[.$L90]-1)" office:value-type="percentage" office:value="0.00208572490042824" calcext:value-type="percentage">
            <text:p>0.2086%</text:p>
          </table:table-cell>
          <table:table-cell table:formula="of:=ABS([.K90]/[.$L90]-1)" office:value-type="percentage" office:value="0.00211211653764642" calcext:value-type="percentage">
            <text:p>0.2112%</text:p>
          </table:table-cell>
          <table:table-cell table:formula="of:=[.L90]/[.$L90]-1" office:value-type="percentage" office:value="0" calcext:value-type="percentage">
            <text:p>0.00%</text:p>
          </table:table-cell>
          <table:table-cell/>
          <table:table-cell table:formula="of:=IF([.O90]=MAX([.$O90:.$Q90]) ; &quot;W&quot; ; IF([.O90]=MIN([.$O90:.$Q90]); &quot;B&quot;; &quot;&quot;))">
            <text:p/>
          </table:table-cell>
          <table:table-cell table:formula="of:=IF([.P90]=MAX([.$O90:.$Q90]) ; &quot;W&quot; ; IF([.P90]=MIN([.$O90:.$Q90]); &quot;B&quot;; &quot;&quot;))" office:value-type="string" office:string-value="B" calcext:value-type="string">
            <text:p>B</text:p>
          </table:table-cell>
          <table:table-cell table:formula="of:=IF([.Q90]=MAX([.$O90:.$Q90]) ; &quot;W&quot; ; IF([.Q90]=MIN([.$O90:.$Q90]); &quot;B&quot;; &quot;&quot;))" office:value-type="string" office:string-value="W" calcext:value-type="string">
            <text:p>W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68" calcext:value-type="float">
            <text:p>68</text:p>
          </table:table-cell>
          <table:table-cell office:value-type="float" office:value="1220382.30692038" calcext:value-type="float">
            <text:p>1220382.30692038</text:p>
          </table:table-cell>
          <table:table-cell office:value-type="float" office:value="1221175.15237795" calcext:value-type="float">
            <text:p>1221175.15237795</text:p>
          </table:table-cell>
          <table:table-cell office:value-type="float" office:value="1217631.43018238" calcext:value-type="float">
            <text:p>1217631.43018238</text:p>
          </table:table-cell>
          <table:table-cell office:value-type="float" office:value="1220814.04082503" calcext:value-type="float">
            <text:p>1220814.04082503</text:p>
          </table:table-cell>
          <table:table-cell table:number-columns-repeated="2"/>
          <table:table-cell table:formula="of:=[.C91]*1000" office:value-type="float" office:value="1220382306.92038" calcext:value-type="float">
            <text:p>1220382306.92038</text:p>
          </table:table-cell>
          <table:table-cell table:formula="of:=[.D91]*1000" office:value-type="float" office:value="1221175152.37795" calcext:value-type="float">
            <text:p>1221175152.37795</text:p>
          </table:table-cell>
          <table:table-cell table:formula="of:=[.E91]*1000" office:value-type="float" office:value="1217631430.18238" calcext:value-type="float">
            <text:p>1217631430.18238</text:p>
          </table:table-cell>
          <table:table-cell table:formula="of:=[.F91]*1000" office:value-type="float" office:value="1220814040.82503" calcext:value-type="float">
            <text:p>1220814040.82503</text:p>
          </table:table-cell>
          <table:table-cell table:number-columns-repeated="2"/>
          <table:table-cell table:formula="of:=ABS([.I91]/[.$L91]-1)" office:value-type="percentage" office:value="0.000353644281775867" calcext:value-type="percentage">
            <text:p>0.0354%</text:p>
          </table:table-cell>
          <table:table-cell table:formula="of:=ABS([.J91]/[.$L91]-1)" office:value-type="percentage" office:value="0.000295795707489166" calcext:value-type="percentage">
            <text:p>0.0296%</text:p>
          </table:table-cell>
          <table:table-cell table:formula="of:=ABS([.K91]/[.$L91]-1)" office:value-type="percentage" office:value="0.00260695776442543" calcext:value-type="percentage">
            <text:p>0.2607%</text:p>
          </table:table-cell>
          <table:table-cell table:formula="of:=[.L91]/[.$L91]-1" office:value-type="percentage" office:value="0" calcext:value-type="percentage">
            <text:p>0.00%</text:p>
          </table:table-cell>
          <table:table-cell/>
          <table:table-cell table:formula="of:=IF([.O91]=MAX([.$O91:.$Q91]) ; &quot;W&quot; ; IF([.O91]=MIN([.$O91:.$Q91]); &quot;B&quot;; &quot;&quot;))">
            <text:p/>
          </table:table-cell>
          <table:table-cell table:formula="of:=IF([.P91]=MAX([.$O91:.$Q91]) ; &quot;W&quot; ; IF([.P91]=MIN([.$O91:.$Q91]); &quot;B&quot;; &quot;&quot;))" office:value-type="string" office:string-value="B" calcext:value-type="string">
            <text:p>B</text:p>
          </table:table-cell>
          <table:table-cell table:formula="of:=IF([.Q91]=MAX([.$O91:.$Q91]) ; &quot;W&quot; ; IF([.Q91]=MIN([.$O91:.$Q91]); &quot;B&quot;; &quot;&quot;))" office:value-type="string" office:string-value="W" calcext:value-type="string">
            <text:p>W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0.0000001" calcext:value-type="float">
            <text:p>60.0000001</text:p>
          </table:table-cell>
          <table:table-cell office:value-type="float" office:value="0.012431970881798" calcext:value-type="float">
            <text:p>0.012431970881798</text:p>
          </table:table-cell>
          <table:table-cell table:number-columns-repeated="2" office:value-type="float" office:value="0.0124319708780398" calcext:value-type="float">
            <text:p>0.0124319708780398</text:p>
          </table:table-cell>
          <table:table-cell office:value-type="float" office:value="0.0124604629113242" calcext:value-type="float">
            <text:p>0.0124604629113242</text:p>
          </table:table-cell>
          <table:table-cell table:number-columns-repeated="2"/>
          <table:table-cell table:formula="of:=[.C92]*1000" office:value-type="float" office:value="12.431970881798" calcext:value-type="float">
            <text:p>12.431970881798</text:p>
          </table:table-cell>
          <table:table-cell table:formula="of:=[.D92]*1000" office:value-type="float" office:value="12.4319708780398" calcext:value-type="float">
            <text:p>12.4319708780398</text:p>
          </table:table-cell>
          <table:table-cell table:formula="of:=[.E92]*1000" office:value-type="float" office:value="12.4319708780398" calcext:value-type="float">
            <text:p>12.4319708780398</text:p>
          </table:table-cell>
          <table:table-cell table:formula="of:=[.F92]*1000" office:value-type="float" office:value="12.4604629113242" calcext:value-type="float">
            <text:p>12.4604629113242</text:p>
          </table:table-cell>
          <table:table-cell table:number-columns-repeated="2"/>
          <table:table-cell table:formula="of:=ABS([.I92]/[.$L92]-1)" office:value-type="percentage" office:value="0.00228659478616156" calcext:value-type="percentage">
            <text:p>0.2287%</text:p>
          </table:table-cell>
          <table:table-cell table:formula="of:=ABS([.J92]/[.$L92]-1)" office:value-type="percentage" office:value="0.00228659508777018" calcext:value-type="percentage">
            <text:p>0.2287%</text:p>
          </table:table-cell>
          <table:table-cell table:formula="of:=ABS([.K92]/[.$L92]-1)" office:value-type="percentage" office:value="0.00228659508777018" calcext:value-type="percentage">
            <text:p>0.2287%</text:p>
          </table:table-cell>
          <table:table-cell table:formula="of:=[.L92]/[.$L92]-1" office:value-type="percentage" office:value="0" calcext:value-type="percentage">
            <text:p>0.00%</text:p>
          </table:table-cell>
          <table:table-cell/>
          <table:table-cell table:formula="of:=IF([.O92]=MAX([.$O92:.$Q92]) ; &quot;W&quot; ; IF([.O92]=MIN([.$O92:.$Q92]); &quot;B&quot;; &quot;&quot;))" office:value-type="string" office:string-value="B" calcext:value-type="string">
            <text:p>B</text:p>
          </table:table-cell>
          <table:table-cell table:formula="of:=IF([.P92]=MAX([.$O92:.$Q92]) ; &quot;W&quot; ; IF([.P92]=MIN([.$O92:.$Q92]); &quot;B&quot;; &quot;&quot;))" office:value-type="string" office:string-value="W" calcext:value-type="string">
            <text:p>W</text:p>
          </table:table-cell>
          <table:table-cell table:formula="of:=IF([.Q92]=MAX([.$O92:.$Q92]) ; &quot;W&quot; ; IF([.Q92]=MIN([.$O92:.$Q92]); &quot;B&quot;; &quot;&quot;))" office:value-type="string" office:string-value="W" calcext:value-type="string">
            <text:p>W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123944.316542324" calcext:value-type="float">
            <text:p>123944.316542324</text:p>
          </table:table-cell>
          <table:table-cell office:value-type="float" office:value="123945.237570859" calcext:value-type="float">
            <text:p>123945.237570859</text:p>
          </table:table-cell>
          <table:table-cell office:value-type="float" office:value="123941.820517801" calcext:value-type="float">
            <text:p>123941.820517801</text:p>
          </table:table-cell>
          <table:table-cell office:value-type="float" office:value="124233.021197888" calcext:value-type="float">
            <text:p>124233.021197888</text:p>
          </table:table-cell>
          <table:table-cell table:number-columns-repeated="2"/>
          <table:table-cell table:formula="of:=[.C93]*1000" office:value-type="float" office:value="123944316.542324" calcext:value-type="float">
            <text:p>123944316.542324</text:p>
          </table:table-cell>
          <table:table-cell table:formula="of:=[.D93]*1000" office:value-type="float" office:value="123945237.570859" calcext:value-type="float">
            <text:p>123945237.570859</text:p>
          </table:table-cell>
          <table:table-cell table:formula="of:=[.E93]*1000" office:value-type="float" office:value="123941820.517801" calcext:value-type="float">
            <text:p>123941820.517801</text:p>
          </table:table-cell>
          <table:table-cell table:formula="of:=[.F93]*1000" office:value-type="float" office:value="124233021.197888" calcext:value-type="float">
            <text:p>124233021.197888</text:p>
          </table:table-cell>
          <table:table-cell table:number-columns-repeated="2"/>
          <table:table-cell table:formula="of:=ABS([.I93]/[.$L93]-1)" office:value-type="percentage" office:value="0.00232389627798446" calcext:value-type="percentage">
            <text:p>0.2324%</text:p>
          </table:table-cell>
          <table:table-cell table:formula="of:=ABS([.J93]/[.$L93]-1)" office:value-type="percentage" office:value="0.00231648256038797" calcext:value-type="percentage">
            <text:p>0.2316%</text:p>
          </table:table-cell>
          <table:table-cell table:formula="of:=ABS([.K93]/[.$L93]-1)" office:value-type="percentage" office:value="0.00234398775204192" calcext:value-type="percentage">
            <text:p>0.2344%</text:p>
          </table:table-cell>
          <table:table-cell table:formula="of:=[.L93]/[.$L93]-1" office:value-type="percentage" office:value="0" calcext:value-type="percentage">
            <text:p>0.00%</text:p>
          </table:table-cell>
          <table:table-cell/>
          <table:table-cell table:formula="of:=IF([.O93]=MAX([.$O93:.$Q93]) ; &quot;W&quot; ; IF([.O93]=MIN([.$O93:.$Q93]); &quot;B&quot;; &quot;&quot;))">
            <text:p/>
          </table:table-cell>
          <table:table-cell table:formula="of:=IF([.P93]=MAX([.$O93:.$Q93]) ; &quot;W&quot; ; IF([.P93]=MIN([.$O93:.$Q93]); &quot;B&quot;; &quot;&quot;))" office:value-type="string" office:string-value="B" calcext:value-type="string">
            <text:p>B</text:p>
          </table:table-cell>
          <table:table-cell table:formula="of:=IF([.Q93]=MAX([.$O93:.$Q93]) ; &quot;W&quot; ; IF([.Q93]=MIN([.$O93:.$Q93]); &quot;B&quot;; &quot;&quot;))" office:value-type="string" office:string-value="W" calcext:value-type="string">
            <text:p>W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1206477.49827204" calcext:value-type="float">
            <text:p>1206477.49827204</text:p>
          </table:table-cell>
          <table:table-cell office:value-type="float" office:value="1207172.49728486" calcext:value-type="float">
            <text:p>1207172.49728486</text:p>
          </table:table-cell>
          <table:table-cell office:value-type="float" office:value="1203538.2189699" calcext:value-type="float">
            <text:p>1203538.2189699</text:p>
          </table:table-cell>
          <table:table-cell office:value-type="float" office:value="1206951.89397206" calcext:value-type="float">
            <text:p>1206951.89397206</text:p>
          </table:table-cell>
          <table:table-cell table:number-columns-repeated="2"/>
          <table:table-cell table:formula="of:=[.C94]*1000" office:value-type="float" office:value="1206477498.27204" calcext:value-type="float">
            <text:p>1206477498.27204</text:p>
          </table:table-cell>
          <table:table-cell table:formula="of:=[.D94]*1000" office:value-type="float" office:value="1207172497.28486" calcext:value-type="float">
            <text:p>1207172497.28486</text:p>
          </table:table-cell>
          <table:table-cell table:formula="of:=[.E94]*1000" office:value-type="float" office:value="1203538218.9699" calcext:value-type="float">
            <text:p>1203538218.9699</text:p>
          </table:table-cell>
          <table:table-cell table:formula="of:=[.F94]*1000" office:value-type="float" office:value="1206951893.97206" calcext:value-type="float">
            <text:p>1206951893.97206</text:p>
          </table:table-cell>
          <table:table-cell table:number-columns-repeated="2"/>
          <table:table-cell table:formula="of:=ABS([.I94]/[.$L94]-1)" office:value-type="percentage" office:value="0.000393052699441121" calcext:value-type="percentage">
            <text:p>0.0393%</text:p>
          </table:table-cell>
          <table:table-cell table:formula="of:=ABS([.J94]/[.$L94]-1)" office:value-type="percentage" office:value="0.000182777220784747" calcext:value-type="percentage">
            <text:p>0.0183%</text:p>
          </table:table-cell>
          <table:table-cell table:formula="of:=ABS([.K94]/[.$L94]-1)" office:value-type="percentage" office:value="0.00282834387949027" calcext:value-type="percentage">
            <text:p>0.2828%</text:p>
          </table:table-cell>
          <table:table-cell table:formula="of:=[.L94]/[.$L94]-1" office:value-type="percentage" office:value="0" calcext:value-type="percentage">
            <text:p>0.00%</text:p>
          </table:table-cell>
          <table:table-cell/>
          <table:table-cell table:formula="of:=IF([.O94]=MAX([.$O94:.$Q94]) ; &quot;W&quot; ; IF([.O94]=MIN([.$O94:.$Q94]); &quot;B&quot;; &quot;&quot;))">
            <text:p/>
          </table:table-cell>
          <table:table-cell table:formula="of:=IF([.P94]=MAX([.$O94:.$Q94]) ; &quot;W&quot; ; IF([.P94]=MIN([.$O94:.$Q94]); &quot;B&quot;; &quot;&quot;))" office:value-type="string" office:string-value="B" calcext:value-type="string">
            <text:p>B</text:p>
          </table:table-cell>
          <table:table-cell table:formula="of:=IF([.Q94]=MAX([.$O94:.$Q94]) ; &quot;W&quot; ; IF([.Q94]=MIN([.$O94:.$Q94]); &quot;B&quot;; &quot;&quot;))" office:value-type="string" office:string-value="W" calcext:value-type="string">
            <text:p>W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62.0000001" calcext:value-type="float">
            <text:p>62.0000001</text:p>
          </table:table-cell>
          <table:table-cell office:value-type="float" office:value="0.0122839123398144" calcext:value-type="float">
            <text:p>0.0122839123398144</text:p>
          </table:table-cell>
          <table:table-cell table:number-columns-repeated="2" office:value-type="float" office:value="0.0122839123361733" calcext:value-type="float">
            <text:p>0.0122839123361733</text:p>
          </table:table-cell>
          <table:table-cell office:value-type="float" office:value="0.0123148956626638" calcext:value-type="float">
            <text:p>0.0123148956626638</text:p>
          </table:table-cell>
          <table:table-cell table:number-columns-repeated="2"/>
          <table:table-cell table:formula="of:=[.C95]*1000" office:value-type="float" office:value="12.2839123398144" calcext:value-type="float">
            <text:p>12.2839123398144</text:p>
          </table:table-cell>
          <table:table-cell table:formula="of:=[.D95]*1000" office:value-type="float" office:value="12.2839123361733" calcext:value-type="float">
            <text:p>12.2839123361733</text:p>
          </table:table-cell>
          <table:table-cell table:formula="of:=[.E95]*1000" office:value-type="float" office:value="12.2839123361733" calcext:value-type="float">
            <text:p>12.2839123361733</text:p>
          </table:table-cell>
          <table:table-cell table:formula="of:=[.F95]*1000" office:value-type="float" office:value="12.3148956626638" calcext:value-type="float">
            <text:p>12.3148956626638</text:p>
          </table:table-cell>
          <table:table-cell table:number-columns-repeated="2"/>
          <table:table-cell table:formula="of:=ABS([.I95]/[.$L95]-1)" office:value-type="percentage" office:value="0.00251592248104604" calcext:value-type="percentage">
            <text:p>0.2516%</text:p>
          </table:table-cell>
          <table:table-cell table:formula="of:=ABS([.J95]/[.$L95]-1)" office:value-type="percentage" office:value="0.00251592277670709" calcext:value-type="percentage">
            <text:p>0.2516%</text:p>
          </table:table-cell>
          <table:table-cell table:formula="of:=ABS([.K95]/[.$L95]-1)" office:value-type="percentage" office:value="0.00251592277670709" calcext:value-type="percentage">
            <text:p>0.2516%</text:p>
          </table:table-cell>
          <table:table-cell table:formula="of:=[.L95]/[.$L95]-1" office:value-type="percentage" office:value="0" calcext:value-type="percentage">
            <text:p>0.00%</text:p>
          </table:table-cell>
          <table:table-cell/>
          <table:table-cell table:formula="of:=IF([.O95]=MAX([.$O95:.$Q95]) ; &quot;W&quot; ; IF([.O95]=MIN([.$O95:.$Q95]); &quot;B&quot;; &quot;&quot;))" office:value-type="string" office:string-value="B" calcext:value-type="string">
            <text:p>B</text:p>
          </table:table-cell>
          <table:table-cell table:formula="of:=IF([.P95]=MAX([.$O95:.$Q95]) ; &quot;W&quot; ; IF([.P95]=MIN([.$O95:.$Q95]); &quot;B&quot;; &quot;&quot;))" office:value-type="string" office:string-value="W" calcext:value-type="string">
            <text:p>W</text:p>
          </table:table-cell>
          <table:table-cell table:formula="of:=IF([.Q95]=MAX([.$O95:.$Q95]) ; &quot;W&quot; ; IF([.Q95]=MIN([.$O95:.$Q95]); &quot;B&quot;; &quot;&quot;))" office:value-type="string" office:string-value="W" calcext:value-type="string">
            <text:p>W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122475.825729916" calcext:value-type="float">
            <text:p>122475.825729916</text:p>
          </table:table-cell>
          <table:table-cell office:value-type="float" office:value="122476.64529423" calcext:value-type="float">
            <text:p>122476.64529423</text:p>
          </table:table-cell>
          <table:table-cell office:value-type="float" office:value="122473.132674968" calcext:value-type="float">
            <text:p>122473.132674968</text:p>
          </table:table-cell>
          <table:table-cell office:value-type="float" office:value="122789.005057122" calcext:value-type="float">
            <text:p>122789.005057122</text:p>
          </table:table-cell>
          <table:table-cell table:number-columns-repeated="2"/>
          <table:table-cell table:formula="of:=[.C96]*1000" office:value-type="float" office:value="122475825.729916" calcext:value-type="float">
            <text:p>122475825.729916</text:p>
          </table:table-cell>
          <table:table-cell table:formula="of:=[.D96]*1000" office:value-type="float" office:value="122476645.29423" calcext:value-type="float">
            <text:p>122476645.29423</text:p>
          </table:table-cell>
          <table:table-cell table:formula="of:=[.E96]*1000" office:value-type="float" office:value="122473132.674968" calcext:value-type="float">
            <text:p>122473132.674968</text:p>
          </table:table-cell>
          <table:table-cell table:formula="of:=[.F96]*1000" office:value-type="float" office:value="122789005.057122" calcext:value-type="float">
            <text:p>122789005.057122</text:p>
          </table:table-cell>
          <table:table-cell table:number-columns-repeated="2"/>
          <table:table-cell table:formula="of:=ABS([.I96]/[.$L96]-1)" office:value-type="percentage" office:value="0.00255054861841675" calcext:value-type="percentage">
            <text:p>0.2551%</text:p>
          </table:table-cell>
          <table:table-cell table:formula="of:=ABS([.J96]/[.$L96]-1)" office:value-type="percentage" office:value="0.00254387404431389" calcext:value-type="percentage">
            <text:p>0.2544%</text:p>
          </table:table-cell>
          <table:table-cell table:formula="of:=ABS([.K96]/[.$L96]-1)" office:value-type="percentage" office:value="0.00257248099703089" calcext:value-type="percentage">
            <text:p>0.2572%</text:p>
          </table:table-cell>
          <table:table-cell table:formula="of:=[.L96]/[.$L96]-1" office:value-type="percentage" office:value="0" calcext:value-type="percentage">
            <text:p>0.00%</text:p>
          </table:table-cell>
          <table:table-cell/>
          <table:table-cell table:formula="of:=IF([.O96]=MAX([.$O96:.$Q96]) ; &quot;W&quot; ; IF([.O96]=MIN([.$O96:.$Q96]); &quot;B&quot;; &quot;&quot;))">
            <text:p/>
          </table:table-cell>
          <table:table-cell table:formula="of:=IF([.P96]=MAX([.$O96:.$Q96]) ; &quot;W&quot; ; IF([.P96]=MIN([.$O96:.$Q96]); &quot;B&quot;; &quot;&quot;))" office:value-type="string" office:string-value="B" calcext:value-type="string">
            <text:p>B</text:p>
          </table:table-cell>
          <table:table-cell table:formula="of:=IF([.Q96]=MAX([.$O96:.$Q96]) ; &quot;W&quot; ; IF([.Q96]=MIN([.$O96:.$Q96]); &quot;B&quot;; &quot;&quot;))" office:value-type="string" office:string-value="W" calcext:value-type="string">
            <text:p>W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72" calcext:value-type="float">
            <text:p>72</text:p>
          </table:table-cell>
          <table:table-cell office:value-type="float" office:value="1193215.91858278" calcext:value-type="float">
            <text:p>1193215.91858278</text:p>
          </table:table-cell>
          <table:table-cell office:value-type="float" office:value="1193816.62136855" calcext:value-type="float">
            <text:p>1193816.62136855</text:p>
          </table:table-cell>
          <table:table-cell office:value-type="float" office:value="1190096.35821962" calcext:value-type="float">
            <text:p>1190096.35821962</text:p>
          </table:table-cell>
          <table:table-cell office:value-type="float" office:value="1193728.74146493" calcext:value-type="float">
            <text:p>1193728.74146493</text:p>
          </table:table-cell>
          <table:table-cell table:number-columns-repeated="2"/>
          <table:table-cell table:formula="of:=[.C97]*1000" office:value-type="float" office:value="1193215918.58278" calcext:value-type="float">
            <text:p>1193215918.58278</text:p>
          </table:table-cell>
          <table:table-cell table:formula="of:=[.D97]*1000" office:value-type="float" office:value="1193816621.36855" calcext:value-type="float">
            <text:p>1193816621.36855</text:p>
          </table:table-cell>
          <table:table-cell table:formula="of:=[.E97]*1000" office:value-type="float" office:value="1190096358.21962" calcext:value-type="float">
            <text:p>1190096358.21962</text:p>
          </table:table-cell>
          <table:table-cell table:formula="of:=[.F97]*1000" office:value-type="float" office:value="1193728741.46493" calcext:value-type="float">
            <text:p>1193728741.46493</text:p>
          </table:table-cell>
          <table:table-cell table:number-columns-repeated="2"/>
          <table:table-cell table:formula="of:=ABS([.I97]/[.$L97]-1)" office:value-type="percentage" office:value="0.000429597499276624" calcext:value-type="percentage">
            <text:p>0.0430%</text:p>
          </table:table-cell>
          <table:table-cell table:formula="of:=ABS([.J97]/[.$L97]-1)" office:value-type="percentage" office:value="0.0000736179841980267" calcext:value-type="percentage">
            <text:p>0.0074%</text:p>
          </table:table-cell>
          <table:table-cell table:formula="of:=ABS([.K97]/[.$L97]-1)" office:value-type="percentage" office:value="0.00304288832054811" calcext:value-type="percentage">
            <text:p>0.3043%</text:p>
          </table:table-cell>
          <table:table-cell table:formula="of:=[.L97]/[.$L97]-1" office:value-type="percentage" office:value="0" calcext:value-type="percentage">
            <text:p>0.00%</text:p>
          </table:table-cell>
          <table:table-cell/>
          <table:table-cell table:formula="of:=IF([.O97]=MAX([.$O97:.$Q97]) ; &quot;W&quot; ; IF([.O97]=MIN([.$O97:.$Q97]); &quot;B&quot;; &quot;&quot;))">
            <text:p/>
          </table:table-cell>
          <table:table-cell table:formula="of:=IF([.P97]=MAX([.$O97:.$Q97]) ; &quot;W&quot; ; IF([.P97]=MIN([.$O97:.$Q97]); &quot;B&quot;; &quot;&quot;))" office:value-type="string" office:string-value="B" calcext:value-type="string">
            <text:p>B</text:p>
          </table:table-cell>
          <table:table-cell table:formula="of:=IF([.Q97]=MAX([.$O97:.$Q97]) ; &quot;W&quot; ; IF([.Q97]=MIN([.$O97:.$Q97]); &quot;B&quot;; &quot;&quot;))" office:value-type="string" office:string-value="W" calcext:value-type="string">
            <text:p>W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4.0000001" calcext:value-type="float">
            <text:p>64.0000001</text:p>
          </table:table-cell>
          <table:table-cell office:value-type="float" office:value="0.0121409845655848" calcext:value-type="float">
            <text:p>0.0121409845655848</text:p>
          </table:table-cell>
          <table:table-cell table:number-columns-repeated="2" office:value-type="float" office:value="0.0121409845620832" calcext:value-type="float">
            <text:p>0.0121409845620832</text:p>
          </table:table-cell>
          <table:table-cell office:value-type="float" office:value="0.0121743549766203" calcext:value-type="float">
            <text:p>0.0121743549766203</text:p>
          </table:table-cell>
          <table:table-cell table:number-columns-repeated="2"/>
          <table:table-cell table:formula="of:=[.C98]*1000" office:value-type="float" office:value="12.1409845655848" calcext:value-type="float">
            <text:p>12.1409845655848</text:p>
          </table:table-cell>
          <table:table-cell table:formula="of:=[.D98]*1000" office:value-type="float" office:value="12.1409845620832" calcext:value-type="float">
            <text:p>12.1409845620832</text:p>
          </table:table-cell>
          <table:table-cell table:formula="of:=[.E98]*1000" office:value-type="float" office:value="12.1409845620832" calcext:value-type="float">
            <text:p>12.1409845620832</text:p>
          </table:table-cell>
          <table:table-cell table:formula="of:=[.F98]*1000" office:value-type="float" office:value="12.1743549766203" calcext:value-type="float">
            <text:p>12.1743549766203</text:p>
          </table:table-cell>
          <table:table-cell table:number-columns-repeated="2"/>
          <table:table-cell table:formula="of:=ABS([.I98]/[.$L98]-1)" office:value-type="percentage" office:value="0.00274104140215781" calcext:value-type="percentage">
            <text:p>0.2741%</text:p>
          </table:table-cell>
          <table:table-cell table:formula="of:=ABS([.J98]/[.$L98]-1)" office:value-type="percentage" office:value="0.00274104168977829" calcext:value-type="percentage">
            <text:p>0.2741%</text:p>
          </table:table-cell>
          <table:table-cell table:formula="of:=ABS([.K98]/[.$L98]-1)" office:value-type="percentage" office:value="0.00274104168977829" calcext:value-type="percentage">
            <text:p>0.2741%</text:p>
          </table:table-cell>
          <table:table-cell table:formula="of:=[.L98]/[.$L98]-1" office:value-type="percentage" office:value="0" calcext:value-type="percentage">
            <text:p>0.00%</text:p>
          </table:table-cell>
          <table:table-cell/>
          <table:table-cell table:formula="of:=IF([.O98]=MAX([.$O98:.$Q98]) ; &quot;W&quot; ; IF([.O98]=MIN([.$O98:.$Q98]); &quot;B&quot;; &quot;&quot;))" office:value-type="string" office:string-value="B" calcext:value-type="string">
            <text:p>B</text:p>
          </table:table-cell>
          <table:table-cell table:formula="of:=IF([.P98]=MAX([.$O98:.$Q98]) ; &quot;W&quot; ; IF([.P98]=MIN([.$O98:.$Q98]); &quot;B&quot;; &quot;&quot;))" office:value-type="string" office:string-value="W" calcext:value-type="string">
            <text:p>W</text:p>
          </table:table-cell>
          <table:table-cell table:formula="of:=IF([.Q98]=MAX([.$O98:.$Q98]) ; &quot;W&quot; ; IF([.Q98]=MIN([.$O98:.$Q98]); &quot;B&quot;; &quot;&quot;))" office:value-type="string" office:string-value="W" calcext:value-type="string">
            <text:p>W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121060.878551837" calcext:value-type="float">
            <text:p>121060.878551837</text:p>
          </table:table-cell>
          <table:table-cell office:value-type="float" office:value="121061.599306159" calcext:value-type="float">
            <text:p>121061.599306159</text:p>
          </table:table-cell>
          <table:table-cell office:value-type="float" office:value="121057.995099186" calcext:value-type="float">
            <text:p>121057.995099186</text:p>
          </table:table-cell>
          <table:table-cell office:value-type="float" office:value="121397.431548736" calcext:value-type="float">
            <text:p>121397.431548736</text:p>
          </table:table-cell>
          <table:table-cell table:number-columns-repeated="2"/>
          <table:table-cell table:formula="of:=[.C99]*1000" office:value-type="float" office:value="121060878.551837" calcext:value-type="float">
            <text:p>121060878.551837</text:p>
          </table:table-cell>
          <table:table-cell table:formula="of:=[.D99]*1000" office:value-type="float" office:value="121061599.306159" calcext:value-type="float">
            <text:p>121061599.306159</text:p>
          </table:table-cell>
          <table:table-cell table:formula="of:=[.E99]*1000" office:value-type="float" office:value="121057995.099186" calcext:value-type="float">
            <text:p>121057995.099186</text:p>
          </table:table-cell>
          <table:table-cell table:formula="of:=[.F99]*1000" office:value-type="float" office:value="121397431.548736" calcext:value-type="float">
            <text:p>121397431.548736</text:p>
          </table:table-cell>
          <table:table-cell table:number-columns-repeated="2"/>
          <table:table-cell table:formula="of:=ABS([.I99]/[.$L99]-1)" office:value-type="percentage" office:value="0.00277232386719617" calcext:value-type="percentage">
            <text:p>0.2772%</text:p>
          </table:table-cell>
          <table:table-cell table:formula="of:=ABS([.J99]/[.$L99]-1)" office:value-type="percentage" office:value="0.00276638672080853" calcext:value-type="percentage">
            <text:p>0.2766%</text:p>
          </table:table-cell>
          <table:table-cell table:formula="of:=ABS([.K99]/[.$L99]-1)" office:value-type="percentage" office:value="0.00279607603900378" calcext:value-type="percentage">
            <text:p>0.2796%</text:p>
          </table:table-cell>
          <table:table-cell table:formula="of:=[.L99]/[.$L99]-1" office:value-type="percentage" office:value="0" calcext:value-type="percentage">
            <text:p>0.00%</text:p>
          </table:table-cell>
          <table:table-cell/>
          <table:table-cell table:formula="of:=IF([.O99]=MAX([.$O99:.$Q99]) ; &quot;W&quot; ; IF([.O99]=MIN([.$O99:.$Q99]); &quot;B&quot;; &quot;&quot;))">
            <text:p/>
          </table:table-cell>
          <table:table-cell table:formula="of:=IF([.P99]=MAX([.$O99:.$Q99]) ; &quot;W&quot; ; IF([.P99]=MIN([.$O99:.$Q99]); &quot;B&quot;; &quot;&quot;))" office:value-type="string" office:string-value="B" calcext:value-type="string">
            <text:p>B</text:p>
          </table:table-cell>
          <table:table-cell table:formula="of:=IF([.Q99]=MAX([.$O99:.$Q99]) ; &quot;W&quot; ; IF([.Q99]=MIN([.$O99:.$Q99]); &quot;B&quot;; &quot;&quot;))" office:value-type="string" office:string-value="W" calcext:value-type="string">
            <text:p>W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74" calcext:value-type="float">
            <text:p>74</text:p>
          </table:table-cell>
          <table:table-cell office:value-type="float" office:value="1180684.90318277" calcext:value-type="float">
            <text:p>1180684.90318277</text:p>
          </table:table-cell>
          <table:table-cell office:value-type="float" office:value="1181195.59907502" calcext:value-type="float">
            <text:p>1181195.59907502</text:p>
          </table:table-cell>
          <table:table-cell office:value-type="float" office:value="1177394.38665871" calcext:value-type="float">
            <text:p>1177394.38665871</text:p>
          </table:table-cell>
          <table:table-cell office:value-type="float" office:value="1181232.02138276" calcext:value-type="float">
            <text:p>1181232.02138276</text:p>
          </table:table-cell>
          <table:table-cell table:number-columns-repeated="2"/>
          <table:table-cell table:formula="of:=[.C100]*1000" office:value-type="float" office:value="1180684903.18277" calcext:value-type="float">
            <text:p>1180684903.18277</text:p>
          </table:table-cell>
          <table:table-cell table:formula="of:=[.D100]*1000" office:value-type="float" office:value="1181195599.07502" calcext:value-type="float">
            <text:p>1181195599.07502</text:p>
          </table:table-cell>
          <table:table-cell table:formula="of:=[.E100]*1000" office:value-type="float" office:value="1177394386.65871" calcext:value-type="float">
            <text:p>1177394386.65871</text:p>
          </table:table-cell>
          <table:table-cell table:formula="of:=[.F100]*1000" office:value-type="float" office:value="1181232021.38276" calcext:value-type="float">
            <text:p>1181232021.38276</text:p>
          </table:table-cell>
          <table:table-cell table:number-columns-repeated="2"/>
          <table:table-cell table:formula="of:=ABS([.I100]/[.$L100]-1)" office:value-type="percentage" office:value="0.000463175896088908" calcext:value-type="percentage">
            <text:p>0.0463%</text:p>
          </table:table-cell>
          <table:table-cell table:formula="of:=ABS([.J100]/[.$L100]-1)" office:value-type="percentage" office:value="0.0000308341689715386" calcext:value-type="percentage">
            <text:p>0.0031%</text:p>
          </table:table-cell>
          <table:table-cell table:formula="of:=ABS([.K100]/[.$L100]-1)" office:value-type="percentage" office:value="0.00324884074812437" calcext:value-type="percentage">
            <text:p>0.3249%</text:p>
          </table:table-cell>
          <table:table-cell table:formula="of:=[.L100]/[.$L100]-1" office:value-type="percentage" office:value="0" calcext:value-type="percentage">
            <text:p>0.00%</text:p>
          </table:table-cell>
          <table:table-cell/>
          <table:table-cell table:formula="of:=IF([.O100]=MAX([.$O100:.$Q100]) ; &quot;W&quot; ; IF([.O100]=MIN([.$O100:.$Q100]); &quot;B&quot;; &quot;&quot;))">
            <text:p/>
          </table:table-cell>
          <table:table-cell table:formula="of:=IF([.P100]=MAX([.$O100:.$Q100]) ; &quot;W&quot; ; IF([.P100]=MIN([.$O100:.$Q100]); &quot;B&quot;; &quot;&quot;))" office:value-type="string" office:string-value="B" calcext:value-type="string">
            <text:p>B</text:p>
          </table:table-cell>
          <table:table-cell table:formula="of:=IF([.Q100]=MAX([.$O100:.$Q100]) ; &quot;W&quot; ; IF([.Q100]=MIN([.$O100:.$Q100]); &quot;B&quot;; &quot;&quot;))" office:value-type="string" office:string-value="W" calcext:value-type="string">
            <text:p>W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66.0000001" calcext:value-type="float">
            <text:p>66.0000001</text:p>
          </table:table-cell>
          <table:table-cell office:value-type="float" office:value="0.0120040810393412" calcext:value-type="float">
            <text:p>0.0120040810393412</text:p>
          </table:table-cell>
          <table:table-cell table:number-columns-repeated="2" office:value-type="float" office:value="0.0120040810360014" calcext:value-type="float">
            <text:p>0.0120040810360014</text:p>
          </table:table-cell>
          <table:table-cell office:value-type="float" office:value="0.0120397159095584" calcext:value-type="float">
            <text:p>0.0120397159095584</text:p>
          </table:table-cell>
          <table:table-cell table:number-columns-repeated="2"/>
          <table:table-cell table:formula="of:=[.C101]*1000" office:value-type="float" office:value="12.0040810393412" calcext:value-type="float">
            <text:p>12.0040810393412</text:p>
          </table:table-cell>
          <table:table-cell table:formula="of:=[.D101]*1000" office:value-type="float" office:value="12.0040810360014" calcext:value-type="float">
            <text:p>12.0040810360014</text:p>
          </table:table-cell>
          <table:table-cell table:formula="of:=[.E101]*1000" office:value-type="float" office:value="12.0040810360014" calcext:value-type="float">
            <text:p>12.0040810360014</text:p>
          </table:table-cell>
          <table:table-cell table:formula="of:=[.F101]*1000" office:value-type="float" office:value="12.0397159095584" calcext:value-type="float">
            <text:p>12.0397159095584</text:p>
          </table:table-cell>
          <table:table-cell table:number-columns-repeated="2"/>
          <table:table-cell table:formula="of:=ABS([.I101]/[.$L101]-1)" office:value-type="percentage" office:value="0.00295977666622693" calcext:value-type="percentage">
            <text:p>0.2960%</text:p>
          </table:table-cell>
          <table:table-cell table:formula="of:=ABS([.J101]/[.$L101]-1)" office:value-type="percentage" office:value="0.00295977694363292" calcext:value-type="percentage">
            <text:p>0.2960%</text:p>
          </table:table-cell>
          <table:table-cell table:formula="of:=ABS([.K101]/[.$L101]-1)" office:value-type="percentage" office:value="0.00295977694363292" calcext:value-type="percentage">
            <text:p>0.2960%</text:p>
          </table:table-cell>
          <table:table-cell table:formula="of:=[.L101]/[.$L101]-1" office:value-type="percentage" office:value="0" calcext:value-type="percentage">
            <text:p>0.00%</text:p>
          </table:table-cell>
          <table:table-cell/>
          <table:table-cell table:formula="of:=IF([.O101]=MAX([.$O101:.$Q101]) ; &quot;W&quot; ; IF([.O101]=MIN([.$O101:.$Q101]); &quot;B&quot;; &quot;&quot;))" office:value-type="string" office:string-value="B" calcext:value-type="string">
            <text:p>B</text:p>
          </table:table-cell>
          <table:table-cell table:formula="of:=IF([.P101]=MAX([.$O101:.$Q101]) ; &quot;W&quot; ; IF([.P101]=MIN([.$O101:.$Q101]); &quot;B&quot;; &quot;&quot;))" office:value-type="string" office:string-value="W" calcext:value-type="string">
            <text:p>W</text:p>
          </table:table-cell>
          <table:table-cell table:formula="of:=IF([.Q101]=MAX([.$O101:.$Q101]) ; &quot;W&quot; ; IF([.Q101]=MIN([.$O101:.$Q101]); &quot;B&quot;; &quot;&quot;))" office:value-type="string" office:string-value="W" calcext:value-type="string">
            <text:p>W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119708.386093874" calcext:value-type="float">
            <text:p>119708.386093874</text:p>
          </table:table-cell>
          <table:table-cell office:value-type="float" office:value="119709.01140668" calcext:value-type="float">
            <text:p>119709.01140668</text:p>
          </table:table-cell>
          <table:table-cell office:value-type="float" office:value="119705.320057571" calcext:value-type="float">
            <text:p>119705.320057571</text:p>
          </table:table-cell>
          <table:table-cell office:value-type="float" office:value="120067.099637107" calcext:value-type="float">
            <text:p>120067.099637107</text:p>
          </table:table-cell>
          <table:table-cell table:number-columns-repeated="2"/>
          <table:table-cell table:formula="of:=[.C102]*1000" office:value-type="float" office:value="119708386.093874" calcext:value-type="float">
            <text:p>119708386.093874</text:p>
          </table:table-cell>
          <table:table-cell table:formula="of:=[.D102]*1000" office:value-type="float" office:value="119709011.40668" calcext:value-type="float">
            <text:p>119709011.40668</text:p>
          </table:table-cell>
          <table:table-cell table:formula="of:=[.E102]*1000" office:value-type="float" office:value="119705320.057571" calcext:value-type="float">
            <text:p>119705320.057571</text:p>
          </table:table-cell>
          <table:table-cell table:formula="of:=[.F102]*1000" office:value-type="float" office:value="120067099.637107" calcext:value-type="float">
            <text:p>120067099.637107</text:p>
          </table:table-cell>
          <table:table-cell table:number-columns-repeated="2"/>
          <table:table-cell table:formula="of:=ABS([.I102]/[.$L102]-1)" office:value-type="percentage" office:value="0.00298760896462669" calcext:value-type="percentage">
            <text:p>0.2988%</text:p>
          </table:table-cell>
          <table:table-cell table:formula="of:=ABS([.J102]/[.$L102]-1)" office:value-type="percentage" office:value="0.0029824009367142" calcext:value-type="percentage">
            <text:p>0.2982%</text:p>
          </table:table-cell>
          <table:table-cell table:formula="of:=ABS([.K102]/[.$L102]-1)" office:value-type="percentage" office:value="0.0030131449883366" calcext:value-type="percentage">
            <text:p>0.3013%</text:p>
          </table:table-cell>
          <table:table-cell table:formula="of:=[.L102]/[.$L102]-1" office:value-type="percentage" office:value="0" calcext:value-type="percentage">
            <text:p>0.00%</text:p>
          </table:table-cell>
          <table:table-cell/>
          <table:table-cell table:formula="of:=IF([.O102]=MAX([.$O102:.$Q102]) ; &quot;W&quot; ; IF([.O102]=MIN([.$O102:.$Q102]); &quot;B&quot;; &quot;&quot;))">
            <text:p/>
          </table:table-cell>
          <table:table-cell table:formula="of:=IF([.P102]=MAX([.$O102:.$Q102]) ; &quot;W&quot; ; IF([.P102]=MIN([.$O102:.$Q102]); &quot;B&quot;; &quot;&quot;))" office:value-type="string" office:string-value="B" calcext:value-type="string">
            <text:p>B</text:p>
          </table:table-cell>
          <table:table-cell table:formula="of:=IF([.Q102]=MAX([.$O102:.$Q102]) ; &quot;W&quot; ; IF([.Q102]=MIN([.$O102:.$Q102]); &quot;B&quot;; &quot;&quot;))" office:value-type="string" office:string-value="W" calcext:value-type="string">
            <text:p>W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76" calcext:value-type="float">
            <text:p>76</text:p>
          </table:table-cell>
          <table:table-cell office:value-type="float" office:value="1168969.93838712" calcext:value-type="float">
            <text:p>1168969.93838712</text:p>
          </table:table-cell>
          <table:table-cell office:value-type="float" office:value="1169395.66753233" calcext:value-type="float">
            <text:p>1169395.66753233</text:p>
          </table:table-cell>
          <table:table-cell office:value-type="float" office:value="1165519.00226428" calcext:value-type="float">
            <text:p>1165519.00226428</text:p>
          </table:table-cell>
          <table:table-cell office:value-type="float" office:value="1169547.35880457" calcext:value-type="float">
            <text:p>1169547.35880457</text:p>
          </table:table-cell>
          <table:table-cell table:number-columns-repeated="2"/>
          <table:table-cell table:formula="of:=[.C103]*1000" office:value-type="float" office:value="1168969938.38712" calcext:value-type="float">
            <text:p>1168969938.38712</text:p>
          </table:table-cell>
          <table:table-cell table:formula="of:=[.D103]*1000" office:value-type="float" office:value="1169395667.53233" calcext:value-type="float">
            <text:p>1169395667.53233</text:p>
          </table:table-cell>
          <table:table-cell table:formula="of:=[.E103]*1000" office:value-type="float" office:value="1165519002.26428" calcext:value-type="float">
            <text:p>1165519002.26428</text:p>
          </table:table-cell>
          <table:table-cell table:formula="of:=[.F103]*1000" office:value-type="float" office:value="1169547358.80457" calcext:value-type="float">
            <text:p>1169547358.80457</text:p>
          </table:table-cell>
          <table:table-cell table:number-columns-repeated="2"/>
          <table:table-cell table:formula="of:=ABS([.I103]/[.$L103]-1)" office:value-type="percentage" office:value="0.000493712728350415" calcext:value-type="percentage">
            <text:p>0.0494%</text:p>
          </table:table-cell>
          <table:table-cell table:formula="of:=ABS([.J103]/[.$L103]-1)" office:value-type="percentage" office:value="0.000129700837764202" calcext:value-type="percentage">
            <text:p>0.0130%</text:p>
          </table:table-cell>
          <table:table-cell table:formula="of:=ABS([.K103]/[.$L103]-1)" office:value-type="percentage" office:value="0.00344437231204309" calcext:value-type="percentage">
            <text:p>0.3444%</text:p>
          </table:table-cell>
          <table:table-cell table:formula="of:=[.L103]/[.$L103]-1" office:value-type="percentage" office:value="0" calcext:value-type="percentage">
            <text:p>0.00%</text:p>
          </table:table-cell>
          <table:table-cell/>
          <table:table-cell table:formula="of:=IF([.O103]=MAX([.$O103:.$Q103]) ; &quot;W&quot; ; IF([.O103]=MIN([.$O103:.$Q103]); &quot;B&quot;; &quot;&quot;))">
            <text:p/>
          </table:table-cell>
          <table:table-cell table:formula="of:=IF([.P103]=MAX([.$O103:.$Q103]) ; &quot;W&quot; ; IF([.P103]=MIN([.$O103:.$Q103]); &quot;B&quot;; &quot;&quot;))" office:value-type="string" office:string-value="B" calcext:value-type="string">
            <text:p>B</text:p>
          </table:table-cell>
          <table:table-cell table:formula="of:=IF([.Q103]=MAX([.$O103:.$Q103]) ; &quot;W&quot; ; IF([.Q103]=MIN([.$O103:.$Q103]); &quot;B&quot;; &quot;&quot;))" office:value-type="string" office:string-value="W" calcext:value-type="string">
            <text:p>W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68.0000001" calcext:value-type="float">
            <text:p>68.0000001</text:p>
          </table:table-cell>
          <table:table-cell office:value-type="float" office:value="0.0118740873898539" calcext:value-type="float">
            <text:p>0.0118740873898539</text:p>
          </table:table-cell>
          <table:table-cell table:number-columns-repeated="2" office:value-type="float" office:value="0.0118740873866977" calcext:value-type="float">
            <text:p>0.0118740873866977</text:p>
          </table:table-cell>
          <table:table-cell office:value-type="float" office:value="0.0119118561713138" calcext:value-type="float">
            <text:p>0.0119118561713138</text:p>
          </table:table-cell>
          <table:table-cell table:number-columns-repeated="2"/>
          <table:table-cell table:formula="of:=[.C104]*1000" office:value-type="float" office:value="11.8740873898539" calcext:value-type="float">
            <text:p>11.8740873898539</text:p>
          </table:table-cell>
          <table:table-cell table:formula="of:=[.D104]*1000" office:value-type="float" office:value="11.8740873866977" calcext:value-type="float">
            <text:p>11.8740873866977</text:p>
          </table:table-cell>
          <table:table-cell table:formula="of:=[.E104]*1000" office:value-type="float" office:value="11.8740873866977" calcext:value-type="float">
            <text:p>11.8740873866977</text:p>
          </table:table-cell>
          <table:table-cell table:formula="of:=[.F104]*1000" office:value-type="float" office:value="11.9118561713138" calcext:value-type="float">
            <text:p>11.9118561713138</text:p>
          </table:table-cell>
          <table:table-cell table:number-columns-repeated="2"/>
          <table:table-cell table:formula="of:=ABS([.I104]/[.$L104]-1)" office:value-type="percentage" office:value="0.00317068817123845" calcext:value-type="percentage">
            <text:p>0.3171%</text:p>
          </table:table-cell>
          <table:table-cell table:formula="of:=ABS([.J104]/[.$L104]-1)" office:value-type="percentage" office:value="0.00317068843619739" calcext:value-type="percentage">
            <text:p>0.3171%</text:p>
          </table:table-cell>
          <table:table-cell table:formula="of:=ABS([.K104]/[.$L104]-1)" office:value-type="percentage" office:value="0.00317068843619739" calcext:value-type="percentage">
            <text:p>0.3171%</text:p>
          </table:table-cell>
          <table:table-cell table:formula="of:=[.L104]/[.$L104]-1" office:value-type="percentage" office:value="0" calcext:value-type="percentage">
            <text:p>0.00%</text:p>
          </table:table-cell>
          <table:table-cell/>
          <table:table-cell table:formula="of:=IF([.O104]=MAX([.$O104:.$Q104]) ; &quot;W&quot; ; IF([.O104]=MIN([.$O104:.$Q104]); &quot;B&quot;; &quot;&quot;))" office:value-type="string" office:string-value="B" calcext:value-type="string">
            <text:p>B</text:p>
          </table:table-cell>
          <table:table-cell table:formula="of:=IF([.P104]=MAX([.$O104:.$Q104]) ; &quot;W&quot; ; IF([.P104]=MIN([.$O104:.$Q104]); &quot;B&quot;; &quot;&quot;))" office:value-type="string" office:string-value="W" calcext:value-type="string">
            <text:p>W</text:p>
          </table:table-cell>
          <table:table-cell table:formula="of:=IF([.Q104]=MAX([.$O104:.$Q104]) ; &quot;W&quot; ; IF([.Q104]=MIN([.$O104:.$Q104]); &quot;B&quot;; &quot;&quot;))" office:value-type="string" office:string-value="W" calcext:value-type="string">
            <text:p>W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118427.18658819" calcext:value-type="float">
            <text:p>118427.18658819</text:p>
          </table:table-cell>
          <table:table-cell office:value-type="float" office:value="118427.720564688" calcext:value-type="float">
            <text:p>118427.720564688</text:p>
          </table:table-cell>
          <table:table-cell office:value-type="float" office:value="118423.946985535" calcext:value-type="float">
            <text:p>118423.946985535</text:p>
          </table:table-cell>
          <table:table-cell office:value-type="float" office:value="118806.73780853" calcext:value-type="float">
            <text:p>118806.73780853</text:p>
          </table:table-cell>
          <table:table-cell table:number-columns-repeated="2"/>
          <table:table-cell table:formula="of:=[.C105]*1000" office:value-type="float" office:value="118427186.58819" calcext:value-type="float">
            <text:p>118427186.58819</text:p>
          </table:table-cell>
          <table:table-cell table:formula="of:=[.D105]*1000" office:value-type="float" office:value="118427720.564688" calcext:value-type="float">
            <text:p>118427720.564688</text:p>
          </table:table-cell>
          <table:table-cell table:formula="of:=[.E105]*1000" office:value-type="float" office:value="118423946.985535" calcext:value-type="float">
            <text:p>118423946.985535</text:p>
          </table:table-cell>
          <table:table-cell table:formula="of:=[.F105]*1000" office:value-type="float" office:value="118806737.80853" calcext:value-type="float">
            <text:p>118806737.80853</text:p>
          </table:table-cell>
          <table:table-cell table:number-columns-repeated="2"/>
          <table:table-cell table:formula="of:=ABS([.I105]/[.$L105]-1)" office:value-type="percentage" office:value="0.00319469440320841" calcext:value-type="percentage">
            <text:p>0.3195%</text:p>
          </table:table-cell>
          <table:table-cell table:formula="of:=ABS([.J105]/[.$L105]-1)" office:value-type="percentage" office:value="0.00319019990644664" calcext:value-type="percentage">
            <text:p>0.3190%</text:p>
          </table:table-cell>
          <table:table-cell table:formula="of:=ABS([.K105]/[.$L105]-1)" office:value-type="percentage" office:value="0.00322196223931881" calcext:value-type="percentage">
            <text:p>0.3222%</text:p>
          </table:table-cell>
          <table:table-cell table:formula="of:=[.L105]/[.$L105]-1" office:value-type="percentage" office:value="0" calcext:value-type="percentage">
            <text:p>0.00%</text:p>
          </table:table-cell>
          <table:table-cell/>
          <table:table-cell table:formula="of:=IF([.O105]=MAX([.$O105:.$Q105]) ; &quot;W&quot; ; IF([.O105]=MIN([.$O105:.$Q105]); &quot;B&quot;; &quot;&quot;))">
            <text:p/>
          </table:table-cell>
          <table:table-cell table:formula="of:=IF([.P105]=MAX([.$O105:.$Q105]) ; &quot;W&quot; ; IF([.P105]=MIN([.$O105:.$Q105]); &quot;B&quot;; &quot;&quot;))" office:value-type="string" office:string-value="B" calcext:value-type="string">
            <text:p>B</text:p>
          </table:table-cell>
          <table:table-cell table:formula="of:=IF([.Q105]=MAX([.$O105:.$Q105]) ; &quot;W&quot; ; IF([.Q105]=MIN([.$O105:.$Q105]); &quot;B&quot;; &quot;&quot;))" office:value-type="string" office:string-value="W" calcext:value-type="string">
            <text:p>W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78" calcext:value-type="float">
            <text:p>78</text:p>
          </table:table-cell>
          <table:table-cell office:value-type="float" office:value="1158153.68652636" calcext:value-type="float">
            <text:p>1158153.68652636</text:p>
          </table:table-cell>
          <table:table-cell office:value-type="float" office:value="1158500.24097667" calcext:value-type="float">
            <text:p>1158500.24097667</text:p>
          </table:table-cell>
          <table:table-cell office:value-type="float" office:value="1154554.07291129" calcext:value-type="float">
            <text:p>1154554.07291129</text:p>
          </table:table-cell>
          <table:table-cell office:value-type="float" office:value="1158757.58347856" calcext:value-type="float">
            <text:p>1158757.58347856</text:p>
          </table:table-cell>
          <table:table-cell table:number-columns-repeated="2"/>
          <table:table-cell table:formula="of:=[.C106]*1000" office:value-type="float" office:value="1158153686.52636" calcext:value-type="float">
            <text:p>1158153686.52636</text:p>
          </table:table-cell>
          <table:table-cell table:formula="of:=[.D106]*1000" office:value-type="float" office:value="1158500240.97667" calcext:value-type="float">
            <text:p>1158500240.97667</text:p>
          </table:table-cell>
          <table:table-cell table:formula="of:=[.E106]*1000" office:value-type="float" office:value="1154554072.91129" calcext:value-type="float">
            <text:p>1154554072.91129</text:p>
          </table:table-cell>
          <table:table-cell table:formula="of:=[.F106]*1000" office:value-type="float" office:value="1158757583.47856" calcext:value-type="float">
            <text:p>1158757583.47856</text:p>
          </table:table-cell>
          <table:table-cell table:number-columns-repeated="2"/>
          <table:table-cell table:formula="of:=ABS([.I106]/[.$L106]-1)" office:value-type="percentage" office:value="0.000521159007550343" calcext:value-type="percentage">
            <text:p>0.0521%</text:p>
          </table:table-cell>
          <table:table-cell table:formula="of:=ABS([.J106]/[.$L106]-1)" office:value-type="percentage" office:value="0.00022208484808095" calcext:value-type="percentage">
            <text:p>0.0222%</text:p>
          </table:table-cell>
          <table:table-cell table:formula="of:=ABS([.K106]/[.$L106]-1)" office:value-type="percentage" office:value="0.00362760134406137" calcext:value-type="percentage">
            <text:p>0.3628%</text:p>
          </table:table-cell>
          <table:table-cell table:formula="of:=[.L106]/[.$L106]-1" office:value-type="percentage" office:value="0" calcext:value-type="percentage">
            <text:p>0.00%</text:p>
          </table:table-cell>
          <table:table-cell/>
          <table:table-cell table:formula="of:=IF([.O106]=MAX([.$O106:.$Q106]) ; &quot;W&quot; ; IF([.O106]=MIN([.$O106:.$Q106]); &quot;B&quot;; &quot;&quot;))">
            <text:p/>
          </table:table-cell>
          <table:table-cell table:formula="of:=IF([.P106]=MAX([.$O106:.$Q106]) ; &quot;W&quot; ; IF([.P106]=MIN([.$O106:.$Q106]); &quot;B&quot;; &quot;&quot;))" office:value-type="string" office:string-value="B" calcext:value-type="string">
            <text:p>B</text:p>
          </table:table-cell>
          <table:table-cell table:formula="of:=IF([.Q106]=MAX([.$O106:.$Q106]) ; &quot;W&quot; ; IF([.Q106]=MIN([.$O106:.$Q106]); &quot;B&quot;; &quot;&quot;))" office:value-type="string" office:string-value="W" calcext:value-type="string">
            <text:p>W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70.0000001" calcext:value-type="float">
            <text:p>70.0000001</text:p>
          </table:table-cell>
          <table:table-cell office:value-type="float" office:value="0.0117518763555516" calcext:value-type="float">
            <text:p>0.0117518763555516</text:p>
          </table:table-cell>
          <table:table-cell table:number-columns-repeated="2" office:value-type="float" office:value="0.0117518763526007" calcext:value-type="float">
            <text:p>0.0117518763526007</text:p>
          </table:table-cell>
          <table:table-cell office:value-type="float" office:value="0.0117916434266175" calcext:value-type="float">
            <text:p>0.0117916434266175</text:p>
          </table:table-cell>
          <table:table-cell table:number-columns-repeated="2"/>
          <table:table-cell table:formula="of:=[.C107]*1000" office:value-type="float" office:value="11.7518763555516" calcext:value-type="float">
            <text:p>11.7518763555516</text:p>
          </table:table-cell>
          <table:table-cell table:formula="of:=[.D107]*1000" office:value-type="float" office:value="11.7518763526007" calcext:value-type="float">
            <text:p>11.7518763526007</text:p>
          </table:table-cell>
          <table:table-cell table:formula="of:=[.E107]*1000" office:value-type="float" office:value="11.7518763526007" calcext:value-type="float">
            <text:p>11.7518763526007</text:p>
          </table:table-cell>
          <table:table-cell table:formula="of:=[.F107]*1000" office:value-type="float" office:value="11.7916434266175" calcext:value-type="float">
            <text:p>11.7916434266175</text:p>
          </table:table-cell>
          <table:table-cell table:number-columns-repeated="2"/>
          <table:table-cell table:formula="of:=ABS([.I107]/[.$L107]-1)" office:value-type="percentage" office:value="0.00337247910466798" calcext:value-type="percentage">
            <text:p>0.3372%</text:p>
          </table:table-cell>
          <table:table-cell table:formula="of:=ABS([.J107]/[.$L107]-1)" office:value-type="percentage" office:value="0.00337247935491725" calcext:value-type="percentage">
            <text:p>0.3372%</text:p>
          </table:table-cell>
          <table:table-cell table:formula="of:=ABS([.K107]/[.$L107]-1)" office:value-type="percentage" office:value="0.00337247935491725" calcext:value-type="percentage">
            <text:p>0.3372%</text:p>
          </table:table-cell>
          <table:table-cell table:formula="of:=[.L107]/[.$L107]-1" office:value-type="percentage" office:value="0" calcext:value-type="percentage">
            <text:p>0.00%</text:p>
          </table:table-cell>
          <table:table-cell/>
          <table:table-cell table:formula="of:=IF([.O107]=MAX([.$O107:.$Q107]) ; &quot;W&quot; ; IF([.O107]=MIN([.$O107:.$Q107]); &quot;B&quot;; &quot;&quot;))" office:value-type="string" office:string-value="B" calcext:value-type="string">
            <text:p>B</text:p>
          </table:table-cell>
          <table:table-cell table:formula="of:=IF([.P107]=MAX([.$O107:.$Q107]) ; &quot;W&quot; ; IF([.P107]=MIN([.$O107:.$Q107]); &quot;B&quot;; &quot;&quot;))" office:value-type="string" office:string-value="W" calcext:value-type="string">
            <text:p>W</text:p>
          </table:table-cell>
          <table:table-cell table:formula="of:=IF([.Q107]=MAX([.$O107:.$Q107]) ; &quot;W&quot; ; IF([.Q107]=MIN([.$O107:.$Q107]); &quot;B&quot;; &quot;&quot;))" office:value-type="string" office:string-value="W" calcext:value-type="string">
            <text:p>W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117225.957851711" calcext:value-type="float">
            <text:p>117225.957851711</text:p>
          </table:table-cell>
          <table:table-cell office:value-type="float" office:value="117226.405348129" calcext:value-type="float">
            <text:p>117226.405348129</text:p>
          </table:table-cell>
          <table:table-cell office:value-type="float" office:value="117222.55491469" calcext:value-type="float">
            <text:p>117222.55491469</text:p>
          </table:table-cell>
          <table:table-cell office:value-type="float" office:value="117624.916930139" calcext:value-type="float">
            <text:p>117624.916930139</text:p>
          </table:table-cell>
          <table:table-cell table:number-columns-repeated="2"/>
          <table:table-cell table:formula="of:=[.C108]*1000" office:value-type="float" office:value="117225957.851711" calcext:value-type="float">
            <text:p>117225957.851711</text:p>
          </table:table-cell>
          <table:table-cell table:formula="of:=[.D108]*1000" office:value-type="float" office:value="117226405.348129" calcext:value-type="float">
            <text:p>117226405.348129</text:p>
          </table:table-cell>
          <table:table-cell table:formula="of:=[.E108]*1000" office:value-type="float" office:value="117222554.91469" calcext:value-type="float">
            <text:p>117222554.91469</text:p>
          </table:table-cell>
          <table:table-cell table:formula="of:=[.F108]*1000" office:value-type="float" office:value="117624916.930139" calcext:value-type="float">
            <text:p>117624916.930139</text:p>
          </table:table-cell>
          <table:table-cell table:number-columns-repeated="2"/>
          <table:table-cell table:formula="of:=ABS([.I108]/[.$L108]-1)" office:value-type="percentage" office:value="0.00339179052228122" calcext:value-type="percentage">
            <text:p>0.3392%</text:p>
          </table:table-cell>
          <table:table-cell table:formula="of:=ABS([.J108]/[.$L108]-1)" office:value-type="percentage" office:value="0.00338798608671187" calcext:value-type="percentage">
            <text:p>0.3388%</text:p>
          </table:table-cell>
          <table:table-cell table:formula="of:=ABS([.K108]/[.$L108]-1)" office:value-type="percentage" office:value="0.00342072093183876" calcext:value-type="percentage">
            <text:p>0.3421%</text:p>
          </table:table-cell>
          <table:table-cell table:formula="of:=[.L108]/[.$L108]-1" office:value-type="percentage" office:value="0" calcext:value-type="percentage">
            <text:p>0.00%</text:p>
          </table:table-cell>
          <table:table-cell/>
          <table:table-cell table:formula="of:=IF([.O108]=MAX([.$O108:.$Q108]) ; &quot;W&quot; ; IF([.O108]=MIN([.$O108:.$Q108]); &quot;B&quot;; &quot;&quot;))">
            <text:p/>
          </table:table-cell>
          <table:table-cell table:formula="of:=IF([.P108]=MAX([.$O108:.$Q108]) ; &quot;W&quot; ; IF([.P108]=MIN([.$O108:.$Q108]); &quot;B&quot;; &quot;&quot;))" office:value-type="string" office:string-value="B" calcext:value-type="string">
            <text:p>B</text:p>
          </table:table-cell>
          <table:table-cell table:formula="of:=IF([.Q108]=MAX([.$O108:.$Q108]) ; &quot;W&quot; ; IF([.Q108]=MIN([.$O108:.$Q108]); &quot;B&quot;; &quot;&quot;))" office:value-type="string" office:string-value="W" calcext:value-type="string">
            <text:p>W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1148314.9412415" calcext:value-type="float">
            <text:p>1148314.9412415</text:p>
          </table:table-cell>
          <table:table-cell office:value-type="float" office:value="1148588.853594" calcext:value-type="float">
            <text:p>1148588.853594</text:p>
          </table:table-cell>
          <table:table-cell office:value-type="float" office:value="1144579.57412007" calcext:value-type="float">
            <text:p>1144579.57412007</text:p>
          </table:table-cell>
          <table:table-cell office:value-type="float" office:value="1148941.67688667" calcext:value-type="float">
            <text:p>1148941.67688667</text:p>
          </table:table-cell>
          <table:table-cell table:number-columns-repeated="2"/>
          <table:table-cell table:formula="of:=[.C109]*1000" office:value-type="float" office:value="1148314941.2415" calcext:value-type="float">
            <text:p>1148314941.2415</text:p>
          </table:table-cell>
          <table:table-cell table:formula="of:=[.D109]*1000" office:value-type="float" office:value="1148588853.594" calcext:value-type="float">
            <text:p>1148588853.594</text:p>
          </table:table-cell>
          <table:table-cell table:formula="of:=[.E109]*1000" office:value-type="float" office:value="1144579574.12007" calcext:value-type="float">
            <text:p>1144579574.12007</text:p>
          </table:table-cell>
          <table:table-cell table:formula="of:=[.F109]*1000" office:value-type="float" office:value="1148941676.88667" calcext:value-type="float">
            <text:p>1148941676.88667</text:p>
          </table:table-cell>
          <table:table-cell table:number-columns-repeated="2"/>
          <table:table-cell table:formula="of:=ABS([.I109]/[.$L109]-1)" office:value-type="percentage" office:value="0.000545489521159848" calcext:value-type="percentage">
            <text:p>0.0545%</text:p>
          </table:table-cell>
          <table:table-cell table:formula="of:=ABS([.J109]/[.$L109]-1)" office:value-type="percentage" office:value="0.000307085468102208" calcext:value-type="percentage">
            <text:p>0.0307%</text:p>
          </table:table-cell>
          <table:table-cell table:formula="of:=ABS([.K109]/[.$L109]-1)" office:value-type="percentage" office:value="0.00379662680391601" calcext:value-type="percentage">
            <text:p>0.3797%</text:p>
          </table:table-cell>
          <table:table-cell table:formula="of:=[.L109]/[.$L109]-1" office:value-type="percentage" office:value="0" calcext:value-type="percentage">
            <text:p>0.00%</text:p>
          </table:table-cell>
          <table:table-cell/>
          <table:table-cell table:formula="of:=IF([.O109]=MAX([.$O109:.$Q109]) ; &quot;W&quot; ; IF([.O109]=MIN([.$O109:.$Q109]); &quot;B&quot;; &quot;&quot;))">
            <text:p/>
          </table:table-cell>
          <table:table-cell table:formula="of:=IF([.P109]=MAX([.$O109:.$Q109]) ; &quot;W&quot; ; IF([.P109]=MIN([.$O109:.$Q109]); &quot;B&quot;; &quot;&quot;))" office:value-type="string" office:string-value="B" calcext:value-type="string">
            <text:p>B</text:p>
          </table:table-cell>
          <table:table-cell table:formula="of:=IF([.Q109]=MAX([.$O109:.$Q109]) ; &quot;W&quot; ; IF([.Q109]=MIN([.$O109:.$Q109]); &quot;B&quot;; &quot;&quot;))" office:value-type="string" office:string-value="W" calcext:value-type="string">
            <text:p>W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72.0000001" calcext:value-type="float">
            <text:p>72.0000001</text:p>
          </table:table-cell>
          <table:table-cell office:value-type="float" office:value="0.0116382974741917" calcext:value-type="float">
            <text:p>0.0116382974741917</text:p>
          </table:table-cell>
          <table:table-cell table:number-columns-repeated="2" office:value-type="float" office:value="0.011638297471467" calcext:value-type="float">
            <text:p>0.011638297471467</text:p>
          </table:table-cell>
          <table:table-cell office:value-type="float" office:value="0.0116799039509227" calcext:value-type="float">
            <text:p>0.0116799039509227</text:p>
          </table:table-cell>
          <table:table-cell table:number-columns-repeated="2"/>
          <table:table-cell table:formula="of:=[.C110]*1000" office:value-type="float" office:value="11.6382974741917" calcext:value-type="float">
            <text:p>11.6382974741917</text:p>
          </table:table-cell>
          <table:table-cell table:formula="of:=[.D110]*1000" office:value-type="float" office:value="11.638297471467" calcext:value-type="float">
            <text:p>11.638297471467</text:p>
          </table:table-cell>
          <table:table-cell table:formula="of:=[.E110]*1000" office:value-type="float" office:value="11.638297471467" calcext:value-type="float">
            <text:p>11.638297471467</text:p>
          </table:table-cell>
          <table:table-cell table:formula="of:=[.F110]*1000" office:value-type="float" office:value="11.6799039509227" calcext:value-type="float">
            <text:p>11.6799039509227</text:p>
          </table:table-cell>
          <table:table-cell table:number-columns-repeated="2"/>
          <table:table-cell table:formula="of:=ABS([.I110]/[.$L110]-1)" office:value-type="percentage" office:value="0.00356222764380898" calcext:value-type="percentage">
            <text:p>0.3562%</text:p>
          </table:table-cell>
          <table:table-cell table:formula="of:=ABS([.J110]/[.$L110]-1)" office:value-type="percentage" office:value="0.00356222787708882" calcext:value-type="percentage">
            <text:p>0.3562%</text:p>
          </table:table-cell>
          <table:table-cell table:formula="of:=ABS([.K110]/[.$L110]-1)" office:value-type="percentage" office:value="0.00356222787708882" calcext:value-type="percentage">
            <text:p>0.3562%</text:p>
          </table:table-cell>
          <table:table-cell table:formula="of:=[.L110]/[.$L110]-1" office:value-type="percentage" office:value="0" calcext:value-type="percentage">
            <text:p>0.00%</text:p>
          </table:table-cell>
          <table:table-cell/>
          <table:table-cell table:formula="of:=IF([.O110]=MAX([.$O110:.$Q110]) ; &quot;W&quot; ; IF([.O110]=MIN([.$O110:.$Q110]); &quot;B&quot;; &quot;&quot;))" office:value-type="string" office:string-value="B" calcext:value-type="string">
            <text:p>B</text:p>
          </table:table-cell>
          <table:table-cell table:formula="of:=IF([.P110]=MAX([.$O110:.$Q110]) ; &quot;W&quot; ; IF([.P110]=MIN([.$O110:.$Q110]); &quot;B&quot;; &quot;&quot;))" office:value-type="string" office:string-value="W" calcext:value-type="string">
            <text:p>W</text:p>
          </table:table-cell>
          <table:table-cell table:formula="of:=IF([.Q110]=MAX([.$O110:.$Q110]) ; &quot;W&quot; ; IF([.Q110]=MIN([.$O110:.$Q110]); &quot;B&quot;; &quot;&quot;))" office:value-type="string" office:string-value="W" calcext:value-type="string">
            <text:p>W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116113.120788204" calcext:value-type="float">
            <text:p>116113.120788204</text:p>
          </table:table-cell>
          <table:table-cell office:value-type="float" office:value="116113.48741592" calcext:value-type="float">
            <text:p>116113.48741592</text:p>
          </table:table-cell>
          <table:table-cell office:value-type="float" office:value="116109.565961275" calcext:value-type="float">
            <text:p>116109.565961275</text:p>
          </table:table-cell>
          <table:table-cell office:value-type="float" office:value="116529.95437498" calcext:value-type="float">
            <text:p>116529.95437498</text:p>
          </table:table-cell>
          <table:table-cell table:number-columns-repeated="2"/>
          <table:table-cell table:formula="of:=[.C111]*1000" office:value-type="float" office:value="116113120.788204" calcext:value-type="float">
            <text:p>116113120.788204</text:p>
          </table:table-cell>
          <table:table-cell table:formula="of:=[.D111]*1000" office:value-type="float" office:value="116113487.41592" calcext:value-type="float">
            <text:p>116113487.41592</text:p>
          </table:table-cell>
          <table:table-cell table:formula="of:=[.E111]*1000" office:value-type="float" office:value="116109565.961275" calcext:value-type="float">
            <text:p>116109565.961275</text:p>
          </table:table-cell>
          <table:table-cell table:formula="of:=[.F111]*1000" office:value-type="float" office:value="116529954.37498" calcext:value-type="float">
            <text:p>116529954.37498</text:p>
          </table:table-cell>
          <table:table-cell table:number-columns-repeated="2"/>
          <table:table-cell table:formula="of:=ABS([.I111]/[.$L111]-1)" office:value-type="percentage" office:value="0.00357705097382399" calcext:value-type="percentage">
            <text:p>0.3577%</text:p>
          </table:table-cell>
          <table:table-cell table:formula="of:=ABS([.J111]/[.$L111]-1)" office:value-type="percentage" office:value="0.0035739047637493" calcext:value-type="percentage">
            <text:p>0.3574%</text:p>
          </table:table-cell>
          <table:table-cell table:formula="of:=ABS([.K111]/[.$L111]-1)" office:value-type="percentage" office:value="0.0036075566660918" calcext:value-type="percentage">
            <text:p>0.3608%</text:p>
          </table:table-cell>
          <table:table-cell table:formula="of:=[.L111]/[.$L111]-1" office:value-type="percentage" office:value="0" calcext:value-type="percentage">
            <text:p>0.00%</text:p>
          </table:table-cell>
          <table:table-cell/>
          <table:table-cell table:formula="of:=IF([.O111]=MAX([.$O111:.$Q111]) ; &quot;W&quot; ; IF([.O111]=MIN([.$O111:.$Q111]); &quot;B&quot;; &quot;&quot;))">
            <text:p/>
          </table:table-cell>
          <table:table-cell table:formula="of:=IF([.P111]=MAX([.$O111:.$Q111]) ; &quot;W&quot; ; IF([.P111]=MIN([.$O111:.$Q111]); &quot;B&quot;; &quot;&quot;))" office:value-type="string" office:string-value="B" calcext:value-type="string">
            <text:p>B</text:p>
          </table:table-cell>
          <table:table-cell table:formula="of:=IF([.Q111]=MAX([.$O111:.$Q111]) ; &quot;W&quot; ; IF([.Q111]=MIN([.$O111:.$Q111]); &quot;B&quot;; &quot;&quot;))" office:value-type="string" office:string-value="W" calcext:value-type="string">
            <text:p>W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82" calcext:value-type="float">
            <text:p>82</text:p>
          </table:table-cell>
          <table:table-cell office:value-type="float" office:value="1139527.53440938" calcext:value-type="float">
            <text:p>1139527.53440938</text:p>
          </table:table-cell>
          <table:table-cell office:value-type="float" office:value="1139736.05237338" calcext:value-type="float">
            <text:p>1139736.05237338</text:p>
          </table:table-cell>
          <table:table-cell office:value-type="float" office:value="1135670.47554681" calcext:value-type="float">
            <text:p>1135670.47554681</text:p>
          </table:table-cell>
          <table:table-cell office:value-type="float" office:value="1140173.67028394" calcext:value-type="float">
            <text:p>1140173.67028394</text:p>
          </table:table-cell>
          <table:table-cell table:number-columns-repeated="2"/>
          <table:table-cell table:formula="of:=[.C112]*1000" office:value-type="float" office:value="1139527534.40938" calcext:value-type="float">
            <text:p>1139527534.40938</text:p>
          </table:table-cell>
          <table:table-cell table:formula="of:=[.D112]*1000" office:value-type="float" office:value="1139736052.37338" calcext:value-type="float">
            <text:p>1139736052.37338</text:p>
          </table:table-cell>
          <table:table-cell table:formula="of:=[.E112]*1000" office:value-type="float" office:value="1135670475.54681" calcext:value-type="float">
            <text:p>1135670475.54681</text:p>
          </table:table-cell>
          <table:table-cell table:formula="of:=[.F112]*1000" office:value-type="float" office:value="1140173670.28394" calcext:value-type="float">
            <text:p>1140173670.28394</text:p>
          </table:table-cell>
          <table:table-cell table:number-columns-repeated="2"/>
          <table:table-cell table:formula="of:=ABS([.I112]/[.$L112]-1)" office:value-type="percentage" office:value="0.000566699522540293" calcext:value-type="percentage">
            <text:p>0.0567%</text:p>
          </table:table-cell>
          <table:table-cell table:formula="of:=ABS([.J112]/[.$L112]-1)" office:value-type="percentage" office:value="0.00038381688857414" calcext:value-type="percentage">
            <text:p>0.0384%</text:p>
          </table:table-cell>
          <table:table-cell table:formula="of:=ABS([.K112]/[.$L112]-1)" office:value-type="percentage" office:value="0.00394956913538869" calcext:value-type="percentage">
            <text:p>0.3950%</text:p>
          </table:table-cell>
          <table:table-cell table:formula="of:=[.L112]/[.$L112]-1" office:value-type="percentage" office:value="0" calcext:value-type="percentage">
            <text:p>0.00%</text:p>
          </table:table-cell>
          <table:table-cell/>
          <table:table-cell table:formula="of:=IF([.O112]=MAX([.$O112:.$Q112]) ; &quot;W&quot; ; IF([.O112]=MIN([.$O112:.$Q112]); &quot;B&quot;; &quot;&quot;))">
            <text:p/>
          </table:table-cell>
          <table:table-cell table:formula="of:=IF([.P112]=MAX([.$O112:.$Q112]) ; &quot;W&quot; ; IF([.P112]=MIN([.$O112:.$Q112]); &quot;B&quot;; &quot;&quot;))" office:value-type="string" office:string-value="B" calcext:value-type="string">
            <text:p>B</text:p>
          </table:table-cell>
          <table:table-cell table:formula="of:=IF([.Q112]=MAX([.$O112:.$Q112]) ; &quot;W&quot; ; IF([.Q112]=MIN([.$O112:.$Q112]); &quot;B&quot;; &quot;&quot;))" office:value-type="string" office:string-value="W" calcext:value-type="string">
            <text:p>W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74.0000001" calcext:value-type="float">
            <text:p>74.0000001</text:p>
          </table:table-cell>
          <table:table-cell office:value-type="float" office:value="0.0115341668463716" calcext:value-type="float">
            <text:p>0.0115341668463716</text:p>
          </table:table-cell>
          <table:table-cell table:number-columns-repeated="2" office:value-type="float" office:value="0.011534166843893" calcext:value-type="float">
            <text:p>0.011534166843893</text:p>
          </table:table-cell>
          <table:table-cell office:value-type="float" office:value="0.0115774542399602" calcext:value-type="float">
            <text:p>0.0115774542399602</text:p>
          </table:table-cell>
          <table:table-cell table:number-columns-repeated="2"/>
          <table:table-cell table:formula="of:=[.C113]*1000" office:value-type="float" office:value="11.5341668463716" calcext:value-type="float">
            <text:p>11.5341668463716</text:p>
          </table:table-cell>
          <table:table-cell table:formula="of:=[.D113]*1000" office:value-type="float" office:value="11.534166843893" calcext:value-type="float">
            <text:p>11.534166843893</text:p>
          </table:table-cell>
          <table:table-cell table:formula="of:=[.E113]*1000" office:value-type="float" office:value="11.534166843893" calcext:value-type="float">
            <text:p>11.534166843893</text:p>
          </table:table-cell>
          <table:table-cell table:formula="of:=[.F113]*1000" office:value-type="float" office:value="11.5774542399602" calcext:value-type="float">
            <text:p>11.5774542399602</text:p>
          </table:table-cell>
          <table:table-cell table:number-columns-repeated="2"/>
          <table:table-cell table:formula="of:=ABS([.I113]/[.$L113]-1)" office:value-type="percentage" office:value="0.00373893886266585" calcext:value-type="percentage">
            <text:p>0.3739%</text:p>
          </table:table-cell>
          <table:table-cell table:formula="of:=ABS([.J113]/[.$L113]-1)" office:value-type="percentage" office:value="0.00373893907675649" calcext:value-type="percentage">
            <text:p>0.3739%</text:p>
          </table:table-cell>
          <table:table-cell table:formula="of:=ABS([.K113]/[.$L113]-1)" office:value-type="percentage" office:value="0.00373893907675649" calcext:value-type="percentage">
            <text:p>0.3739%</text:p>
          </table:table-cell>
          <table:table-cell table:formula="of:=[.L113]/[.$L113]-1" office:value-type="percentage" office:value="0" calcext:value-type="percentage">
            <text:p>0.00%</text:p>
          </table:table-cell>
          <table:table-cell/>
          <table:table-cell table:formula="of:=IF([.O113]=MAX([.$O113:.$Q113]) ; &quot;W&quot; ; IF([.O113]=MIN([.$O113:.$Q113]); &quot;B&quot;; &quot;&quot;))" office:value-type="string" office:string-value="B" calcext:value-type="string">
            <text:p>B</text:p>
          </table:table-cell>
          <table:table-cell table:formula="of:=IF([.P113]=MAX([.$O113:.$Q113]) ; &quot;W&quot; ; IF([.P113]=MIN([.$O113:.$Q113]); &quot;B&quot;; &quot;&quot;))" office:value-type="string" office:string-value="W" calcext:value-type="string">
            <text:p>W</text:p>
          </table:table-cell>
          <table:table-cell table:formula="of:=IF([.Q113]=MAX([.$O113:.$Q113]) ; &quot;W&quot; ; IF([.Q113]=MIN([.$O113:.$Q113]); &quot;B&quot;; &quot;&quot;))" office:value-type="string" office:string-value="W" calcext:value-type="string">
            <text:p>W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115096.735297704" calcext:value-type="float">
            <text:p>115096.735297704</text:p>
          </table:table-cell>
          <table:table-cell office:value-type="float" office:value="115097.027415329" calcext:value-type="float">
            <text:p>115097.027415329</text:p>
          </table:table-cell>
          <table:table-cell office:value-type="float" office:value="115093.041218736" calcext:value-type="float">
            <text:p>115093.041218736</text:p>
          </table:table-cell>
          <table:table-cell office:value-type="float" office:value="115529.810773543" calcext:value-type="float">
            <text:p>115529.810773543</text:p>
          </table:table-cell>
          <table:table-cell table:number-columns-repeated="2"/>
          <table:table-cell table:formula="of:=[.C114]*1000" office:value-type="float" office:value="115096735.297704" calcext:value-type="float">
            <text:p>115096735.297704</text:p>
          </table:table-cell>
          <table:table-cell table:formula="of:=[.D114]*1000" office:value-type="float" office:value="115097027.415329" calcext:value-type="float">
            <text:p>115097027.415329</text:p>
          </table:table-cell>
          <table:table-cell table:formula="of:=[.E114]*1000" office:value-type="float" office:value="115093041.218736" calcext:value-type="float">
            <text:p>115093041.218736</text:p>
          </table:table-cell>
          <table:table-cell table:formula="of:=[.F114]*1000" office:value-type="float" office:value="115529810.773543" calcext:value-type="float">
            <text:p>115529810.773543</text:p>
          </table:table-cell>
          <table:table-cell table:number-columns-repeated="2"/>
          <table:table-cell table:formula="of:=ABS([.I114]/[.$L114]-1)" office:value-type="percentage" office:value="0.00374860369751429" calcext:value-type="percentage">
            <text:p>0.3749%</text:p>
          </table:table-cell>
          <table:table-cell table:formula="of:=ABS([.J114]/[.$L114]-1)" office:value-type="percentage" office:value="0.00374607519320092" calcext:value-type="percentage">
            <text:p>0.3746%</text:p>
          </table:table-cell>
          <table:table-cell table:formula="of:=ABS([.K114]/[.$L114]-1)" office:value-type="percentage" office:value="0.00378057881236671" calcext:value-type="percentage">
            <text:p>0.3781%</text:p>
          </table:table-cell>
          <table:table-cell table:formula="of:=[.L114]/[.$L114]-1" office:value-type="percentage" office:value="0" calcext:value-type="percentage">
            <text:p>0.00%</text:p>
          </table:table-cell>
          <table:table-cell/>
          <table:table-cell table:formula="of:=IF([.O114]=MAX([.$O114:.$Q114]) ; &quot;W&quot; ; IF([.O114]=MIN([.$O114:.$Q114]); &quot;B&quot;; &quot;&quot;))">
            <text:p/>
          </table:table-cell>
          <table:table-cell table:formula="of:=IF([.P114]=MAX([.$O114:.$Q114]) ; &quot;W&quot; ; IF([.P114]=MIN([.$O114:.$Q114]); &quot;B&quot;; &quot;&quot;))" office:value-type="string" office:string-value="B" calcext:value-type="string">
            <text:p>B</text:p>
          </table:table-cell>
          <table:table-cell table:formula="of:=IF([.Q114]=MAX([.$O114:.$Q114]) ; &quot;W&quot; ; IF([.Q114]=MIN([.$O114:.$Q114]); &quot;B&quot;; &quot;&quot;))" office:value-type="string" office:string-value="W" calcext:value-type="string">
            <text:p>W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84" calcext:value-type="float">
            <text:p>84</text:p>
          </table:table-cell>
          <table:table-cell office:value-type="float" office:value="1131859.22245866" calcext:value-type="float">
            <text:p>1131859.22245866</text:p>
          </table:table-cell>
          <table:table-cell office:value-type="float" office:value="1132010.26812355" calcext:value-type="float">
            <text:p>1132010.26812355</text:p>
          </table:table-cell>
          <table:table-cell office:value-type="float" office:value="1127895.60453983" calcext:value-type="float">
            <text:p>1127895.60453983</text:p>
          </table:table-cell>
          <table:table-cell office:value-type="float" office:value="1132521.52174527" calcext:value-type="float">
            <text:p>1132521.52174527</text:p>
          </table:table-cell>
          <table:table-cell table:number-columns-repeated="2"/>
          <table:table-cell table:formula="of:=[.C115]*1000" office:value-type="float" office:value="1131859222.45866" calcext:value-type="float">
            <text:p>1131859222.45866</text:p>
          </table:table-cell>
          <table:table-cell table:formula="of:=[.D115]*1000" office:value-type="float" office:value="1132010268.12355" calcext:value-type="float">
            <text:p>1132010268.12355</text:p>
          </table:table-cell>
          <table:table-cell table:formula="of:=[.E115]*1000" office:value-type="float" office:value="1127895604.53983" calcext:value-type="float">
            <text:p>1127895604.53983</text:p>
          </table:table-cell>
          <table:table-cell table:formula="of:=[.F115]*1000" office:value-type="float" office:value="1132521521.74527" calcext:value-type="float">
            <text:p>1132521521.74527</text:p>
          </table:table-cell>
          <table:table-cell table:number-columns-repeated="2"/>
          <table:table-cell table:formula="of:=ABS([.I115]/[.$L115]-1)" office:value-type="percentage" office:value="0.000584800618696924" calcext:value-type="percentage">
            <text:p>0.0585%</text:p>
          </table:table-cell>
          <table:table-cell table:formula="of:=ABS([.J115]/[.$L115]-1)" office:value-type="percentage" office:value="0.000451429497720701" calcext:value-type="percentage">
            <text:p>0.0451%</text:p>
          </table:table-cell>
          <table:table-cell table:formula="of:=ABS([.K115]/[.$L115]-1)" office:value-type="percentage" office:value="0.00408461748109434" calcext:value-type="percentage">
            <text:p>0.4085%</text:p>
          </table:table-cell>
          <table:table-cell table:formula="of:=[.L115]/[.$L115]-1" office:value-type="percentage" office:value="0" calcext:value-type="percentage">
            <text:p>0.00%</text:p>
          </table:table-cell>
          <table:table-cell/>
          <table:table-cell table:formula="of:=IF([.O115]=MAX([.$O115:.$Q115]) ; &quot;W&quot; ; IF([.O115]=MIN([.$O115:.$Q115]); &quot;B&quot;; &quot;&quot;))">
            <text:p/>
          </table:table-cell>
          <table:table-cell table:formula="of:=IF([.P115]=MAX([.$O115:.$Q115]) ; &quot;W&quot; ; IF([.P115]=MIN([.$O115:.$Q115]); &quot;B&quot;; &quot;&quot;))" office:value-type="string" office:string-value="B" calcext:value-type="string">
            <text:p>B</text:p>
          </table:table-cell>
          <table:table-cell table:formula="of:=IF([.Q115]=MAX([.$O115:.$Q115]) ; &quot;W&quot; ; IF([.Q115]=MIN([.$O115:.$Q115]); &quot;B&quot;; &quot;&quot;))" office:value-type="string" office:string-value="W" calcext:value-type="string">
            <text:p>W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76.0000001" calcext:value-type="float">
            <text:p>76.0000001</text:p>
          </table:table-cell>
          <table:table-cell office:value-type="float" office:value="0.0114402562828417" calcext:value-type="float">
            <text:p>0.0114402562828417</text:p>
          </table:table-cell>
          <table:table-cell table:number-columns-repeated="2" office:value-type="float" office:value="0.0114402562806277" calcext:value-type="float">
            <text:p>0.0114402562806277</text:p>
          </table:table-cell>
          <table:table-cell office:value-type="float" office:value="0.0114850528453481" calcext:value-type="float">
            <text:p>0.0114850528453481</text:p>
          </table:table-cell>
          <table:table-cell table:number-columns-repeated="2"/>
          <table:table-cell table:formula="of:=[.C116]*1000" office:value-type="float" office:value="11.4402562828417" calcext:value-type="float">
            <text:p>11.4402562828417</text:p>
          </table:table-cell>
          <table:table-cell table:formula="of:=[.D116]*1000" office:value-type="float" office:value="11.4402562806277" calcext:value-type="float">
            <text:p>11.4402562806277</text:p>
          </table:table-cell>
          <table:table-cell table:formula="of:=[.E116]*1000" office:value-type="float" office:value="11.4402562806277" calcext:value-type="float">
            <text:p>11.4402562806277</text:p>
          </table:table-cell>
          <table:table-cell table:formula="of:=[.F116]*1000" office:value-type="float" office:value="11.4850528453481" calcext:value-type="float">
            <text:p>11.4850528453481</text:p>
          </table:table-cell>
          <table:table-cell table:number-columns-repeated="2"/>
          <table:table-cell table:formula="of:=ABS([.I116]/[.$L116]-1)" office:value-type="percentage" office:value="0.00390042284607894" calcext:value-type="percentage">
            <text:p>0.3900%</text:p>
          </table:table-cell>
          <table:table-cell table:formula="of:=ABS([.J116]/[.$L116]-1)" office:value-type="percentage" office:value="0.00390042303884386" calcext:value-type="percentage">
            <text:p>0.3900%</text:p>
          </table:table-cell>
          <table:table-cell table:formula="of:=ABS([.K116]/[.$L116]-1)" office:value-type="percentage" office:value="0.00390042303884386" calcext:value-type="percentage">
            <text:p>0.3900%</text:p>
          </table:table-cell>
          <table:table-cell table:formula="of:=[.L116]/[.$L116]-1" office:value-type="percentage" office:value="0" calcext:value-type="percentage">
            <text:p>0.00%</text:p>
          </table:table-cell>
          <table:table-cell/>
          <table:table-cell table:formula="of:=IF([.O116]=MAX([.$O116:.$Q116]) ; &quot;W&quot; ; IF([.O116]=MIN([.$O116:.$Q116]); &quot;B&quot;; &quot;&quot;))" office:value-type="string" office:string-value="B" calcext:value-type="string">
            <text:p>B</text:p>
          </table:table-cell>
          <table:table-cell table:formula="of:=IF([.P116]=MAX([.$O116:.$Q116]) ; &quot;W&quot; ; IF([.P116]=MIN([.$O116:.$Q116]); &quot;B&quot;; &quot;&quot;))" office:value-type="string" office:string-value="W" calcext:value-type="string">
            <text:p>W</text:p>
          </table:table-cell>
          <table:table-cell table:formula="of:=IF([.Q116]=MAX([.$O116:.$Q116]) ; &quot;W&quot; ; IF([.Q116]=MIN([.$O116:.$Q116]); &quot;B&quot;; &quot;&quot;))" office:value-type="string" office:string-value="W" calcext:value-type="string">
            <text:p>W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114184.390586445" calcext:value-type="float">
            <text:p>114184.390586445</text:p>
          </table:table-cell>
          <table:table-cell office:value-type="float" office:value="114184.615278135" calcext:value-type="float">
            <text:p>114184.615278135</text:p>
          </table:table-cell>
          <table:table-cell office:value-type="float" office:value="114180.571047817" calcext:value-type="float">
            <text:p>114180.571047817</text:p>
          </table:table-cell>
          <table:table-cell office:value-type="float" office:value="114631.981383786" calcext:value-type="float">
            <text:p>114631.981383786</text:p>
          </table:table-cell>
          <table:table-cell table:number-columns-repeated="2"/>
          <table:table-cell table:formula="of:=[.C117]*1000" office:value-type="float" office:value="114184390.586445" calcext:value-type="float">
            <text:p>114184390.586445</text:p>
          </table:table-cell>
          <table:table-cell table:formula="of:=[.D117]*1000" office:value-type="float" office:value="114184615.278135" calcext:value-type="float">
            <text:p>114184615.278135</text:p>
          </table:table-cell>
          <table:table-cell table:formula="of:=[.E117]*1000" office:value-type="float" office:value="114180571.047817" calcext:value-type="float">
            <text:p>114180571.047817</text:p>
          </table:table-cell>
          <table:table-cell table:formula="of:=[.F117]*1000" office:value-type="float" office:value="114631981.383786" calcext:value-type="float">
            <text:p>114631981.383786</text:p>
          </table:table-cell>
          <table:table-cell table:number-columns-repeated="2"/>
          <table:table-cell table:formula="of:=ABS([.I117]/[.$L117]-1)" office:value-type="percentage" office:value="0.00390458920746528" calcext:value-type="percentage">
            <text:p>0.3905%</text:p>
          </table:table-cell>
          <table:table-cell table:formula="of:=ABS([.J117]/[.$L117]-1)" office:value-type="percentage" office:value="0.00390262909400463" calcext:value-type="percentage">
            <text:p>0.3903%</text:p>
          </table:table-cell>
          <table:table-cell table:formula="of:=ABS([.K117]/[.$L117]-1)" office:value-type="percentage" office:value="0.00393790921625981" calcext:value-type="percentage">
            <text:p>0.3938%</text:p>
          </table:table-cell>
          <table:table-cell table:formula="of:=[.L117]/[.$L117]-1" office:value-type="percentage" office:value="0" calcext:value-type="percentage">
            <text:p>0.00%</text:p>
          </table:table-cell>
          <table:table-cell/>
          <table:table-cell table:formula="of:=IF([.O117]=MAX([.$O117:.$Q117]) ; &quot;W&quot; ; IF([.O117]=MIN([.$O117:.$Q117]); &quot;B&quot;; &quot;&quot;))">
            <text:p/>
          </table:table-cell>
          <table:table-cell table:formula="of:=IF([.P117]=MAX([.$O117:.$Q117]) ; &quot;W&quot; ; IF([.P117]=MIN([.$O117:.$Q117]); &quot;B&quot;; &quot;&quot;))" office:value-type="string" office:string-value="B" calcext:value-type="string">
            <text:p>B</text:p>
          </table:table-cell>
          <table:table-cell table:formula="of:=IF([.Q117]=MAX([.$O117:.$Q117]) ; &quot;W&quot; ; IF([.Q117]=MIN([.$O117:.$Q117]); &quot;B&quot;; &quot;&quot;))" office:value-type="string" office:string-value="W" calcext:value-type="string">
            <text:p>W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86" calcext:value-type="float">
            <text:p>86</text:p>
          </table:table-cell>
          <table:table-cell office:value-type="float" office:value="1125370.58560088" calcext:value-type="float">
            <text:p>1125370.58560088</text:p>
          </table:table-cell>
          <table:table-cell office:value-type="float" office:value="1125472.69873042" calcext:value-type="float">
            <text:p>1125472.69873042</text:p>
          </table:table-cell>
          <table:table-cell office:value-type="float" office:value="1121316.52114215" calcext:value-type="float">
            <text:p>1121316.52114215</text:p>
          </table:table-cell>
          <table:table-cell office:value-type="float" office:value="1126046.00606865" calcext:value-type="float">
            <text:p>1126046.00606865</text:p>
          </table:table-cell>
          <table:table-cell table:number-columns-repeated="2"/>
          <table:table-cell table:formula="of:=[.C118]*1000" office:value-type="float" office:value="1125370585.60088" calcext:value-type="float">
            <text:p>1125370585.60088</text:p>
          </table:table-cell>
          <table:table-cell table:formula="of:=[.D118]*1000" office:value-type="float" office:value="1125472698.73042" calcext:value-type="float">
            <text:p>1125472698.73042</text:p>
          </table:table-cell>
          <table:table-cell table:formula="of:=[.E118]*1000" office:value-type="float" office:value="1121316521.14215" calcext:value-type="float">
            <text:p>1121316521.14215</text:p>
          </table:table-cell>
          <table:table-cell table:formula="of:=[.F118]*1000" office:value-type="float" office:value="1126046006.06865" calcext:value-type="float">
            <text:p>1126046006.06865</text:p>
          </table:table-cell>
          <table:table-cell table:number-columns-repeated="2"/>
          <table:table-cell table:formula="of:=ABS([.I118]/[.$L118]-1)" office:value-type="percentage" office:value="0.000599816050262936" calcext:value-type="percentage">
            <text:p>0.0600%</text:p>
          </table:table-cell>
          <table:table-cell table:formula="of:=ABS([.J118]/[.$L118]-1)" office:value-type="percentage" office:value="0.000509133139449447" calcext:value-type="percentage">
            <text:p>0.0509%</text:p>
          </table:table-cell>
          <table:table-cell table:formula="of:=ABS([.K118]/[.$L118]-1)" office:value-type="percentage" office:value="0.00420008143629003" calcext:value-type="percentage">
            <text:p>0.4200%</text:p>
          </table:table-cell>
          <table:table-cell table:formula="of:=[.L118]/[.$L118]-1" office:value-type="percentage" office:value="0" calcext:value-type="percentage">
            <text:p>0.00%</text:p>
          </table:table-cell>
          <table:table-cell/>
          <table:table-cell table:formula="of:=IF([.O118]=MAX([.$O118:.$Q118]) ; &quot;W&quot; ; IF([.O118]=MIN([.$O118:.$Q118]); &quot;B&quot;; &quot;&quot;))">
            <text:p/>
          </table:table-cell>
          <table:table-cell table:formula="of:=IF([.P118]=MAX([.$O118:.$Q118]) ; &quot;W&quot; ; IF([.P118]=MIN([.$O118:.$Q118]); &quot;B&quot;; &quot;&quot;))" office:value-type="string" office:string-value="B" calcext:value-type="string">
            <text:p>B</text:p>
          </table:table-cell>
          <table:table-cell table:formula="of:=IF([.Q118]=MAX([.$O118:.$Q118]) ; &quot;W&quot; ; IF([.Q118]=MIN([.$O118:.$Q118]); &quot;B&quot;; &quot;&quot;))" office:value-type="string" office:string-value="W" calcext:value-type="string">
            <text:p>W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78.0000001" calcext:value-type="float">
            <text:p>78.0000001</text:p>
          </table:table-cell>
          <table:table-cell office:value-type="float" office:value="0.0113572820847351" calcext:value-type="float">
            <text:p>0.0113572820847351</text:p>
          </table:table-cell>
          <table:table-cell table:number-columns-repeated="2" office:value-type="float" office:value="0.011357282082803" calcext:value-type="float">
            <text:p>0.011357282082803</text:p>
          </table:table-cell>
          <table:table-cell office:value-type="float" office:value="0.0114034072150957" calcext:value-type="float">
            <text:p>0.0114034072150957</text:p>
          </table:table-cell>
          <table:table-cell table:number-columns-repeated="2"/>
          <table:table-cell table:formula="of:=[.C119]*1000" office:value-type="float" office:value="11.3572820847351" calcext:value-type="float">
            <text:p>11.3572820847351</text:p>
          </table:table-cell>
          <table:table-cell table:formula="of:=[.D119]*1000" office:value-type="float" office:value="11.357282082803" calcext:value-type="float">
            <text:p>11.357282082803</text:p>
          </table:table-cell>
          <table:table-cell table:formula="of:=[.E119]*1000" office:value-type="float" office:value="11.357282082803" calcext:value-type="float">
            <text:p>11.357282082803</text:p>
          </table:table-cell>
          <table:table-cell table:formula="of:=[.F119]*1000" office:value-type="float" office:value="11.4034072150957" calcext:value-type="float">
            <text:p>11.4034072150957</text:p>
          </table:table-cell>
          <table:table-cell table:number-columns-repeated="2"/>
          <table:table-cell table:formula="of:=ABS([.I119]/[.$L119]-1)" office:value-type="percentage" office:value="0.00404485514641217" calcext:value-type="percentage">
            <text:p>0.4045%</text:p>
          </table:table-cell>
          <table:table-cell table:formula="of:=ABS([.J119]/[.$L119]-1)" office:value-type="percentage" office:value="0.00404485531584242" calcext:value-type="percentage">
            <text:p>0.4045%</text:p>
          </table:table-cell>
          <table:table-cell table:formula="of:=ABS([.K119]/[.$L119]-1)" office:value-type="percentage" office:value="0.00404485531584242" calcext:value-type="percentage">
            <text:p>0.4045%</text:p>
          </table:table-cell>
          <table:table-cell table:formula="of:=[.L119]/[.$L119]-1" office:value-type="percentage" office:value="0" calcext:value-type="percentage">
            <text:p>0.00%</text:p>
          </table:table-cell>
          <table:table-cell/>
          <table:table-cell table:formula="of:=IF([.O119]=MAX([.$O119:.$Q119]) ; &quot;W&quot; ; IF([.O119]=MIN([.$O119:.$Q119]); &quot;B&quot;; &quot;&quot;))" office:value-type="string" office:string-value="B" calcext:value-type="string">
            <text:p>B</text:p>
          </table:table-cell>
          <table:table-cell table:formula="of:=IF([.P119]=MAX([.$O119:.$Q119]) ; &quot;W&quot; ; IF([.P119]=MIN([.$O119:.$Q119]); &quot;B&quot;; &quot;&quot;))" office:value-type="string" office:string-value="W" calcext:value-type="string">
            <text:p>W</text:p>
          </table:table-cell>
          <table:table-cell table:formula="of:=IF([.Q119]=MAX([.$O119:.$Q119]) ; &quot;W&quot; ; IF([.Q119]=MIN([.$O119:.$Q119]); &quot;B&quot;; &quot;&quot;))" office:value-type="string" office:string-value="W" calcext:value-type="string">
            <text:p>W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113383.092531505" calcext:value-type="float">
            <text:p>113383.092531505</text:p>
          </table:table-cell>
          <table:table-cell office:value-type="float" office:value="113383.257570159" calcext:value-type="float">
            <text:p>113383.257570159</text:p>
          </table:table-cell>
          <table:table-cell office:value-type="float" office:value="113379.162418893" calcext:value-type="float">
            <text:p>113379.162418893</text:p>
          </table:table-cell>
          <table:table-cell office:value-type="float" office:value="113843.384711821" calcext:value-type="float">
            <text:p>113843.384711821</text:p>
          </table:table-cell>
          <table:table-cell table:number-columns-repeated="2"/>
          <table:table-cell table:formula="of:=[.C120]*1000" office:value-type="float" office:value="113383092.531505" calcext:value-type="float">
            <text:p>113383092.531505</text:p>
          </table:table-cell>
          <table:table-cell table:formula="of:=[.D120]*1000" office:value-type="float" office:value="113383257.570159" calcext:value-type="float">
            <text:p>113383257.570159</text:p>
          </table:table-cell>
          <table:table-cell table:formula="of:=[.E120]*1000" office:value-type="float" office:value="113379162.418893" calcext:value-type="float">
            <text:p>113379162.418893</text:p>
          </table:table-cell>
          <table:table-cell table:formula="of:=[.F120]*1000" office:value-type="float" office:value="113843384.711821" calcext:value-type="float">
            <text:p>113843384.711821</text:p>
          </table:table-cell>
          <table:table-cell table:number-columns-repeated="2"/>
          <table:table-cell table:formula="of:=ABS([.I120]/[.$L120]-1)" office:value-type="percentage" office:value="0.00404320533407876" calcext:value-type="percentage">
            <text:p>0.4043%</text:p>
          </table:table-cell>
          <table:table-cell table:formula="of:=ABS([.J120]/[.$L120]-1)" office:value-type="percentage" office:value="0.00404175563496334" calcext:value-type="percentage">
            <text:p>0.4042%</text:p>
          </table:table-cell>
          <table:table-cell table:formula="of:=ABS([.K120]/[.$L120]-1)" office:value-type="percentage" office:value="0.00407772743320367" calcext:value-type="percentage">
            <text:p>0.4078%</text:p>
          </table:table-cell>
          <table:table-cell table:formula="of:=[.L120]/[.$L120]-1" office:value-type="percentage" office:value="0" calcext:value-type="percentage">
            <text:p>0.00%</text:p>
          </table:table-cell>
          <table:table-cell/>
          <table:table-cell table:formula="of:=IF([.O120]=MAX([.$O120:.$Q120]) ; &quot;W&quot; ; IF([.O120]=MIN([.$O120:.$Q120]); &quot;B&quot;; &quot;&quot;))">
            <text:p/>
          </table:table-cell>
          <table:table-cell table:formula="of:=IF([.P120]=MAX([.$O120:.$Q120]) ; &quot;W&quot; ; IF([.P120]=MIN([.$O120:.$Q120]); &quot;B&quot;; &quot;&quot;))" office:value-type="string" office:string-value="B" calcext:value-type="string">
            <text:p>B</text:p>
          </table:table-cell>
          <table:table-cell table:formula="of:=IF([.Q120]=MAX([.$O120:.$Q120]) ; &quot;W&quot; ; IF([.Q120]=MIN([.$O120:.$Q120]); &quot;B&quot;; &quot;&quot;))" office:value-type="string" office:string-value="W" calcext:value-type="string">
            <text:p>W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88" calcext:value-type="float">
            <text:p>88</text:p>
          </table:table-cell>
          <table:table-cell office:value-type="float" office:value="1120113.97795412" calcext:value-type="float">
            <text:p>1120113.97795412</text:p>
          </table:table-cell>
          <table:table-cell office:value-type="float" office:value="1120176.24333103" calcext:value-type="float">
            <text:p>1120176.24333103</text:p>
          </table:table-cell>
          <table:table-cell office:value-type="float" office:value="1115986.44364255" calcext:value-type="float">
            <text:p>1115986.44364255</text:p>
          </table:table-cell>
          <table:table-cell office:value-type="float" office:value="1120799.65587916" calcext:value-type="float">
            <text:p>1120799.65587916</text:p>
          </table:table-cell>
          <table:table-cell table:number-columns-repeated="2"/>
          <table:table-cell table:formula="of:=[.C121]*1000" office:value-type="float" office:value="1120113977.95412" calcext:value-type="float">
            <text:p>1120113977.95412</text:p>
          </table:table-cell>
          <table:table-cell table:formula="of:=[.D121]*1000" office:value-type="float" office:value="1120176243.33103" calcext:value-type="float">
            <text:p>1120176243.33103</text:p>
          </table:table-cell>
          <table:table-cell table:formula="of:=[.E121]*1000" office:value-type="float" office:value="1115986443.64255" calcext:value-type="float">
            <text:p>1115986443.64255</text:p>
          </table:table-cell>
          <table:table-cell table:formula="of:=[.F121]*1000" office:value-type="float" office:value="1120799655.87916" calcext:value-type="float">
            <text:p>1120799655.87916</text:p>
          </table:table-cell>
          <table:table-cell table:number-columns-repeated="2"/>
          <table:table-cell table:formula="of:=ABS([.I121]/[.$L121]-1)" office:value-type="percentage" office:value="0.00061177563844339" calcext:value-type="percentage">
            <text:p>0.0612%</text:p>
          </table:table-cell>
          <table:table-cell table:formula="of:=ABS([.J121]/[.$L121]-1)" office:value-type="percentage" office:value="0.000556221216574837" calcext:value-type="percentage">
            <text:p>0.0556%</text:p>
          </table:table-cell>
          <table:table-cell table:formula="of:=ABS([.K121]/[.$L121]-1)" office:value-type="percentage" office:value="0.0042944447844554" calcext:value-type="percentage">
            <text:p>0.4294%</text:p>
          </table:table-cell>
          <table:table-cell table:formula="of:=[.L121]/[.$L121]-1" office:value-type="percentage" office:value="0" calcext:value-type="percentage">
            <text:p>0.00%</text:p>
          </table:table-cell>
          <table:table-cell/>
          <table:table-cell table:formula="of:=IF([.O121]=MAX([.$O121:.$Q121]) ; &quot;W&quot; ; IF([.O121]=MIN([.$O121:.$Q121]); &quot;B&quot;; &quot;&quot;))">
            <text:p/>
          </table:table-cell>
          <table:table-cell table:formula="of:=IF([.P121]=MAX([.$O121:.$Q121]) ; &quot;W&quot; ; IF([.P121]=MIN([.$O121:.$Q121]); &quot;B&quot;; &quot;&quot;))" office:value-type="string" office:string-value="B" calcext:value-type="string">
            <text:p>B</text:p>
          </table:table-cell>
          <table:table-cell table:formula="of:=IF([.Q121]=MAX([.$O121:.$Q121]) ; &quot;W&quot; ; IF([.Q121]=MIN([.$O121:.$Q121]); &quot;B&quot;; &quot;&quot;))" office:value-type="string" office:string-value="W" calcext:value-type="string">
            <text:p>W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80.0000001" calcext:value-type="float">
            <text:p>80.0000001</text:p>
          </table:table-cell>
          <table:table-cell office:value-type="float" office:value="0.011285893769073" calcext:value-type="float">
            <text:p>0.011285893769073</text:p>
          </table:table-cell>
          <table:table-cell table:number-columns-repeated="2" office:value-type="float" office:value="0.0112858937674381" calcext:value-type="float">
            <text:p>0.0112858937674381</text:p>
          </table:table-cell>
          <table:table-cell office:value-type="float" office:value="0.0113331564434871" calcext:value-type="float">
            <text:p>0.0113331564434871</text:p>
          </table:table-cell>
          <table:table-cell table:number-columns-repeated="2"/>
          <table:table-cell table:formula="of:=[.C122]*1000" office:value-type="float" office:value="11.285893769073" calcext:value-type="float">
            <text:p>11.285893769073</text:p>
          </table:table-cell>
          <table:table-cell table:formula="of:=[.D122]*1000" office:value-type="float" office:value="11.2858937674381" calcext:value-type="float">
            <text:p>11.2858937674381</text:p>
          </table:table-cell>
          <table:table-cell table:formula="of:=[.E122]*1000" office:value-type="float" office:value="11.2858937674381" calcext:value-type="float">
            <text:p>11.2858937674381</text:p>
          </table:table-cell>
          <table:table-cell table:formula="of:=[.F122]*1000" office:value-type="float" office:value="11.3331564434871" calcext:value-type="float">
            <text:p>11.3331564434871</text:p>
          </table:table-cell>
          <table:table-cell table:number-columns-repeated="2"/>
          <table:table-cell table:formula="of:=ABS([.I122]/[.$L122]-1)" office:value-type="percentage" office:value="0.00417030106746918" calcext:value-type="percentage">
            <text:p>0.4170%</text:p>
          </table:table-cell>
          <table:table-cell table:formula="of:=ABS([.J122]/[.$L122]-1)" office:value-type="percentage" office:value="0.00417030121173112" calcext:value-type="percentage">
            <text:p>0.4170%</text:p>
          </table:table-cell>
          <table:table-cell table:formula="of:=ABS([.K122]/[.$L122]-1)" office:value-type="percentage" office:value="0.00417030121173112" calcext:value-type="percentage">
            <text:p>0.4170%</text:p>
          </table:table-cell>
          <table:table-cell table:formula="of:=[.L122]/[.$L122]-1" office:value-type="percentage" office:value="0" calcext:value-type="percentage">
            <text:p>0.00%</text:p>
          </table:table-cell>
          <table:table-cell/>
          <table:table-cell table:formula="of:=IF([.O122]=MAX([.$O122:.$Q122]) ; &quot;W&quot; ; IF([.O122]=MIN([.$O122:.$Q122]); &quot;B&quot;; &quot;&quot;))" office:value-type="string" office:string-value="B" calcext:value-type="string">
            <text:p>B</text:p>
          </table:table-cell>
          <table:table-cell table:formula="of:=IF([.P122]=MAX([.$O122:.$Q122]) ; &quot;W&quot; ; IF([.P122]=MIN([.$O122:.$Q122]); &quot;B&quot;; &quot;&quot;))" office:value-type="string" office:string-value="W" calcext:value-type="string">
            <text:p>W</text:p>
          </table:table-cell>
          <table:table-cell table:formula="of:=IF([.Q122]=MAX([.$O122:.$Q122]) ; &quot;W&quot; ; IF([.Q122]=MIN([.$O122:.$Q122]); &quot;B&quot;; &quot;&quot;))" office:value-type="string" office:string-value="W" calcext:value-type="string">
            <text:p>W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112699.151368931" calcext:value-type="float">
            <text:p>112699.151368931</text:p>
          </table:table-cell>
          <table:table-cell office:value-type="float" office:value="112699.265163429" calcext:value-type="float">
            <text:p>112699.265163429</text:p>
          </table:table-cell>
          <table:table-cell office:value-type="float" office:value="112695.126576055" calcext:value-type="float">
            <text:p>112695.126576055</text:p>
          </table:table-cell>
          <table:table-cell office:value-type="float" office:value="113170.251606588" calcext:value-type="float">
            <text:p>113170.251606588</text:p>
          </table:table-cell>
          <table:table-cell table:number-columns-repeated="2"/>
          <table:table-cell table:formula="of:=[.C123]*1000" office:value-type="float" office:value="112699151.368931" calcext:value-type="float">
            <text:p>112699151.368931</text:p>
          </table:table-cell>
          <table:table-cell table:formula="of:=[.D123]*1000" office:value-type="float" office:value="112699265.163429" calcext:value-type="float">
            <text:p>112699265.163429</text:p>
          </table:table-cell>
          <table:table-cell table:formula="of:=[.E123]*1000" office:value-type="float" office:value="112695126.576055" calcext:value-type="float">
            <text:p>112695126.576055</text:p>
          </table:table-cell>
          <table:table-cell table:formula="of:=[.F123]*1000" office:value-type="float" office:value="113170251.606588" calcext:value-type="float">
            <text:p>113170251.606588</text:p>
          </table:table-cell>
          <table:table-cell table:number-columns-repeated="2"/>
          <table:table-cell table:formula="of:=ABS([.I123]/[.$L123]-1)" office:value-type="percentage" office:value="0.00416275682849043" calcext:value-type="percentage">
            <text:p>0.4163%</text:p>
          </table:table-cell>
          <table:table-cell table:formula="of:=ABS([.J123]/[.$L123]-1)" office:value-type="percentage" office:value="0.0041617513125024" calcext:value-type="percentage">
            <text:p>0.4162%</text:p>
          </table:table-cell>
          <table:table-cell table:formula="of:=ABS([.K123]/[.$L123]-1)" office:value-type="percentage" office:value="0.0041983208819284" calcext:value-type="percentage">
            <text:p>0.4198%</text:p>
          </table:table-cell>
          <table:table-cell table:formula="of:=[.L123]/[.$L123]-1" office:value-type="percentage" office:value="0" calcext:value-type="percentage">
            <text:p>0.00%</text:p>
          </table:table-cell>
          <table:table-cell/>
          <table:table-cell table:formula="of:=IF([.O123]=MAX([.$O123:.$Q123]) ; &quot;W&quot; ; IF([.O123]=MIN([.$O123:.$Q123]); &quot;B&quot;; &quot;&quot;))">
            <text:p/>
          </table:table-cell>
          <table:table-cell table:formula="of:=IF([.P123]=MAX([.$O123:.$Q123]) ; &quot;W&quot; ; IF([.P123]=MIN([.$O123:.$Q123]); &quot;B&quot;; &quot;&quot;))" office:value-type="string" office:string-value="B" calcext:value-type="string">
            <text:p>B</text:p>
          </table:table-cell>
          <table:table-cell table:formula="of:=IF([.Q123]=MAX([.$O123:.$Q123]) ; &quot;W&quot; ; IF([.Q123]=MIN([.$O123:.$Q123]); &quot;B&quot;; &quot;&quot;))" office:value-type="string" office:string-value="W" calcext:value-type="string">
            <text:p>W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61206.96512622" calcext:value-type="float">
            <text:p>1061206.96512622</text:p>
          </table:table-cell>
          <table:table-cell office:value-type="float" office:value="1061240.41059871" calcext:value-type="float">
            <text:p>1061240.41059871</text:p>
          </table:table-cell>
          <table:table-cell office:value-type="float" office:value="1057240.08662325" calcext:value-type="float">
            <text:p>1057240.08662325</text:p>
          </table:table-cell>
          <table:table-cell office:value-type="float" office:value="1061871.09406414" calcext:value-type="float">
            <text:p>1061871.09406414</text:p>
          </table:table-cell>
          <table:table-cell table:number-columns-repeated="2"/>
          <table:table-cell table:formula="of:=[.C124]*1000" office:value-type="float" office:value="1061206965.12622" calcext:value-type="float">
            <text:p>1061206965.12622</text:p>
          </table:table-cell>
          <table:table-cell table:formula="of:=[.D124]*1000" office:value-type="float" office:value="1061240410.59871" calcext:value-type="float">
            <text:p>1061240410.59871</text:p>
          </table:table-cell>
          <table:table-cell table:formula="of:=[.E124]*1000" office:value-type="float" office:value="1057240086.62325" calcext:value-type="float">
            <text:p>1057240086.62325</text:p>
          </table:table-cell>
          <table:table-cell table:formula="of:=[.F124]*1000" office:value-type="float" office:value="1061871094.06414" calcext:value-type="float">
            <text:p>1061871094.06414</text:p>
          </table:table-cell>
          <table:table-cell table:number-columns-repeated="2"/>
          <table:table-cell table:formula="of:=ABS([.I124]/[.$L124]-1)" office:value-type="percentage" office:value="0.000625432730612996" calcext:value-type="percentage">
            <text:p>0.0625%</text:p>
          </table:table-cell>
          <table:table-cell table:formula="of:=ABS([.J124]/[.$L124]-1)" office:value-type="percentage" office:value="0.000593935995581219" calcext:value-type="percentage">
            <text:p>0.0594%</text:p>
          </table:table-cell>
          <table:table-cell table:formula="of:=ABS([.K124]/[.$L124]-1)" office:value-type="percentage" office:value="0.00436117666897495" calcext:value-type="percentage">
            <text:p>0.4361%</text:p>
          </table:table-cell>
          <table:table-cell table:formula="of:=[.L124]/[.$L124]-1" office:value-type="percentage" office:value="0" calcext:value-type="percentage">
            <text:p>0.00%</text:p>
          </table:table-cell>
          <table:table-cell/>
          <table:table-cell table:formula="of:=IF([.O124]=MAX([.$O124:.$Q124]) ; &quot;W&quot; ; IF([.O124]=MIN([.$O124:.$Q124]); &quot;B&quot;; &quot;&quot;))">
            <text:p/>
          </table:table-cell>
          <table:table-cell table:formula="of:=IF([.P124]=MAX([.$O124:.$Q124]) ; &quot;W&quot; ; IF([.P124]=MIN([.$O124:.$Q124]); &quot;B&quot;; &quot;&quot;))" office:value-type="string" office:string-value="B" calcext:value-type="string">
            <text:p>B</text:p>
          </table:table-cell>
          <table:table-cell table:formula="of:=IF([.Q124]=MAX([.$O124:.$Q124]) ; &quot;W&quot; ; IF([.Q124]=MIN([.$O124:.$Q124]); &quot;B&quot;; &quot;&quot;))" office:value-type="string" office:string-value="W" calcext:value-type="string">
            <text:p>W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82.0000001" calcext:value-type="float">
            <text:p>82.0000001</text:p>
          </table:table-cell>
          <table:table-cell office:value-type="float" office:value="0.0112266631054184" calcext:value-type="float">
            <text:p>0.0112266631054184</text:p>
          </table:table-cell>
          <table:table-cell table:number-columns-repeated="2" office:value-type="float" office:value="0.0112266631040939" calcext:value-type="float">
            <text:p>0.0112266631040939</text:p>
          </table:table-cell>
          <table:table-cell office:value-type="float" office:value="0.0112748697658132" calcext:value-type="float">
            <text:p>0.0112748697658132</text:p>
          </table:table-cell>
          <table:table-cell table:number-columns-repeated="2"/>
          <table:table-cell table:formula="of:=[.C125]*1000" office:value-type="float" office:value="11.2266631054184" calcext:value-type="float">
            <text:p>11.2266631054184</text:p>
          </table:table-cell>
          <table:table-cell table:formula="of:=[.D125]*1000" office:value-type="float" office:value="11.2266631040939" calcext:value-type="float">
            <text:p>11.2266631040939</text:p>
          </table:table-cell>
          <table:table-cell table:formula="of:=[.E125]*1000" office:value-type="float" office:value="11.2266631040939" calcext:value-type="float">
            <text:p>11.2266631040939</text:p>
          </table:table-cell>
          <table:table-cell table:formula="of:=[.F125]*1000" office:value-type="float" office:value="11.2748697658132" calcext:value-type="float">
            <text:p>11.2748697658132</text:p>
          </table:table-cell>
          <table:table-cell table:number-columns-repeated="2"/>
          <table:table-cell table:formula="of:=ABS([.I125]/[.$L125]-1)" office:value-type="percentage" office:value="0.00427558467601419" calcext:value-type="percentage">
            <text:p>0.4276%</text:p>
          </table:table-cell>
          <table:table-cell table:formula="of:=ABS([.J125]/[.$L125]-1)" office:value-type="percentage" office:value="0.00427558479349377" calcext:value-type="percentage">
            <text:p>0.4276%</text:p>
          </table:table-cell>
          <table:table-cell table:formula="of:=ABS([.K125]/[.$L125]-1)" office:value-type="percentage" office:value="0.00427558479349377" calcext:value-type="percentage">
            <text:p>0.4276%</text:p>
          </table:table-cell>
          <table:table-cell table:formula="of:=[.L125]/[.$L125]-1" office:value-type="percentage" office:value="0" calcext:value-type="percentage">
            <text:p>0.00%</text:p>
          </table:table-cell>
          <table:table-cell/>
          <table:table-cell table:formula="of:=IF([.O125]=MAX([.$O125:.$Q125]) ; &quot;W&quot; ; IF([.O125]=MIN([.$O125:.$Q125]); &quot;B&quot;; &quot;&quot;))" office:value-type="string" office:string-value="B" calcext:value-type="string">
            <text:p>B</text:p>
          </table:table-cell>
          <table:table-cell table:formula="of:=IF([.P125]=MAX([.$O125:.$Q125]) ; &quot;W&quot; ; IF([.P125]=MIN([.$O125:.$Q125]); &quot;B&quot;; &quot;&quot;))" office:value-type="string" office:string-value="W" calcext:value-type="string">
            <text:p>W</text:p>
          </table:table-cell>
          <table:table-cell table:formula="of:=IF([.Q125]=MAX([.$O125:.$Q125]) ; &quot;W&quot; ; IF([.Q125]=MIN([.$O125:.$Q125]); &quot;B&quot;; &quot;&quot;))" office:value-type="string" office:string-value="W" calcext:value-type="string">
            <text:p>W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112138.073473628" calcext:value-type="float">
            <text:p>112138.073473628</text:p>
          </table:table-cell>
          <table:table-cell office:value-type="float" office:value="112138.144999931" calcext:value-type="float">
            <text:p>112138.144999931</text:p>
          </table:table-cell>
          <table:table-cell office:value-type="float" office:value="112133.970792327" calcext:value-type="float">
            <text:p>112133.970792327</text:p>
          </table:table-cell>
          <table:table-cell office:value-type="float" office:value="112618.018529001" calcext:value-type="float">
            <text:p>112618.018529001</text:p>
          </table:table-cell>
          <table:table-cell table:number-columns-repeated="2"/>
          <table:table-cell table:formula="of:=[.C126]*1000" office:value-type="float" office:value="112138073.473628" calcext:value-type="float">
            <text:p>112138073.473628</text:p>
          </table:table-cell>
          <table:table-cell table:formula="of:=[.D126]*1000" office:value-type="float" office:value="112138144.999931" calcext:value-type="float">
            <text:p>112138144.999931</text:p>
          </table:table-cell>
          <table:table-cell table:formula="of:=[.E126]*1000" office:value-type="float" office:value="112133970.792327" calcext:value-type="float">
            <text:p>112133970.792327</text:p>
          </table:table-cell>
          <table:table-cell table:formula="of:=[.F126]*1000" office:value-type="float" office:value="112618018.529001" calcext:value-type="float">
            <text:p>112618018.529001</text:p>
          </table:table-cell>
          <table:table-cell table:number-columns-repeated="2"/>
          <table:table-cell table:formula="of:=ABS([.I126]/[.$L126]-1)" office:value-type="percentage" office:value="0.00426170751041211" calcext:value-type="percentage">
            <text:p>0.4262%</text:p>
          </table:table-cell>
          <table:table-cell table:formula="of:=ABS([.J126]/[.$L126]-1)" office:value-type="percentage" office:value="0.00426107238733131" calcext:value-type="percentage">
            <text:p>0.4261%</text:p>
          </table:table-cell>
          <table:table-cell table:formula="of:=ABS([.K126]/[.$L126]-1)" office:value-type="percentage" office:value="0.00429813757155606" calcext:value-type="percentage">
            <text:p>0.4298%</text:p>
          </table:table-cell>
          <table:table-cell table:formula="of:=[.L126]/[.$L126]-1" office:value-type="percentage" office:value="0" calcext:value-type="percentage">
            <text:p>0.00%</text:p>
          </table:table-cell>
          <table:table-cell/>
          <table:table-cell table:formula="of:=IF([.O126]=MAX([.$O126:.$Q126]) ; &quot;W&quot; ; IF([.O126]=MIN([.$O126:.$Q126]); &quot;B&quot;; &quot;&quot;))">
            <text:p/>
          </table:table-cell>
          <table:table-cell table:formula="of:=IF([.P126]=MAX([.$O126:.$Q126]) ; &quot;W&quot; ; IF([.P126]=MIN([.$O126:.$Q126]); &quot;B&quot;; &quot;&quot;))" office:value-type="string" office:string-value="B" calcext:value-type="string">
            <text:p>B</text:p>
          </table:table-cell>
          <table:table-cell table:formula="of:=IF([.Q126]=MAX([.$O126:.$Q126]) ; &quot;W&quot; ; IF([.Q126]=MIN([.$O126:.$Q126]); &quot;B&quot;; &quot;&quot;))" office:value-type="string" office:string-value="W" calcext:value-type="string">
            <text:p>W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92" calcext:value-type="float">
            <text:p>92</text:p>
          </table:table-cell>
          <table:table-cell office:value-type="float" office:value="838005.997069722" calcext:value-type="float">
            <text:p>838005.997069722</text:p>
          </table:table-cell>
          <table:table-cell office:value-type="float" office:value="838023.3279778" calcext:value-type="float">
            <text:p>838023.3279778</text:p>
          </table:table-cell>
          <table:table-cell office:value-type="float" office:value="834862.060992009" calcext:value-type="float">
            <text:p>834862.060992009</text:p>
          </table:table-cell>
          <table:table-cell office:value-type="float" office:value="838550.515630209" calcext:value-type="float">
            <text:p>838550.515630209</text:p>
          </table:table-cell>
          <table:table-cell table:number-columns-repeated="2"/>
          <table:table-cell table:formula="of:=[.C127]*1000" office:value-type="float" office:value="838005997.069722" calcext:value-type="float">
            <text:p>838005997.069722</text:p>
          </table:table-cell>
          <table:table-cell table:formula="of:=[.D127]*1000" office:value-type="float" office:value="838023327.9778" calcext:value-type="float">
            <text:p>838023327.9778</text:p>
          </table:table-cell>
          <table:table-cell table:formula="of:=[.E127]*1000" office:value-type="float" office:value="834862060.992009" calcext:value-type="float">
            <text:p>834862060.992009</text:p>
          </table:table-cell>
          <table:table-cell table:formula="of:=[.F127]*1000" office:value-type="float" office:value="838550515.630209" calcext:value-type="float">
            <text:p>838550515.630209</text:p>
          </table:table-cell>
          <table:table-cell table:number-columns-repeated="2"/>
          <table:table-cell table:formula="of:=ABS([.I127]/[.$L127]-1)" office:value-type="percentage" office:value="0.000649356896618158" calcext:value-type="percentage">
            <text:p>0.0649%</text:p>
          </table:table-cell>
          <table:table-cell table:formula="of:=ABS([.J127]/[.$L127]-1)" office:value-type="percentage" office:value="0.000628689199496657" calcext:value-type="percentage">
            <text:p>0.0629%</text:p>
          </table:table-cell>
          <table:table-cell table:formula="of:=ABS([.K127]/[.$L127]-1)" office:value-type="percentage" office:value="0.00439860756084265" calcext:value-type="percentage">
            <text:p>0.4399%</text:p>
          </table:table-cell>
          <table:table-cell table:formula="of:=[.L127]/[.$L127]-1" office:value-type="percentage" office:value="0" calcext:value-type="percentage">
            <text:p>0.00%</text:p>
          </table:table-cell>
          <table:table-cell/>
          <table:table-cell table:formula="of:=IF([.O127]=MAX([.$O127:.$Q127]) ; &quot;W&quot; ; IF([.O127]=MIN([.$O127:.$Q127]); &quot;B&quot;; &quot;&quot;))">
            <text:p/>
          </table:table-cell>
          <table:table-cell table:formula="of:=IF([.P127]=MAX([.$O127:.$Q127]) ; &quot;W&quot; ; IF([.P127]=MIN([.$O127:.$Q127]); &quot;B&quot;; &quot;&quot;))" office:value-type="string" office:string-value="B" calcext:value-type="string">
            <text:p>B</text:p>
          </table:table-cell>
          <table:table-cell table:formula="of:=IF([.Q127]=MAX([.$O127:.$Q127]) ; &quot;W&quot; ; IF([.Q127]=MIN([.$O127:.$Q127]); &quot;B&quot;; &quot;&quot;))" office:value-type="string" office:string-value="W" calcext:value-type="string">
            <text:p>W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84.0000001" calcext:value-type="float">
            <text:p>84.0000001</text:p>
          </table:table-cell>
          <table:table-cell office:value-type="float" office:value="0.011180073866232" calcext:value-type="float">
            <text:p>0.011180073866232</text:p>
          </table:table-cell>
          <table:table-cell table:number-columns-repeated="2" office:value-type="float" office:value="0.0111800738652288" calcext:value-type="float">
            <text:p>0.0111800738652288</text:p>
          </table:table-cell>
          <table:table-cell office:value-type="float" office:value="0.0112290192986249" calcext:value-type="float">
            <text:p>0.0112290192986249</text:p>
          </table:table-cell>
          <table:table-cell table:number-columns-repeated="2"/>
          <table:table-cell table:formula="of:=[.C128]*1000" office:value-type="float" office:value="11.180073866232" calcext:value-type="float">
            <text:p>11.180073866232</text:p>
          </table:table-cell>
          <table:table-cell table:formula="of:=[.D128]*1000" office:value-type="float" office:value="11.1800738652288" calcext:value-type="float">
            <text:p>11.1800738652288</text:p>
          </table:table-cell>
          <table:table-cell table:formula="of:=[.E128]*1000" office:value-type="float" office:value="11.1800738652288" calcext:value-type="float">
            <text:p>11.1800738652288</text:p>
          </table:table-cell>
          <table:table-cell table:formula="of:=[.F128]*1000" office:value-type="float" office:value="11.2290192986249" calcext:value-type="float">
            <text:p>11.2290192986249</text:p>
          </table:table-cell>
          <table:table-cell table:number-columns-repeated="2"/>
          <table:table-cell table:formula="of:=ABS([.I128]/[.$L128]-1)" office:value-type="percentage" office:value="0.00435883411464832" calcext:value-type="percentage">
            <text:p>0.4359%</text:p>
          </table:table-cell>
          <table:table-cell table:formula="of:=ABS([.J128]/[.$L128]-1)" office:value-type="percentage" office:value="0.00435883420399519" calcext:value-type="percentage">
            <text:p>0.4359%</text:p>
          </table:table-cell>
          <table:table-cell table:formula="of:=ABS([.K128]/[.$L128]-1)" office:value-type="percentage" office:value="0.00435883420399519" calcext:value-type="percentage">
            <text:p>0.4359%</text:p>
          </table:table-cell>
          <table:table-cell table:formula="of:=[.L128]/[.$L128]-1" office:value-type="percentage" office:value="0" calcext:value-type="percentage">
            <text:p>0.00%</text:p>
          </table:table-cell>
          <table:table-cell/>
          <table:table-cell table:formula="of:=IF([.O128]=MAX([.$O128:.$Q128]) ; &quot;W&quot; ; IF([.O128]=MIN([.$O128:.$Q128]); &quot;B&quot;; &quot;&quot;))" office:value-type="string" office:string-value="B" calcext:value-type="string">
            <text:p>B</text:p>
          </table:table-cell>
          <table:table-cell table:formula="of:=IF([.P128]=MAX([.$O128:.$Q128]) ; &quot;W&quot; ; IF([.P128]=MIN([.$O128:.$Q128]); &quot;B&quot;; &quot;&quot;))" office:value-type="string" office:string-value="W" calcext:value-type="string">
            <text:p>W</text:p>
          </table:table-cell>
          <table:table-cell table:formula="of:=IF([.Q128]=MAX([.$O128:.$Q128]) ; &quot;W&quot; ; IF([.Q128]=MIN([.$O128:.$Q128]); &quot;B&quot;; &quot;&quot;))" office:value-type="string" office:string-value="W" calcext:value-type="string">
            <text:p>W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111704.461313132" calcext:value-type="float">
            <text:p>111704.461313132</text:p>
          </table:table-cell>
          <table:table-cell office:value-type="float" office:value="111704.500029875" calcext:value-type="float">
            <text:p>111704.500029875</text:p>
          </table:table-cell>
          <table:table-cell office:value-type="float" office:value="111700.298299406" calcext:value-type="float">
            <text:p>111700.298299406</text:p>
          </table:table-cell>
          <table:table-cell office:value-type="float" office:value="112191.228991098" calcext:value-type="float">
            <text:p>112191.228991098</text:p>
          </table:table-cell>
          <table:table-cell table:number-columns-repeated="2"/>
          <table:table-cell table:formula="of:=[.C129]*1000" office:value-type="float" office:value="111704461.313132" calcext:value-type="float">
            <text:p>111704461.313132</text:p>
          </table:table-cell>
          <table:table-cell table:formula="of:=[.D129]*1000" office:value-type="float" office:value="111704500.029875" calcext:value-type="float">
            <text:p>111704500.029875</text:p>
          </table:table-cell>
          <table:table-cell table:formula="of:=[.E129]*1000" office:value-type="float" office:value="111700298.299406" calcext:value-type="float">
            <text:p>111700298.299406</text:p>
          </table:table-cell>
          <table:table-cell table:formula="of:=[.F129]*1000" office:value-type="float" office:value="112191228.991098" calcext:value-type="float">
            <text:p>112191228.991098</text:p>
          </table:table-cell>
          <table:table-cell table:number-columns-repeated="2"/>
          <table:table-cell table:formula="of:=ABS([.I129]/[.$L129]-1)" office:value-type="percentage" office:value="0.00433873202337998" calcext:value-type="percentage">
            <text:p>0.4339%</text:p>
          </table:table-cell>
          <table:table-cell table:formula="of:=ABS([.J129]/[.$L129]-1)" office:value-type="percentage" office:value="0.00433838692738986" calcext:value-type="percentage">
            <text:p>0.4338%</text:p>
          </table:table-cell>
          <table:table-cell table:formula="of:=ABS([.K129]/[.$L129]-1)" office:value-type="percentage" office:value="0.00437583843323663" calcext:value-type="percentage">
            <text:p>0.4376%</text:p>
          </table:table-cell>
          <table:table-cell table:formula="of:=[.L129]/[.$L129]-1" office:value-type="percentage" office:value="0" calcext:value-type="percentage">
            <text:p>0.00%</text:p>
          </table:table-cell>
          <table:table-cell/>
          <table:table-cell table:formula="of:=IF([.O129]=MAX([.$O129:.$Q129]) ; &quot;W&quot; ; IF([.O129]=MIN([.$O129:.$Q129]); &quot;B&quot;; &quot;&quot;))">
            <text:p/>
          </table:table-cell>
          <table:table-cell table:formula="of:=IF([.P129]=MAX([.$O129:.$Q129]) ; &quot;W&quot; ; IF([.P129]=MIN([.$O129:.$Q129]); &quot;B&quot;; &quot;&quot;))" office:value-type="string" office:string-value="B" calcext:value-type="string">
            <text:p>B</text:p>
          </table:table-cell>
          <table:table-cell table:formula="of:=IF([.Q129]=MAX([.$O129:.$Q129]) ; &quot;W&quot; ; IF([.Q129]=MIN([.$O129:.$Q129]); &quot;B&quot;; &quot;&quot;))" office:value-type="string" office:string-value="W" calcext:value-type="string">
            <text:p>W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94" calcext:value-type="float">
            <text:p>94</text:p>
          </table:table-cell>
          <table:table-cell office:value-type="float" office:value="614805.059001689" calcext:value-type="float">
            <text:p>614805.059001689</text:p>
          </table:table-cell>
          <table:table-cell office:value-type="float" office:value="614812.498473796" calcext:value-type="float">
            <text:p>614812.498473796</text:p>
          </table:table-cell>
          <table:table-cell office:value-type="float" office:value="612492.561959961" calcext:value-type="float">
            <text:p>612492.561959961</text:p>
          </table:table-cell>
          <table:table-cell office:value-type="float" office:value="615216.778316318" calcext:value-type="float">
            <text:p>615216.778316318</text:p>
          </table:table-cell>
          <table:table-cell table:number-columns-repeated="2"/>
          <table:table-cell table:formula="of:=[.C130]*1000" office:value-type="float" office:value="614805059.001689" calcext:value-type="float">
            <text:p>614805059.001689</text:p>
          </table:table-cell>
          <table:table-cell table:formula="of:=[.D130]*1000" office:value-type="float" office:value="614812498.473796" calcext:value-type="float">
            <text:p>614812498.473796</text:p>
          </table:table-cell>
          <table:table-cell table:formula="of:=[.E130]*1000" office:value-type="float" office:value="612492561.959961" calcext:value-type="float">
            <text:p>612492561.959961</text:p>
          </table:table-cell>
          <table:table-cell table:formula="of:=[.F130]*1000" office:value-type="float" office:value="615216778.316317" calcext:value-type="float">
            <text:p>615216778.316317</text:p>
          </table:table-cell>
          <table:table-cell table:number-columns-repeated="2"/>
          <table:table-cell table:formula="of:=ABS([.I130]/[.$L130]-1)" office:value-type="percentage" office:value="0.000669226407892798" calcext:value-type="percentage">
            <text:p>0.0669%</text:p>
          </table:table-cell>
          <table:table-cell table:formula="of:=ABS([.J130]/[.$L130]-1)" office:value-type="percentage" office:value="0.000657133967684853" calcext:value-type="percentage">
            <text:p>0.0657%</text:p>
          </table:table-cell>
          <table:table-cell table:formula="of:=ABS([.K130]/[.$L130]-1)" office:value-type="percentage" office:value="0.0044280592668684" calcext:value-type="percentage">
            <text:p>0.4428%</text:p>
          </table:table-cell>
          <table:table-cell table:formula="of:=[.L130]/[.$L130]-1" office:value-type="percentage" office:value="0" calcext:value-type="percentage">
            <text:p>0.00%</text:p>
          </table:table-cell>
          <table:table-cell/>
          <table:table-cell table:formula="of:=IF([.O130]=MAX([.$O130:.$Q130]) ; &quot;W&quot; ; IF([.O130]=MIN([.$O130:.$Q130]); &quot;B&quot;; &quot;&quot;))">
            <text:p/>
          </table:table-cell>
          <table:table-cell table:formula="of:=IF([.P130]=MAX([.$O130:.$Q130]) ; &quot;W&quot; ; IF([.P130]=MIN([.$O130:.$Q130]); &quot;B&quot;; &quot;&quot;))" office:value-type="string" office:string-value="B" calcext:value-type="string">
            <text:p>B</text:p>
          </table:table-cell>
          <table:table-cell table:formula="of:=IF([.Q130]=MAX([.$O130:.$Q130]) ; &quot;W&quot; ; IF([.Q130]=MIN([.$O130:.$Q130]); &quot;B&quot;; &quot;&quot;))" office:value-type="string" office:string-value="W" calcext:value-type="string">
            <text:p>W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86.0000001" calcext:value-type="float">
            <text:p>86.0000001</text:p>
          </table:table-cell>
          <table:table-cell office:value-type="float" office:value="0.0111465127067029" calcext:value-type="float">
            <text:p>0.0111465127067029</text:p>
          </table:table-cell>
          <table:table-cell table:number-columns-repeated="2" office:value-type="float" office:value="0.0111465127060293" calcext:value-type="float">
            <text:p>0.0111465127060293</text:p>
          </table:table-cell>
          <table:table-cell office:value-type="float" office:value="0.0111959897699943" calcext:value-type="float">
            <text:p>0.0111959897699943</text:p>
          </table:table-cell>
          <table:table-cell table:number-columns-repeated="2"/>
          <table:table-cell table:formula="of:=[.C131]*1000" office:value-type="float" office:value="11.1465127067029" calcext:value-type="float">
            <text:p>11.1465127067029</text:p>
          </table:table-cell>
          <table:table-cell table:formula="of:=[.D131]*1000" office:value-type="float" office:value="11.1465127060293" calcext:value-type="float">
            <text:p>11.1465127060293</text:p>
          </table:table-cell>
          <table:table-cell table:formula="of:=[.E131]*1000" office:value-type="float" office:value="11.1465127060293" calcext:value-type="float">
            <text:p>11.1465127060293</text:p>
          </table:table-cell>
          <table:table-cell table:formula="of:=[.F131]*1000" office:value-type="float" office:value="11.1959897699943" calcext:value-type="float">
            <text:p>11.1959897699943</text:p>
          </table:table-cell>
          <table:table-cell table:number-columns-repeated="2"/>
          <table:table-cell table:formula="of:=ABS([.I131]/[.$L131]-1)" office:value-type="percentage" office:value="0.00441917725076824" calcext:value-type="percentage">
            <text:p>0.4419%</text:p>
          </table:table-cell>
          <table:table-cell table:formula="of:=ABS([.J131]/[.$L131]-1)" office:value-type="percentage" office:value="0.00441917731093267" calcext:value-type="percentage">
            <text:p>0.4419%</text:p>
          </table:table-cell>
          <table:table-cell table:formula="of:=ABS([.K131]/[.$L131]-1)" office:value-type="percentage" office:value="0.00441917731093267" calcext:value-type="percentage">
            <text:p>0.4419%</text:p>
          </table:table-cell>
          <table:table-cell table:formula="of:=[.L131]/[.$L131]-1" office:value-type="percentage" office:value="0" calcext:value-type="percentage">
            <text:p>0.00%</text:p>
          </table:table-cell>
          <table:table-cell/>
          <table:table-cell table:formula="of:=IF([.O131]=MAX([.$O131:.$Q131]) ; &quot;W&quot; ; IF([.O131]=MIN([.$O131:.$Q131]); &quot;B&quot;; &quot;&quot;))" office:value-type="string" office:string-value="B" calcext:value-type="string">
            <text:p>B</text:p>
          </table:table-cell>
          <table:table-cell table:formula="of:=IF([.P131]=MAX([.$O131:.$Q131]) ; &quot;W&quot; ; IF([.P131]=MIN([.$O131:.$Q131]); &quot;B&quot;; &quot;&quot;))" office:value-type="string" office:string-value="W" calcext:value-type="string">
            <text:p>W</text:p>
          </table:table-cell>
          <table:table-cell table:formula="of:=IF([.Q131]=MAX([.$O131:.$Q131]) ; &quot;W&quot; ; IF([.Q131]=MIN([.$O131:.$Q131]); &quot;B&quot;; &quot;&quot;))" office:value-type="string" office:string-value="W" calcext:value-type="string">
            <text:p>W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111401.925722129" calcext:value-type="float">
            <text:p>111401.925722129</text:p>
          </table:table-cell>
          <table:table-cell office:value-type="float" office:value="111401.941472163" calcext:value-type="float">
            <text:p>111401.941472163</text:p>
          </table:table-cell>
          <table:table-cell office:value-type="float" office:value="111397.720540215" calcext:value-type="float">
            <text:p>111397.720540215</text:p>
          </table:table-cell>
          <table:table-cell office:value-type="float" office:value="111893.447213614" calcext:value-type="float">
            <text:p>111893.447213614</text:p>
          </table:table-cell>
          <table:table-cell table:number-columns-repeated="2"/>
          <table:table-cell table:formula="of:=[.C132]*1000" office:value-type="float" office:value="111401925.722129" calcext:value-type="float">
            <text:p>111401925.722129</text:p>
          </table:table-cell>
          <table:table-cell table:formula="of:=[.D132]*1000" office:value-type="float" office:value="111401941.472163" calcext:value-type="float">
            <text:p>111401941.472163</text:p>
          </table:table-cell>
          <table:table-cell table:formula="of:=[.E132]*1000" office:value-type="float" office:value="111397720.540215" calcext:value-type="float">
            <text:p>111397720.540215</text:p>
          </table:table-cell>
          <table:table-cell table:formula="of:=[.F132]*1000" office:value-type="float" office:value="111893447.213614" calcext:value-type="float">
            <text:p>111893447.213614</text:p>
          </table:table-cell>
          <table:table-cell table:number-columns-repeated="2"/>
          <table:table-cell table:formula="of:=ABS([.I132]/[.$L132]-1)" office:value-type="percentage" office:value="0.00439276386352128" calcext:value-type="percentage">
            <text:p>0.4393%</text:p>
          </table:table-cell>
          <table:table-cell table:formula="of:=ABS([.J132]/[.$L132]-1)" office:value-type="percentage" office:value="0.00439262310430344" calcext:value-type="percentage">
            <text:p>0.4393%</text:p>
          </table:table-cell>
          <table:table-cell table:formula="of:=ABS([.K132]/[.$L132]-1)" office:value-type="percentage" office:value="0.00443034588479896" calcext:value-type="percentage">
            <text:p>0.4430%</text:p>
          </table:table-cell>
          <table:table-cell table:formula="of:=[.L132]/[.$L132]-1" office:value-type="percentage" office:value="0" calcext:value-type="percentage">
            <text:p>0.00%</text:p>
          </table:table-cell>
          <table:table-cell/>
          <table:table-cell table:formula="of:=IF([.O132]=MAX([.$O132:.$Q132]) ; &quot;W&quot; ; IF([.O132]=MIN([.$O132:.$Q132]); &quot;B&quot;; &quot;&quot;))">
            <text:p/>
          </table:table-cell>
          <table:table-cell table:formula="of:=IF([.P132]=MAX([.$O132:.$Q132]) ; &quot;W&quot; ; IF([.P132]=MIN([.$O132:.$Q132]); &quot;B&quot;; &quot;&quot;))" office:value-type="string" office:string-value="B" calcext:value-type="string">
            <text:p>B</text:p>
          </table:table-cell>
          <table:table-cell table:formula="of:=IF([.Q132]=MAX([.$O132:.$Q132]) ; &quot;W&quot; ; IF([.Q132]=MIN([.$O132:.$Q132]); &quot;B&quot;; &quot;&quot;))" office:value-type="string" office:string-value="W" calcext:value-type="string">
            <text:p>W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96" calcext:value-type="float">
            <text:p>96</text:p>
          </table:table-cell>
          <table:table-cell office:value-type="float" office:value="391620.726584938" calcext:value-type="float">
            <text:p>391620.726584938</text:p>
          </table:table-cell>
          <table:table-cell office:value-type="float" office:value="391622.995745963" calcext:value-type="float">
            <text:p>391622.995745963</text:p>
          </table:table-cell>
          <table:table-cell office:value-type="float" office:value="390146.169687989" calcext:value-type="float">
            <text:p>390146.169687989</text:p>
          </table:table-cell>
          <table:table-cell office:value-type="float" office:value="391889.862888297" calcext:value-type="float">
            <text:p>391889.862888297</text:p>
          </table:table-cell>
          <table:table-cell table:number-columns-repeated="2"/>
          <table:table-cell table:formula="of:=[.C133]*1000" office:value-type="float" office:value="391620726.584938" calcext:value-type="float">
            <text:p>391620726.584938</text:p>
          </table:table-cell>
          <table:table-cell table:formula="of:=[.D133]*1000" office:value-type="float" office:value="391622995.745963" calcext:value-type="float">
            <text:p>391622995.745963</text:p>
          </table:table-cell>
          <table:table-cell table:formula="of:=[.E133]*1000" office:value-type="float" office:value="390146169.687989" calcext:value-type="float">
            <text:p>390146169.687989</text:p>
          </table:table-cell>
          <table:table-cell table:formula="of:=[.F133]*1000" office:value-type="float" office:value="391889862.888297" calcext:value-type="float">
            <text:p>391889862.888297</text:p>
          </table:table-cell>
          <table:table-cell table:number-columns-repeated="2"/>
          <table:table-cell table:formula="of:=ABS([.I133]/[.$L133]-1)" office:value-type="percentage" office:value="0.000686765157373093" calcext:value-type="percentage">
            <text:p>0.0687%</text:p>
          </table:table-cell>
          <table:table-cell table:formula="of:=ABS([.J133]/[.$L133]-1)" office:value-type="percentage" office:value="0.000680974854433081" calcext:value-type="percentage">
            <text:p>0.0681%</text:p>
          </table:table-cell>
          <table:table-cell table:formula="of:=ABS([.K133]/[.$L133]-1)" office:value-type="percentage" office:value="0.00444944706519479" calcext:value-type="percentage">
            <text:p>0.4449%</text:p>
          </table:table-cell>
          <table:table-cell table:formula="of:=[.L133]/[.$L133]-1" office:value-type="percentage" office:value="0" calcext:value-type="percentage">
            <text:p>0.00%</text:p>
          </table:table-cell>
          <table:table-cell/>
          <table:table-cell table:formula="of:=IF([.O133]=MAX([.$O133:.$Q133]) ; &quot;W&quot; ; IF([.O133]=MIN([.$O133:.$Q133]); &quot;B&quot;; &quot;&quot;))">
            <text:p/>
          </table:table-cell>
          <table:table-cell table:formula="of:=IF([.P133]=MAX([.$O133:.$Q133]) ; &quot;W&quot; ; IF([.P133]=MIN([.$O133:.$Q133]); &quot;B&quot;; &quot;&quot;))" office:value-type="string" office:string-value="B" calcext:value-type="string">
            <text:p>B</text:p>
          </table:table-cell>
          <table:table-cell table:formula="of:=IF([.Q133]=MAX([.$O133:.$Q133]) ; &quot;W&quot; ; IF([.Q133]=MIN([.$O133:.$Q133]); &quot;B&quot;; &quot;&quot;))" office:value-type="string" office:string-value="W" calcext:value-type="string">
            <text:p>W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88.0000001" calcext:value-type="float">
            <text:p>88.0000001</text:p>
          </table:table-cell>
          <table:table-cell office:value-type="float" office:value="0.0111262615745622" calcext:value-type="float">
            <text:p>0.0111262615745622</text:p>
          </table:table-cell>
          <table:table-cell table:number-columns-repeated="2" office:value-type="float" office:value="0.011126261574224" calcext:value-type="float">
            <text:p>0.011126261574224</text:p>
          </table:table-cell>
          <table:table-cell office:value-type="float" office:value="0.0111760569518491" calcext:value-type="float">
            <text:p>0.0111760569518491</text:p>
          </table:table-cell>
          <table:table-cell table:number-columns-repeated="2"/>
          <table:table-cell table:formula="of:=[.C134]*1000" office:value-type="float" office:value="11.1262615745622" calcext:value-type="float">
            <text:p>11.1262615745622</text:p>
          </table:table-cell>
          <table:table-cell table:formula="of:=[.D134]*1000" office:value-type="float" office:value="11.126261574224" calcext:value-type="float">
            <text:p>11.126261574224</text:p>
          </table:table-cell>
          <table:table-cell table:formula="of:=[.E134]*1000" office:value-type="float" office:value="11.126261574224" calcext:value-type="float">
            <text:p>11.126261574224</text:p>
          </table:table-cell>
          <table:table-cell table:formula="of:=[.F134]*1000" office:value-type="float" office:value="11.1760569518491" calcext:value-type="float">
            <text:p>11.1760569518491</text:p>
          </table:table-cell>
          <table:table-cell table:number-columns-repeated="2"/>
          <table:table-cell table:formula="of:=ABS([.I134]/[.$L134]-1)" office:value-type="percentage" office:value="0.0044555407601653" calcext:value-type="percentage">
            <text:p>0.4456%</text:p>
          </table:table-cell>
          <table:table-cell table:formula="of:=ABS([.J134]/[.$L134]-1)" office:value-type="percentage" office:value="0.00445554079042987" calcext:value-type="percentage">
            <text:p>0.4456%</text:p>
          </table:table-cell>
          <table:table-cell table:formula="of:=ABS([.K134]/[.$L134]-1)" office:value-type="percentage" office:value="0.00445554079042987" calcext:value-type="percentage">
            <text:p>0.4456%</text:p>
          </table:table-cell>
          <table:table-cell table:formula="of:=[.L134]/[.$L134]-1" office:value-type="percentage" office:value="0" calcext:value-type="percentage">
            <text:p>0.00%</text:p>
          </table:table-cell>
          <table:table-cell/>
          <table:table-cell table:formula="of:=IF([.O134]=MAX([.$O134:.$Q134]) ; &quot;W&quot; ; IF([.O134]=MIN([.$O134:.$Q134]); &quot;B&quot;; &quot;&quot;))" office:value-type="string" office:string-value="B" calcext:value-type="string">
            <text:p>B</text:p>
          </table:table-cell>
          <table:table-cell table:formula="of:=IF([.P134]=MAX([.$O134:.$Q134]) ; &quot;W&quot; ; IF([.P134]=MIN([.$O134:.$Q134]); &quot;B&quot;; &quot;&quot;))" office:value-type="string" office:string-value="W" calcext:value-type="string">
            <text:p>W</text:p>
          </table:table-cell>
          <table:table-cell table:formula="of:=IF([.Q134]=MAX([.$O134:.$Q134]) ; &quot;W&quot; ; IF([.Q134]=MIN([.$O134:.$Q134]); &quot;B&quot;; &quot;&quot;))" office:value-type="string" office:string-value="W" calcext:value-type="string">
            <text:p>W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111221.377198148" calcext:value-type="float">
            <text:p>111221.377198148</text:p>
          </table:table-cell>
          <table:table-cell office:value-type="float" office:value="111233.017316042" calcext:value-type="float">
            <text:p>111233.017316042</text:p>
          </table:table-cell>
          <table:table-cell office:value-type="float" office:value="111228.785663791" calcext:value-type="float">
            <text:p>111228.785663791</text:p>
          </table:table-cell>
          <table:table-cell office:value-type="float" office:value="111727.18781921" calcext:value-type="float">
            <text:p>111727.18781921</text:p>
          </table:table-cell>
          <table:table-cell table:number-columns-repeated="2"/>
          <table:table-cell table:formula="of:=[.C135]*1000" office:value-type="float" office:value="111221377.198148" calcext:value-type="float">
            <text:p>111221377.198148</text:p>
          </table:table-cell>
          <table:table-cell table:formula="of:=[.D135]*1000" office:value-type="float" office:value="111233017.316042" calcext:value-type="float">
            <text:p>111233017.316042</text:p>
          </table:table-cell>
          <table:table-cell table:formula="of:=[.E135]*1000" office:value-type="float" office:value="111228785.663791" calcext:value-type="float">
            <text:p>111228785.663791</text:p>
          </table:table-cell>
          <table:table-cell table:formula="of:=[.F135]*1000" office:value-type="float" office:value="111727187.81921" calcext:value-type="float">
            <text:p>111727187.81921</text:p>
          </table:table-cell>
          <table:table-cell table:number-columns-repeated="2"/>
          <table:table-cell table:formula="of:=ABS([.I135]/[.$L135]-1)" office:value-type="percentage" office:value="0.00452719370221977" calcext:value-type="percentage">
            <text:p>0.4527%</text:p>
          </table:table-cell>
          <table:table-cell table:formula="of:=ABS([.J135]/[.$L135]-1)" office:value-type="percentage" office:value="0.00442301030584691" calcext:value-type="percentage">
            <text:p>0.4423%</text:p>
          </table:table-cell>
          <table:table-cell table:formula="of:=ABS([.K135]/[.$L135]-1)" office:value-type="percentage" office:value="0.0044608851717004" calcext:value-type="percentage">
            <text:p>0.4461%</text:p>
          </table:table-cell>
          <table:table-cell table:formula="of:=[.L135]/[.$L135]-1" office:value-type="percentage" office:value="0" calcext:value-type="percentage">
            <text:p>0.00%</text:p>
          </table:table-cell>
          <table:table-cell/>
          <table:table-cell table:formula="of:=IF([.O135]=MAX([.$O135:.$Q135]) ; &quot;W&quot; ; IF([.O135]=MIN([.$O135:.$Q135]); &quot;B&quot;; &quot;&quot;))" office:value-type="string" office:string-value="W" calcext:value-type="string">
            <text:p>W</text:p>
          </table:table-cell>
          <table:table-cell table:formula="of:=IF([.P135]=MAX([.$O135:.$Q135]) ; &quot;W&quot; ; IF([.P135]=MIN([.$O135:.$Q135]); &quot;B&quot;; &quot;&quot;))" office:value-type="string" office:string-value="B" calcext:value-type="string">
            <text:p>B</text:p>
          </table:table-cell>
          <table:table-cell table:formula="of:=IF([.Q135]=MAX([.$O135:.$Q135]) ; &quot;W&quot; ; IF([.Q135]=MIN([.$O135:.$Q135]); &quot;B&quot;; &quot;&quot;))">
            <text:p/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98" calcext:value-type="float">
            <text:p>98</text:p>
          </table:table-cell>
          <table:table-cell office:value-type="float" office:value="168546.743626918" calcext:value-type="float">
            <text:p>168546.743626918</text:p>
          </table:table-cell>
          <table:table-cell office:value-type="float" office:value="168547.042700128" calcext:value-type="float">
            <text:p>168547.042700128</text:p>
          </table:table-cell>
          <table:table-cell office:value-type="float" office:value="167914.701108992" calcext:value-type="float">
            <text:p>167914.701108992</text:p>
          </table:table-cell>
          <table:table-cell office:value-type="float" office:value="168667.415488707" calcext:value-type="float">
            <text:p>168667.415488707</text:p>
          </table:table-cell>
          <table:table-cell table:number-columns-repeated="2"/>
          <table:table-cell table:formula="of:=[.C136]*1000" office:value-type="float" office:value="168546743.626918" calcext:value-type="float">
            <text:p>168546743.626918</text:p>
          </table:table-cell>
          <table:table-cell table:formula="of:=[.D136]*1000" office:value-type="float" office:value="168547042.700128" calcext:value-type="float">
            <text:p>168547042.700128</text:p>
          </table:table-cell>
          <table:table-cell table:formula="of:=[.E136]*1000" office:value-type="float" office:value="167914701.108992" calcext:value-type="float">
            <text:p>167914701.108992</text:p>
          </table:table-cell>
          <table:table-cell table:formula="of:=[.F136]*1000" office:value-type="float" office:value="168667415.488707" calcext:value-type="float">
            <text:p>168667415.488707</text:p>
          </table:table-cell>
          <table:table-cell table:number-columns-repeated="2"/>
          <table:table-cell table:formula="of:=ABS([.I136]/[.$L136]-1)" office:value-type="percentage" office:value="0.00071544264456469" calcext:value-type="percentage">
            <text:p>0.0715%</text:p>
          </table:table-cell>
          <table:table-cell table:formula="of:=ABS([.J136]/[.$L136]-1)" office:value-type="percentage" office:value="0.000713669491113178" calcext:value-type="percentage">
            <text:p>0.0714%</text:p>
          </table:table-cell>
          <table:table-cell table:formula="of:=ABS([.K136]/[.$L136]-1)" office:value-type="percentage" office:value="0.00446271366365636" calcext:value-type="percentage">
            <text:p>0.4463%</text:p>
          </table:table-cell>
          <table:table-cell table:formula="of:=[.L136]/[.$L136]-1" office:value-type="percentage" office:value="0" calcext:value-type="percentage">
            <text:p>0.00%</text:p>
          </table:table-cell>
          <table:table-cell/>
          <table:table-cell table:formula="of:=IF([.O136]=MAX([.$O136:.$Q136]) ; &quot;W&quot; ; IF([.O136]=MIN([.$O136:.$Q136]); &quot;B&quot;; &quot;&quot;))">
            <text:p/>
          </table:table-cell>
          <table:table-cell table:formula="of:=IF([.P136]=MAX([.$O136:.$Q136]) ; &quot;W&quot; ; IF([.P136]=MIN([.$O136:.$Q136]); &quot;B&quot;; &quot;&quot;))" office:value-type="string" office:string-value="B" calcext:value-type="string">
            <text:p>B</text:p>
          </table:table-cell>
          <table:table-cell table:formula="of:=IF([.Q136]=MAX([.$O136:.$Q136]) ; &quot;W&quot; ; IF([.Q136]=MIN([.$O136:.$Q136]); &quot;B&quot;; &quot;&quot;))" office:value-type="string" office:string-value="W" calcext:value-type="string">
            <text:p>W</text:p>
          </table:table-cell>
        </table:table-row>
        <calcext:conditional-formats>
          <calcext:conditional-format calcext:target-range-address="Sheet1.T3:Sheet1.V136">
            <calcext:condition calcext:apply-style-name="Good" calcext:value="=b" calcext:base-cell-address="Sheet1.T3"/>
            <calcext:condition calcext:apply-style-name="Bad" calcext:value="=w" calcext:base-cell-address="Sheet1.T3"/>
          </calcext:conditional-format>
          <calcext:conditional-format calcext:target-range-address="Sheet1.T3:Sheet1.V136">
            <calcext:condition calcext:apply-style-name="Good" calcext:value="=&quot;B&quot;" calcext:base-cell-address="Sheet1.T3"/>
            <calcext:condition calcext:apply-style-name="Bad" calcext:value="=&quot;W&quot;" calcext:base-cell-address="Sheet1.T3"/>
          </calcext:conditional-format>
          <calcext:conditional-format calcext:target-range-address="Sheet1.O3:Sheet1.Q136">
            <calcext:condition calcext:apply-style-name="Bad" calcext:value="&gt;0.3%" calcext:base-cell-address="Sheet1.O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Ek Mukta" svg:font-family="'Ek Mukta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Ek Mukta" style:font-size-complex="10pt" style:language-complex="hi" style:country-complex="IN"/>
    </style:default-style>
    <number:number-style style:name="N0">
      <number:number number:min-integer-digits="1"/>
    </number:number-style>
    <number:percentage-style style:name="N122">
      <number:number number:decimal-places="4" number:min-decimal-places="4" number:min-integer-digits="1"/>
      <number:text>%</number:text>
    </number:percentage-style>
    <number:percentage-style style:name="N121">
      <number:number number:decimal-places="3" number:min-decimal-places="3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7T22:00:18.075906486</meta:creation-date>
    <dc:date>2022-09-28T00:06:30.929991420</dc:date>
    <meta:editing-duration>PT2H6M14S</meta:editing-duration>
    <meta:editing-cycles>2</meta:editing-cycles>
    <meta:generator>LibreOffice/7.4.1.2$Linux_X86_64 LibreOffice_project/3c58a8f3a960df8bc8fd77b461821e42c061c5f0</meta:generator>
    <meta:document-statistic meta:table-count="1" meta:cell-count="2291" meta:object-count="0"/>
  </office:meta>
</office:document-meta>
</file>